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3.545cm"/>
    </style:style>
    <style:style style:name="co3" style:family="table-column">
      <style:table-column-properties fo:break-before="auto" style:column-width="2.103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3.011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moy20">
      <style:table-properties table:display="true" style:writing-mode="lr-tb"/>
    </style:style>
    <number:number-style style:name="N5001" number:language="fr" number:country="FR">
      <number:number number:decimal-places="0" number:min-integer-digits="1"/>
    </number:number-style>
    <style:style style:name="ce1" style:family="table-cell" style:parent-style-name="Excel_20_Built-in_20_Normal">
      <style:table-cell-properties fo:background-color="#ff0000"/>
    </style:style>
    <style:style style:name="ce2" style:family="table-cell" style:parent-style-name="Excel_20_Built-in_20_Normal">
      <style:table-cell-properties fo:background-color="#92d050"/>
    </style:style>
    <style:style style:name="ce3" style:family="table-cell" style:parent-style-name="Excel_20_Built-in_20_Normal" style:data-style-name="N106"/>
    <style:style style:name="ce4" style:family="table-cell" style:parent-style-name="Excel_20_Built-in_20_Normal" style:data-style-name="N500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y20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3" table:default-cell-style-name="Excel_20_Built-in_20_Normal"/>
        <table:table-column table:style-name="co4" table:default-cell-style-name="Excel_20_Built-in_20_Normal"/>
        <table:table-column table:style-name="co3" table:number-columns-repeated="4" table:default-cell-style-name="Excel_20_Built-in_20_Normal"/>
        <table:table-column table:style-name="co5" table:default-cell-style-name="Excel_20_Built-in_20_Normal"/>
        <table:table-column table:style-name="co3" table:number-columns-repeated="1013" table:default-cell-style-name="Excel_20_Built-in_20_Normal"/>
        <table:table-row table:style-name="ro1">
          <table:table-cell/>
          <table:table-cell office:value-type="string">
            <text:p>ampli max somme</text:p>
          </table:table-cell>
          <table:table-cell table:style-name="ce2" table:formula="of:=2^16-1" office:value-type="float" office:value="65535">
            <text:p>65535</text:p>
          </table:table-cell>
          <table:table-cell/>
          <table:table-cell office:value-type="string">
            <text:p>N échant</text:p>
          </table:table-cell>
          <table:table-cell office:value-type="string">
            <text:p>tps</text:p>
          </table:table-cell>
          <table:table-cell office:value-type="string">
            <text:p>signal</text:p>
          </table:table-cell>
          <table:table-cell office:value-type="string">
            <text:p>100Hz</text:p>
          </table:table-cell>
          <table:table-cell office:value-type="string">
            <text:p>somme</text:p>
          </table:table-cell>
          <table:table-cell office:value-type="string">
            <text:p>moyenne20</text:p>
          </table:table-cell>
          <table:table-cell office:value-type="string">
            <text:p>somme_arrondi</text:p>
          </table:table-cell>
          <table:table-cell office:value-type="float" office:value="0">
            <text:p>0</text:p>
            <draw:frame table:end-cell-address="moy20.T19" table:end-x="0.858cm" table:end-y="0.062cm" draw:z-index="0" draw:style-name="gr1" draw:text-style-name="P1" svg:width="15.999cm" svg:height="8.999cm" svg:x="1.617cm" svg:y="0.1cm">
              <draw:object draw:notify-on-update-of-ranges="moy20.K1:moy20.K450 moy20.L1:moy20.L4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req signal en Hz</text:p>
          </table:table-cell>
          <table:table-cell table:style-name="ce2" office:value-type="float" office:value="10">
            <text:p>1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table:formula="of:=0.5*[.D$5]*(1+SIN(2*PI()*[.C$4]*[.F2]))" office:value-type="float" office:value="6553.5">
            <text:p>6553,5</text:p>
          </table:table-cell>
          <table:table-cell table:formula="of:=[.G2]+[.H2]" office:value-type="float" office:value="7053.5">
            <text:p>7053,5</text:p>
          </table:table-cell>
          <table:table-cell/>
          <table:table-cell table:style-name="ce4" table:formula="of:=ROUND([.I2];0)" office:value-type="float" office:value="7054">
            <text:p>705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mpli signal relatif</text:p>
          </table:table-cell>
          <table:table-cell table:style-name="ce2" office:value-type="float" office:value="0.8">
            <text:p>0,8</text:p>
          </table:table-cell>
          <table:table-cell table:style-name="ce1" table:formula="of:=[.C1]*[.C3]" office:value-type="float" office:value="52428">
            <text:p>52428</text:p>
          </table:table-cell>
          <table:table-cell office:value-type="float" office:value="2">
            <text:p>2</text:p>
          </table:table-cell>
          <table:table-cell table:formula="of:=[.F2]+[.C$7]" office:value-type="float" office:value="0.0005">
            <text:p>0,0005</text:p>
          </table:table-cell>
          <table:table-cell table:formula="of:=IF(SIN(2*PI()*[.C$2]*[.F3])&gt;0;[.D$3];500)" office:value-type="float" office:value="52428">
            <text:p>52428</text:p>
          </table:table-cell>
          <table:table-cell table:formula="of:=0.5*[.D$5]*(1+SIN(2*PI()*[.C$4]*[.F3]))" office:value-type="float" office:value="8578.64287263622">
            <text:p>8578,6428726362</text:p>
          </table:table-cell>
          <table:table-cell table:formula="of:=[.G3]+[.H3]" office:value-type="float" office:value="61006.6428726362">
            <text:p>61006,6428726362</text:p>
          </table:table-cell>
          <table:table-cell/>
          <table:table-cell table:style-name="ce4" table:formula="of:=ROUND([.I3];0)" office:value-type="float" office:value="61007">
            <text:p>61007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req signal 100Hz</text:p>
          </table:table-cell>
          <table:table-cell table:style-name="ce1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[.F3]+[.C$7]" office:value-type="float" office:value="0.001">
            <text:p>0,001</text:p>
          </table:table-cell>
          <table:table-cell table:formula="of:=IF(SIN(2*PI()*[.C$2]*[.F4])&gt;0;[.D$3];500)" office:value-type="float" office:value="52428">
            <text:p>52428</text:p>
          </table:table-cell>
          <table:table-cell table:formula="of:=0.5*[.D$5]*(1+SIN(2*PI()*[.C$4]*[.F4]))" office:value-type="float" office:value="10405.5506508987">
            <text:p>10405,5506508987</text:p>
          </table:table-cell>
          <table:table-cell table:formula="of:=[.G4]+[.H4]" office:value-type="float" office:value="62833.5506508987">
            <text:p>62833,5506508987</text:p>
          </table:table-cell>
          <table:table-cell/>
          <table:table-cell table:style-name="ce4" table:formula="of:=ROUND([.I4];0)" office:value-type="float" office:value="62834">
            <text:p>6283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mpli 50Hz relatif</text:p>
          </table:table-cell>
          <table:table-cell table:style-name="ce1" table:formula="of:=1-[.C3]" office:value-type="float" office:value="0.2">
            <text:p>0,2</text:p>
          </table:table-cell>
          <table:table-cell table:style-name="ce1" table:formula="of:=[.C1]*[.C5]" office:value-type="float" office:value="13107">
            <text:p>13107</text:p>
          </table:table-cell>
          <table:table-cell office:value-type="float" office:value="4">
            <text:p>4</text:p>
          </table:table-cell>
          <table:table-cell table:formula="of:=[.F4]+[.C$7]" office:value-type="float" office:value="0.0015">
            <text:p>0,0015</text:p>
          </table:table-cell>
          <table:table-cell table:formula="of:=IF(SIN(2*PI()*[.C$2]*[.F5])&gt;0;[.D$3];500)" office:value-type="float" office:value="52428">
            <text:p>52428</text:p>
          </table:table-cell>
          <table:table-cell table:formula="of:=0.5*[.D$5]*(1+SIN(2*PI()*[.C$4]*[.F5]))" office:value-type="float" office:value="11855.3928726362">
            <text:p>11855,3928726362</text:p>
          </table:table-cell>
          <table:table-cell table:formula="of:=[.G5]+[.H5]" office:value-type="float" office:value="64283.3928726362">
            <text:p>64283,3928726362</text:p>
          </table:table-cell>
          <table:table-cell/>
          <table:table-cell table:style-name="ce4" table:formula="of:=ROUND([.I5];0)" office:value-type="float" office:value="64283">
            <text:p>6428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freq échant</text:p>
          </table:table-cell>
          <table:table-cell table:style-name="ce2" office:value-type="float" office:value="2000">
            <text:p>2000</text:p>
          </table:table-cell>
          <table:table-cell/>
          <table:table-cell office:value-type="float" office:value="5">
            <text:p>5</text:p>
          </table:table-cell>
          <table:table-cell table:formula="of:=[.F5]+[.C$7]" office:value-type="float" office:value="0.002">
            <text:p>0,002</text:p>
          </table:table-cell>
          <table:table-cell table:formula="of:=IF(SIN(2*PI()*[.C$2]*[.F6])&gt;0;[.D$3];500)" office:value-type="float" office:value="52428">
            <text:p>52428</text:p>
          </table:table-cell>
          <table:table-cell table:formula="of:=0.5*[.D$5]*(1+SIN(2*PI()*[.C$4]*[.F6]))" office:value-type="float" office:value="12786.2488795403">
            <text:p>12786,2488795403</text:p>
          </table:table-cell>
          <table:table-cell table:formula="of:=[.G6]+[.H6]" office:value-type="float" office:value="65214.2488795403">
            <text:p>65214,2488795403</text:p>
          </table:table-cell>
          <table:table-cell/>
          <table:table-cell table:style-name="ce4" table:formula="of:=ROUND([.I6];0)" office:value-type="float" office:value="65214">
            <text:p>6521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delta_tps_échant</text:p>
          </table:table-cell>
          <table:table-cell table:style-name="ce1" table:formula="of:=1/[.C6]" office:value-type="float" office:value="0.0005">
            <text:p>0,0005</text:p>
          </table:table-cell>
          <table:table-cell/>
          <table:table-cell office:value-type="float" office:value="6">
            <text:p>6</text:p>
          </table:table-cell>
          <table:table-cell table:formula="of:=[.F6]+[.C$7]" office:value-type="float" office:value="0.0025">
            <text:p>0,0025</text:p>
          </table:table-cell>
          <table:table-cell table:formula="of:=IF(SIN(2*PI()*[.C$2]*[.F7])&gt;0;[.D$3];500)" office:value-type="float" office:value="52428">
            <text:p>52428</text:p>
          </table:table-cell>
          <table:table-cell table:formula="of:=0.5*[.D$5]*(1+SIN(2*PI()*[.C$4]*[.F7]))" office:value-type="float" office:value="13107">
            <text:p>13107</text:p>
          </table:table-cell>
          <table:table-cell table:formula="of:=[.G7]+[.H7]" office:value-type="float" office:value="65535">
            <text:p>65535</text:p>
          </table:table-cell>
          <table:table-cell/>
          <table:table-cell table:style-name="ce4" table:formula="of:=ROUND([.I7];0)" office:value-type="float" office:value="65535">
            <text:p>65535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/>
          <table:table-cell table:style-name="ce1" office:value-type="string">
            <text:p>moyenne sur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échantillons</text:p>
          </table:table-cell>
          <table:table-cell office:value-type="float" office:value="7">
            <text:p>7</text:p>
          </table:table-cell>
          <table:table-cell table:formula="of:=[.F7]+[.C$7]" office:value-type="float" office:value="0.003">
            <text:p>0,003</text:p>
          </table:table-cell>
          <table:table-cell table:formula="of:=IF(SIN(2*PI()*[.C$2]*[.F8])&gt;0;[.D$3];500)" office:value-type="float" office:value="52428">
            <text:p>52428</text:p>
          </table:table-cell>
          <table:table-cell table:formula="of:=0.5*[.D$5]*(1+SIN(2*PI()*[.C$4]*[.F8]))" office:value-type="float" office:value="12786.2488795403">
            <text:p>12786,2488795403</text:p>
          </table:table-cell>
          <table:table-cell table:formula="of:=[.G8]+[.H8]" office:value-type="float" office:value="65214.2488795403">
            <text:p>65214,2488795403</text:p>
          </table:table-cell>
          <table:table-cell/>
          <table:table-cell table:style-name="ce4" table:formula="of:=ROUND([.I8];0)" office:value-type="float" office:value="65214">
            <text:p>6521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">
            <text:p>8</text:p>
          </table:table-cell>
          <table:table-cell table:formula="of:=[.F8]+[.C$7]" office:value-type="float" office:value="0.0035">
            <text:p>0,0035</text:p>
          </table:table-cell>
          <table:table-cell table:formula="of:=IF(SIN(2*PI()*[.C$2]*[.F9])&gt;0;[.D$3];500)" office:value-type="float" office:value="52428">
            <text:p>52428</text:p>
          </table:table-cell>
          <table:table-cell table:formula="of:=0.5*[.D$5]*(1+SIN(2*PI()*[.C$4]*[.F9]))" office:value-type="float" office:value="11855.3928726362">
            <text:p>11855,3928726362</text:p>
          </table:table-cell>
          <table:table-cell table:formula="of:=[.G9]+[.H9]" office:value-type="float" office:value="64283.3928726362">
            <text:p>64283,3928726362</text:p>
          </table:table-cell>
          <table:table-cell/>
          <table:table-cell table:style-name="ce4" table:formula="of:=ROUND([.I9];0)" office:value-type="float" office:value="64283">
            <text:p>64283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">
            <text:p>9</text:p>
          </table:table-cell>
          <table:table-cell table:formula="of:=[.F9]+[.C$7]" office:value-type="float" office:value="0.004">
            <text:p>0,004</text:p>
          </table:table-cell>
          <table:table-cell table:formula="of:=IF(SIN(2*PI()*[.C$2]*[.F10])&gt;0;[.D$3];500)" office:value-type="float" office:value="52428">
            <text:p>52428</text:p>
          </table:table-cell>
          <table:table-cell table:formula="of:=0.5*[.D$5]*(1+SIN(2*PI()*[.C$4]*[.F10]))" office:value-type="float" office:value="10405.5506508987">
            <text:p>10405,5506508987</text:p>
          </table:table-cell>
          <table:table-cell table:formula="of:=[.G10]+[.H10]" office:value-type="float" office:value="62833.5506508987">
            <text:p>62833,5506508987</text:p>
          </table:table-cell>
          <table:table-cell/>
          <table:table-cell table:style-name="ce4" table:formula="of:=ROUND([.I10];0)" office:value-type="float" office:value="62834">
            <text:p>62834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">
            <text:p>10</text:p>
          </table:table-cell>
          <table:table-cell table:formula="of:=[.F10]+[.C$7]" office:value-type="float" office:value="0.0045">
            <text:p>0,0045</text:p>
          </table:table-cell>
          <table:table-cell table:formula="of:=IF(SIN(2*PI()*[.C$2]*[.F11])&gt;0;[.D$3];500)" office:value-type="float" office:value="52428">
            <text:p>52428</text:p>
          </table:table-cell>
          <table:table-cell table:formula="of:=0.5*[.D$5]*(1+SIN(2*PI()*[.C$4]*[.F11]))" office:value-type="float" office:value="8578.64287263621">
            <text:p>8578,6428726362</text:p>
          </table:table-cell>
          <table:table-cell table:formula="of:=[.G11]+[.H11]" office:value-type="float" office:value="61006.6428726362">
            <text:p>61006,6428726362</text:p>
          </table:table-cell>
          <table:table-cell/>
          <table:table-cell table:style-name="ce4" table:formula="of:=ROUND([.I11];0)" office:value-type="float" office:value="61007">
            <text:p>61007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">
            <text:p>11</text:p>
          </table:table-cell>
          <table:table-cell table:formula="of:=[.F11]+[.C$7]" office:value-type="float" office:value="0.005">
            <text:p>0,005</text:p>
          </table:table-cell>
          <table:table-cell table:formula="of:=IF(SIN(2*PI()*[.C$2]*[.F12])&gt;0;[.D$3];500)" office:value-type="float" office:value="52428">
            <text:p>52428</text:p>
          </table:table-cell>
          <table:table-cell table:formula="of:=0.5*[.D$5]*(1+SIN(2*PI()*[.C$4]*[.F12]))" office:value-type="float" office:value="6553.49999999999">
            <text:p>6553,5</text:p>
          </table:table-cell>
          <table:table-cell table:formula="of:=[.G12]+[.H12]" office:value-type="float" office:value="58981.5">
            <text:p>58981,5</text:p>
          </table:table-cell>
          <table:table-cell/>
          <table:table-cell table:style-name="ce4" table:formula="of:=ROUND([.I12];0)" office:value-type="float" office:value="58982">
            <text:p>5898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">
            <text:p>12</text:p>
          </table:table-cell>
          <table:table-cell table:formula="of:=[.F12]+[.C$7]" office:value-type="float" office:value="0.0055">
            <text:p>0,0055</text:p>
          </table:table-cell>
          <table:table-cell table:formula="of:=IF(SIN(2*PI()*[.C$2]*[.F13])&gt;0;[.D$3];500)" office:value-type="float" office:value="52428">
            <text:p>52428</text:p>
          </table:table-cell>
          <table:table-cell table:formula="of:=0.5*[.D$5]*(1+SIN(2*PI()*[.C$4]*[.F13]))" office:value-type="float" office:value="4528.35712736378">
            <text:p>4528,3571273638</text:p>
          </table:table-cell>
          <table:table-cell table:formula="of:=[.G13]+[.H13]" office:value-type="float" office:value="56956.3571273638">
            <text:p>56956,3571273638</text:p>
          </table:table-cell>
          <table:table-cell/>
          <table:table-cell table:style-name="ce4" table:formula="of:=ROUND([.I13];0)" office:value-type="float" office:value="56956">
            <text:p>5695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">
            <text:p>13</text:p>
          </table:table-cell>
          <table:table-cell table:formula="of:=[.F13]+[.C$7]" office:value-type="float" office:value="0.006">
            <text:p>0,006</text:p>
          </table:table-cell>
          <table:table-cell table:formula="of:=IF(SIN(2*PI()*[.C$2]*[.F14])&gt;0;[.D$3];500)" office:value-type="float" office:value="52428">
            <text:p>52428</text:p>
          </table:table-cell>
          <table:table-cell table:formula="of:=0.5*[.D$5]*(1+SIN(2*PI()*[.C$4]*[.F14]))" office:value-type="float" office:value="2701.44934910127">
            <text:p>2701,4493491013</text:p>
          </table:table-cell>
          <table:table-cell table:formula="of:=[.G14]+[.H14]" office:value-type="float" office:value="55129.4493491013">
            <text:p>55129,4493491013</text:p>
          </table:table-cell>
          <table:table-cell/>
          <table:table-cell table:style-name="ce4" table:formula="of:=ROUND([.I14];0)" office:value-type="float" office:value="55129">
            <text:p>5512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">
            <text:p>14</text:p>
          </table:table-cell>
          <table:table-cell table:formula="of:=[.F14]+[.C$7]" office:value-type="float" office:value="0.0065">
            <text:p>0,0065</text:p>
          </table:table-cell>
          <table:table-cell table:formula="of:=IF(SIN(2*PI()*[.C$2]*[.F15])&gt;0;[.D$3];500)" office:value-type="float" office:value="52428">
            <text:p>52428</text:p>
          </table:table-cell>
          <table:table-cell table:formula="of:=0.5*[.D$5]*(1+SIN(2*PI()*[.C$4]*[.F15]))" office:value-type="float" office:value="1251.60712736378">
            <text:p>1251,6071273638</text:p>
          </table:table-cell>
          <table:table-cell table:formula="of:=[.G15]+[.H15]" office:value-type="float" office:value="53679.6071273638">
            <text:p>53679,6071273638</text:p>
          </table:table-cell>
          <table:table-cell/>
          <table:table-cell table:style-name="ce4" table:formula="of:=ROUND([.I15];0)" office:value-type="float" office:value="53680">
            <text:p>5368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">
            <text:p>15</text:p>
          </table:table-cell>
          <table:table-cell table:formula="of:=[.F15]+[.C$7]" office:value-type="float" office:value="0.007">
            <text:p>0,007</text:p>
          </table:table-cell>
          <table:table-cell table:formula="of:=IF(SIN(2*PI()*[.C$2]*[.F16])&gt;0;[.D$3];500)" office:value-type="float" office:value="52428">
            <text:p>52428</text:p>
          </table:table-cell>
          <table:table-cell table:formula="of:=0.5*[.D$5]*(1+SIN(2*PI()*[.C$4]*[.F16]))" office:value-type="float" office:value="320.751120459708">
            <text:p>320,7511204597</text:p>
          </table:table-cell>
          <table:table-cell table:formula="of:=[.G16]+[.H16]" office:value-type="float" office:value="52748.7511204597">
            <text:p>52748,7511204597</text:p>
          </table:table-cell>
          <table:table-cell/>
          <table:table-cell table:style-name="ce4" table:formula="of:=ROUND([.I16];0)" office:value-type="float" office:value="52749">
            <text:p>5274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">
            <text:p>16</text:p>
          </table:table-cell>
          <table:table-cell table:formula="of:=[.F16]+[.C$7]" office:value-type="float" office:value="0.0075">
            <text:p>0,0075</text:p>
          </table:table-cell>
          <table:table-cell table:formula="of:=IF(SIN(2*PI()*[.C$2]*[.F17])&gt;0;[.D$3];500)" office:value-type="float" office:value="52428">
            <text:p>52428</text:p>
          </table:table-cell>
          <table:table-cell table:formula="of:=0.5*[.D$5]*(1+SIN(2*PI()*[.C$4]*[.F17]))" office:value-type="float" office:value="0">
            <text:p>0</text:p>
          </table:table-cell>
          <table:table-cell table:formula="of:=[.G17]+[.H17]" office:value-type="float" office:value="52428">
            <text:p>52428</text:p>
          </table:table-cell>
          <table:table-cell/>
          <table:table-cell table:style-name="ce4" table:formula="of:=ROUND([.I17];0)" office:value-type="float" office:value="52428">
            <text:p>52428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">
            <text:p>17</text:p>
          </table:table-cell>
          <table:table-cell table:formula="of:=[.F17]+[.C$7]" office:value-type="float" office:value="0.008">
            <text:p>0,008</text:p>
          </table:table-cell>
          <table:table-cell table:formula="of:=IF(SIN(2*PI()*[.C$2]*[.F18])&gt;0;[.D$3];500)" office:value-type="float" office:value="52428">
            <text:p>52428</text:p>
          </table:table-cell>
          <table:table-cell table:formula="of:=0.5*[.D$5]*(1+SIN(2*PI()*[.C$4]*[.F18]))" office:value-type="float" office:value="320.751120459716">
            <text:p>320,7511204597</text:p>
          </table:table-cell>
          <table:table-cell table:formula="of:=[.G18]+[.H18]" office:value-type="float" office:value="52748.7511204597">
            <text:p>52748,7511204597</text:p>
          </table:table-cell>
          <table:table-cell/>
          <table:table-cell table:style-name="ce4" table:formula="of:=ROUND([.I18];0)" office:value-type="float" office:value="52749">
            <text:p>5274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">
            <text:p>18</text:p>
          </table:table-cell>
          <table:table-cell table:formula="of:=[.F18]+[.C$7]" office:value-type="float" office:value="0.0085">
            <text:p>0,0085</text:p>
          </table:table-cell>
          <table:table-cell table:formula="of:=IF(SIN(2*PI()*[.C$2]*[.F19])&gt;0;[.D$3];500)" office:value-type="float" office:value="52428">
            <text:p>52428</text:p>
          </table:table-cell>
          <table:table-cell table:formula="of:=0.5*[.D$5]*(1+SIN(2*PI()*[.C$4]*[.F19]))" office:value-type="float" office:value="1251.60712736379">
            <text:p>1251,6071273638</text:p>
          </table:table-cell>
          <table:table-cell table:formula="of:=[.G19]+[.H19]" office:value-type="float" office:value="53679.6071273638">
            <text:p>53679,6071273638</text:p>
          </table:table-cell>
          <table:table-cell/>
          <table:table-cell table:style-name="ce4" table:formula="of:=ROUND([.I19];0)" office:value-type="float" office:value="53680">
            <text:p>53680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">
            <text:p>19</text:p>
          </table:table-cell>
          <table:table-cell table:formula="of:=[.F19]+[.C$7]" office:value-type="float" office:value="0.009">
            <text:p>0,009</text:p>
          </table:table-cell>
          <table:table-cell table:formula="of:=IF(SIN(2*PI()*[.C$2]*[.F20])&gt;0;[.D$3];500)" office:value-type="float" office:value="52428">
            <text:p>52428</text:p>
          </table:table-cell>
          <table:table-cell table:formula="of:=0.5*[.D$5]*(1+SIN(2*PI()*[.C$4]*[.F20]))" office:value-type="float" office:value="2701.44934910129">
            <text:p>2701,4493491013</text:p>
          </table:table-cell>
          <table:table-cell table:formula="of:=[.G20]+[.H20]" office:value-type="float" office:value="55129.4493491013">
            <text:p>55129,4493491013</text:p>
          </table:table-cell>
          <table:table-cell/>
          <table:table-cell table:style-name="ce4" table:formula="of:=ROUND([.I20];0)" office:value-type="float" office:value="55129">
            <text:p>55129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">
            <text:p>20</text:p>
          </table:table-cell>
          <table:table-cell table:formula="of:=[.F20]+[.C$7]" office:value-type="float" office:value="0.00950000000000001">
            <text:p>0,0095</text:p>
          </table:table-cell>
          <table:table-cell table:formula="of:=IF(SIN(2*PI()*[.C$2]*[.F21])&gt;0;[.D$3];500)" office:value-type="float" office:value="52428">
            <text:p>52428</text:p>
          </table:table-cell>
          <table:table-cell table:formula="of:=0.5*[.D$5]*(1+SIN(2*PI()*[.C$4]*[.F21]))" office:value-type="float" office:value="4528.3571273638">
            <text:p>4528,3571273638</text:p>
          </table:table-cell>
          <table:table-cell table:formula="of:=[.G21]+[.H21]" office:value-type="float" office:value="56956.3571273638">
            <text:p>56956,3571273638</text:p>
          </table:table-cell>
          <table:table-cell table:style-name="ce3" table:formula="of:=AVERAGE([.I2:.I21])" office:value-type="float" office:value="56385.1">
            <text:p>56385,100</text:p>
          </table:table-cell>
          <table:table-cell table:style-name="ce4" table:formula="of:=ROUND([.I21];0)" office:value-type="float" office:value="56956">
            <text:p>56956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">
            <text:p>21</text:p>
          </table:table-cell>
          <table:table-cell table:formula="of:=[.F21]+[.C$7]" office:value-type="float" office:value="0.01">
            <text:p>0,01</text:p>
          </table:table-cell>
          <table:table-cell table:formula="of:=IF(SIN(2*PI()*[.C$2]*[.F22])&gt;0;[.D$3];500)" office:value-type="float" office:value="52428">
            <text:p>52428</text:p>
          </table:table-cell>
          <table:table-cell table:formula="of:=0.5*[.D$5]*(1+SIN(2*PI()*[.C$4]*[.F22]))" office:value-type="float" office:value="6553.50000000002">
            <text:p>6553,5</text:p>
          </table:table-cell>
          <table:table-cell table:formula="of:=[.G22]+[.H22]" office:value-type="float" office:value="58981.5">
            <text:p>58981,5</text:p>
          </table:table-cell>
          <table:table-cell table:style-name="ce3" table:formula="of:=AVERAGE([.I3:.I22])" office:value-type="float" office:value="58981.5">
            <text:p>58981,500</text:p>
          </table:table-cell>
          <table:table-cell table:style-name="ce4" table:formula="of:=ROUND([.I22];0)" office:value-type="float" office:value="58982">
            <text:p>5898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">
            <text:p>22</text:p>
          </table:table-cell>
          <table:table-cell table:formula="of:=[.F22]+[.C$7]" office:value-type="float" office:value="0.0105">
            <text:p>0,0105</text:p>
          </table:table-cell>
          <table:table-cell table:formula="of:=IF(SIN(2*PI()*[.C$2]*[.F23])&gt;0;[.D$3];500)" office:value-type="float" office:value="52428">
            <text:p>52428</text:p>
          </table:table-cell>
          <table:table-cell table:formula="of:=0.5*[.D$5]*(1+SIN(2*PI()*[.C$4]*[.F23]))" office:value-type="float" office:value="8578.64287263624">
            <text:p>8578,6428726362</text:p>
          </table:table-cell>
          <table:table-cell table:formula="of:=[.G23]+[.H23]" office:value-type="float" office:value="61006.6428726362">
            <text:p>61006,6428726362</text:p>
          </table:table-cell>
          <table:table-cell table:style-name="ce3" table:formula="of:=AVERAGE([.I4:.I23])" office:value-type="float" office:value="58981.5">
            <text:p>58981,500</text:p>
          </table:table-cell>
          <table:table-cell table:style-name="ce4" table:formula="of:=ROUND([.I23];0)" office:value-type="float" office:value="61007">
            <text:p>61007</text:p>
          </table:table-cell>
          <table:table-cell office:value-type="float" office:value="56385">
            <text:p>5638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">
            <text:p>23</text:p>
          </table:table-cell>
          <table:table-cell table:formula="of:=[.F23]+[.C$7]" office:value-type="float" office:value="0.011">
            <text:p>0,011</text:p>
          </table:table-cell>
          <table:table-cell table:formula="of:=IF(SIN(2*PI()*[.C$2]*[.F24])&gt;0;[.D$3];500)" office:value-type="float" office:value="52428">
            <text:p>52428</text:p>
          </table:table-cell>
          <table:table-cell table:formula="of:=0.5*[.D$5]*(1+SIN(2*PI()*[.C$4]*[.F24]))" office:value-type="float" office:value="10405.5506508987">
            <text:p>10405,5506508987</text:p>
          </table:table-cell>
          <table:table-cell table:formula="of:=[.G24]+[.H24]" office:value-type="float" office:value="62833.5506508987">
            <text:p>62833,5506508987</text:p>
          </table:table-cell>
          <table:table-cell table:style-name="ce3" table:formula="of:=AVERAGE([.I5:.I24])" office:value-type="float" office:value="58981.5">
            <text:p>58981,500</text:p>
          </table:table-cell>
          <table:table-cell table:style-name="ce4" table:formula="of:=ROUND([.I2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">
            <text:p>24</text:p>
          </table:table-cell>
          <table:table-cell table:formula="of:=[.F24]+[.C$7]" office:value-type="float" office:value="0.0115">
            <text:p>0,0115</text:p>
          </table:table-cell>
          <table:table-cell table:formula="of:=IF(SIN(2*PI()*[.C$2]*[.F25])&gt;0;[.D$3];500)" office:value-type="float" office:value="52428">
            <text:p>52428</text:p>
          </table:table-cell>
          <table:table-cell table:formula="of:=0.5*[.D$5]*(1+SIN(2*PI()*[.C$4]*[.F25]))" office:value-type="float" office:value="11855.3928726362">
            <text:p>11855,3928726362</text:p>
          </table:table-cell>
          <table:table-cell table:formula="of:=[.G25]+[.H25]" office:value-type="float" office:value="64283.3928726362">
            <text:p>64283,3928726362</text:p>
          </table:table-cell>
          <table:table-cell table:style-name="ce3" table:formula="of:=AVERAGE([.I6:.I25])" office:value-type="float" office:value="58981.5">
            <text:p>58981,500</text:p>
          </table:table-cell>
          <table:table-cell table:style-name="ce4" table:formula="of:=ROUND([.I2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">
            <text:p>25</text:p>
          </table:table-cell>
          <table:table-cell table:formula="of:=[.F25]+[.C$7]" office:value-type="float" office:value="0.012">
            <text:p>0,012</text:p>
          </table:table-cell>
          <table:table-cell table:formula="of:=IF(SIN(2*PI()*[.C$2]*[.F26])&gt;0;[.D$3];500)" office:value-type="float" office:value="52428">
            <text:p>52428</text:p>
          </table:table-cell>
          <table:table-cell table:formula="of:=0.5*[.D$5]*(1+SIN(2*PI()*[.C$4]*[.F26]))" office:value-type="float" office:value="12786.2488795403">
            <text:p>12786,2488795403</text:p>
          </table:table-cell>
          <table:table-cell table:formula="of:=[.G26]+[.H26]" office:value-type="float" office:value="65214.2488795403">
            <text:p>65214,2488795403</text:p>
          </table:table-cell>
          <table:table-cell table:style-name="ce3" table:formula="of:=AVERAGE([.I7:.I26])" office:value-type="float" office:value="58981.5">
            <text:p>58981,500</text:p>
          </table:table-cell>
          <table:table-cell table:style-name="ce4" table:formula="of:=ROUND([.I2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">
            <text:p>26</text:p>
          </table:table-cell>
          <table:table-cell table:formula="of:=[.F26]+[.C$7]" office:value-type="float" office:value="0.0125">
            <text:p>0,0125</text:p>
          </table:table-cell>
          <table:table-cell table:formula="of:=IF(SIN(2*PI()*[.C$2]*[.F27])&gt;0;[.D$3];500)" office:value-type="float" office:value="52428">
            <text:p>52428</text:p>
          </table:table-cell>
          <table:table-cell table:formula="of:=0.5*[.D$5]*(1+SIN(2*PI()*[.C$4]*[.F27]))" office:value-type="float" office:value="13107">
            <text:p>13107</text:p>
          </table:table-cell>
          <table:table-cell table:formula="of:=[.G27]+[.H27]" office:value-type="float" office:value="65535">
            <text:p>65535</text:p>
          </table:table-cell>
          <table:table-cell table:style-name="ce3" table:formula="of:=AVERAGE([.I8:.I27])" office:value-type="float" office:value="58981.5">
            <text:p>58981,500</text:p>
          </table:table-cell>
          <table:table-cell table:style-name="ce4" table:formula="of:=ROUND([.I2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">
            <text:p>27</text:p>
          </table:table-cell>
          <table:table-cell table:formula="of:=[.F27]+[.C$7]" office:value-type="float" office:value="0.013">
            <text:p>0,013</text:p>
          </table:table-cell>
          <table:table-cell table:formula="of:=IF(SIN(2*PI()*[.C$2]*[.F28])&gt;0;[.D$3];500)" office:value-type="float" office:value="52428">
            <text:p>52428</text:p>
          </table:table-cell>
          <table:table-cell table:formula="of:=0.5*[.D$5]*(1+SIN(2*PI()*[.C$4]*[.F28]))" office:value-type="float" office:value="12786.2488795403">
            <text:p>12786,2488795403</text:p>
          </table:table-cell>
          <table:table-cell table:formula="of:=[.G28]+[.H28]" office:value-type="float" office:value="65214.2488795403">
            <text:p>65214,2488795403</text:p>
          </table:table-cell>
          <table:table-cell table:style-name="ce3" table:formula="of:=AVERAGE([.I9:.I28])" office:value-type="float" office:value="58981.5">
            <text:p>58981,500</text:p>
          </table:table-cell>
          <table:table-cell table:style-name="ce4" table:formula="of:=ROUND([.I2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">
            <text:p>28</text:p>
          </table:table-cell>
          <table:table-cell table:formula="of:=[.F28]+[.C$7]" office:value-type="float" office:value="0.0135">
            <text:p>0,0135</text:p>
          </table:table-cell>
          <table:table-cell table:formula="of:=IF(SIN(2*PI()*[.C$2]*[.F29])&gt;0;[.D$3];500)" office:value-type="float" office:value="52428">
            <text:p>52428</text:p>
          </table:table-cell>
          <table:table-cell table:formula="of:=0.5*[.D$5]*(1+SIN(2*PI()*[.C$4]*[.F29]))" office:value-type="float" office:value="11855.3928726362">
            <text:p>11855,3928726362</text:p>
          </table:table-cell>
          <table:table-cell table:formula="of:=[.G29]+[.H29]" office:value-type="float" office:value="64283.3928726362">
            <text:p>64283,3928726362</text:p>
          </table:table-cell>
          <table:table-cell table:style-name="ce3" table:formula="of:=AVERAGE([.I10:.I29])" office:value-type="float" office:value="58981.5">
            <text:p>58981,500</text:p>
          </table:table-cell>
          <table:table-cell table:style-name="ce4" table:formula="of:=ROUND([.I2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">
            <text:p>29</text:p>
          </table:table-cell>
          <table:table-cell table:formula="of:=[.F29]+[.C$7]" office:value-type="float" office:value="0.014">
            <text:p>0,014</text:p>
          </table:table-cell>
          <table:table-cell table:formula="of:=IF(SIN(2*PI()*[.C$2]*[.F30])&gt;0;[.D$3];500)" office:value-type="float" office:value="52428">
            <text:p>52428</text:p>
          </table:table-cell>
          <table:table-cell table:formula="of:=0.5*[.D$5]*(1+SIN(2*PI()*[.C$4]*[.F30]))" office:value-type="float" office:value="10405.5506508987">
            <text:p>10405,5506508987</text:p>
          </table:table-cell>
          <table:table-cell table:formula="of:=[.G30]+[.H30]" office:value-type="float" office:value="62833.5506508987">
            <text:p>62833,5506508987</text:p>
          </table:table-cell>
          <table:table-cell table:style-name="ce3" table:formula="of:=AVERAGE([.I11:.I30])" office:value-type="float" office:value="58981.5">
            <text:p>58981,500</text:p>
          </table:table-cell>
          <table:table-cell table:style-name="ce4" table:formula="of:=ROUND([.I3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">
            <text:p>30</text:p>
          </table:table-cell>
          <table:table-cell table:formula="of:=[.F30]+[.C$7]" office:value-type="float" office:value="0.0145">
            <text:p>0,0145</text:p>
          </table:table-cell>
          <table:table-cell table:formula="of:=IF(SIN(2*PI()*[.C$2]*[.F31])&gt;0;[.D$3];500)" office:value-type="float" office:value="52428">
            <text:p>52428</text:p>
          </table:table-cell>
          <table:table-cell table:formula="of:=0.5*[.D$5]*(1+SIN(2*PI()*[.C$4]*[.F31]))" office:value-type="float" office:value="8578.64287263617">
            <text:p>8578,6428726362</text:p>
          </table:table-cell>
          <table:table-cell table:formula="of:=[.G31]+[.H31]" office:value-type="float" office:value="61006.6428726362">
            <text:p>61006,6428726362</text:p>
          </table:table-cell>
          <table:table-cell table:style-name="ce3" table:formula="of:=AVERAGE([.I12:.I31])" office:value-type="float" office:value="58981.5">
            <text:p>58981,500</text:p>
          </table:table-cell>
          <table:table-cell table:style-name="ce4" table:formula="of:=ROUND([.I3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">
            <text:p>31</text:p>
          </table:table-cell>
          <table:table-cell table:formula="of:=[.F31]+[.C$7]" office:value-type="float" office:value="0.015">
            <text:p>0,015</text:p>
          </table:table-cell>
          <table:table-cell table:formula="of:=IF(SIN(2*PI()*[.C$2]*[.F32])&gt;0;[.D$3];500)" office:value-type="float" office:value="52428">
            <text:p>52428</text:p>
          </table:table-cell>
          <table:table-cell table:formula="of:=0.5*[.D$5]*(1+SIN(2*PI()*[.C$4]*[.F32]))" office:value-type="float" office:value="6553.49999999995">
            <text:p>6553,5</text:p>
          </table:table-cell>
          <table:table-cell table:formula="of:=[.G32]+[.H32]" office:value-type="float" office:value="58981.5">
            <text:p>58981,5</text:p>
          </table:table-cell>
          <table:table-cell table:style-name="ce3" table:formula="of:=AVERAGE([.I13:.I32])" office:value-type="float" office:value="58981.5">
            <text:p>58981,500</text:p>
          </table:table-cell>
          <table:table-cell table:style-name="ce4" table:formula="of:=ROUND([.I3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2">
            <text:p>32</text:p>
          </table:table-cell>
          <table:table-cell table:formula="of:=[.F32]+[.C$7]" office:value-type="float" office:value="0.0155">
            <text:p>0,0155</text:p>
          </table:table-cell>
          <table:table-cell table:formula="of:=IF(SIN(2*PI()*[.C$2]*[.F33])&gt;0;[.D$3];500)" office:value-type="float" office:value="52428">
            <text:p>52428</text:p>
          </table:table-cell>
          <table:table-cell table:formula="of:=0.5*[.D$5]*(1+SIN(2*PI()*[.C$4]*[.F33]))" office:value-type="float" office:value="4528.35712736374">
            <text:p>4528,3571273637</text:p>
          </table:table-cell>
          <table:table-cell table:formula="of:=[.G33]+[.H33]" office:value-type="float" office:value="56956.3571273637">
            <text:p>56956,3571273637</text:p>
          </table:table-cell>
          <table:table-cell table:style-name="ce3" table:formula="of:=AVERAGE([.I14:.I33])" office:value-type="float" office:value="58981.5">
            <text:p>58981,500</text:p>
          </table:table-cell>
          <table:table-cell table:style-name="ce4" table:formula="of:=ROUND([.I3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3">
            <text:p>33</text:p>
          </table:table-cell>
          <table:table-cell table:formula="of:=[.F33]+[.C$7]" office:value-type="float" office:value="0.016">
            <text:p>0,016</text:p>
          </table:table-cell>
          <table:table-cell table:formula="of:=IF(SIN(2*PI()*[.C$2]*[.F34])&gt;0;[.D$3];500)" office:value-type="float" office:value="52428">
            <text:p>52428</text:p>
          </table:table-cell>
          <table:table-cell table:formula="of:=0.5*[.D$5]*(1+SIN(2*PI()*[.C$4]*[.F34]))" office:value-type="float" office:value="2701.44934910124">
            <text:p>2701,4493491013</text:p>
          </table:table-cell>
          <table:table-cell table:formula="of:=[.G34]+[.H34]" office:value-type="float" office:value="55129.4493491012">
            <text:p>55129,4493491012</text:p>
          </table:table-cell>
          <table:table-cell table:style-name="ce3" table:formula="of:=AVERAGE([.I15:.I34])" office:value-type="float" office:value="58981.5">
            <text:p>58981,500</text:p>
          </table:table-cell>
          <table:table-cell table:style-name="ce4" table:formula="of:=ROUND([.I3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4">
            <text:p>34</text:p>
          </table:table-cell>
          <table:table-cell table:formula="of:=[.F34]+[.C$7]" office:value-type="float" office:value="0.0165">
            <text:p>0,0165</text:p>
          </table:table-cell>
          <table:table-cell table:formula="of:=IF(SIN(2*PI()*[.C$2]*[.F35])&gt;0;[.D$3];500)" office:value-type="float" office:value="52428">
            <text:p>52428</text:p>
          </table:table-cell>
          <table:table-cell table:formula="of:=0.5*[.D$5]*(1+SIN(2*PI()*[.C$4]*[.F35]))" office:value-type="float" office:value="1251.60712736376">
            <text:p>1251,6071273638</text:p>
          </table:table-cell>
          <table:table-cell table:formula="of:=[.G35]+[.H35]" office:value-type="float" office:value="53679.6071273638">
            <text:p>53679,6071273638</text:p>
          </table:table-cell>
          <table:table-cell table:style-name="ce3" table:formula="of:=AVERAGE([.I16:.I35])" office:value-type="float" office:value="58981.5">
            <text:p>58981,500</text:p>
          </table:table-cell>
          <table:table-cell table:style-name="ce4" table:formula="of:=ROUND([.I3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5">
            <text:p>35</text:p>
          </table:table-cell>
          <table:table-cell table:formula="of:=[.F35]+[.C$7]" office:value-type="float" office:value="0.017">
            <text:p>0,017</text:p>
          </table:table-cell>
          <table:table-cell table:formula="of:=IF(SIN(2*PI()*[.C$2]*[.F36])&gt;0;[.D$3];500)" office:value-type="float" office:value="52428">
            <text:p>52428</text:p>
          </table:table-cell>
          <table:table-cell table:formula="of:=0.5*[.D$5]*(1+SIN(2*PI()*[.C$4]*[.F36]))" office:value-type="float" office:value="320.751120459697">
            <text:p>320,7511204597</text:p>
          </table:table-cell>
          <table:table-cell table:formula="of:=[.G36]+[.H36]" office:value-type="float" office:value="52748.7511204597">
            <text:p>52748,7511204597</text:p>
          </table:table-cell>
          <table:table-cell table:style-name="ce3" table:formula="of:=AVERAGE([.I17:.I36])" office:value-type="float" office:value="58981.5">
            <text:p>58981,500</text:p>
          </table:table-cell>
          <table:table-cell table:style-name="ce4" table:formula="of:=ROUND([.I3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6">
            <text:p>36</text:p>
          </table:table-cell>
          <table:table-cell table:formula="of:=[.F36]+[.C$7]" office:value-type="float" office:value="0.0175">
            <text:p>0,0175</text:p>
          </table:table-cell>
          <table:table-cell table:formula="of:=IF(SIN(2*PI()*[.C$2]*[.F37])&gt;0;[.D$3];500)" office:value-type="float" office:value="52428">
            <text:p>52428</text:p>
          </table:table-cell>
          <table:table-cell table:formula="of:=0.5*[.D$5]*(1+SIN(2*PI()*[.C$4]*[.F37]))" office:value-type="float" office:value="0">
            <text:p>0</text:p>
          </table:table-cell>
          <table:table-cell table:formula="of:=[.G37]+[.H37]" office:value-type="float" office:value="52428">
            <text:p>52428</text:p>
          </table:table-cell>
          <table:table-cell table:style-name="ce3" table:formula="of:=AVERAGE([.I18:.I37])" office:value-type="float" office:value="58981.5">
            <text:p>58981,500</text:p>
          </table:table-cell>
          <table:table-cell table:style-name="ce4" table:formula="of:=ROUND([.I3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7">
            <text:p>37</text:p>
          </table:table-cell>
          <table:table-cell table:formula="of:=[.F37]+[.C$7]" office:value-type="float" office:value="0.018">
            <text:p>0,018</text:p>
          </table:table-cell>
          <table:table-cell table:formula="of:=IF(SIN(2*PI()*[.C$2]*[.F38])&gt;0;[.D$3];500)" office:value-type="float" office:value="52428">
            <text:p>52428</text:p>
          </table:table-cell>
          <table:table-cell table:formula="of:=0.5*[.D$5]*(1+SIN(2*PI()*[.C$4]*[.F38]))" office:value-type="float" office:value="320.751120459728">
            <text:p>320,7511204597</text:p>
          </table:table-cell>
          <table:table-cell table:formula="of:=[.G38]+[.H38]" office:value-type="float" office:value="52748.7511204597">
            <text:p>52748,7511204597</text:p>
          </table:table-cell>
          <table:table-cell table:style-name="ce3" table:formula="of:=AVERAGE([.I19:.I38])" office:value-type="float" office:value="58981.5">
            <text:p>58981,500</text:p>
          </table:table-cell>
          <table:table-cell table:style-name="ce4" table:formula="of:=ROUND([.I3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8">
            <text:p>38</text:p>
          </table:table-cell>
          <table:table-cell table:formula="of:=[.F38]+[.C$7]" office:value-type="float" office:value="0.0185">
            <text:p>0,0185</text:p>
          </table:table-cell>
          <table:table-cell table:formula="of:=IF(SIN(2*PI()*[.C$2]*[.F39])&gt;0;[.D$3];500)" office:value-type="float" office:value="52428">
            <text:p>52428</text:p>
          </table:table-cell>
          <table:table-cell table:formula="of:=0.5*[.D$5]*(1+SIN(2*PI()*[.C$4]*[.F39]))" office:value-type="float" office:value="1251.60712736381">
            <text:p>1251,6071273638</text:p>
          </table:table-cell>
          <table:table-cell table:formula="of:=[.G39]+[.H39]" office:value-type="float" office:value="53679.6071273638">
            <text:p>53679,6071273638</text:p>
          </table:table-cell>
          <table:table-cell table:style-name="ce3" table:formula="of:=AVERAGE([.I20:.I39])" office:value-type="float" office:value="58981.5">
            <text:p>58981,500</text:p>
          </table:table-cell>
          <table:table-cell table:style-name="ce4" table:formula="of:=ROUND([.I3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9">
            <text:p>39</text:p>
          </table:table-cell>
          <table:table-cell table:formula="of:=[.F39]+[.C$7]" office:value-type="float" office:value="0.019">
            <text:p>0,019</text:p>
          </table:table-cell>
          <table:table-cell table:formula="of:=IF(SIN(2*PI()*[.C$2]*[.F40])&gt;0;[.D$3];500)" office:value-type="float" office:value="52428">
            <text:p>52428</text:p>
          </table:table-cell>
          <table:table-cell table:formula="of:=0.5*[.D$5]*(1+SIN(2*PI()*[.C$4]*[.F40]))" office:value-type="float" office:value="2701.44934910132">
            <text:p>2701,4493491013</text:p>
          </table:table-cell>
          <table:table-cell table:formula="of:=[.G40]+[.H40]" office:value-type="float" office:value="55129.4493491013">
            <text:p>55129,4493491013</text:p>
          </table:table-cell>
          <table:table-cell table:style-name="ce3" table:formula="of:=AVERAGE([.I21:.I40])" office:value-type="float" office:value="58981.5">
            <text:p>58981,500</text:p>
          </table:table-cell>
          <table:table-cell table:style-name="ce4" table:formula="of:=ROUND([.I4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0">
            <text:p>40</text:p>
          </table:table-cell>
          <table:table-cell table:formula="of:=[.F40]+[.C$7]" office:value-type="float" office:value="0.0195">
            <text:p>0,0195</text:p>
          </table:table-cell>
          <table:table-cell table:formula="of:=IF(SIN(2*PI()*[.C$2]*[.F41])&gt;0;[.D$3];500)" office:value-type="float" office:value="52428">
            <text:p>52428</text:p>
          </table:table-cell>
          <table:table-cell table:formula="of:=0.5*[.D$5]*(1+SIN(2*PI()*[.C$4]*[.F41]))" office:value-type="float" office:value="4528.35712736383">
            <text:p>4528,3571273638</text:p>
          </table:table-cell>
          <table:table-cell table:formula="of:=[.G41]+[.H41]" office:value-type="float" office:value="56956.3571273638">
            <text:p>56956,3571273638</text:p>
          </table:table-cell>
          <table:table-cell table:style-name="ce3" table:formula="of:=AVERAGE([.I22:.I41])" office:value-type="float" office:value="58981.5">
            <text:p>58981,500</text:p>
          </table:table-cell>
          <table:table-cell table:style-name="ce4" table:formula="of:=ROUND([.I4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1">
            <text:p>41</text:p>
          </table:table-cell>
          <table:table-cell table:formula="of:=[.F41]+[.C$7]" office:value-type="float" office:value="0.02">
            <text:p>0,02</text:p>
          </table:table-cell>
          <table:table-cell table:formula="of:=IF(SIN(2*PI()*[.C$2]*[.F42])&gt;0;[.D$3];500)" office:value-type="float" office:value="52428">
            <text:p>52428</text:p>
          </table:table-cell>
          <table:table-cell table:formula="of:=0.5*[.D$5]*(1+SIN(2*PI()*[.C$4]*[.F42]))" office:value-type="float" office:value="6553.50000000005">
            <text:p>6553,5000000001</text:p>
          </table:table-cell>
          <table:table-cell table:formula="of:=[.G42]+[.H42]" office:value-type="float" office:value="58981.5">
            <text:p>58981,5</text:p>
          </table:table-cell>
          <table:table-cell table:style-name="ce3" table:formula="of:=AVERAGE([.I23:.I42])" office:value-type="float" office:value="58981.5">
            <text:p>58981,500</text:p>
          </table:table-cell>
          <table:table-cell table:style-name="ce4" table:formula="of:=ROUND([.I4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2">
            <text:p>42</text:p>
          </table:table-cell>
          <table:table-cell table:formula="of:=[.F42]+[.C$7]" office:value-type="float" office:value="0.0205">
            <text:p>0,0205</text:p>
          </table:table-cell>
          <table:table-cell table:formula="of:=IF(SIN(2*PI()*[.C$2]*[.F43])&gt;0;[.D$3];500)" office:value-type="float" office:value="52428">
            <text:p>52428</text:p>
          </table:table-cell>
          <table:table-cell table:formula="of:=0.5*[.D$5]*(1+SIN(2*PI()*[.C$4]*[.F43]))" office:value-type="float" office:value="8578.64287263628">
            <text:p>8578,6428726363</text:p>
          </table:table-cell>
          <table:table-cell table:formula="of:=[.G43]+[.H43]" office:value-type="float" office:value="61006.6428726363">
            <text:p>61006,6428726363</text:p>
          </table:table-cell>
          <table:table-cell table:style-name="ce3" table:formula="of:=AVERAGE([.I24:.I43])" office:value-type="float" office:value="58981.5">
            <text:p>58981,500</text:p>
          </table:table-cell>
          <table:table-cell table:style-name="ce4" table:formula="of:=ROUND([.I4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3">
            <text:p>43</text:p>
          </table:table-cell>
          <table:table-cell table:formula="of:=[.F43]+[.C$7]" office:value-type="float" office:value="0.021">
            <text:p>0,021</text:p>
          </table:table-cell>
          <table:table-cell table:formula="of:=IF(SIN(2*PI()*[.C$2]*[.F44])&gt;0;[.D$3];500)" office:value-type="float" office:value="52428">
            <text:p>52428</text:p>
          </table:table-cell>
          <table:table-cell table:formula="of:=0.5*[.D$5]*(1+SIN(2*PI()*[.C$4]*[.F44]))" office:value-type="float" office:value="10405.5506508988">
            <text:p>10405,5506508988</text:p>
          </table:table-cell>
          <table:table-cell table:formula="of:=[.G44]+[.H44]" office:value-type="float" office:value="62833.5506508988">
            <text:p>62833,5506508988</text:p>
          </table:table-cell>
          <table:table-cell table:style-name="ce3" table:formula="of:=AVERAGE([.I25:.I44])" office:value-type="float" office:value="58981.5">
            <text:p>58981,500</text:p>
          </table:table-cell>
          <table:table-cell table:style-name="ce4" table:formula="of:=ROUND([.I4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4">
            <text:p>44</text:p>
          </table:table-cell>
          <table:table-cell table:formula="of:=[.F44]+[.C$7]" office:value-type="float" office:value="0.0215">
            <text:p>0,0215</text:p>
          </table:table-cell>
          <table:table-cell table:formula="of:=IF(SIN(2*PI()*[.C$2]*[.F45])&gt;0;[.D$3];500)" office:value-type="float" office:value="52428">
            <text:p>52428</text:p>
          </table:table-cell>
          <table:table-cell table:formula="of:=0.5*[.D$5]*(1+SIN(2*PI()*[.C$4]*[.F45]))" office:value-type="float" office:value="11855.3928726363">
            <text:p>11855,3928726363</text:p>
          </table:table-cell>
          <table:table-cell table:formula="of:=[.G45]+[.H45]" office:value-type="float" office:value="64283.3928726363">
            <text:p>64283,3928726363</text:p>
          </table:table-cell>
          <table:table-cell table:style-name="ce3" table:formula="of:=AVERAGE([.I26:.I45])" office:value-type="float" office:value="58981.5">
            <text:p>58981,500</text:p>
          </table:table-cell>
          <table:table-cell table:style-name="ce4" table:formula="of:=ROUND([.I4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5">
            <text:p>45</text:p>
          </table:table-cell>
          <table:table-cell table:formula="of:=[.F45]+[.C$7]" office:value-type="float" office:value="0.022">
            <text:p>0,022</text:p>
          </table:table-cell>
          <table:table-cell table:formula="of:=IF(SIN(2*PI()*[.C$2]*[.F46])&gt;0;[.D$3];500)" office:value-type="float" office:value="52428">
            <text:p>52428</text:p>
          </table:table-cell>
          <table:table-cell table:formula="of:=0.5*[.D$5]*(1+SIN(2*PI()*[.C$4]*[.F46]))" office:value-type="float" office:value="12786.2488795403">
            <text:p>12786,2488795403</text:p>
          </table:table-cell>
          <table:table-cell table:formula="of:=[.G46]+[.H46]" office:value-type="float" office:value="65214.2488795403">
            <text:p>65214,2488795403</text:p>
          </table:table-cell>
          <table:table-cell table:style-name="ce3" table:formula="of:=AVERAGE([.I27:.I46])" office:value-type="float" office:value="58981.5">
            <text:p>58981,500</text:p>
          </table:table-cell>
          <table:table-cell table:style-name="ce4" table:formula="of:=ROUND([.I4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6">
            <text:p>46</text:p>
          </table:table-cell>
          <table:table-cell table:formula="of:=[.F46]+[.C$7]" office:value-type="float" office:value="0.0225">
            <text:p>0,0225</text:p>
          </table:table-cell>
          <table:table-cell table:formula="of:=IF(SIN(2*PI()*[.C$2]*[.F47])&gt;0;[.D$3];500)" office:value-type="float" office:value="52428">
            <text:p>52428</text:p>
          </table:table-cell>
          <table:table-cell table:formula="of:=0.5*[.D$5]*(1+SIN(2*PI()*[.C$4]*[.F47]))" office:value-type="float" office:value="13107">
            <text:p>13107</text:p>
          </table:table-cell>
          <table:table-cell table:formula="of:=[.G47]+[.H47]" office:value-type="float" office:value="65535">
            <text:p>65535</text:p>
          </table:table-cell>
          <table:table-cell table:style-name="ce3" table:formula="of:=AVERAGE([.I28:.I47])" office:value-type="float" office:value="58981.5">
            <text:p>58981,500</text:p>
          </table:table-cell>
          <table:table-cell table:style-name="ce4" table:formula="of:=ROUND([.I4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7">
            <text:p>47</text:p>
          </table:table-cell>
          <table:table-cell table:formula="of:=[.F47]+[.C$7]" office:value-type="float" office:value="0.023">
            <text:p>0,023</text:p>
          </table:table-cell>
          <table:table-cell table:formula="of:=IF(SIN(2*PI()*[.C$2]*[.F48])&gt;0;[.D$3];500)" office:value-type="float" office:value="52428">
            <text:p>52428</text:p>
          </table:table-cell>
          <table:table-cell table:formula="of:=0.5*[.D$5]*(1+SIN(2*PI()*[.C$4]*[.F48]))" office:value-type="float" office:value="12786.2488795403">
            <text:p>12786,2488795403</text:p>
          </table:table-cell>
          <table:table-cell table:formula="of:=[.G48]+[.H48]" office:value-type="float" office:value="65214.2488795403">
            <text:p>65214,2488795403</text:p>
          </table:table-cell>
          <table:table-cell table:style-name="ce3" table:formula="of:=AVERAGE([.I29:.I48])" office:value-type="float" office:value="58981.5">
            <text:p>58981,500</text:p>
          </table:table-cell>
          <table:table-cell table:style-name="ce4" table:formula="of:=ROUND([.I4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8">
            <text:p>48</text:p>
          </table:table-cell>
          <table:table-cell table:formula="of:=[.F48]+[.C$7]" office:value-type="float" office:value="0.0235">
            <text:p>0,0235</text:p>
          </table:table-cell>
          <table:table-cell table:formula="of:=IF(SIN(2*PI()*[.C$2]*[.F49])&gt;0;[.D$3];500)" office:value-type="float" office:value="52428">
            <text:p>52428</text:p>
          </table:table-cell>
          <table:table-cell table:formula="of:=0.5*[.D$5]*(1+SIN(2*PI()*[.C$4]*[.F49]))" office:value-type="float" office:value="11855.3928726362">
            <text:p>11855,3928726362</text:p>
          </table:table-cell>
          <table:table-cell table:formula="of:=[.G49]+[.H49]" office:value-type="float" office:value="64283.3928726362">
            <text:p>64283,3928726362</text:p>
          </table:table-cell>
          <table:table-cell table:style-name="ce3" table:formula="of:=AVERAGE([.I30:.I49])" office:value-type="float" office:value="58981.5">
            <text:p>58981,500</text:p>
          </table:table-cell>
          <table:table-cell table:style-name="ce4" table:formula="of:=ROUND([.I4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49">
            <text:p>49</text:p>
          </table:table-cell>
          <table:table-cell table:formula="of:=[.F49]+[.C$7]" office:value-type="float" office:value="0.024">
            <text:p>0,024</text:p>
          </table:table-cell>
          <table:table-cell table:formula="of:=IF(SIN(2*PI()*[.C$2]*[.F50])&gt;0;[.D$3];500)" office:value-type="float" office:value="52428">
            <text:p>52428</text:p>
          </table:table-cell>
          <table:table-cell table:formula="of:=0.5*[.D$5]*(1+SIN(2*PI()*[.C$4]*[.F50]))" office:value-type="float" office:value="10405.5506508987">
            <text:p>10405,5506508987</text:p>
          </table:table-cell>
          <table:table-cell table:formula="of:=[.G50]+[.H50]" office:value-type="float" office:value="62833.5506508987">
            <text:p>62833,5506508987</text:p>
          </table:table-cell>
          <table:table-cell table:style-name="ce3" table:formula="of:=AVERAGE([.I31:.I50])" office:value-type="float" office:value="58981.5">
            <text:p>58981,500</text:p>
          </table:table-cell>
          <table:table-cell table:style-name="ce4" table:formula="of:=ROUND([.I5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0">
            <text:p>50</text:p>
          </table:table-cell>
          <table:table-cell table:formula="of:=[.F50]+[.C$7]" office:value-type="float" office:value="0.0245">
            <text:p>0,0245</text:p>
          </table:table-cell>
          <table:table-cell table:formula="of:=IF(SIN(2*PI()*[.C$2]*[.F51])&gt;0;[.D$3];500)" office:value-type="float" office:value="52428">
            <text:p>52428</text:p>
          </table:table-cell>
          <table:table-cell table:formula="of:=0.5*[.D$5]*(1+SIN(2*PI()*[.C$4]*[.F51]))" office:value-type="float" office:value="8578.64287263614">
            <text:p>8578,6428726362</text:p>
          </table:table-cell>
          <table:table-cell table:formula="of:=[.G51]+[.H51]" office:value-type="float" office:value="61006.6428726361">
            <text:p>61006,6428726361</text:p>
          </table:table-cell>
          <table:table-cell table:style-name="ce3" table:formula="of:=AVERAGE([.I32:.I51])" office:value-type="float" office:value="58981.5">
            <text:p>58981,500</text:p>
          </table:table-cell>
          <table:table-cell table:style-name="ce4" table:formula="of:=ROUND([.I5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1">
            <text:p>51</text:p>
          </table:table-cell>
          <table:table-cell table:formula="of:=[.F51]+[.C$7]" office:value-type="float" office:value="0.025">
            <text:p>0,025</text:p>
          </table:table-cell>
          <table:table-cell table:formula="of:=IF(SIN(2*PI()*[.C$2]*[.F52])&gt;0;[.D$3];500)" office:value-type="float" office:value="52428">
            <text:p>52428</text:p>
          </table:table-cell>
          <table:table-cell table:formula="of:=0.5*[.D$5]*(1+SIN(2*PI()*[.C$4]*[.F52]))" office:value-type="float" office:value="6553.49999999992">
            <text:p>6553,4999999999</text:p>
          </table:table-cell>
          <table:table-cell table:formula="of:=[.G52]+[.H52]" office:value-type="float" office:value="58981.4999999999">
            <text:p>58981,4999999999</text:p>
          </table:table-cell>
          <table:table-cell table:style-name="ce3" table:formula="of:=AVERAGE([.I33:.I52])" office:value-type="float" office:value="58981.5">
            <text:p>58981,500</text:p>
          </table:table-cell>
          <table:table-cell table:style-name="ce4" table:formula="of:=ROUND([.I5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2">
            <text:p>52</text:p>
          </table:table-cell>
          <table:table-cell table:formula="of:=[.F52]+[.C$7]" office:value-type="float" office:value="0.0255">
            <text:p>0,0255</text:p>
          </table:table-cell>
          <table:table-cell table:formula="of:=IF(SIN(2*PI()*[.C$2]*[.F53])&gt;0;[.D$3];500)" office:value-type="float" office:value="52428">
            <text:p>52428</text:p>
          </table:table-cell>
          <table:table-cell table:formula="of:=0.5*[.D$5]*(1+SIN(2*PI()*[.C$4]*[.F53]))" office:value-type="float" office:value="4528.35712736371">
            <text:p>4528,3571273637</text:p>
          </table:table-cell>
          <table:table-cell table:formula="of:=[.G53]+[.H53]" office:value-type="float" office:value="56956.3571273637">
            <text:p>56956,3571273637</text:p>
          </table:table-cell>
          <table:table-cell table:style-name="ce3" table:formula="of:=AVERAGE([.I34:.I53])" office:value-type="float" office:value="58981.5">
            <text:p>58981,500</text:p>
          </table:table-cell>
          <table:table-cell table:style-name="ce4" table:formula="of:=ROUND([.I5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3">
            <text:p>53</text:p>
          </table:table-cell>
          <table:table-cell table:formula="of:=[.F53]+[.C$7]" office:value-type="float" office:value="0.026">
            <text:p>0,026</text:p>
          </table:table-cell>
          <table:table-cell table:formula="of:=IF(SIN(2*PI()*[.C$2]*[.F54])&gt;0;[.D$3];500)" office:value-type="float" office:value="52428">
            <text:p>52428</text:p>
          </table:table-cell>
          <table:table-cell table:formula="of:=0.5*[.D$5]*(1+SIN(2*PI()*[.C$4]*[.F54]))" office:value-type="float" office:value="2701.4493491012">
            <text:p>2701,4493491012</text:p>
          </table:table-cell>
          <table:table-cell table:formula="of:=[.G54]+[.H54]" office:value-type="float" office:value="55129.4493491012">
            <text:p>55129,4493491012</text:p>
          </table:table-cell>
          <table:table-cell table:style-name="ce3" table:formula="of:=AVERAGE([.I35:.I54])" office:value-type="float" office:value="58981.5">
            <text:p>58981,500</text:p>
          </table:table-cell>
          <table:table-cell table:style-name="ce4" table:formula="of:=ROUND([.I5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4">
            <text:p>54</text:p>
          </table:table-cell>
          <table:table-cell table:formula="of:=[.F54]+[.C$7]" office:value-type="float" office:value="0.0265">
            <text:p>0,0265</text:p>
          </table:table-cell>
          <table:table-cell table:formula="of:=IF(SIN(2*PI()*[.C$2]*[.F55])&gt;0;[.D$3];500)" office:value-type="float" office:value="52428">
            <text:p>52428</text:p>
          </table:table-cell>
          <table:table-cell table:formula="of:=0.5*[.D$5]*(1+SIN(2*PI()*[.C$4]*[.F55]))" office:value-type="float" office:value="1251.60712736374">
            <text:p>1251,6071273637</text:p>
          </table:table-cell>
          <table:table-cell table:formula="of:=[.G55]+[.H55]" office:value-type="float" office:value="53679.6071273637">
            <text:p>53679,6071273637</text:p>
          </table:table-cell>
          <table:table-cell table:style-name="ce3" table:formula="of:=AVERAGE([.I36:.I55])" office:value-type="float" office:value="58981.5">
            <text:p>58981,500</text:p>
          </table:table-cell>
          <table:table-cell table:style-name="ce4" table:formula="of:=ROUND([.I5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5">
            <text:p>55</text:p>
          </table:table-cell>
          <table:table-cell table:formula="of:=[.F55]+[.C$7]" office:value-type="float" office:value="0.027">
            <text:p>0,027</text:p>
          </table:table-cell>
          <table:table-cell table:formula="of:=IF(SIN(2*PI()*[.C$2]*[.F56])&gt;0;[.D$3];500)" office:value-type="float" office:value="52428">
            <text:p>52428</text:p>
          </table:table-cell>
          <table:table-cell table:formula="of:=0.5*[.D$5]*(1+SIN(2*PI()*[.C$4]*[.F56]))" office:value-type="float" office:value="320.751120459684">
            <text:p>320,7511204597</text:p>
          </table:table-cell>
          <table:table-cell table:formula="of:=[.G56]+[.H56]" office:value-type="float" office:value="52748.7511204597">
            <text:p>52748,7511204597</text:p>
          </table:table-cell>
          <table:table-cell table:style-name="ce3" table:formula="of:=AVERAGE([.I37:.I56])" office:value-type="float" office:value="58981.5">
            <text:p>58981,500</text:p>
          </table:table-cell>
          <table:table-cell table:style-name="ce4" table:formula="of:=ROUND([.I5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6">
            <text:p>56</text:p>
          </table:table-cell>
          <table:table-cell table:formula="of:=[.F56]+[.C$7]" office:value-type="float" office:value="0.0275">
            <text:p>0,0275</text:p>
          </table:table-cell>
          <table:table-cell table:formula="of:=IF(SIN(2*PI()*[.C$2]*[.F57])&gt;0;[.D$3];500)" office:value-type="float" office:value="52428">
            <text:p>52428</text:p>
          </table:table-cell>
          <table:table-cell table:formula="of:=0.5*[.D$5]*(1+SIN(2*PI()*[.C$4]*[.F57]))" office:value-type="float" office:value="0">
            <text:p>0</text:p>
          </table:table-cell>
          <table:table-cell table:formula="of:=[.G57]+[.H57]" office:value-type="float" office:value="52428">
            <text:p>52428</text:p>
          </table:table-cell>
          <table:table-cell table:style-name="ce3" table:formula="of:=AVERAGE([.I38:.I57])" office:value-type="float" office:value="58981.5">
            <text:p>58981,500</text:p>
          </table:table-cell>
          <table:table-cell table:style-name="ce4" table:formula="of:=ROUND([.I5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7">
            <text:p>57</text:p>
          </table:table-cell>
          <table:table-cell table:formula="of:=[.F57]+[.C$7]" office:value-type="float" office:value="0.028">
            <text:p>0,028</text:p>
          </table:table-cell>
          <table:table-cell table:formula="of:=IF(SIN(2*PI()*[.C$2]*[.F58])&gt;0;[.D$3];500)" office:value-type="float" office:value="52428">
            <text:p>52428</text:p>
          </table:table-cell>
          <table:table-cell table:formula="of:=0.5*[.D$5]*(1+SIN(2*PI()*[.C$4]*[.F58]))" office:value-type="float" office:value="320.751120459738">
            <text:p>320,7511204597</text:p>
          </table:table-cell>
          <table:table-cell table:formula="of:=[.G58]+[.H58]" office:value-type="float" office:value="52748.7511204597">
            <text:p>52748,7511204597</text:p>
          </table:table-cell>
          <table:table-cell table:style-name="ce3" table:formula="of:=AVERAGE([.I39:.I58])" office:value-type="float" office:value="58981.5">
            <text:p>58981,500</text:p>
          </table:table-cell>
          <table:table-cell table:style-name="ce4" table:formula="of:=ROUND([.I5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8">
            <text:p>58</text:p>
          </table:table-cell>
          <table:table-cell table:formula="of:=[.F58]+[.C$7]" office:value-type="float" office:value="0.0285">
            <text:p>0,0285</text:p>
          </table:table-cell>
          <table:table-cell table:formula="of:=IF(SIN(2*PI()*[.C$2]*[.F59])&gt;0;[.D$3];500)" office:value-type="float" office:value="52428">
            <text:p>52428</text:p>
          </table:table-cell>
          <table:table-cell table:formula="of:=0.5*[.D$5]*(1+SIN(2*PI()*[.C$4]*[.F59]))" office:value-type="float" office:value="1251.60712736384">
            <text:p>1251,6071273638</text:p>
          </table:table-cell>
          <table:table-cell table:formula="of:=[.G59]+[.H59]" office:value-type="float" office:value="53679.6071273638">
            <text:p>53679,6071273638</text:p>
          </table:table-cell>
          <table:table-cell table:style-name="ce3" table:formula="of:=AVERAGE([.I40:.I59])" office:value-type="float" office:value="58981.5">
            <text:p>58981,500</text:p>
          </table:table-cell>
          <table:table-cell table:style-name="ce4" table:formula="of:=ROUND([.I5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59">
            <text:p>59</text:p>
          </table:table-cell>
          <table:table-cell table:formula="of:=[.F59]+[.C$7]" office:value-type="float" office:value="0.029">
            <text:p>0,029</text:p>
          </table:table-cell>
          <table:table-cell table:formula="of:=IF(SIN(2*PI()*[.C$2]*[.F60])&gt;0;[.D$3];500)" office:value-type="float" office:value="52428">
            <text:p>52428</text:p>
          </table:table-cell>
          <table:table-cell table:formula="of:=0.5*[.D$5]*(1+SIN(2*PI()*[.C$4]*[.F60]))" office:value-type="float" office:value="2701.44934910135">
            <text:p>2701,4493491014</text:p>
          </table:table-cell>
          <table:table-cell table:formula="of:=[.G60]+[.H60]" office:value-type="float" office:value="55129.4493491014">
            <text:p>55129,4493491014</text:p>
          </table:table-cell>
          <table:table-cell table:style-name="ce3" table:formula="of:=AVERAGE([.I41:.I60])" office:value-type="float" office:value="58981.5">
            <text:p>58981,500</text:p>
          </table:table-cell>
          <table:table-cell table:style-name="ce4" table:formula="of:=ROUND([.I6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0">
            <text:p>60</text:p>
          </table:table-cell>
          <table:table-cell table:formula="of:=[.F60]+[.C$7]" office:value-type="float" office:value="0.0295">
            <text:p>0,0295</text:p>
          </table:table-cell>
          <table:table-cell table:formula="of:=IF(SIN(2*PI()*[.C$2]*[.F61])&gt;0;[.D$3];500)" office:value-type="float" office:value="52428">
            <text:p>52428</text:p>
          </table:table-cell>
          <table:table-cell table:formula="of:=0.5*[.D$5]*(1+SIN(2*PI()*[.C$4]*[.F61]))" office:value-type="float" office:value="4528.35712736388">
            <text:p>4528,3571273639</text:p>
          </table:table-cell>
          <table:table-cell table:formula="of:=[.G61]+[.H61]" office:value-type="float" office:value="56956.3571273639">
            <text:p>56956,3571273639</text:p>
          </table:table-cell>
          <table:table-cell table:style-name="ce3" table:formula="of:=AVERAGE([.I42:.I61])" office:value-type="float" office:value="58981.5">
            <text:p>58981,500</text:p>
          </table:table-cell>
          <table:table-cell table:style-name="ce4" table:formula="of:=ROUND([.I6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1">
            <text:p>61</text:p>
          </table:table-cell>
          <table:table-cell table:formula="of:=[.F61]+[.C$7]" office:value-type="float" office:value="0.03">
            <text:p>0,03</text:p>
          </table:table-cell>
          <table:table-cell table:formula="of:=IF(SIN(2*PI()*[.C$2]*[.F62])&gt;0;[.D$3];500)" office:value-type="float" office:value="52428">
            <text:p>52428</text:p>
          </table:table-cell>
          <table:table-cell table:formula="of:=0.5*[.D$5]*(1+SIN(2*PI()*[.C$4]*[.F62]))" office:value-type="float" office:value="6553.50000000009">
            <text:p>6553,5000000001</text:p>
          </table:table-cell>
          <table:table-cell table:formula="of:=[.G62]+[.H62]" office:value-type="float" office:value="58981.5000000001">
            <text:p>58981,5000000001</text:p>
          </table:table-cell>
          <table:table-cell table:style-name="ce3" table:formula="of:=AVERAGE([.I43:.I62])" office:value-type="float" office:value="58981.5">
            <text:p>58981,500</text:p>
          </table:table-cell>
          <table:table-cell table:style-name="ce4" table:formula="of:=ROUND([.I6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2">
            <text:p>62</text:p>
          </table:table-cell>
          <table:table-cell table:formula="of:=[.F62]+[.C$7]" office:value-type="float" office:value="0.0305">
            <text:p>0,0305</text:p>
          </table:table-cell>
          <table:table-cell table:formula="of:=IF(SIN(2*PI()*[.C$2]*[.F63])&gt;0;[.D$3];500)" office:value-type="float" office:value="52428">
            <text:p>52428</text:p>
          </table:table-cell>
          <table:table-cell table:formula="of:=0.5*[.D$5]*(1+SIN(2*PI()*[.C$4]*[.F63]))" office:value-type="float" office:value="8578.64287263631">
            <text:p>8578,6428726363</text:p>
          </table:table-cell>
          <table:table-cell table:formula="of:=[.G63]+[.H63]" office:value-type="float" office:value="61006.6428726363">
            <text:p>61006,6428726363</text:p>
          </table:table-cell>
          <table:table-cell table:style-name="ce3" table:formula="of:=AVERAGE([.I44:.I63])" office:value-type="float" office:value="58981.5">
            <text:p>58981,500</text:p>
          </table:table-cell>
          <table:table-cell table:style-name="ce4" table:formula="of:=ROUND([.I6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3">
            <text:p>63</text:p>
          </table:table-cell>
          <table:table-cell table:formula="of:=[.F63]+[.C$7]" office:value-type="float" office:value="0.031">
            <text:p>0,031</text:p>
          </table:table-cell>
          <table:table-cell table:formula="of:=IF(SIN(2*PI()*[.C$2]*[.F64])&gt;0;[.D$3];500)" office:value-type="float" office:value="52428">
            <text:p>52428</text:p>
          </table:table-cell>
          <table:table-cell table:formula="of:=0.5*[.D$5]*(1+SIN(2*PI()*[.C$4]*[.F64]))" office:value-type="float" office:value="10405.5506508988">
            <text:p>10405,5506508988</text:p>
          </table:table-cell>
          <table:table-cell table:formula="of:=[.G64]+[.H64]" office:value-type="float" office:value="62833.5506508988">
            <text:p>62833,5506508988</text:p>
          </table:table-cell>
          <table:table-cell table:style-name="ce3" table:formula="of:=AVERAGE([.I45:.I64])" office:value-type="float" office:value="58981.5">
            <text:p>58981,500</text:p>
          </table:table-cell>
          <table:table-cell table:style-name="ce4" table:formula="of:=ROUND([.I6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4">
            <text:p>64</text:p>
          </table:table-cell>
          <table:table-cell table:formula="of:=[.F64]+[.C$7]" office:value-type="float" office:value="0.0315">
            <text:p>0,0315</text:p>
          </table:table-cell>
          <table:table-cell table:formula="of:=IF(SIN(2*PI()*[.C$2]*[.F65])&gt;0;[.D$3];500)" office:value-type="float" office:value="52428">
            <text:p>52428</text:p>
          </table:table-cell>
          <table:table-cell table:formula="of:=0.5*[.D$5]*(1+SIN(2*PI()*[.C$4]*[.F65]))" office:value-type="float" office:value="11855.3928726363">
            <text:p>11855,3928726363</text:p>
          </table:table-cell>
          <table:table-cell table:formula="of:=[.G65]+[.H65]" office:value-type="float" office:value="64283.3928726363">
            <text:p>64283,3928726363</text:p>
          </table:table-cell>
          <table:table-cell table:style-name="ce3" table:formula="of:=AVERAGE([.I46:.I65])" office:value-type="float" office:value="58981.5">
            <text:p>58981,500</text:p>
          </table:table-cell>
          <table:table-cell table:style-name="ce4" table:formula="of:=ROUND([.I6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5">
            <text:p>65</text:p>
          </table:table-cell>
          <table:table-cell table:formula="of:=[.F65]+[.C$7]" office:value-type="float" office:value="0.032">
            <text:p>0,032</text:p>
          </table:table-cell>
          <table:table-cell table:formula="of:=IF(SIN(2*PI()*[.C$2]*[.F66])&gt;0;[.D$3];500)" office:value-type="float" office:value="52428">
            <text:p>52428</text:p>
          </table:table-cell>
          <table:table-cell table:formula="of:=0.5*[.D$5]*(1+SIN(2*PI()*[.C$4]*[.F66]))" office:value-type="float" office:value="12786.2488795403">
            <text:p>12786,2488795403</text:p>
          </table:table-cell>
          <table:table-cell table:formula="of:=[.G66]+[.H66]" office:value-type="float" office:value="65214.2488795403">
            <text:p>65214,2488795403</text:p>
          </table:table-cell>
          <table:table-cell table:style-name="ce3" table:formula="of:=AVERAGE([.I47:.I66])" office:value-type="float" office:value="58981.5">
            <text:p>58981,500</text:p>
          </table:table-cell>
          <table:table-cell table:style-name="ce4" table:formula="of:=ROUND([.I6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6">
            <text:p>66</text:p>
          </table:table-cell>
          <table:table-cell table:formula="of:=[.F66]+[.C$7]" office:value-type="float" office:value="0.0325">
            <text:p>0,0325</text:p>
          </table:table-cell>
          <table:table-cell table:formula="of:=IF(SIN(2*PI()*[.C$2]*[.F67])&gt;0;[.D$3];500)" office:value-type="float" office:value="52428">
            <text:p>52428</text:p>
          </table:table-cell>
          <table:table-cell table:formula="of:=0.5*[.D$5]*(1+SIN(2*PI()*[.C$4]*[.F67]))" office:value-type="float" office:value="13107">
            <text:p>13107</text:p>
          </table:table-cell>
          <table:table-cell table:formula="of:=[.G67]+[.H67]" office:value-type="float" office:value="65535">
            <text:p>65535</text:p>
          </table:table-cell>
          <table:table-cell table:style-name="ce3" table:formula="of:=AVERAGE([.I48:.I67])" office:value-type="float" office:value="58981.5">
            <text:p>58981,500</text:p>
          </table:table-cell>
          <table:table-cell table:style-name="ce4" table:formula="of:=ROUND([.I6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7">
            <text:p>67</text:p>
          </table:table-cell>
          <table:table-cell table:formula="of:=[.F67]+[.C$7]" office:value-type="float" office:value="0.033">
            <text:p>0,033</text:p>
          </table:table-cell>
          <table:table-cell table:formula="of:=IF(SIN(2*PI()*[.C$2]*[.F68])&gt;0;[.D$3];500)" office:value-type="float" office:value="52428">
            <text:p>52428</text:p>
          </table:table-cell>
          <table:table-cell table:formula="of:=0.5*[.D$5]*(1+SIN(2*PI()*[.C$4]*[.F68]))" office:value-type="float" office:value="12786.2488795403">
            <text:p>12786,2488795403</text:p>
          </table:table-cell>
          <table:table-cell table:formula="of:=[.G68]+[.H68]" office:value-type="float" office:value="65214.2488795403">
            <text:p>65214,2488795403</text:p>
          </table:table-cell>
          <table:table-cell table:style-name="ce3" table:formula="of:=AVERAGE([.I49:.I68])" office:value-type="float" office:value="58981.5">
            <text:p>58981,500</text:p>
          </table:table-cell>
          <table:table-cell table:style-name="ce4" table:formula="of:=ROUND([.I6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8">
            <text:p>68</text:p>
          </table:table-cell>
          <table:table-cell table:formula="of:=[.F68]+[.C$7]" office:value-type="float" office:value="0.0335">
            <text:p>0,0335</text:p>
          </table:table-cell>
          <table:table-cell table:formula="of:=IF(SIN(2*PI()*[.C$2]*[.F69])&gt;0;[.D$3];500)" office:value-type="float" office:value="52428">
            <text:p>52428</text:p>
          </table:table-cell>
          <table:table-cell table:formula="of:=0.5*[.D$5]*(1+SIN(2*PI()*[.C$4]*[.F69]))" office:value-type="float" office:value="11855.3928726362">
            <text:p>11855,3928726362</text:p>
          </table:table-cell>
          <table:table-cell table:formula="of:=[.G69]+[.H69]" office:value-type="float" office:value="64283.3928726362">
            <text:p>64283,3928726362</text:p>
          </table:table-cell>
          <table:table-cell table:style-name="ce3" table:formula="of:=AVERAGE([.I50:.I69])" office:value-type="float" office:value="58981.5">
            <text:p>58981,500</text:p>
          </table:table-cell>
          <table:table-cell table:style-name="ce4" table:formula="of:=ROUND([.I6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69">
            <text:p>69</text:p>
          </table:table-cell>
          <table:table-cell table:formula="of:=[.F69]+[.C$7]" office:value-type="float" office:value="0.034">
            <text:p>0,034</text:p>
          </table:table-cell>
          <table:table-cell table:formula="of:=IF(SIN(2*PI()*[.C$2]*[.F70])&gt;0;[.D$3];500)" office:value-type="float" office:value="52428">
            <text:p>52428</text:p>
          </table:table-cell>
          <table:table-cell table:formula="of:=0.5*[.D$5]*(1+SIN(2*PI()*[.C$4]*[.F70]))" office:value-type="float" office:value="10405.5506508987">
            <text:p>10405,5506508987</text:p>
          </table:table-cell>
          <table:table-cell table:formula="of:=[.G70]+[.H70]" office:value-type="float" office:value="62833.5506508987">
            <text:p>62833,5506508987</text:p>
          </table:table-cell>
          <table:table-cell table:style-name="ce3" table:formula="of:=AVERAGE([.I51:.I70])" office:value-type="float" office:value="58981.5">
            <text:p>58981,500</text:p>
          </table:table-cell>
          <table:table-cell table:style-name="ce4" table:formula="of:=ROUND([.I7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0">
            <text:p>70</text:p>
          </table:table-cell>
          <table:table-cell table:formula="of:=[.F70]+[.C$7]" office:value-type="float" office:value="0.0345">
            <text:p>0,0345</text:p>
          </table:table-cell>
          <table:table-cell table:formula="of:=IF(SIN(2*PI()*[.C$2]*[.F71])&gt;0;[.D$3];500)" office:value-type="float" office:value="52428">
            <text:p>52428</text:p>
          </table:table-cell>
          <table:table-cell table:formula="of:=0.5*[.D$5]*(1+SIN(2*PI()*[.C$4]*[.F71]))" office:value-type="float" office:value="8578.64287263612">
            <text:p>8578,6428726361</text:p>
          </table:table-cell>
          <table:table-cell table:formula="of:=[.G71]+[.H71]" office:value-type="float" office:value="61006.6428726361">
            <text:p>61006,6428726361</text:p>
          </table:table-cell>
          <table:table-cell table:style-name="ce3" table:formula="of:=AVERAGE([.I52:.I71])" office:value-type="float" office:value="58981.5">
            <text:p>58981,500</text:p>
          </table:table-cell>
          <table:table-cell table:style-name="ce4" table:formula="of:=ROUND([.I7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1">
            <text:p>71</text:p>
          </table:table-cell>
          <table:table-cell table:formula="of:=[.F71]+[.C$7]" office:value-type="float" office:value="0.035">
            <text:p>0,035</text:p>
          </table:table-cell>
          <table:table-cell table:formula="of:=IF(SIN(2*PI()*[.C$2]*[.F72])&gt;0;[.D$3];500)" office:value-type="float" office:value="52428">
            <text:p>52428</text:p>
          </table:table-cell>
          <table:table-cell table:formula="of:=0.5*[.D$5]*(1+SIN(2*PI()*[.C$4]*[.F72]))" office:value-type="float" office:value="6553.49999999989">
            <text:p>6553,4999999999</text:p>
          </table:table-cell>
          <table:table-cell table:formula="of:=[.G72]+[.H72]" office:value-type="float" office:value="58981.4999999999">
            <text:p>58981,4999999999</text:p>
          </table:table-cell>
          <table:table-cell table:style-name="ce3" table:formula="of:=AVERAGE([.I53:.I72])" office:value-type="float" office:value="58981.5">
            <text:p>58981,500</text:p>
          </table:table-cell>
          <table:table-cell table:style-name="ce4" table:formula="of:=ROUND([.I72];0)" office:value-type="float" office:value="58981">
            <text:p>58981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2">
            <text:p>72</text:p>
          </table:table-cell>
          <table:table-cell table:formula="of:=[.F72]+[.C$7]" office:value-type="float" office:value="0.0355">
            <text:p>0,0355</text:p>
          </table:table-cell>
          <table:table-cell table:formula="of:=IF(SIN(2*PI()*[.C$2]*[.F73])&gt;0;[.D$3];500)" office:value-type="float" office:value="52428">
            <text:p>52428</text:p>
          </table:table-cell>
          <table:table-cell table:formula="of:=0.5*[.D$5]*(1+SIN(2*PI()*[.C$4]*[.F73]))" office:value-type="float" office:value="4528.35712736369">
            <text:p>4528,3571273637</text:p>
          </table:table-cell>
          <table:table-cell table:formula="of:=[.G73]+[.H73]" office:value-type="float" office:value="56956.3571273637">
            <text:p>56956,3571273637</text:p>
          </table:table-cell>
          <table:table-cell table:style-name="ce3" table:formula="of:=AVERAGE([.I54:.I73])" office:value-type="float" office:value="58981.5">
            <text:p>58981,500</text:p>
          </table:table-cell>
          <table:table-cell table:style-name="ce4" table:formula="of:=ROUND([.I7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3">
            <text:p>73</text:p>
          </table:table-cell>
          <table:table-cell table:formula="of:=[.F73]+[.C$7]" office:value-type="float" office:value="0.036">
            <text:p>0,036</text:p>
          </table:table-cell>
          <table:table-cell table:formula="of:=IF(SIN(2*PI()*[.C$2]*[.F74])&gt;0;[.D$3];500)" office:value-type="float" office:value="52428">
            <text:p>52428</text:p>
          </table:table-cell>
          <table:table-cell table:formula="of:=0.5*[.D$5]*(1+SIN(2*PI()*[.C$4]*[.F74]))" office:value-type="float" office:value="2701.44934910119">
            <text:p>2701,4493491012</text:p>
          </table:table-cell>
          <table:table-cell table:formula="of:=[.G74]+[.H74]" office:value-type="float" office:value="55129.4493491012">
            <text:p>55129,4493491012</text:p>
          </table:table-cell>
          <table:table-cell table:style-name="ce3" table:formula="of:=AVERAGE([.I55:.I74])" office:value-type="float" office:value="58981.5">
            <text:p>58981,500</text:p>
          </table:table-cell>
          <table:table-cell table:style-name="ce4" table:formula="of:=ROUND([.I7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4">
            <text:p>74</text:p>
          </table:table-cell>
          <table:table-cell table:formula="of:=[.F74]+[.C$7]" office:value-type="float" office:value="0.0365">
            <text:p>0,0365</text:p>
          </table:table-cell>
          <table:table-cell table:formula="of:=IF(SIN(2*PI()*[.C$2]*[.F75])&gt;0;[.D$3];500)" office:value-type="float" office:value="52428">
            <text:p>52428</text:p>
          </table:table-cell>
          <table:table-cell table:formula="of:=0.5*[.D$5]*(1+SIN(2*PI()*[.C$4]*[.F75]))" office:value-type="float" office:value="1251.60712736372">
            <text:p>1251,6071273637</text:p>
          </table:table-cell>
          <table:table-cell table:formula="of:=[.G75]+[.H75]" office:value-type="float" office:value="53679.6071273637">
            <text:p>53679,6071273637</text:p>
          </table:table-cell>
          <table:table-cell table:style-name="ce3" table:formula="of:=AVERAGE([.I56:.I75])" office:value-type="float" office:value="58981.5">
            <text:p>58981,500</text:p>
          </table:table-cell>
          <table:table-cell table:style-name="ce4" table:formula="of:=ROUND([.I7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5">
            <text:p>75</text:p>
          </table:table-cell>
          <table:table-cell table:formula="of:=[.F75]+[.C$7]" office:value-type="float" office:value="0.037">
            <text:p>0,037</text:p>
          </table:table-cell>
          <table:table-cell table:formula="of:=IF(SIN(2*PI()*[.C$2]*[.F76])&gt;0;[.D$3];500)" office:value-type="float" office:value="52428">
            <text:p>52428</text:p>
          </table:table-cell>
          <table:table-cell table:formula="of:=0.5*[.D$5]*(1+SIN(2*PI()*[.C$4]*[.F76]))" office:value-type="float" office:value="320.751120459677">
            <text:p>320,7511204597</text:p>
          </table:table-cell>
          <table:table-cell table:formula="of:=[.G76]+[.H76]" office:value-type="float" office:value="52748.7511204597">
            <text:p>52748,7511204597</text:p>
          </table:table-cell>
          <table:table-cell table:style-name="ce3" table:formula="of:=AVERAGE([.I57:.I76])" office:value-type="float" office:value="58981.5">
            <text:p>58981,500</text:p>
          </table:table-cell>
          <table:table-cell table:style-name="ce4" table:formula="of:=ROUND([.I7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6">
            <text:p>76</text:p>
          </table:table-cell>
          <table:table-cell table:formula="of:=[.F76]+[.C$7]" office:value-type="float" office:value="0.0375">
            <text:p>0,0375</text:p>
          </table:table-cell>
          <table:table-cell table:formula="of:=IF(SIN(2*PI()*[.C$2]*[.F77])&gt;0;[.D$3];500)" office:value-type="float" office:value="52428">
            <text:p>52428</text:p>
          </table:table-cell>
          <table:table-cell table:formula="of:=0.5*[.D$5]*(1+SIN(2*PI()*[.C$4]*[.F77]))" office:value-type="float" office:value="0">
            <text:p>0</text:p>
          </table:table-cell>
          <table:table-cell table:formula="of:=[.G77]+[.H77]" office:value-type="float" office:value="52428">
            <text:p>52428</text:p>
          </table:table-cell>
          <table:table-cell table:style-name="ce3" table:formula="of:=AVERAGE([.I58:.I77])" office:value-type="float" office:value="58981.5">
            <text:p>58981,500</text:p>
          </table:table-cell>
          <table:table-cell table:style-name="ce4" table:formula="of:=ROUND([.I7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7">
            <text:p>77</text:p>
          </table:table-cell>
          <table:table-cell table:formula="of:=[.F77]+[.C$7]" office:value-type="float" office:value="0.038">
            <text:p>0,038</text:p>
          </table:table-cell>
          <table:table-cell table:formula="of:=IF(SIN(2*PI()*[.C$2]*[.F78])&gt;0;[.D$3];500)" office:value-type="float" office:value="52428">
            <text:p>52428</text:p>
          </table:table-cell>
          <table:table-cell table:formula="of:=0.5*[.D$5]*(1+SIN(2*PI()*[.C$4]*[.F78]))" office:value-type="float" office:value="320.751120459745">
            <text:p>320,7511204597</text:p>
          </table:table-cell>
          <table:table-cell table:formula="of:=[.G78]+[.H78]" office:value-type="float" office:value="52748.7511204598">
            <text:p>52748,7511204598</text:p>
          </table:table-cell>
          <table:table-cell table:style-name="ce3" table:formula="of:=AVERAGE([.I59:.I78])" office:value-type="float" office:value="58981.5">
            <text:p>58981,500</text:p>
          </table:table-cell>
          <table:table-cell table:style-name="ce4" table:formula="of:=ROUND([.I7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8">
            <text:p>78</text:p>
          </table:table-cell>
          <table:table-cell table:formula="of:=[.F78]+[.C$7]" office:value-type="float" office:value="0.0385">
            <text:p>0,0385</text:p>
          </table:table-cell>
          <table:table-cell table:formula="of:=IF(SIN(2*PI()*[.C$2]*[.F79])&gt;0;[.D$3];500)" office:value-type="float" office:value="52428">
            <text:p>52428</text:p>
          </table:table-cell>
          <table:table-cell table:formula="of:=0.5*[.D$5]*(1+SIN(2*PI()*[.C$4]*[.F79]))" office:value-type="float" office:value="1251.60712736385">
            <text:p>1251,6071273639</text:p>
          </table:table-cell>
          <table:table-cell table:formula="of:=[.G79]+[.H79]" office:value-type="float" office:value="53679.6071273639">
            <text:p>53679,6071273639</text:p>
          </table:table-cell>
          <table:table-cell table:style-name="ce3" table:formula="of:=AVERAGE([.I60:.I79])" office:value-type="float" office:value="58981.5">
            <text:p>58981,500</text:p>
          </table:table-cell>
          <table:table-cell table:style-name="ce4" table:formula="of:=ROUND([.I7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79">
            <text:p>79</text:p>
          </table:table-cell>
          <table:table-cell table:formula="of:=[.F79]+[.C$7]" office:value-type="float" office:value="0.039">
            <text:p>0,039</text:p>
          </table:table-cell>
          <table:table-cell table:formula="of:=IF(SIN(2*PI()*[.C$2]*[.F80])&gt;0;[.D$3];500)" office:value-type="float" office:value="52428">
            <text:p>52428</text:p>
          </table:table-cell>
          <table:table-cell table:formula="of:=0.5*[.D$5]*(1+SIN(2*PI()*[.C$4]*[.F80]))" office:value-type="float" office:value="2701.44934910137">
            <text:p>2701,4493491014</text:p>
          </table:table-cell>
          <table:table-cell table:formula="of:=[.G80]+[.H80]" office:value-type="float" office:value="55129.4493491014">
            <text:p>55129,4493491014</text:p>
          </table:table-cell>
          <table:table-cell table:style-name="ce3" table:formula="of:=AVERAGE([.I61:.I80])" office:value-type="float" office:value="58981.5">
            <text:p>58981,500</text:p>
          </table:table-cell>
          <table:table-cell table:style-name="ce4" table:formula="of:=ROUND([.I8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0">
            <text:p>80</text:p>
          </table:table-cell>
          <table:table-cell table:formula="of:=[.F80]+[.C$7]" office:value-type="float" office:value="0.0395">
            <text:p>0,0395</text:p>
          </table:table-cell>
          <table:table-cell table:formula="of:=IF(SIN(2*PI()*[.C$2]*[.F81])&gt;0;[.D$3];500)" office:value-type="float" office:value="52428">
            <text:p>52428</text:p>
          </table:table-cell>
          <table:table-cell table:formula="of:=0.5*[.D$5]*(1+SIN(2*PI()*[.C$4]*[.F81]))" office:value-type="float" office:value="4528.3571273639">
            <text:p>4528,3571273639</text:p>
          </table:table-cell>
          <table:table-cell table:formula="of:=[.G81]+[.H81]" office:value-type="float" office:value="56956.3571273639">
            <text:p>56956,3571273639</text:p>
          </table:table-cell>
          <table:table-cell table:style-name="ce3" table:formula="of:=AVERAGE([.I62:.I81])" office:value-type="float" office:value="58981.5">
            <text:p>58981,500</text:p>
          </table:table-cell>
          <table:table-cell table:style-name="ce4" table:formula="of:=ROUND([.I8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1">
            <text:p>81</text:p>
          </table:table-cell>
          <table:table-cell table:formula="of:=[.F81]+[.C$7]" office:value-type="float" office:value="0.04">
            <text:p>0,04</text:p>
          </table:table-cell>
          <table:table-cell table:formula="of:=IF(SIN(2*PI()*[.C$2]*[.F82])&gt;0;[.D$3];500)" office:value-type="float" office:value="52428">
            <text:p>52428</text:p>
          </table:table-cell>
          <table:table-cell table:formula="of:=0.5*[.D$5]*(1+SIN(2*PI()*[.C$4]*[.F82]))" office:value-type="float" office:value="6553.50000000011">
            <text:p>6553,5000000001</text:p>
          </table:table-cell>
          <table:table-cell table:formula="of:=[.G82]+[.H82]" office:value-type="float" office:value="58981.5000000001">
            <text:p>58981,5000000001</text:p>
          </table:table-cell>
          <table:table-cell table:style-name="ce3" table:formula="of:=AVERAGE([.I63:.I82])" office:value-type="float" office:value="58981.5">
            <text:p>58981,500</text:p>
          </table:table-cell>
          <table:table-cell table:style-name="ce4" table:formula="of:=ROUND([.I8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2">
            <text:p>82</text:p>
          </table:table-cell>
          <table:table-cell table:formula="of:=[.F82]+[.C$7]" office:value-type="float" office:value="0.0405">
            <text:p>0,0405</text:p>
          </table:table-cell>
          <table:table-cell table:formula="of:=IF(SIN(2*PI()*[.C$2]*[.F83])&gt;0;[.D$3];500)" office:value-type="float" office:value="52428">
            <text:p>52428</text:p>
          </table:table-cell>
          <table:table-cell table:formula="of:=0.5*[.D$5]*(1+SIN(2*PI()*[.C$4]*[.F83]))" office:value-type="float" office:value="8578.64287263633">
            <text:p>8578,6428726363</text:p>
          </table:table-cell>
          <table:table-cell table:formula="of:=[.G83]+[.H83]" office:value-type="float" office:value="61006.6428726363">
            <text:p>61006,6428726363</text:p>
          </table:table-cell>
          <table:table-cell table:style-name="ce3" table:formula="of:=AVERAGE([.I64:.I83])" office:value-type="float" office:value="58981.5">
            <text:p>58981,500</text:p>
          </table:table-cell>
          <table:table-cell table:style-name="ce4" table:formula="of:=ROUND([.I8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3">
            <text:p>83</text:p>
          </table:table-cell>
          <table:table-cell table:formula="of:=[.F83]+[.C$7]" office:value-type="float" office:value="0.041">
            <text:p>0,041</text:p>
          </table:table-cell>
          <table:table-cell table:formula="of:=IF(SIN(2*PI()*[.C$2]*[.F84])&gt;0;[.D$3];500)" office:value-type="float" office:value="52428">
            <text:p>52428</text:p>
          </table:table-cell>
          <table:table-cell table:formula="of:=0.5*[.D$5]*(1+SIN(2*PI()*[.C$4]*[.F84]))" office:value-type="float" office:value="10405.5506508988">
            <text:p>10405,5506508988</text:p>
          </table:table-cell>
          <table:table-cell table:formula="of:=[.G84]+[.H84]" office:value-type="float" office:value="62833.5506508988">
            <text:p>62833,5506508988</text:p>
          </table:table-cell>
          <table:table-cell table:style-name="ce3" table:formula="of:=AVERAGE([.I65:.I84])" office:value-type="float" office:value="58981.5">
            <text:p>58981,500</text:p>
          </table:table-cell>
          <table:table-cell table:style-name="ce4" table:formula="of:=ROUND([.I8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4">
            <text:p>84</text:p>
          </table:table-cell>
          <table:table-cell table:formula="of:=[.F84]+[.C$7]" office:value-type="float" office:value="0.0415">
            <text:p>0,0415</text:p>
          </table:table-cell>
          <table:table-cell table:formula="of:=IF(SIN(2*PI()*[.C$2]*[.F85])&gt;0;[.D$3];500)" office:value-type="float" office:value="52428">
            <text:p>52428</text:p>
          </table:table-cell>
          <table:table-cell table:formula="of:=0.5*[.D$5]*(1+SIN(2*PI()*[.C$4]*[.F85]))" office:value-type="float" office:value="11855.3928726363">
            <text:p>11855,3928726363</text:p>
          </table:table-cell>
          <table:table-cell table:formula="of:=[.G85]+[.H85]" office:value-type="float" office:value="64283.3928726363">
            <text:p>64283,3928726363</text:p>
          </table:table-cell>
          <table:table-cell table:style-name="ce3" table:formula="of:=AVERAGE([.I66:.I85])" office:value-type="float" office:value="58981.5">
            <text:p>58981,500</text:p>
          </table:table-cell>
          <table:table-cell table:style-name="ce4" table:formula="of:=ROUND([.I8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5">
            <text:p>85</text:p>
          </table:table-cell>
          <table:table-cell table:formula="of:=[.F85]+[.C$7]" office:value-type="float" office:value="0.042">
            <text:p>0,042</text:p>
          </table:table-cell>
          <table:table-cell table:formula="of:=IF(SIN(2*PI()*[.C$2]*[.F86])&gt;0;[.D$3];500)" office:value-type="float" office:value="52428">
            <text:p>52428</text:p>
          </table:table-cell>
          <table:table-cell table:formula="of:=0.5*[.D$5]*(1+SIN(2*PI()*[.C$4]*[.F86]))" office:value-type="float" office:value="12786.2488795403">
            <text:p>12786,2488795403</text:p>
          </table:table-cell>
          <table:table-cell table:formula="of:=[.G86]+[.H86]" office:value-type="float" office:value="65214.2488795403">
            <text:p>65214,2488795403</text:p>
          </table:table-cell>
          <table:table-cell table:style-name="ce3" table:formula="of:=AVERAGE([.I67:.I86])" office:value-type="float" office:value="58981.5">
            <text:p>58981,500</text:p>
          </table:table-cell>
          <table:table-cell table:style-name="ce4" table:formula="of:=ROUND([.I8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6">
            <text:p>86</text:p>
          </table:table-cell>
          <table:table-cell table:formula="of:=[.F86]+[.C$7]" office:value-type="float" office:value="0.0425">
            <text:p>0,0425</text:p>
          </table:table-cell>
          <table:table-cell table:formula="of:=IF(SIN(2*PI()*[.C$2]*[.F87])&gt;0;[.D$3];500)" office:value-type="float" office:value="52428">
            <text:p>52428</text:p>
          </table:table-cell>
          <table:table-cell table:formula="of:=0.5*[.D$5]*(1+SIN(2*PI()*[.C$4]*[.F87]))" office:value-type="float" office:value="13107">
            <text:p>13107</text:p>
          </table:table-cell>
          <table:table-cell table:formula="of:=[.G87]+[.H87]" office:value-type="float" office:value="65535">
            <text:p>65535</text:p>
          </table:table-cell>
          <table:table-cell table:style-name="ce3" table:formula="of:=AVERAGE([.I68:.I87])" office:value-type="float" office:value="58981.5">
            <text:p>58981,500</text:p>
          </table:table-cell>
          <table:table-cell table:style-name="ce4" table:formula="of:=ROUND([.I8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7">
            <text:p>87</text:p>
          </table:table-cell>
          <table:table-cell table:formula="of:=[.F87]+[.C$7]" office:value-type="float" office:value="0.043">
            <text:p>0,043</text:p>
          </table:table-cell>
          <table:table-cell table:formula="of:=IF(SIN(2*PI()*[.C$2]*[.F88])&gt;0;[.D$3];500)" office:value-type="float" office:value="52428">
            <text:p>52428</text:p>
          </table:table-cell>
          <table:table-cell table:formula="of:=0.5*[.D$5]*(1+SIN(2*PI()*[.C$4]*[.F88]))" office:value-type="float" office:value="12786.2488795402">
            <text:p>12786,2488795402</text:p>
          </table:table-cell>
          <table:table-cell table:formula="of:=[.G88]+[.H88]" office:value-type="float" office:value="65214.2488795402">
            <text:p>65214,2488795402</text:p>
          </table:table-cell>
          <table:table-cell table:style-name="ce3" table:formula="of:=AVERAGE([.I69:.I88])" office:value-type="float" office:value="58981.5">
            <text:p>58981,500</text:p>
          </table:table-cell>
          <table:table-cell table:style-name="ce4" table:formula="of:=ROUND([.I8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8">
            <text:p>88</text:p>
          </table:table-cell>
          <table:table-cell table:formula="of:=[.F88]+[.C$7]" office:value-type="float" office:value="0.0435">
            <text:p>0,0435</text:p>
          </table:table-cell>
          <table:table-cell table:formula="of:=IF(SIN(2*PI()*[.C$2]*[.F89])&gt;0;[.D$3];500)" office:value-type="float" office:value="52428">
            <text:p>52428</text:p>
          </table:table-cell>
          <table:table-cell table:formula="of:=0.5*[.D$5]*(1+SIN(2*PI()*[.C$4]*[.F89]))" office:value-type="float" office:value="11855.3928726361">
            <text:p>11855,3928726361</text:p>
          </table:table-cell>
          <table:table-cell table:formula="of:=[.G89]+[.H89]" office:value-type="float" office:value="64283.3928726361">
            <text:p>64283,3928726361</text:p>
          </table:table-cell>
          <table:table-cell table:style-name="ce3" table:formula="of:=AVERAGE([.I70:.I89])" office:value-type="float" office:value="58981.5">
            <text:p>58981,500</text:p>
          </table:table-cell>
          <table:table-cell table:style-name="ce4" table:formula="of:=ROUND([.I8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89">
            <text:p>89</text:p>
          </table:table-cell>
          <table:table-cell table:formula="of:=[.F89]+[.C$7]" office:value-type="float" office:value="0.044">
            <text:p>0,044</text:p>
          </table:table-cell>
          <table:table-cell table:formula="of:=IF(SIN(2*PI()*[.C$2]*[.F90])&gt;0;[.D$3];500)" office:value-type="float" office:value="52428">
            <text:p>52428</text:p>
          </table:table-cell>
          <table:table-cell table:formula="of:=0.5*[.D$5]*(1+SIN(2*PI()*[.C$4]*[.F90]))" office:value-type="float" office:value="10405.5506508986">
            <text:p>10405,5506508986</text:p>
          </table:table-cell>
          <table:table-cell table:formula="of:=[.G90]+[.H90]" office:value-type="float" office:value="62833.5506508986">
            <text:p>62833,5506508986</text:p>
          </table:table-cell>
          <table:table-cell table:style-name="ce3" table:formula="of:=AVERAGE([.I71:.I90])" office:value-type="float" office:value="58981.5">
            <text:p>58981,500</text:p>
          </table:table-cell>
          <table:table-cell table:style-name="ce4" table:formula="of:=ROUND([.I9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0">
            <text:p>90</text:p>
          </table:table-cell>
          <table:table-cell table:formula="of:=[.F90]+[.C$7]" office:value-type="float" office:value="0.0445">
            <text:p>0,0445</text:p>
          </table:table-cell>
          <table:table-cell table:formula="of:=IF(SIN(2*PI()*[.C$2]*[.F91])&gt;0;[.D$3];500)" office:value-type="float" office:value="52428">
            <text:p>52428</text:p>
          </table:table-cell>
          <table:table-cell table:formula="of:=0.5*[.D$5]*(1+SIN(2*PI()*[.C$4]*[.F91]))" office:value-type="float" office:value="8578.64287263608">
            <text:p>8578,6428726361</text:p>
          </table:table-cell>
          <table:table-cell table:formula="of:=[.G91]+[.H91]" office:value-type="float" office:value="61006.6428726361">
            <text:p>61006,6428726361</text:p>
          </table:table-cell>
          <table:table-cell table:style-name="ce3" table:formula="of:=AVERAGE([.I72:.I91])" office:value-type="float" office:value="58981.5">
            <text:p>58981,500</text:p>
          </table:table-cell>
          <table:table-cell table:style-name="ce4" table:formula="of:=ROUND([.I9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1">
            <text:p>91</text:p>
          </table:table-cell>
          <table:table-cell table:formula="of:=[.F91]+[.C$7]" office:value-type="float" office:value="0.045">
            <text:p>0,045</text:p>
          </table:table-cell>
          <table:table-cell table:formula="of:=IF(SIN(2*PI()*[.C$2]*[.F92])&gt;0;[.D$3];500)" office:value-type="float" office:value="52428">
            <text:p>52428</text:p>
          </table:table-cell>
          <table:table-cell table:formula="of:=0.5*[.D$5]*(1+SIN(2*PI()*[.C$4]*[.F92]))" office:value-type="float" office:value="6553.49999999987">
            <text:p>6553,4999999999</text:p>
          </table:table-cell>
          <table:table-cell table:formula="of:=[.G92]+[.H92]" office:value-type="float" office:value="58981.4999999999">
            <text:p>58981,4999999999</text:p>
          </table:table-cell>
          <table:table-cell table:style-name="ce3" table:formula="of:=AVERAGE([.I73:.I92])" office:value-type="float" office:value="58981.5">
            <text:p>58981,500</text:p>
          </table:table-cell>
          <table:table-cell table:style-name="ce4" table:formula="of:=ROUND([.I92];0)" office:value-type="float" office:value="58981">
            <text:p>58981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2">
            <text:p>92</text:p>
          </table:table-cell>
          <table:table-cell table:formula="of:=[.F92]+[.C$7]" office:value-type="float" office:value="0.0455">
            <text:p>0,0455</text:p>
          </table:table-cell>
          <table:table-cell table:formula="of:=IF(SIN(2*PI()*[.C$2]*[.F93])&gt;0;[.D$3];500)" office:value-type="float" office:value="52428">
            <text:p>52428</text:p>
          </table:table-cell>
          <table:table-cell table:formula="of:=0.5*[.D$5]*(1+SIN(2*PI()*[.C$4]*[.F93]))" office:value-type="float" office:value="4528.35712736364">
            <text:p>4528,3571273637</text:p>
          </table:table-cell>
          <table:table-cell table:formula="of:=[.G93]+[.H93]" office:value-type="float" office:value="56956.3571273636">
            <text:p>56956,3571273636</text:p>
          </table:table-cell>
          <table:table-cell table:style-name="ce3" table:formula="of:=AVERAGE([.I74:.I93])" office:value-type="float" office:value="58981.5">
            <text:p>58981,500</text:p>
          </table:table-cell>
          <table:table-cell table:style-name="ce4" table:formula="of:=ROUND([.I9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3">
            <text:p>93</text:p>
          </table:table-cell>
          <table:table-cell table:formula="of:=[.F93]+[.C$7]" office:value-type="float" office:value="0.046">
            <text:p>0,046</text:p>
          </table:table-cell>
          <table:table-cell table:formula="of:=IF(SIN(2*PI()*[.C$2]*[.F94])&gt;0;[.D$3];500)" office:value-type="float" office:value="52428">
            <text:p>52428</text:p>
          </table:table-cell>
          <table:table-cell table:formula="of:=0.5*[.D$5]*(1+SIN(2*PI()*[.C$4]*[.F94]))" office:value-type="float" office:value="2701.44934910117">
            <text:p>2701,4493491012</text:p>
          </table:table-cell>
          <table:table-cell table:formula="of:=[.G94]+[.H94]" office:value-type="float" office:value="55129.4493491012">
            <text:p>55129,4493491012</text:p>
          </table:table-cell>
          <table:table-cell table:style-name="ce3" table:formula="of:=AVERAGE([.I75:.I94])" office:value-type="float" office:value="58981.5">
            <text:p>58981,500</text:p>
          </table:table-cell>
          <table:table-cell table:style-name="ce4" table:formula="of:=ROUND([.I9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4">
            <text:p>94</text:p>
          </table:table-cell>
          <table:table-cell table:formula="of:=[.F94]+[.C$7]" office:value-type="float" office:value="0.0465">
            <text:p>0,0465</text:p>
          </table:table-cell>
          <table:table-cell table:formula="of:=IF(SIN(2*PI()*[.C$2]*[.F95])&gt;0;[.D$3];500)" office:value-type="float" office:value="52428">
            <text:p>52428</text:p>
          </table:table-cell>
          <table:table-cell table:formula="of:=0.5*[.D$5]*(1+SIN(2*PI()*[.C$4]*[.F95]))" office:value-type="float" office:value="1251.6071273637">
            <text:p>1251,6071273637</text:p>
          </table:table-cell>
          <table:table-cell table:formula="of:=[.G95]+[.H95]" office:value-type="float" office:value="53679.6071273637">
            <text:p>53679,6071273637</text:p>
          </table:table-cell>
          <table:table-cell table:style-name="ce3" table:formula="of:=AVERAGE([.I76:.I95])" office:value-type="float" office:value="58981.5">
            <text:p>58981,500</text:p>
          </table:table-cell>
          <table:table-cell table:style-name="ce4" table:formula="of:=ROUND([.I9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5">
            <text:p>95</text:p>
          </table:table-cell>
          <table:table-cell table:formula="of:=[.F95]+[.C$7]" office:value-type="float" office:value="0.047">
            <text:p>0,047</text:p>
          </table:table-cell>
          <table:table-cell table:formula="of:=IF(SIN(2*PI()*[.C$2]*[.F96])&gt;0;[.D$3];500)" office:value-type="float" office:value="52428">
            <text:p>52428</text:p>
          </table:table-cell>
          <table:table-cell table:formula="of:=0.5*[.D$5]*(1+SIN(2*PI()*[.C$4]*[.F96]))" office:value-type="float" office:value="320.751120459663">
            <text:p>320,7511204597</text:p>
          </table:table-cell>
          <table:table-cell table:formula="of:=[.G96]+[.H96]" office:value-type="float" office:value="52748.7511204597">
            <text:p>52748,7511204597</text:p>
          </table:table-cell>
          <table:table-cell table:style-name="ce3" table:formula="of:=AVERAGE([.I77:.I96])" office:value-type="float" office:value="58981.5">
            <text:p>58981,500</text:p>
          </table:table-cell>
          <table:table-cell table:style-name="ce4" table:formula="of:=ROUND([.I9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6">
            <text:p>96</text:p>
          </table:table-cell>
          <table:table-cell table:formula="of:=[.F96]+[.C$7]" office:value-type="float" office:value="0.0475">
            <text:p>0,0475</text:p>
          </table:table-cell>
          <table:table-cell table:formula="of:=IF(SIN(2*PI()*[.C$2]*[.F97])&gt;0;[.D$3];500)" office:value-type="float" office:value="52428">
            <text:p>52428</text:p>
          </table:table-cell>
          <table:table-cell table:formula="of:=0.5*[.D$5]*(1+SIN(2*PI()*[.C$4]*[.F97]))" office:value-type="float" office:value="0">
            <text:p>0</text:p>
          </table:table-cell>
          <table:table-cell table:formula="of:=[.G97]+[.H97]" office:value-type="float" office:value="52428">
            <text:p>52428</text:p>
          </table:table-cell>
          <table:table-cell table:style-name="ce3" table:formula="of:=AVERAGE([.I78:.I97])" office:value-type="float" office:value="58981.5">
            <text:p>58981,500</text:p>
          </table:table-cell>
          <table:table-cell table:style-name="ce4" table:formula="of:=ROUND([.I9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7">
            <text:p>97</text:p>
          </table:table-cell>
          <table:table-cell table:formula="of:=[.F97]+[.C$7]" office:value-type="float" office:value="0.048">
            <text:p>0,048</text:p>
          </table:table-cell>
          <table:table-cell table:formula="of:=IF(SIN(2*PI()*[.C$2]*[.F98])&gt;0;[.D$3];500)" office:value-type="float" office:value="52428">
            <text:p>52428</text:p>
          </table:table-cell>
          <table:table-cell table:formula="of:=0.5*[.D$5]*(1+SIN(2*PI()*[.C$4]*[.F98]))" office:value-type="float" office:value="320.751120459759">
            <text:p>320,7511204598</text:p>
          </table:table-cell>
          <table:table-cell table:formula="of:=[.G98]+[.H98]" office:value-type="float" office:value="52748.7511204598">
            <text:p>52748,7511204598</text:p>
          </table:table-cell>
          <table:table-cell table:style-name="ce3" table:formula="of:=AVERAGE([.I79:.I98])" office:value-type="float" office:value="58981.5">
            <text:p>58981,500</text:p>
          </table:table-cell>
          <table:table-cell table:style-name="ce4" table:formula="of:=ROUND([.I9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8">
            <text:p>98</text:p>
          </table:table-cell>
          <table:table-cell table:formula="of:=[.F98]+[.C$7]" office:value-type="float" office:value="0.0485">
            <text:p>0,0485</text:p>
          </table:table-cell>
          <table:table-cell table:formula="of:=IF(SIN(2*PI()*[.C$2]*[.F99])&gt;0;[.D$3];500)" office:value-type="float" office:value="52428">
            <text:p>52428</text:p>
          </table:table-cell>
          <table:table-cell table:formula="of:=0.5*[.D$5]*(1+SIN(2*PI()*[.C$4]*[.F99]))" office:value-type="float" office:value="1251.60712736387">
            <text:p>1251,6071273639</text:p>
          </table:table-cell>
          <table:table-cell table:formula="of:=[.G99]+[.H99]" office:value-type="float" office:value="53679.6071273639">
            <text:p>53679,6071273639</text:p>
          </table:table-cell>
          <table:table-cell table:style-name="ce3" table:formula="of:=AVERAGE([.I80:.I99])" office:value-type="float" office:value="58981.5">
            <text:p>58981,500</text:p>
          </table:table-cell>
          <table:table-cell table:style-name="ce4" table:formula="of:=ROUND([.I9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99">
            <text:p>99</text:p>
          </table:table-cell>
          <table:table-cell table:formula="of:=[.F99]+[.C$7]" office:value-type="float" office:value="0.049">
            <text:p>0,049</text:p>
          </table:table-cell>
          <table:table-cell table:formula="of:=IF(SIN(2*PI()*[.C$2]*[.F100])&gt;0;[.D$3];500)" office:value-type="float" office:value="52428">
            <text:p>52428</text:p>
          </table:table-cell>
          <table:table-cell table:formula="of:=0.5*[.D$5]*(1+SIN(2*PI()*[.C$4]*[.F100]))" office:value-type="float" office:value="2701.4493491014">
            <text:p>2701,4493491014</text:p>
          </table:table-cell>
          <table:table-cell table:formula="of:=[.G100]+[.H100]" office:value-type="float" office:value="55129.4493491014">
            <text:p>55129,4493491014</text:p>
          </table:table-cell>
          <table:table-cell table:style-name="ce3" table:formula="of:=AVERAGE([.I81:.I100])" office:value-type="float" office:value="58981.5">
            <text:p>58981,500</text:p>
          </table:table-cell>
          <table:table-cell table:style-name="ce4" table:formula="of:=ROUND([.I10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0">
            <text:p>100</text:p>
          </table:table-cell>
          <table:table-cell table:formula="of:=[.F100]+[.C$7]" office:value-type="float" office:value="0.0495">
            <text:p>0,0495</text:p>
          </table:table-cell>
          <table:table-cell table:formula="of:=IF(SIN(2*PI()*[.C$2]*[.F101])&gt;0;[.D$3];500)" office:value-type="float" office:value="52428">
            <text:p>52428</text:p>
          </table:table-cell>
          <table:table-cell table:formula="of:=0.5*[.D$5]*(1+SIN(2*PI()*[.C$4]*[.F101]))" office:value-type="float" office:value="4528.35712736392">
            <text:p>4528,3571273639</text:p>
          </table:table-cell>
          <table:table-cell table:formula="of:=[.G101]+[.H101]" office:value-type="float" office:value="56956.3571273639">
            <text:p>56956,3571273639</text:p>
          </table:table-cell>
          <table:table-cell table:style-name="ce3" table:formula="of:=AVERAGE([.I82:.I101])" office:value-type="float" office:value="58981.5">
            <text:p>58981,500</text:p>
          </table:table-cell>
          <table:table-cell table:style-name="ce4" table:formula="of:=ROUND([.I10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1">
            <text:p>101</text:p>
          </table:table-cell>
          <table:table-cell table:formula="of:=[.F101]+[.C$7]" office:value-type="float" office:value="0.05">
            <text:p>0,05</text:p>
          </table:table-cell>
          <table:table-cell table:formula="of:=IF(SIN(2*PI()*[.C$2]*[.F102])&gt;0;[.D$3];500)" office:value-type="float" office:value="500">
            <text:p>500</text:p>
          </table:table-cell>
          <table:table-cell table:formula="of:=0.5*[.D$5]*(1+SIN(2*PI()*[.C$4]*[.F102]))" office:value-type="float" office:value="6553.50000000015">
            <text:p>6553,5000000002</text:p>
          </table:table-cell>
          <table:table-cell table:formula="of:=[.G102]+[.H102]" office:value-type="float" office:value="7053.50000000015">
            <text:p>7053,5000000002</text:p>
          </table:table-cell>
          <table:table-cell table:style-name="ce3" table:formula="of:=AVERAGE([.I83:.I102])" office:value-type="float" office:value="56385.1">
            <text:p>56385,100</text:p>
          </table:table-cell>
          <table:table-cell table:style-name="ce4" table:formula="of:=ROUND([.I102];0)" office:value-type="float" office:value="7054">
            <text:p>705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2">
            <text:p>102</text:p>
          </table:table-cell>
          <table:table-cell table:formula="of:=[.F102]+[.C$7]" office:value-type="float" office:value="0.0505">
            <text:p>0,0505</text:p>
          </table:table-cell>
          <table:table-cell table:formula="of:=IF(SIN(2*PI()*[.C$2]*[.F103])&gt;0;[.D$3];500)" office:value-type="float" office:value="500">
            <text:p>500</text:p>
          </table:table-cell>
          <table:table-cell table:formula="of:=0.5*[.D$5]*(1+SIN(2*PI()*[.C$4]*[.F103]))" office:value-type="float" office:value="8578.64287263637">
            <text:p>8578,6428726364</text:p>
          </table:table-cell>
          <table:table-cell table:formula="of:=[.G103]+[.H103]" office:value-type="float" office:value="9078.64287263637">
            <text:p>9078,6428726364</text:p>
          </table:table-cell>
          <table:table-cell table:style-name="ce3" table:formula="of:=AVERAGE([.I84:.I103])" office:value-type="float" office:value="53788.7">
            <text:p>53788,700</text:p>
          </table:table-cell>
          <table:table-cell table:style-name="ce4" table:formula="of:=ROUND([.I103];0)" office:value-type="float" office:value="9079">
            <text:p>907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3">
            <text:p>103</text:p>
          </table:table-cell>
          <table:table-cell table:formula="of:=[.F103]+[.C$7]" office:value-type="float" office:value="0.051">
            <text:p>0,051</text:p>
          </table:table-cell>
          <table:table-cell table:formula="of:=IF(SIN(2*PI()*[.C$2]*[.F104])&gt;0;[.D$3];500)" office:value-type="float" office:value="500">
            <text:p>500</text:p>
          </table:table-cell>
          <table:table-cell table:formula="of:=0.5*[.D$5]*(1+SIN(2*PI()*[.C$4]*[.F104]))" office:value-type="float" office:value="10405.5506508988">
            <text:p>10405,5506508988</text:p>
          </table:table-cell>
          <table:table-cell table:formula="of:=[.G104]+[.H104]" office:value-type="float" office:value="10905.5506508988">
            <text:p>10905,5506508988</text:p>
          </table:table-cell>
          <table:table-cell table:style-name="ce3" table:formula="of:=AVERAGE([.I85:.I104])" office:value-type="float" office:value="51192.3">
            <text:p>51192,300</text:p>
          </table:table-cell>
          <table:table-cell table:style-name="ce4" table:formula="of:=ROUND([.I104];0)" office:value-type="float" office:value="10906">
            <text:p>10906</text:p>
          </table:table-cell>
          <table:table-cell office:value-type="float" office:value="56385">
            <text:p>5638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4">
            <text:p>104</text:p>
          </table:table-cell>
          <table:table-cell table:formula="of:=[.F104]+[.C$7]" office:value-type="float" office:value="0.0515">
            <text:p>0,0515</text:p>
          </table:table-cell>
          <table:table-cell table:formula="of:=IF(SIN(2*PI()*[.C$2]*[.F105])&gt;0;[.D$3];500)" office:value-type="float" office:value="500">
            <text:p>500</text:p>
          </table:table-cell>
          <table:table-cell table:formula="of:=0.5*[.D$5]*(1+SIN(2*PI()*[.C$4]*[.F105]))" office:value-type="float" office:value="11855.3928726363">
            <text:p>11855,3928726363</text:p>
          </table:table-cell>
          <table:table-cell table:formula="of:=[.G105]+[.H105]" office:value-type="float" office:value="12355.3928726363">
            <text:p>12355,3928726363</text:p>
          </table:table-cell>
          <table:table-cell table:style-name="ce3" table:formula="of:=AVERAGE([.I86:.I105])" office:value-type="float" office:value="48595.9">
            <text:p>48595,900</text:p>
          </table:table-cell>
          <table:table-cell table:style-name="ce4" table:formula="of:=ROUND([.I105];0)" office:value-type="float" office:value="12355">
            <text:p>12355</text:p>
          </table:table-cell>
          <table:table-cell office:value-type="float" office:value="53788">
            <text:p>5378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5">
            <text:p>105</text:p>
          </table:table-cell>
          <table:table-cell table:formula="of:=[.F105]+[.C$7]" office:value-type="float" office:value="0.052">
            <text:p>0,052</text:p>
          </table:table-cell>
          <table:table-cell table:formula="of:=IF(SIN(2*PI()*[.C$2]*[.F106])&gt;0;[.D$3];500)" office:value-type="float" office:value="500">
            <text:p>500</text:p>
          </table:table-cell>
          <table:table-cell table:formula="of:=0.5*[.D$5]*(1+SIN(2*PI()*[.C$4]*[.F106]))" office:value-type="float" office:value="12786.2488795403">
            <text:p>12786,2488795403</text:p>
          </table:table-cell>
          <table:table-cell table:formula="of:=[.G106]+[.H106]" office:value-type="float" office:value="13286.2488795403">
            <text:p>13286,2488795403</text:p>
          </table:table-cell>
          <table:table-cell table:style-name="ce3" table:formula="of:=AVERAGE([.I87:.I106])" office:value-type="float" office:value="45999.5">
            <text:p>45999,500</text:p>
          </table:table-cell>
          <table:table-cell table:style-name="ce4" table:formula="of:=ROUND([.I106];0)" office:value-type="float" office:value="13286">
            <text:p>13286</text:p>
          </table:table-cell>
          <table:table-cell office:value-type="float" office:value="51192">
            <text:p>5119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6">
            <text:p>106</text:p>
          </table:table-cell>
          <table:table-cell table:formula="of:=[.F106]+[.C$7]" office:value-type="float" office:value="0.0525">
            <text:p>0,0525</text:p>
          </table:table-cell>
          <table:table-cell table:formula="of:=IF(SIN(2*PI()*[.C$2]*[.F107])&gt;0;[.D$3];500)" office:value-type="float" office:value="500">
            <text:p>500</text:p>
          </table:table-cell>
          <table:table-cell table:formula="of:=0.5*[.D$5]*(1+SIN(2*PI()*[.C$4]*[.F107]))" office:value-type="float" office:value="13107">
            <text:p>13107</text:p>
          </table:table-cell>
          <table:table-cell table:formula="of:=[.G107]+[.H107]" office:value-type="float" office:value="13607">
            <text:p>13607</text:p>
          </table:table-cell>
          <table:table-cell table:style-name="ce3" table:formula="of:=AVERAGE([.I88:.I107])" office:value-type="float" office:value="43403.1">
            <text:p>43403,100</text:p>
          </table:table-cell>
          <table:table-cell table:style-name="ce4" table:formula="of:=ROUND([.I107];0)" office:value-type="float" office:value="13607">
            <text:p>13607</text:p>
          </table:table-cell>
          <table:table-cell office:value-type="float" office:value="48595">
            <text:p>4859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7">
            <text:p>107</text:p>
          </table:table-cell>
          <table:table-cell table:formula="of:=[.F107]+[.C$7]" office:value-type="float" office:value="0.053">
            <text:p>0,053</text:p>
          </table:table-cell>
          <table:table-cell table:formula="of:=IF(SIN(2*PI()*[.C$2]*[.F108])&gt;0;[.D$3];500)" office:value-type="float" office:value="500">
            <text:p>500</text:p>
          </table:table-cell>
          <table:table-cell table:formula="of:=0.5*[.D$5]*(1+SIN(2*PI()*[.C$4]*[.F108]))" office:value-type="float" office:value="12786.2488795402">
            <text:p>12786,2488795402</text:p>
          </table:table-cell>
          <table:table-cell table:formula="of:=[.G108]+[.H108]" office:value-type="float" office:value="13286.2488795402">
            <text:p>13286,2488795402</text:p>
          </table:table-cell>
          <table:table-cell table:style-name="ce3" table:formula="of:=AVERAGE([.I89:.I108])" office:value-type="float" office:value="40806.7">
            <text:p>40806,700</text:p>
          </table:table-cell>
          <table:table-cell table:style-name="ce4" table:formula="of:=ROUND([.I108];0)" office:value-type="float" office:value="13286">
            <text:p>13286</text:p>
          </table:table-cell>
          <table:table-cell office:value-type="float" office:value="45999">
            <text:p>4599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8">
            <text:p>108</text:p>
          </table:table-cell>
          <table:table-cell table:formula="of:=[.F108]+[.C$7]" office:value-type="float" office:value="0.0535">
            <text:p>0,0535</text:p>
          </table:table-cell>
          <table:table-cell table:formula="of:=IF(SIN(2*PI()*[.C$2]*[.F109])&gt;0;[.D$3];500)" office:value-type="float" office:value="500">
            <text:p>500</text:p>
          </table:table-cell>
          <table:table-cell table:formula="of:=0.5*[.D$5]*(1+SIN(2*PI()*[.C$4]*[.F109]))" office:value-type="float" office:value="11855.3928726361">
            <text:p>11855,3928726361</text:p>
          </table:table-cell>
          <table:table-cell table:formula="of:=[.G109]+[.H109]" office:value-type="float" office:value="12355.3928726361">
            <text:p>12355,3928726361</text:p>
          </table:table-cell>
          <table:table-cell table:style-name="ce3" table:formula="of:=AVERAGE([.I90:.I109])" office:value-type="float" office:value="38210.3">
            <text:p>38210,300</text:p>
          </table:table-cell>
          <table:table-cell table:style-name="ce4" table:formula="of:=ROUND([.I109];0)" office:value-type="float" office:value="12355">
            <text:p>12355</text:p>
          </table:table-cell>
          <table:table-cell office:value-type="float" office:value="43403">
            <text:p>4340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09">
            <text:p>109</text:p>
          </table:table-cell>
          <table:table-cell table:formula="of:=[.F109]+[.C$7]" office:value-type="float" office:value="0.054">
            <text:p>0,054</text:p>
          </table:table-cell>
          <table:table-cell table:formula="of:=IF(SIN(2*PI()*[.C$2]*[.F110])&gt;0;[.D$3];500)" office:value-type="float" office:value="500">
            <text:p>500</text:p>
          </table:table-cell>
          <table:table-cell table:formula="of:=0.5*[.D$5]*(1+SIN(2*PI()*[.C$4]*[.F110]))" office:value-type="float" office:value="10405.5506508986">
            <text:p>10405,5506508986</text:p>
          </table:table-cell>
          <table:table-cell table:formula="of:=[.G110]+[.H110]" office:value-type="float" office:value="10905.5506508986">
            <text:p>10905,5506508986</text:p>
          </table:table-cell>
          <table:table-cell table:style-name="ce3" table:formula="of:=AVERAGE([.I91:.I110])" office:value-type="float" office:value="35613.9">
            <text:p>35613,900</text:p>
          </table:table-cell>
          <table:table-cell table:style-name="ce4" table:formula="of:=ROUND([.I110];0)" office:value-type="float" office:value="10906">
            <text:p>10906</text:p>
          </table:table-cell>
          <table:table-cell office:value-type="float" office:value="40806">
            <text:p>40806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0">
            <text:p>110</text:p>
          </table:table-cell>
          <table:table-cell table:formula="of:=[.F110]+[.C$7]" office:value-type="float" office:value="0.0545">
            <text:p>0,0545</text:p>
          </table:table-cell>
          <table:table-cell table:formula="of:=IF(SIN(2*PI()*[.C$2]*[.F111])&gt;0;[.D$3];500)" office:value-type="float" office:value="500">
            <text:p>500</text:p>
          </table:table-cell>
          <table:table-cell table:formula="of:=0.5*[.D$5]*(1+SIN(2*PI()*[.C$4]*[.F111]))" office:value-type="float" office:value="8578.64287263604">
            <text:p>8578,642872636</text:p>
          </table:table-cell>
          <table:table-cell table:formula="of:=[.G111]+[.H111]" office:value-type="float" office:value="9078.64287263604">
            <text:p>9078,642872636</text:p>
          </table:table-cell>
          <table:table-cell table:style-name="ce3" table:formula="of:=AVERAGE([.I92:.I111])" office:value-type="float" office:value="33017.5">
            <text:p>33017,500</text:p>
          </table:table-cell>
          <table:table-cell table:style-name="ce4" table:formula="of:=ROUND([.I111];0)" office:value-type="float" office:value="9079">
            <text:p>9079</text:p>
          </table:table-cell>
          <table:table-cell office:value-type="float" office:value="38210">
            <text:p>3821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1">
            <text:p>111</text:p>
          </table:table-cell>
          <table:table-cell table:formula="of:=[.F111]+[.C$7]" office:value-type="float" office:value="0.055">
            <text:p>0,055</text:p>
          </table:table-cell>
          <table:table-cell table:formula="of:=IF(SIN(2*PI()*[.C$2]*[.F112])&gt;0;[.D$3];500)" office:value-type="float" office:value="500">
            <text:p>500</text:p>
          </table:table-cell>
          <table:table-cell table:formula="of:=0.5*[.D$5]*(1+SIN(2*PI()*[.C$4]*[.F112]))" office:value-type="float" office:value="6553.49999999984">
            <text:p>6553,4999999999</text:p>
          </table:table-cell>
          <table:table-cell table:formula="of:=[.G112]+[.H112]" office:value-type="float" office:value="7053.49999999984">
            <text:p>7053,4999999999</text:p>
          </table:table-cell>
          <table:table-cell table:style-name="ce3" table:formula="of:=AVERAGE([.I93:.I112])" office:value-type="float" office:value="30421.1">
            <text:p>30421,100</text:p>
          </table:table-cell>
          <table:table-cell table:style-name="ce4" table:formula="of:=ROUND([.I112];0)" office:value-type="float" office:value="7053">
            <text:p>7053</text:p>
          </table:table-cell>
          <table:table-cell office:value-type="float" office:value="35613">
            <text:p>3561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2">
            <text:p>112</text:p>
          </table:table-cell>
          <table:table-cell table:formula="of:=[.F112]+[.C$7]" office:value-type="float" office:value="0.0555">
            <text:p>0,0555</text:p>
          </table:table-cell>
          <table:table-cell table:formula="of:=IF(SIN(2*PI()*[.C$2]*[.F113])&gt;0;[.D$3];500)" office:value-type="float" office:value="500">
            <text:p>500</text:p>
          </table:table-cell>
          <table:table-cell table:formula="of:=0.5*[.D$5]*(1+SIN(2*PI()*[.C$4]*[.F113]))" office:value-type="float" office:value="4528.35712736362">
            <text:p>4528,3571273636</text:p>
          </table:table-cell>
          <table:table-cell table:formula="of:=[.G113]+[.H113]" office:value-type="float" office:value="5028.35712736362">
            <text:p>5028,3571273636</text:p>
          </table:table-cell>
          <table:table-cell table:style-name="ce3" table:formula="of:=AVERAGE([.I94:.I113])" office:value-type="float" office:value="27824.7">
            <text:p>27824,700</text:p>
          </table:table-cell>
          <table:table-cell table:style-name="ce4" table:formula="of:=ROUND([.I113];0)" office:value-type="float" office:value="5028">
            <text:p>5028</text:p>
          </table:table-cell>
          <table:table-cell office:value-type="float" office:value="33017">
            <text:p>33017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3">
            <text:p>113</text:p>
          </table:table-cell>
          <table:table-cell table:formula="of:=[.F113]+[.C$7]" office:value-type="float" office:value="0.056">
            <text:p>0,056</text:p>
          </table:table-cell>
          <table:table-cell table:formula="of:=IF(SIN(2*PI()*[.C$2]*[.F114])&gt;0;[.D$3];500)" office:value-type="float" office:value="500">
            <text:p>500</text:p>
          </table:table-cell>
          <table:table-cell table:formula="of:=0.5*[.D$5]*(1+SIN(2*PI()*[.C$4]*[.F114]))" office:value-type="float" office:value="2701.44934910113">
            <text:p>2701,4493491011</text:p>
          </table:table-cell>
          <table:table-cell table:formula="of:=[.G114]+[.H114]" office:value-type="float" office:value="3201.44934910113">
            <text:p>3201,4493491011</text:p>
          </table:table-cell>
          <table:table-cell table:style-name="ce3" table:formula="of:=AVERAGE([.I95:.I114])" office:value-type="float" office:value="25228.3">
            <text:p>25228,300</text:p>
          </table:table-cell>
          <table:table-cell table:style-name="ce4" table:formula="of:=ROUND([.I114];0)" office:value-type="float" office:value="3201">
            <text:p>3201</text:p>
          </table:table-cell>
          <table:table-cell office:value-type="float" office:value="30421">
            <text:p>3042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4">
            <text:p>114</text:p>
          </table:table-cell>
          <table:table-cell table:formula="of:=[.F114]+[.C$7]" office:value-type="float" office:value="0.0565">
            <text:p>0,0565</text:p>
          </table:table-cell>
          <table:table-cell table:formula="of:=IF(SIN(2*PI()*[.C$2]*[.F115])&gt;0;[.D$3];500)" office:value-type="float" office:value="500">
            <text:p>500</text:p>
          </table:table-cell>
          <table:table-cell table:formula="of:=0.5*[.D$5]*(1+SIN(2*PI()*[.C$4]*[.F115]))" office:value-type="float" office:value="1251.60712736367">
            <text:p>1251,6071273637</text:p>
          </table:table-cell>
          <table:table-cell table:formula="of:=[.G115]+[.H115]" office:value-type="float" office:value="1751.60712736367">
            <text:p>1751,6071273637</text:p>
          </table:table-cell>
          <table:table-cell table:style-name="ce3" table:formula="of:=AVERAGE([.I96:.I115])" office:value-type="float" office:value="22631.9">
            <text:p>22631,900</text:p>
          </table:table-cell>
          <table:table-cell table:style-name="ce4" table:formula="of:=ROUND([.I115];0)" office:value-type="float" office:value="1752">
            <text:p>1752</text:p>
          </table:table-cell>
          <table:table-cell office:value-type="float" office:value="27824">
            <text:p>27824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5">
            <text:p>115</text:p>
          </table:table-cell>
          <table:table-cell table:formula="of:=[.F115]+[.C$7]" office:value-type="float" office:value="0.057">
            <text:p>0,057</text:p>
          </table:table-cell>
          <table:table-cell table:formula="of:=IF(SIN(2*PI()*[.C$2]*[.F116])&gt;0;[.D$3];500)" office:value-type="float" office:value="500">
            <text:p>500</text:p>
          </table:table-cell>
          <table:table-cell table:formula="of:=0.5*[.D$5]*(1+SIN(2*PI()*[.C$4]*[.F116]))" office:value-type="float" office:value="320.751120459649">
            <text:p>320,7511204597</text:p>
          </table:table-cell>
          <table:table-cell table:formula="of:=[.G116]+[.H116]" office:value-type="float" office:value="820.751120459649">
            <text:p>820,7511204597</text:p>
          </table:table-cell>
          <table:table-cell table:style-name="ce3" table:formula="of:=AVERAGE([.I97:.I116])" office:value-type="float" office:value="20035.5">
            <text:p>20035,500</text:p>
          </table:table-cell>
          <table:table-cell table:style-name="ce4" table:formula="of:=ROUND([.I116];0)" office:value-type="float" office:value="821">
            <text:p>821</text:p>
          </table:table-cell>
          <table:table-cell office:value-type="float" office:value="25228">
            <text:p>2522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6">
            <text:p>116</text:p>
          </table:table-cell>
          <table:table-cell table:formula="of:=[.F116]+[.C$7]" office:value-type="float" office:value="0.0575">
            <text:p>0,0575</text:p>
          </table:table-cell>
          <table:table-cell table:formula="of:=IF(SIN(2*PI()*[.C$2]*[.F117])&gt;0;[.D$3];500)" office:value-type="float" office:value="500">
            <text:p>500</text:p>
          </table:table-cell>
          <table:table-cell table:formula="of:=0.5*[.D$5]*(1+SIN(2*PI()*[.C$4]*[.F117]))" office:value-type="float" office:value="0">
            <text:p>0</text:p>
          </table:table-cell>
          <table:table-cell table:formula="of:=[.G117]+[.H117]" office:value-type="float" office:value="500">
            <text:p>500</text:p>
          </table:table-cell>
          <table:table-cell table:style-name="ce3" table:formula="of:=AVERAGE([.I98:.I117])" office:value-type="float" office:value="17439.1">
            <text:p>17439,100</text:p>
          </table:table-cell>
          <table:table-cell table:style-name="ce4" table:formula="of:=ROUND([.I117];0)" office:value-type="float" office:value="500">
            <text:p>500</text:p>
          </table:table-cell>
          <table:table-cell office:value-type="float" office:value="22631">
            <text:p>2263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7">
            <text:p>117</text:p>
          </table:table-cell>
          <table:table-cell table:formula="of:=[.F117]+[.C$7]" office:value-type="float" office:value="0.058">
            <text:p>0,058</text:p>
          </table:table-cell>
          <table:table-cell table:formula="of:=IF(SIN(2*PI()*[.C$2]*[.F118])&gt;0;[.D$3];500)" office:value-type="float" office:value="500">
            <text:p>500</text:p>
          </table:table-cell>
          <table:table-cell table:formula="of:=0.5*[.D$5]*(1+SIN(2*PI()*[.C$4]*[.F118]))" office:value-type="float" office:value="320.751120459766">
            <text:p>320,7511204598</text:p>
          </table:table-cell>
          <table:table-cell table:formula="of:=[.G118]+[.H118]" office:value-type="float" office:value="820.751120459766">
            <text:p>820,7511204598</text:p>
          </table:table-cell>
          <table:table-cell table:style-name="ce3" table:formula="of:=AVERAGE([.I99:.I118])" office:value-type="float" office:value="14842.7">
            <text:p>14842,700</text:p>
          </table:table-cell>
          <table:table-cell table:style-name="ce4" table:formula="of:=ROUND([.I118];0)" office:value-type="float" office:value="821">
            <text:p>821</text:p>
          </table:table-cell>
          <table:table-cell office:value-type="float" office:value="20035">
            <text:p>2003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8">
            <text:p>118</text:p>
          </table:table-cell>
          <table:table-cell table:formula="of:=[.F118]+[.C$7]" office:value-type="float" office:value="0.0585">
            <text:p>0,0585</text:p>
          </table:table-cell>
          <table:table-cell table:formula="of:=IF(SIN(2*PI()*[.C$2]*[.F119])&gt;0;[.D$3];500)" office:value-type="float" office:value="500">
            <text:p>500</text:p>
          </table:table-cell>
          <table:table-cell table:formula="of:=0.5*[.D$5]*(1+SIN(2*PI()*[.C$4]*[.F119]))" office:value-type="float" office:value="1251.60712736389">
            <text:p>1251,6071273639</text:p>
          </table:table-cell>
          <table:table-cell table:formula="of:=[.G119]+[.H119]" office:value-type="float" office:value="1751.60712736389">
            <text:p>1751,6071273639</text:p>
          </table:table-cell>
          <table:table-cell table:style-name="ce3" table:formula="of:=AVERAGE([.I100:.I119])" office:value-type="float" office:value="12246.3">
            <text:p>12246,300</text:p>
          </table:table-cell>
          <table:table-cell table:style-name="ce4" table:formula="of:=ROUND([.I119];0)" office:value-type="float" office:value="1752">
            <text:p>1752</text:p>
          </table:table-cell>
          <table:table-cell office:value-type="float" office:value="17439">
            <text:p>1743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19">
            <text:p>119</text:p>
          </table:table-cell>
          <table:table-cell table:formula="of:=[.F119]+[.C$7]" office:value-type="float" office:value="0.0590000000000001">
            <text:p>0,059</text:p>
          </table:table-cell>
          <table:table-cell table:formula="of:=IF(SIN(2*PI()*[.C$2]*[.F120])&gt;0;[.D$3];500)" office:value-type="float" office:value="500">
            <text:p>500</text:p>
          </table:table-cell>
          <table:table-cell table:formula="of:=0.5*[.D$5]*(1+SIN(2*PI()*[.C$4]*[.F120]))" office:value-type="float" office:value="2701.44934910144">
            <text:p>2701,4493491014</text:p>
          </table:table-cell>
          <table:table-cell table:formula="of:=[.G120]+[.H120]" office:value-type="float" office:value="3201.44934910144">
            <text:p>3201,4493491014</text:p>
          </table:table-cell>
          <table:table-cell table:style-name="ce3" table:formula="of:=AVERAGE([.I101:.I120])" office:value-type="float" office:value="9649.89999999999">
            <text:p>9649,900</text:p>
          </table:table-cell>
          <table:table-cell table:style-name="ce4" table:formula="of:=ROUND([.I120];0)" office:value-type="float" office:value="3201">
            <text:p>3201</text:p>
          </table:table-cell>
          <table:table-cell office:value-type="float" office:value="14842">
            <text:p>1484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0">
            <text:p>120</text:p>
          </table:table-cell>
          <table:table-cell table:formula="of:=[.F120]+[.C$7]" office:value-type="float" office:value="0.0595">
            <text:p>0,0595</text:p>
          </table:table-cell>
          <table:table-cell table:formula="of:=IF(SIN(2*PI()*[.C$2]*[.F121])&gt;0;[.D$3];500)" office:value-type="float" office:value="500">
            <text:p>500</text:p>
          </table:table-cell>
          <table:table-cell table:formula="of:=0.5*[.D$5]*(1+SIN(2*PI()*[.C$4]*[.F121]))" office:value-type="float" office:value="4528.35712736398">
            <text:p>4528,357127364</text:p>
          </table:table-cell>
          <table:table-cell table:formula="of:=[.G121]+[.H121]" office:value-type="float" office:value="5028.35712736398">
            <text:p>5028,357127364</text:p>
          </table:table-cell>
          <table:table-cell table:style-name="ce3" table:formula="of:=AVERAGE([.I102:.I121])" office:value-type="float" office:value="7053.5">
            <text:p>7053,500</text:p>
          </table:table-cell>
          <table:table-cell table:style-name="ce4" table:formula="of:=ROUND([.I121];0)" office:value-type="float" office:value="5028">
            <text:p>5028</text:p>
          </table:table-cell>
          <table:table-cell office:value-type="float" office:value="12246">
            <text:p>12246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1">
            <text:p>121</text:p>
          </table:table-cell>
          <table:table-cell table:formula="of:=[.F121]+[.C$7]" office:value-type="float" office:value="0.06">
            <text:p>0,06</text:p>
          </table:table-cell>
          <table:table-cell table:formula="of:=IF(SIN(2*PI()*[.C$2]*[.F122])&gt;0;[.D$3];500)" office:value-type="float" office:value="500">
            <text:p>500</text:p>
          </table:table-cell>
          <table:table-cell table:formula="of:=0.5*[.D$5]*(1+SIN(2*PI()*[.C$4]*[.F122]))" office:value-type="float" office:value="6553.50000000017">
            <text:p>6553,5000000002</text:p>
          </table:table-cell>
          <table:table-cell table:formula="of:=[.G122]+[.H122]" office:value-type="float" office:value="7053.50000000017">
            <text:p>7053,5000000002</text:p>
          </table:table-cell>
          <table:table-cell table:style-name="ce3" table:formula="of:=AVERAGE([.I103:.I122])" office:value-type="float" office:value="7053.5">
            <text:p>7053,500</text:p>
          </table:table-cell>
          <table:table-cell table:style-name="ce4" table:formula="of:=ROUND([.I122];0)" office:value-type="float" office:value="7054">
            <text:p>7054</text:p>
          </table:table-cell>
          <table:table-cell office:value-type="float" office:value="9649">
            <text:p>964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2">
            <text:p>122</text:p>
          </table:table-cell>
          <table:table-cell table:formula="of:=[.F122]+[.C$7]" office:value-type="float" office:value="0.0605">
            <text:p>0,0605</text:p>
          </table:table-cell>
          <table:table-cell table:formula="of:=IF(SIN(2*PI()*[.C$2]*[.F123])&gt;0;[.D$3];500)" office:value-type="float" office:value="500">
            <text:p>500</text:p>
          </table:table-cell>
          <table:table-cell table:formula="of:=0.5*[.D$5]*(1+SIN(2*PI()*[.C$4]*[.F123]))" office:value-type="float" office:value="8578.6428726364">
            <text:p>8578,6428726364</text:p>
          </table:table-cell>
          <table:table-cell table:formula="of:=[.G123]+[.H123]" office:value-type="float" office:value="9078.6428726364">
            <text:p>9078,6428726364</text:p>
          </table:table-cell>
          <table:table-cell table:style-name="ce3" table:formula="of:=AVERAGE([.I104:.I123])" office:value-type="float" office:value="7053.5">
            <text:p>7053,500</text:p>
          </table:table-cell>
          <table:table-cell table:style-name="ce4" table:formula="of:=ROUND([.I123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3">
            <text:p>123</text:p>
          </table:table-cell>
          <table:table-cell table:formula="of:=[.F123]+[.C$7]" office:value-type="float" office:value="0.0610000000000001">
            <text:p>0,061</text:p>
          </table:table-cell>
          <table:table-cell table:formula="of:=IF(SIN(2*PI()*[.C$2]*[.F124])&gt;0;[.D$3];500)" office:value-type="float" office:value="500">
            <text:p>500</text:p>
          </table:table-cell>
          <table:table-cell table:formula="of:=0.5*[.D$5]*(1+SIN(2*PI()*[.C$4]*[.F124]))" office:value-type="float" office:value="10405.5506508989">
            <text:p>10405,5506508989</text:p>
          </table:table-cell>
          <table:table-cell table:formula="of:=[.G124]+[.H124]" office:value-type="float" office:value="10905.5506508989">
            <text:p>10905,5506508989</text:p>
          </table:table-cell>
          <table:table-cell table:style-name="ce3" table:formula="of:=AVERAGE([.I105:.I124])" office:value-type="float" office:value="7053.50000000001">
            <text:p>7053,500</text:p>
          </table:table-cell>
          <table:table-cell table:style-name="ce4" table:formula="of:=ROUND([.I124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4">
            <text:p>124</text:p>
          </table:table-cell>
          <table:table-cell table:formula="of:=[.F124]+[.C$7]" office:value-type="float" office:value="0.0615000000000001">
            <text:p>0,0615</text:p>
          </table:table-cell>
          <table:table-cell table:formula="of:=IF(SIN(2*PI()*[.C$2]*[.F125])&gt;0;[.D$3];500)" office:value-type="float" office:value="500">
            <text:p>500</text:p>
          </table:table-cell>
          <table:table-cell table:formula="of:=0.5*[.D$5]*(1+SIN(2*PI()*[.C$4]*[.F125]))" office:value-type="float" office:value="11855.3928726363">
            <text:p>11855,3928726363</text:p>
          </table:table-cell>
          <table:table-cell table:formula="of:=[.G125]+[.H125]" office:value-type="float" office:value="12355.3928726363">
            <text:p>12355,3928726363</text:p>
          </table:table-cell>
          <table:table-cell table:style-name="ce3" table:formula="of:=AVERAGE([.I106:.I125])" office:value-type="float" office:value="7053.50000000001">
            <text:p>7053,500</text:p>
          </table:table-cell>
          <table:table-cell table:style-name="ce4" table:formula="of:=ROUND([.I125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5">
            <text:p>125</text:p>
          </table:table-cell>
          <table:table-cell table:formula="of:=[.F125]+[.C$7]" office:value-type="float" office:value="0.062">
            <text:p>0,062</text:p>
          </table:table-cell>
          <table:table-cell table:formula="of:=IF(SIN(2*PI()*[.C$2]*[.F126])&gt;0;[.D$3];500)" office:value-type="float" office:value="500">
            <text:p>500</text:p>
          </table:table-cell>
          <table:table-cell table:formula="of:=0.5*[.D$5]*(1+SIN(2*PI()*[.C$4]*[.F126]))" office:value-type="float" office:value="12786.2488795404">
            <text:p>12786,2488795404</text:p>
          </table:table-cell>
          <table:table-cell table:formula="of:=[.G126]+[.H126]" office:value-type="float" office:value="13286.2488795404">
            <text:p>13286,2488795404</text:p>
          </table:table-cell>
          <table:table-cell table:style-name="ce3" table:formula="of:=AVERAGE([.I107:.I126])" office:value-type="float" office:value="7053.50000000001">
            <text:p>7053,500</text:p>
          </table:table-cell>
          <table:table-cell table:style-name="ce4" table:formula="of:=ROUND([.I126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6">
            <text:p>126</text:p>
          </table:table-cell>
          <table:table-cell table:formula="of:=[.F126]+[.C$7]" office:value-type="float" office:value="0.0625">
            <text:p>0,0625</text:p>
          </table:table-cell>
          <table:table-cell table:formula="of:=IF(SIN(2*PI()*[.C$2]*[.F127])&gt;0;[.D$3];500)" office:value-type="float" office:value="500">
            <text:p>500</text:p>
          </table:table-cell>
          <table:table-cell table:formula="of:=0.5*[.D$5]*(1+SIN(2*PI()*[.C$4]*[.F127]))" office:value-type="float" office:value="13107">
            <text:p>13107</text:p>
          </table:table-cell>
          <table:table-cell table:formula="of:=[.G127]+[.H127]" office:value-type="float" office:value="13607">
            <text:p>13607</text:p>
          </table:table-cell>
          <table:table-cell table:style-name="ce3" table:formula="of:=AVERAGE([.I108:.I127])" office:value-type="float" office:value="7053.50000000001">
            <text:p>7053,500</text:p>
          </table:table-cell>
          <table:table-cell table:style-name="ce4" table:formula="of:=ROUND([.I127];0)" office:value-type="float" office:value="13607">
            <text:p>13607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7">
            <text:p>127</text:p>
          </table:table-cell>
          <table:table-cell table:formula="of:=[.F127]+[.C$7]" office:value-type="float" office:value="0.063">
            <text:p>0,063</text:p>
          </table:table-cell>
          <table:table-cell table:formula="of:=IF(SIN(2*PI()*[.C$2]*[.F128])&gt;0;[.D$3];500)" office:value-type="float" office:value="500">
            <text:p>500</text:p>
          </table:table-cell>
          <table:table-cell table:formula="of:=0.5*[.D$5]*(1+SIN(2*PI()*[.C$4]*[.F128]))" office:value-type="float" office:value="12786.2488795402">
            <text:p>12786,2488795402</text:p>
          </table:table-cell>
          <table:table-cell table:formula="of:=[.G128]+[.H128]" office:value-type="float" office:value="13286.2488795402">
            <text:p>13286,2488795402</text:p>
          </table:table-cell>
          <table:table-cell table:style-name="ce3" table:formula="of:=AVERAGE([.I109:.I128])" office:value-type="float" office:value="7053.50000000001">
            <text:p>7053,500</text:p>
          </table:table-cell>
          <table:table-cell table:style-name="ce4" table:formula="of:=ROUND([.I128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8">
            <text:p>128</text:p>
          </table:table-cell>
          <table:table-cell table:formula="of:=[.F128]+[.C$7]" office:value-type="float" office:value="0.0635">
            <text:p>0,0635</text:p>
          </table:table-cell>
          <table:table-cell table:formula="of:=IF(SIN(2*PI()*[.C$2]*[.F129])&gt;0;[.D$3];500)" office:value-type="float" office:value="500">
            <text:p>500</text:p>
          </table:table-cell>
          <table:table-cell table:formula="of:=0.5*[.D$5]*(1+SIN(2*PI()*[.C$4]*[.F129]))" office:value-type="float" office:value="11855.3928726361">
            <text:p>11855,3928726361</text:p>
          </table:table-cell>
          <table:table-cell table:formula="of:=[.G129]+[.H129]" office:value-type="float" office:value="12355.3928726361">
            <text:p>12355,3928726361</text:p>
          </table:table-cell>
          <table:table-cell table:style-name="ce3" table:formula="of:=AVERAGE([.I110:.I129])" office:value-type="float" office:value="7053.50000000001">
            <text:p>7053,500</text:p>
          </table:table-cell>
          <table:table-cell table:style-name="ce4" table:formula="of:=ROUND([.I129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29">
            <text:p>129</text:p>
          </table:table-cell>
          <table:table-cell table:formula="of:=[.F129]+[.C$7]" office:value-type="float" office:value="0.064">
            <text:p>0,064</text:p>
          </table:table-cell>
          <table:table-cell table:formula="of:=IF(SIN(2*PI()*[.C$2]*[.F130])&gt;0;[.D$3];500)" office:value-type="float" office:value="500">
            <text:p>500</text:p>
          </table:table-cell>
          <table:table-cell table:formula="of:=0.5*[.D$5]*(1+SIN(2*PI()*[.C$4]*[.F130]))" office:value-type="float" office:value="10405.5506508986">
            <text:p>10405,5506508986</text:p>
          </table:table-cell>
          <table:table-cell table:formula="of:=[.G130]+[.H130]" office:value-type="float" office:value="10905.5506508986">
            <text:p>10905,5506508986</text:p>
          </table:table-cell>
          <table:table-cell table:style-name="ce3" table:formula="of:=AVERAGE([.I111:.I130])" office:value-type="float" office:value="7053.50000000001">
            <text:p>7053,500</text:p>
          </table:table-cell>
          <table:table-cell table:style-name="ce4" table:formula="of:=ROUND([.I130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0">
            <text:p>130</text:p>
          </table:table-cell>
          <table:table-cell table:formula="of:=[.F130]+[.C$7]" office:value-type="float" office:value="0.0645">
            <text:p>0,0645</text:p>
          </table:table-cell>
          <table:table-cell table:formula="of:=IF(SIN(2*PI()*[.C$2]*[.F131])&gt;0;[.D$3];500)" office:value-type="float" office:value="500">
            <text:p>500</text:p>
          </table:table-cell>
          <table:table-cell table:formula="of:=0.5*[.D$5]*(1+SIN(2*PI()*[.C$4]*[.F131]))" office:value-type="float" office:value="8578.64287263604">
            <text:p>8578,642872636</text:p>
          </table:table-cell>
          <table:table-cell table:formula="of:=[.G131]+[.H131]" office:value-type="float" office:value="9078.64287263604">
            <text:p>9078,642872636</text:p>
          </table:table-cell>
          <table:table-cell table:style-name="ce3" table:formula="of:=AVERAGE([.I112:.I131])" office:value-type="float" office:value="7053.50000000001">
            <text:p>7053,500</text:p>
          </table:table-cell>
          <table:table-cell table:style-name="ce4" table:formula="of:=ROUND([.I131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1">
            <text:p>131</text:p>
          </table:table-cell>
          <table:table-cell table:formula="of:=[.F131]+[.C$7]" office:value-type="float" office:value="0.065">
            <text:p>0,065</text:p>
          </table:table-cell>
          <table:table-cell table:formula="of:=IF(SIN(2*PI()*[.C$2]*[.F132])&gt;0;[.D$3];500)" office:value-type="float" office:value="500">
            <text:p>500</text:p>
          </table:table-cell>
          <table:table-cell table:formula="of:=0.5*[.D$5]*(1+SIN(2*PI()*[.C$4]*[.F132]))" office:value-type="float" office:value="6553.4999999998">
            <text:p>6553,4999999998</text:p>
          </table:table-cell>
          <table:table-cell table:formula="of:=[.G132]+[.H132]" office:value-type="float" office:value="7053.4999999998">
            <text:p>7053,4999999998</text:p>
          </table:table-cell>
          <table:table-cell table:style-name="ce3" table:formula="of:=AVERAGE([.I113:.I132])" office:value-type="float" office:value="7053.5">
            <text:p>7053,500</text:p>
          </table:table-cell>
          <table:table-cell table:style-name="ce4" table:formula="of:=ROUND([.I132];0)" office:value-type="float" office:value="7053">
            <text:p>7053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2">
            <text:p>132</text:p>
          </table:table-cell>
          <table:table-cell table:formula="of:=[.F132]+[.C$7]" office:value-type="float" office:value="0.0655">
            <text:p>0,0655</text:p>
          </table:table-cell>
          <table:table-cell table:formula="of:=IF(SIN(2*PI()*[.C$2]*[.F133])&gt;0;[.D$3];500)" office:value-type="float" office:value="500">
            <text:p>500</text:p>
          </table:table-cell>
          <table:table-cell table:formula="of:=0.5*[.D$5]*(1+SIN(2*PI()*[.C$4]*[.F133]))" office:value-type="float" office:value="4528.35712736363">
            <text:p>4528,3571273636</text:p>
          </table:table-cell>
          <table:table-cell table:formula="of:=[.G133]+[.H133]" office:value-type="float" office:value="5028.35712736363">
            <text:p>5028,3571273636</text:p>
          </table:table-cell>
          <table:table-cell table:style-name="ce3" table:formula="of:=AVERAGE([.I114:.I133])" office:value-type="float" office:value="7053.5">
            <text:p>7053,500</text:p>
          </table:table-cell>
          <table:table-cell table:style-name="ce4" table:formula="of:=ROUND([.I133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3">
            <text:p>133</text:p>
          </table:table-cell>
          <table:table-cell table:formula="of:=[.F133]+[.C$7]" office:value-type="float" office:value="0.066">
            <text:p>0,066</text:p>
          </table:table-cell>
          <table:table-cell table:formula="of:=IF(SIN(2*PI()*[.C$2]*[.F134])&gt;0;[.D$3];500)" office:value-type="float" office:value="500">
            <text:p>500</text:p>
          </table:table-cell>
          <table:table-cell table:formula="of:=0.5*[.D$5]*(1+SIN(2*PI()*[.C$4]*[.F134]))" office:value-type="float" office:value="2701.44934910113">
            <text:p>2701,4493491011</text:p>
          </table:table-cell>
          <table:table-cell table:formula="of:=[.G134]+[.H134]" office:value-type="float" office:value="3201.44934910113">
            <text:p>3201,4493491011</text:p>
          </table:table-cell>
          <table:table-cell table:style-name="ce3" table:formula="of:=AVERAGE([.I115:.I134])" office:value-type="float" office:value="7053.5">
            <text:p>7053,500</text:p>
          </table:table-cell>
          <table:table-cell table:style-name="ce4" table:formula="of:=ROUND([.I134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4">
            <text:p>134</text:p>
          </table:table-cell>
          <table:table-cell table:formula="of:=[.F134]+[.C$7]" office:value-type="float" office:value="0.0665000000000001">
            <text:p>0,0665</text:p>
          </table:table-cell>
          <table:table-cell table:formula="of:=IF(SIN(2*PI()*[.C$2]*[.F135])&gt;0;[.D$3];500)" office:value-type="float" office:value="500">
            <text:p>500</text:p>
          </table:table-cell>
          <table:table-cell table:formula="of:=0.5*[.D$5]*(1+SIN(2*PI()*[.C$4]*[.F135]))" office:value-type="float" office:value="1251.60712736367">
            <text:p>1251,6071273637</text:p>
          </table:table-cell>
          <table:table-cell table:formula="of:=[.G135]+[.H135]" office:value-type="float" office:value="1751.60712736367">
            <text:p>1751,6071273637</text:p>
          </table:table-cell>
          <table:table-cell table:style-name="ce3" table:formula="of:=AVERAGE([.I116:.I135])" office:value-type="float" office:value="7053.5">
            <text:p>7053,500</text:p>
          </table:table-cell>
          <table:table-cell table:style-name="ce4" table:formula="of:=ROUND([.I135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5">
            <text:p>135</text:p>
          </table:table-cell>
          <table:table-cell table:formula="of:=[.F135]+[.C$7]" office:value-type="float" office:value="0.067">
            <text:p>0,067</text:p>
          </table:table-cell>
          <table:table-cell table:formula="of:=IF(SIN(2*PI()*[.C$2]*[.F136])&gt;0;[.D$3];500)" office:value-type="float" office:value="500">
            <text:p>500</text:p>
          </table:table-cell>
          <table:table-cell table:formula="of:=0.5*[.D$5]*(1+SIN(2*PI()*[.C$4]*[.F136]))" office:value-type="float" office:value="320.751120459649">
            <text:p>320,7511204597</text:p>
          </table:table-cell>
          <table:table-cell table:formula="of:=[.G136]+[.H136]" office:value-type="float" office:value="820.751120459649">
            <text:p>820,7511204597</text:p>
          </table:table-cell>
          <table:table-cell table:style-name="ce3" table:formula="of:=AVERAGE([.I117:.I136])" office:value-type="float" office:value="7053.5">
            <text:p>7053,500</text:p>
          </table:table-cell>
          <table:table-cell table:style-name="ce4" table:formula="of:=ROUND([.I136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6">
            <text:p>136</text:p>
          </table:table-cell>
          <table:table-cell table:formula="of:=[.F136]+[.C$7]" office:value-type="float" office:value="0.0675">
            <text:p>0,0675</text:p>
          </table:table-cell>
          <table:table-cell table:formula="of:=IF(SIN(2*PI()*[.C$2]*[.F137])&gt;0;[.D$3];500)" office:value-type="float" office:value="500">
            <text:p>500</text:p>
          </table:table-cell>
          <table:table-cell table:formula="of:=0.5*[.D$5]*(1+SIN(2*PI()*[.C$4]*[.F137]))" office:value-type="float" office:value="0">
            <text:p>0</text:p>
          </table:table-cell>
          <table:table-cell table:formula="of:=[.G137]+[.H137]" office:value-type="float" office:value="500">
            <text:p>500</text:p>
          </table:table-cell>
          <table:table-cell table:style-name="ce3" table:formula="of:=AVERAGE([.I118:.I137])" office:value-type="float" office:value="7053.5">
            <text:p>7053,500</text:p>
          </table:table-cell>
          <table:table-cell table:style-name="ce4" table:formula="of:=ROUND([.I137];0)" office:value-type="float" office:value="500">
            <text:p>500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7">
            <text:p>137</text:p>
          </table:table-cell>
          <table:table-cell table:formula="of:=[.F137]+[.C$7]" office:value-type="float" office:value="0.068">
            <text:p>0,068</text:p>
          </table:table-cell>
          <table:table-cell table:formula="of:=IF(SIN(2*PI()*[.C$2]*[.F138])&gt;0;[.D$3];500)" office:value-type="float" office:value="500">
            <text:p>500</text:p>
          </table:table-cell>
          <table:table-cell table:formula="of:=0.5*[.D$5]*(1+SIN(2*PI()*[.C$4]*[.F138]))" office:value-type="float" office:value="320.751120459765">
            <text:p>320,7511204598</text:p>
          </table:table-cell>
          <table:table-cell table:formula="of:=[.G138]+[.H138]" office:value-type="float" office:value="820.751120459765">
            <text:p>820,7511204598</text:p>
          </table:table-cell>
          <table:table-cell table:style-name="ce3" table:formula="of:=AVERAGE([.I119:.I138])" office:value-type="float" office:value="7053.5">
            <text:p>7053,500</text:p>
          </table:table-cell>
          <table:table-cell table:style-name="ce4" table:formula="of:=ROUND([.I138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8">
            <text:p>138</text:p>
          </table:table-cell>
          <table:table-cell table:formula="of:=[.F138]+[.C$7]" office:value-type="float" office:value="0.0685000000000001">
            <text:p>0,0685</text:p>
          </table:table-cell>
          <table:table-cell table:formula="of:=IF(SIN(2*PI()*[.C$2]*[.F139])&gt;0;[.D$3];500)" office:value-type="float" office:value="500">
            <text:p>500</text:p>
          </table:table-cell>
          <table:table-cell table:formula="of:=0.5*[.D$5]*(1+SIN(2*PI()*[.C$4]*[.F139]))" office:value-type="float" office:value="1251.60712736389">
            <text:p>1251,6071273639</text:p>
          </table:table-cell>
          <table:table-cell table:formula="of:=[.G139]+[.H139]" office:value-type="float" office:value="1751.60712736389">
            <text:p>1751,6071273639</text:p>
          </table:table-cell>
          <table:table-cell table:style-name="ce3" table:formula="of:=AVERAGE([.I120:.I139])" office:value-type="float" office:value="7053.5">
            <text:p>7053,500</text:p>
          </table:table-cell>
          <table:table-cell table:style-name="ce4" table:formula="of:=ROUND([.I139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39">
            <text:p>139</text:p>
          </table:table-cell>
          <table:table-cell table:formula="of:=[.F139]+[.C$7]" office:value-type="float" office:value="0.0690000000000001">
            <text:p>0,069</text:p>
          </table:table-cell>
          <table:table-cell table:formula="of:=IF(SIN(2*PI()*[.C$2]*[.F140])&gt;0;[.D$3];500)" office:value-type="float" office:value="500">
            <text:p>500</text:p>
          </table:table-cell>
          <table:table-cell table:formula="of:=0.5*[.D$5]*(1+SIN(2*PI()*[.C$4]*[.F140]))" office:value-type="float" office:value="2701.44934910144">
            <text:p>2701,4493491014</text:p>
          </table:table-cell>
          <table:table-cell table:formula="of:=[.G140]+[.H140]" office:value-type="float" office:value="3201.44934910144">
            <text:p>3201,4493491014</text:p>
          </table:table-cell>
          <table:table-cell table:style-name="ce3" table:formula="of:=AVERAGE([.I121:.I140])" office:value-type="float" office:value="7053.5">
            <text:p>7053,500</text:p>
          </table:table-cell>
          <table:table-cell table:style-name="ce4" table:formula="of:=ROUND([.I140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0">
            <text:p>140</text:p>
          </table:table-cell>
          <table:table-cell table:formula="of:=[.F140]+[.C$7]" office:value-type="float" office:value="0.0695">
            <text:p>0,0695</text:p>
          </table:table-cell>
          <table:table-cell table:formula="of:=IF(SIN(2*PI()*[.C$2]*[.F141])&gt;0;[.D$3];500)" office:value-type="float" office:value="500">
            <text:p>500</text:p>
          </table:table-cell>
          <table:table-cell table:formula="of:=0.5*[.D$5]*(1+SIN(2*PI()*[.C$4]*[.F141]))" office:value-type="float" office:value="4528.35712736398">
            <text:p>4528,357127364</text:p>
          </table:table-cell>
          <table:table-cell table:formula="of:=[.G141]+[.H141]" office:value-type="float" office:value="5028.35712736398">
            <text:p>5028,357127364</text:p>
          </table:table-cell>
          <table:table-cell table:style-name="ce3" table:formula="of:=AVERAGE([.I122:.I141])" office:value-type="float" office:value="7053.5">
            <text:p>7053,500</text:p>
          </table:table-cell>
          <table:table-cell table:style-name="ce4" table:formula="of:=ROUND([.I141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1">
            <text:p>141</text:p>
          </table:table-cell>
          <table:table-cell table:formula="of:=[.F141]+[.C$7]" office:value-type="float" office:value="0.07">
            <text:p>0,07</text:p>
          </table:table-cell>
          <table:table-cell table:formula="of:=IF(SIN(2*PI()*[.C$2]*[.F142])&gt;0;[.D$3];500)" office:value-type="float" office:value="500">
            <text:p>500</text:p>
          </table:table-cell>
          <table:table-cell table:formula="of:=0.5*[.D$5]*(1+SIN(2*PI()*[.C$4]*[.F142]))" office:value-type="float" office:value="6553.50000000022">
            <text:p>6553,5000000002</text:p>
          </table:table-cell>
          <table:table-cell table:formula="of:=[.G142]+[.H142]" office:value-type="float" office:value="7053.50000000022">
            <text:p>7053,5000000002</text:p>
          </table:table-cell>
          <table:table-cell table:style-name="ce3" table:formula="of:=AVERAGE([.I123:.I142])" office:value-type="float" office:value="7053.50000000001">
            <text:p>7053,500</text:p>
          </table:table-cell>
          <table:table-cell table:style-name="ce4" table:formula="of:=ROUND([.I142];0)" office:value-type="float" office:value="7054">
            <text:p>7054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2">
            <text:p>142</text:p>
          </table:table-cell>
          <table:table-cell table:formula="of:=[.F142]+[.C$7]" office:value-type="float" office:value="0.0705000000000001">
            <text:p>0,0705</text:p>
          </table:table-cell>
          <table:table-cell table:formula="of:=IF(SIN(2*PI()*[.C$2]*[.F143])&gt;0;[.D$3];500)" office:value-type="float" office:value="500">
            <text:p>500</text:p>
          </table:table-cell>
          <table:table-cell table:formula="of:=0.5*[.D$5]*(1+SIN(2*PI()*[.C$4]*[.F143]))" office:value-type="float" office:value="8578.64287263639">
            <text:p>8578,6428726364</text:p>
          </table:table-cell>
          <table:table-cell table:formula="of:=[.G143]+[.H143]" office:value-type="float" office:value="9078.64287263639">
            <text:p>9078,6428726364</text:p>
          </table:table-cell>
          <table:table-cell table:style-name="ce3" table:formula="of:=AVERAGE([.I124:.I143])" office:value-type="float" office:value="7053.50000000001">
            <text:p>7053,500</text:p>
          </table:table-cell>
          <table:table-cell table:style-name="ce4" table:formula="of:=ROUND([.I143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3">
            <text:p>143</text:p>
          </table:table-cell>
          <table:table-cell table:formula="of:=[.F143]+[.C$7]" office:value-type="float" office:value="0.0710000000000001">
            <text:p>0,071</text:p>
          </table:table-cell>
          <table:table-cell table:formula="of:=IF(SIN(2*PI()*[.C$2]*[.F144])&gt;0;[.D$3];500)" office:value-type="float" office:value="500">
            <text:p>500</text:p>
          </table:table-cell>
          <table:table-cell table:formula="of:=0.5*[.D$5]*(1+SIN(2*PI()*[.C$4]*[.F144]))" office:value-type="float" office:value="10405.5506508989">
            <text:p>10405,5506508989</text:p>
          </table:table-cell>
          <table:table-cell table:formula="of:=[.G144]+[.H144]" office:value-type="float" office:value="10905.5506508989">
            <text:p>10905,5506508989</text:p>
          </table:table-cell>
          <table:table-cell table:style-name="ce3" table:formula="of:=AVERAGE([.I125:.I144])" office:value-type="float" office:value="7053.50000000001">
            <text:p>7053,500</text:p>
          </table:table-cell>
          <table:table-cell table:style-name="ce4" table:formula="of:=ROUND([.I144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4">
            <text:p>144</text:p>
          </table:table-cell>
          <table:table-cell table:formula="of:=[.F144]+[.C$7]" office:value-type="float" office:value="0.0715000000000001">
            <text:p>0,0715</text:p>
          </table:table-cell>
          <table:table-cell table:formula="of:=IF(SIN(2*PI()*[.C$2]*[.F145])&gt;0;[.D$3];500)" office:value-type="float" office:value="500">
            <text:p>500</text:p>
          </table:table-cell>
          <table:table-cell table:formula="of:=0.5*[.D$5]*(1+SIN(2*PI()*[.C$4]*[.F145]))" office:value-type="float" office:value="11855.3928726363">
            <text:p>11855,3928726363</text:p>
          </table:table-cell>
          <table:table-cell table:formula="of:=[.G145]+[.H145]" office:value-type="float" office:value="12355.3928726363">
            <text:p>12355,3928726363</text:p>
          </table:table-cell>
          <table:table-cell table:style-name="ce3" table:formula="of:=AVERAGE([.I126:.I145])" office:value-type="float" office:value="7053.50000000001">
            <text:p>7053,500</text:p>
          </table:table-cell>
          <table:table-cell table:style-name="ce4" table:formula="of:=ROUND([.I145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5">
            <text:p>145</text:p>
          </table:table-cell>
          <table:table-cell table:formula="of:=[.F145]+[.C$7]" office:value-type="float" office:value="0.072">
            <text:p>0,072</text:p>
          </table:table-cell>
          <table:table-cell table:formula="of:=IF(SIN(2*PI()*[.C$2]*[.F146])&gt;0;[.D$3];500)" office:value-type="float" office:value="500">
            <text:p>500</text:p>
          </table:table-cell>
          <table:table-cell table:formula="of:=0.5*[.D$5]*(1+SIN(2*PI()*[.C$4]*[.F146]))" office:value-type="float" office:value="12786.2488795404">
            <text:p>12786,2488795404</text:p>
          </table:table-cell>
          <table:table-cell table:formula="of:=[.G146]+[.H146]" office:value-type="float" office:value="13286.2488795404">
            <text:p>13286,2488795404</text:p>
          </table:table-cell>
          <table:table-cell table:style-name="ce3" table:formula="of:=AVERAGE([.I127:.I146])" office:value-type="float" office:value="7053.50000000001">
            <text:p>7053,500</text:p>
          </table:table-cell>
          <table:table-cell table:style-name="ce4" table:formula="of:=ROUND([.I146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6">
            <text:p>146</text:p>
          </table:table-cell>
          <table:table-cell table:formula="of:=[.F146]+[.C$7]" office:value-type="float" office:value="0.0725000000000001">
            <text:p>0,0725</text:p>
          </table:table-cell>
          <table:table-cell table:formula="of:=IF(SIN(2*PI()*[.C$2]*[.F147])&gt;0;[.D$3];500)" office:value-type="float" office:value="500">
            <text:p>500</text:p>
          </table:table-cell>
          <table:table-cell table:formula="of:=0.5*[.D$5]*(1+SIN(2*PI()*[.C$4]*[.F147]))" office:value-type="float" office:value="13107">
            <text:p>13107</text:p>
          </table:table-cell>
          <table:table-cell table:formula="of:=[.G147]+[.H147]" office:value-type="float" office:value="13607">
            <text:p>13607</text:p>
          </table:table-cell>
          <table:table-cell table:style-name="ce3" table:formula="of:=AVERAGE([.I128:.I147])" office:value-type="float" office:value="7053.50000000001">
            <text:p>7053,500</text:p>
          </table:table-cell>
          <table:table-cell table:style-name="ce4" table:formula="of:=ROUND([.I147];0)" office:value-type="float" office:value="13607">
            <text:p>13607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7">
            <text:p>147</text:p>
          </table:table-cell>
          <table:table-cell table:formula="of:=[.F147]+[.C$7]" office:value-type="float" office:value="0.0730000000000001">
            <text:p>0,073</text:p>
          </table:table-cell>
          <table:table-cell table:formula="of:=IF(SIN(2*PI()*[.C$2]*[.F148])&gt;0;[.D$3];500)" office:value-type="float" office:value="500">
            <text:p>500</text:p>
          </table:table-cell>
          <table:table-cell table:formula="of:=0.5*[.D$5]*(1+SIN(2*PI()*[.C$4]*[.F148]))" office:value-type="float" office:value="12786.2488795402">
            <text:p>12786,2488795402</text:p>
          </table:table-cell>
          <table:table-cell table:formula="of:=[.G148]+[.H148]" office:value-type="float" office:value="13286.2488795402">
            <text:p>13286,2488795402</text:p>
          </table:table-cell>
          <table:table-cell table:style-name="ce3" table:formula="of:=AVERAGE([.I129:.I148])" office:value-type="float" office:value="7053.50000000001">
            <text:p>7053,500</text:p>
          </table:table-cell>
          <table:table-cell table:style-name="ce4" table:formula="of:=ROUND([.I148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8">
            <text:p>148</text:p>
          </table:table-cell>
          <table:table-cell table:formula="of:=[.F148]+[.C$7]" office:value-type="float" office:value="0.0735000000000001">
            <text:p>0,0735</text:p>
          </table:table-cell>
          <table:table-cell table:formula="of:=IF(SIN(2*PI()*[.C$2]*[.F149])&gt;0;[.D$3];500)" office:value-type="float" office:value="500">
            <text:p>500</text:p>
          </table:table-cell>
          <table:table-cell table:formula="of:=0.5*[.D$5]*(1+SIN(2*PI()*[.C$4]*[.F149]))" office:value-type="float" office:value="11855.3928726361">
            <text:p>11855,3928726361</text:p>
          </table:table-cell>
          <table:table-cell table:formula="of:=[.G149]+[.H149]" office:value-type="float" office:value="12355.3928726361">
            <text:p>12355,3928726361</text:p>
          </table:table-cell>
          <table:table-cell table:style-name="ce3" table:formula="of:=AVERAGE([.I130:.I149])" office:value-type="float" office:value="7053.5">
            <text:p>7053,500</text:p>
          </table:table-cell>
          <table:table-cell table:style-name="ce4" table:formula="of:=ROUND([.I149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49">
            <text:p>149</text:p>
          </table:table-cell>
          <table:table-cell table:formula="of:=[.F149]+[.C$7]" office:value-type="float" office:value="0.0740000000000001">
            <text:p>0,074</text:p>
          </table:table-cell>
          <table:table-cell table:formula="of:=IF(SIN(2*PI()*[.C$2]*[.F150])&gt;0;[.D$3];500)" office:value-type="float" office:value="500">
            <text:p>500</text:p>
          </table:table-cell>
          <table:table-cell table:formula="of:=0.5*[.D$5]*(1+SIN(2*PI()*[.C$4]*[.F150]))" office:value-type="float" office:value="10405.5506508985">
            <text:p>10405,5506508985</text:p>
          </table:table-cell>
          <table:table-cell table:formula="of:=[.G150]+[.H150]" office:value-type="float" office:value="10905.5506508985">
            <text:p>10905,5506508985</text:p>
          </table:table-cell>
          <table:table-cell table:style-name="ce3" table:formula="of:=AVERAGE([.I131:.I150])" office:value-type="float" office:value="7053.5">
            <text:p>7053,500</text:p>
          </table:table-cell>
          <table:table-cell table:style-name="ce4" table:formula="of:=ROUND([.I150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0">
            <text:p>150</text:p>
          </table:table-cell>
          <table:table-cell table:formula="of:=[.F150]+[.C$7]" office:value-type="float" office:value="0.0745000000000001">
            <text:p>0,0745</text:p>
          </table:table-cell>
          <table:table-cell table:formula="of:=IF(SIN(2*PI()*[.C$2]*[.F151])&gt;0;[.D$3];500)" office:value-type="float" office:value="500">
            <text:p>500</text:p>
          </table:table-cell>
          <table:table-cell table:formula="of:=0.5*[.D$5]*(1+SIN(2*PI()*[.C$4]*[.F151]))" office:value-type="float" office:value="8578.642872636">
            <text:p>8578,642872636</text:p>
          </table:table-cell>
          <table:table-cell table:formula="of:=[.G151]+[.H151]" office:value-type="float" office:value="9078.642872636">
            <text:p>9078,642872636</text:p>
          </table:table-cell>
          <table:table-cell table:style-name="ce3" table:formula="of:=AVERAGE([.I132:.I151])" office:value-type="float" office:value="7053.5">
            <text:p>7053,500</text:p>
          </table:table-cell>
          <table:table-cell table:style-name="ce4" table:formula="of:=ROUND([.I151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1">
            <text:p>151</text:p>
          </table:table-cell>
          <table:table-cell table:formula="of:=[.F151]+[.C$7]" office:value-type="float" office:value="0.0750000000000001">
            <text:p>0,075</text:p>
          </table:table-cell>
          <table:table-cell table:formula="of:=IF(SIN(2*PI()*[.C$2]*[.F152])&gt;0;[.D$3];500)" office:value-type="float" office:value="500">
            <text:p>500</text:p>
          </table:table-cell>
          <table:table-cell table:formula="of:=0.5*[.D$5]*(1+SIN(2*PI()*[.C$4]*[.F152]))" office:value-type="float" office:value="6553.4999999998">
            <text:p>6553,4999999998</text:p>
          </table:table-cell>
          <table:table-cell table:formula="of:=[.G152]+[.H152]" office:value-type="float" office:value="7053.4999999998">
            <text:p>7053,4999999998</text:p>
          </table:table-cell>
          <table:table-cell table:style-name="ce3" table:formula="of:=AVERAGE([.I133:.I152])" office:value-type="float" office:value="7053.5">
            <text:p>7053,500</text:p>
          </table:table-cell>
          <table:table-cell table:style-name="ce4" table:formula="of:=ROUND([.I152];0)" office:value-type="float" office:value="7053">
            <text:p>7053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2">
            <text:p>152</text:p>
          </table:table-cell>
          <table:table-cell table:formula="of:=[.F152]+[.C$7]" office:value-type="float" office:value="0.0755000000000001">
            <text:p>0,0755</text:p>
          </table:table-cell>
          <table:table-cell table:formula="of:=IF(SIN(2*PI()*[.C$2]*[.F153])&gt;0;[.D$3];500)" office:value-type="float" office:value="500">
            <text:p>500</text:p>
          </table:table-cell>
          <table:table-cell table:formula="of:=0.5*[.D$5]*(1+SIN(2*PI()*[.C$4]*[.F153]))" office:value-type="float" office:value="4528.35712736358">
            <text:p>4528,3571273636</text:p>
          </table:table-cell>
          <table:table-cell table:formula="of:=[.G153]+[.H153]" office:value-type="float" office:value="5028.35712736358">
            <text:p>5028,3571273636</text:p>
          </table:table-cell>
          <table:table-cell table:style-name="ce3" table:formula="of:=AVERAGE([.I134:.I153])" office:value-type="float" office:value="7053.5">
            <text:p>7053,500</text:p>
          </table:table-cell>
          <table:table-cell table:style-name="ce4" table:formula="of:=ROUND([.I153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3">
            <text:p>153</text:p>
          </table:table-cell>
          <table:table-cell table:formula="of:=[.F153]+[.C$7]" office:value-type="float" office:value="0.0760000000000001">
            <text:p>0,076</text:p>
          </table:table-cell>
          <table:table-cell table:formula="of:=IF(SIN(2*PI()*[.C$2]*[.F154])&gt;0;[.D$3];500)" office:value-type="float" office:value="500">
            <text:p>500</text:p>
          </table:table-cell>
          <table:table-cell table:formula="of:=0.5*[.D$5]*(1+SIN(2*PI()*[.C$4]*[.F154]))" office:value-type="float" office:value="2701.4493491011">
            <text:p>2701,4493491011</text:p>
          </table:table-cell>
          <table:table-cell table:formula="of:=[.G154]+[.H154]" office:value-type="float" office:value="3201.4493491011">
            <text:p>3201,4493491011</text:p>
          </table:table-cell>
          <table:table-cell table:style-name="ce3" table:formula="of:=AVERAGE([.I135:.I154])" office:value-type="float" office:value="7053.5">
            <text:p>7053,500</text:p>
          </table:table-cell>
          <table:table-cell table:style-name="ce4" table:formula="of:=ROUND([.I154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4">
            <text:p>154</text:p>
          </table:table-cell>
          <table:table-cell table:formula="of:=[.F154]+[.C$7]" office:value-type="float" office:value="0.0765000000000001">
            <text:p>0,0765</text:p>
          </table:table-cell>
          <table:table-cell table:formula="of:=IF(SIN(2*PI()*[.C$2]*[.F155])&gt;0;[.D$3];500)" office:value-type="float" office:value="500">
            <text:p>500</text:p>
          </table:table-cell>
          <table:table-cell table:formula="of:=0.5*[.D$5]*(1+SIN(2*PI()*[.C$4]*[.F155]))" office:value-type="float" office:value="1251.60712736365">
            <text:p>1251,6071273637</text:p>
          </table:table-cell>
          <table:table-cell table:formula="of:=[.G155]+[.H155]" office:value-type="float" office:value="1751.60712736365">
            <text:p>1751,6071273637</text:p>
          </table:table-cell>
          <table:table-cell table:style-name="ce3" table:formula="of:=AVERAGE([.I136:.I155])" office:value-type="float" office:value="7053.49999999999">
            <text:p>7053,500</text:p>
          </table:table-cell>
          <table:table-cell table:style-name="ce4" table:formula="of:=ROUND([.I155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5">
            <text:p>155</text:p>
          </table:table-cell>
          <table:table-cell table:formula="of:=[.F155]+[.C$7]" office:value-type="float" office:value="0.0770000000000001">
            <text:p>0,077</text:p>
          </table:table-cell>
          <table:table-cell table:formula="of:=IF(SIN(2*PI()*[.C$2]*[.F156])&gt;0;[.D$3];500)" office:value-type="float" office:value="500">
            <text:p>500</text:p>
          </table:table-cell>
          <table:table-cell table:formula="of:=0.5*[.D$5]*(1+SIN(2*PI()*[.C$4]*[.F156]))" office:value-type="float" office:value="320.751120459636">
            <text:p>320,7511204596</text:p>
          </table:table-cell>
          <table:table-cell table:formula="of:=[.G156]+[.H156]" office:value-type="float" office:value="820.751120459636">
            <text:p>820,7511204596</text:p>
          </table:table-cell>
          <table:table-cell table:style-name="ce3" table:formula="of:=AVERAGE([.I137:.I156])" office:value-type="float" office:value="7053.49999999999">
            <text:p>7053,500</text:p>
          </table:table-cell>
          <table:table-cell table:style-name="ce4" table:formula="of:=ROUND([.I156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6">
            <text:p>156</text:p>
          </table:table-cell>
          <table:table-cell table:formula="of:=[.F156]+[.C$7]" office:value-type="float" office:value="0.0775000000000001">
            <text:p>0,0775</text:p>
          </table:table-cell>
          <table:table-cell table:formula="of:=IF(SIN(2*PI()*[.C$2]*[.F157])&gt;0;[.D$3];500)" office:value-type="float" office:value="500">
            <text:p>500</text:p>
          </table:table-cell>
          <table:table-cell table:formula="of:=0.5*[.D$5]*(1+SIN(2*PI()*[.C$4]*[.F157]))" office:value-type="float" office:value="0">
            <text:p>0</text:p>
          </table:table-cell>
          <table:table-cell table:formula="of:=[.G157]+[.H157]" office:value-type="float" office:value="500">
            <text:p>500</text:p>
          </table:table-cell>
          <table:table-cell table:style-name="ce3" table:formula="of:=AVERAGE([.I138:.I157])" office:value-type="float" office:value="7053.49999999999">
            <text:p>7053,500</text:p>
          </table:table-cell>
          <table:table-cell table:style-name="ce4" table:formula="of:=ROUND([.I157];0)" office:value-type="float" office:value="500">
            <text:p>500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7">
            <text:p>157</text:p>
          </table:table-cell>
          <table:table-cell table:formula="of:=[.F157]+[.C$7]" office:value-type="float" office:value="0.0780000000000001">
            <text:p>0,078</text:p>
          </table:table-cell>
          <table:table-cell table:formula="of:=IF(SIN(2*PI()*[.C$2]*[.F158])&gt;0;[.D$3];500)" office:value-type="float" office:value="500">
            <text:p>500</text:p>
          </table:table-cell>
          <table:table-cell table:formula="of:=0.5*[.D$5]*(1+SIN(2*PI()*[.C$4]*[.F158]))" office:value-type="float" office:value="320.751120459779">
            <text:p>320,7511204598</text:p>
          </table:table-cell>
          <table:table-cell table:formula="of:=[.G158]+[.H158]" office:value-type="float" office:value="820.751120459779">
            <text:p>820,7511204598</text:p>
          </table:table-cell>
          <table:table-cell table:style-name="ce3" table:formula="of:=AVERAGE([.I139:.I158])" office:value-type="float" office:value="7053.5">
            <text:p>7053,500</text:p>
          </table:table-cell>
          <table:table-cell table:style-name="ce4" table:formula="of:=ROUND([.I158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8">
            <text:p>158</text:p>
          </table:table-cell>
          <table:table-cell table:formula="of:=[.F158]+[.C$7]" office:value-type="float" office:value="0.0785000000000001">
            <text:p>0,0785</text:p>
          </table:table-cell>
          <table:table-cell table:formula="of:=IF(SIN(2*PI()*[.C$2]*[.F159])&gt;0;[.D$3];500)" office:value-type="float" office:value="500">
            <text:p>500</text:p>
          </table:table-cell>
          <table:table-cell table:formula="of:=0.5*[.D$5]*(1+SIN(2*PI()*[.C$4]*[.F159]))" office:value-type="float" office:value="1251.60712736392">
            <text:p>1251,6071273639</text:p>
          </table:table-cell>
          <table:table-cell table:formula="of:=[.G159]+[.H159]" office:value-type="float" office:value="1751.60712736392">
            <text:p>1751,6071273639</text:p>
          </table:table-cell>
          <table:table-cell table:style-name="ce3" table:formula="of:=AVERAGE([.I140:.I159])" office:value-type="float" office:value="7053.49999999999">
            <text:p>7053,500</text:p>
          </table:table-cell>
          <table:table-cell table:style-name="ce4" table:formula="of:=ROUND([.I159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59">
            <text:p>159</text:p>
          </table:table-cell>
          <table:table-cell table:formula="of:=[.F159]+[.C$7]" office:value-type="float" office:value="0.0790000000000001">
            <text:p>0,079</text:p>
          </table:table-cell>
          <table:table-cell table:formula="of:=IF(SIN(2*PI()*[.C$2]*[.F160])&gt;0;[.D$3];500)" office:value-type="float" office:value="500">
            <text:p>500</text:p>
          </table:table-cell>
          <table:table-cell table:formula="of:=0.5*[.D$5]*(1+SIN(2*PI()*[.C$4]*[.F160]))" office:value-type="float" office:value="2701.44934910147">
            <text:p>2701,4493491015</text:p>
          </table:table-cell>
          <table:table-cell table:formula="of:=[.G160]+[.H160]" office:value-type="float" office:value="3201.44934910147">
            <text:p>3201,4493491015</text:p>
          </table:table-cell>
          <table:table-cell table:style-name="ce3" table:formula="of:=AVERAGE([.I141:.I160])" office:value-type="float" office:value="7053.5">
            <text:p>7053,500</text:p>
          </table:table-cell>
          <table:table-cell table:style-name="ce4" table:formula="of:=ROUND([.I160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0">
            <text:p>160</text:p>
          </table:table-cell>
          <table:table-cell table:formula="of:=[.F160]+[.C$7]" office:value-type="float" office:value="0.0795000000000001">
            <text:p>0,0795</text:p>
          </table:table-cell>
          <table:table-cell table:formula="of:=IF(SIN(2*PI()*[.C$2]*[.F161])&gt;0;[.D$3];500)" office:value-type="float" office:value="500">
            <text:p>500</text:p>
          </table:table-cell>
          <table:table-cell table:formula="of:=0.5*[.D$5]*(1+SIN(2*PI()*[.C$4]*[.F161]))" office:value-type="float" office:value="4528.35712736402">
            <text:p>4528,357127364</text:p>
          </table:table-cell>
          <table:table-cell table:formula="of:=[.G161]+[.H161]" office:value-type="float" office:value="5028.35712736402">
            <text:p>5028,357127364</text:p>
          </table:table-cell>
          <table:table-cell table:style-name="ce3" table:formula="of:=AVERAGE([.I142:.I161])" office:value-type="float" office:value="7053.5">
            <text:p>7053,500</text:p>
          </table:table-cell>
          <table:table-cell table:style-name="ce4" table:formula="of:=ROUND([.I161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1">
            <text:p>161</text:p>
          </table:table-cell>
          <table:table-cell table:formula="of:=[.F161]+[.C$7]" office:value-type="float" office:value="0.0800000000000001">
            <text:p>0,08</text:p>
          </table:table-cell>
          <table:table-cell table:formula="of:=IF(SIN(2*PI()*[.C$2]*[.F162])&gt;0;[.D$3];500)" office:value-type="float" office:value="500">
            <text:p>500</text:p>
          </table:table-cell>
          <table:table-cell table:formula="of:=0.5*[.D$5]*(1+SIN(2*PI()*[.C$4]*[.F162]))" office:value-type="float" office:value="6553.50000000022">
            <text:p>6553,5000000002</text:p>
          </table:table-cell>
          <table:table-cell table:formula="of:=[.G162]+[.H162]" office:value-type="float" office:value="7053.50000000022">
            <text:p>7053,5000000002</text:p>
          </table:table-cell>
          <table:table-cell table:style-name="ce3" table:formula="of:=AVERAGE([.I143:.I162])" office:value-type="float" office:value="7053.5">
            <text:p>7053,500</text:p>
          </table:table-cell>
          <table:table-cell table:style-name="ce4" table:formula="of:=ROUND([.I162];0)" office:value-type="float" office:value="7054">
            <text:p>7054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2">
            <text:p>162</text:p>
          </table:table-cell>
          <table:table-cell table:formula="of:=[.F162]+[.C$7]" office:value-type="float" office:value="0.0805000000000001">
            <text:p>0,0805</text:p>
          </table:table-cell>
          <table:table-cell table:formula="of:=IF(SIN(2*PI()*[.C$2]*[.F163])&gt;0;[.D$3];500)" office:value-type="float" office:value="500">
            <text:p>500</text:p>
          </table:table-cell>
          <table:table-cell table:formula="of:=0.5*[.D$5]*(1+SIN(2*PI()*[.C$4]*[.F163]))" office:value-type="float" office:value="8578.64287263644">
            <text:p>8578,6428726364</text:p>
          </table:table-cell>
          <table:table-cell table:formula="of:=[.G163]+[.H163]" office:value-type="float" office:value="9078.64287263644">
            <text:p>9078,6428726364</text:p>
          </table:table-cell>
          <table:table-cell table:style-name="ce3" table:formula="of:=AVERAGE([.I144:.I163])" office:value-type="float" office:value="7053.5">
            <text:p>7053,500</text:p>
          </table:table-cell>
          <table:table-cell table:style-name="ce4" table:formula="of:=ROUND([.I163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3">
            <text:p>163</text:p>
          </table:table-cell>
          <table:table-cell table:formula="of:=[.F163]+[.C$7]" office:value-type="float" office:value="0.0810000000000001">
            <text:p>0,081</text:p>
          </table:table-cell>
          <table:table-cell table:formula="of:=IF(SIN(2*PI()*[.C$2]*[.F164])&gt;0;[.D$3];500)" office:value-type="float" office:value="500">
            <text:p>500</text:p>
          </table:table-cell>
          <table:table-cell table:formula="of:=0.5*[.D$5]*(1+SIN(2*PI()*[.C$4]*[.F164]))" office:value-type="float" office:value="10405.5506508989">
            <text:p>10405,5506508989</text:p>
          </table:table-cell>
          <table:table-cell table:formula="of:=[.G164]+[.H164]" office:value-type="float" office:value="10905.5506508989">
            <text:p>10905,5506508989</text:p>
          </table:table-cell>
          <table:table-cell table:style-name="ce3" table:formula="of:=AVERAGE([.I145:.I164])" office:value-type="float" office:value="7053.5">
            <text:p>7053,500</text:p>
          </table:table-cell>
          <table:table-cell table:style-name="ce4" table:formula="of:=ROUND([.I164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4">
            <text:p>164</text:p>
          </table:table-cell>
          <table:table-cell table:formula="of:=[.F164]+[.C$7]" office:value-type="float" office:value="0.0815000000000001">
            <text:p>0,0815</text:p>
          </table:table-cell>
          <table:table-cell table:formula="of:=IF(SIN(2*PI()*[.C$2]*[.F165])&gt;0;[.D$3];500)" office:value-type="float" office:value="500">
            <text:p>500</text:p>
          </table:table-cell>
          <table:table-cell table:formula="of:=0.5*[.D$5]*(1+SIN(2*PI()*[.C$4]*[.F165]))" office:value-type="float" office:value="11855.3928726364">
            <text:p>11855,3928726364</text:p>
          </table:table-cell>
          <table:table-cell table:formula="of:=[.G165]+[.H165]" office:value-type="float" office:value="12355.3928726364">
            <text:p>12355,3928726364</text:p>
          </table:table-cell>
          <table:table-cell table:style-name="ce3" table:formula="of:=AVERAGE([.I146:.I165])" office:value-type="float" office:value="7053.50000000001">
            <text:p>7053,500</text:p>
          </table:table-cell>
          <table:table-cell table:style-name="ce4" table:formula="of:=ROUND([.I165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5">
            <text:p>165</text:p>
          </table:table-cell>
          <table:table-cell table:formula="of:=[.F165]+[.C$7]" office:value-type="float" office:value="0.0820000000000001">
            <text:p>0,082</text:p>
          </table:table-cell>
          <table:table-cell table:formula="of:=IF(SIN(2*PI()*[.C$2]*[.F166])&gt;0;[.D$3];500)" office:value-type="float" office:value="500">
            <text:p>500</text:p>
          </table:table-cell>
          <table:table-cell table:formula="of:=0.5*[.D$5]*(1+SIN(2*PI()*[.C$4]*[.F166]))" office:value-type="float" office:value="12786.2488795404">
            <text:p>12786,2488795404</text:p>
          </table:table-cell>
          <table:table-cell table:formula="of:=[.G166]+[.H166]" office:value-type="float" office:value="13286.2488795404">
            <text:p>13286,2488795404</text:p>
          </table:table-cell>
          <table:table-cell table:style-name="ce3" table:formula="of:=AVERAGE([.I147:.I166])" office:value-type="float" office:value="7053.50000000001">
            <text:p>7053,500</text:p>
          </table:table-cell>
          <table:table-cell table:style-name="ce4" table:formula="of:=ROUND([.I166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6">
            <text:p>166</text:p>
          </table:table-cell>
          <table:table-cell table:formula="of:=[.F166]+[.C$7]" office:value-type="float" office:value="0.0825000000000001">
            <text:p>0,0825</text:p>
          </table:table-cell>
          <table:table-cell table:formula="of:=IF(SIN(2*PI()*[.C$2]*[.F167])&gt;0;[.D$3];500)" office:value-type="float" office:value="500">
            <text:p>500</text:p>
          </table:table-cell>
          <table:table-cell table:formula="of:=0.5*[.D$5]*(1+SIN(2*PI()*[.C$4]*[.F167]))" office:value-type="float" office:value="13107">
            <text:p>13107</text:p>
          </table:table-cell>
          <table:table-cell table:formula="of:=[.G167]+[.H167]" office:value-type="float" office:value="13607">
            <text:p>13607</text:p>
          </table:table-cell>
          <table:table-cell table:style-name="ce3" table:formula="of:=AVERAGE([.I148:.I167])" office:value-type="float" office:value="7053.50000000001">
            <text:p>7053,500</text:p>
          </table:table-cell>
          <table:table-cell table:style-name="ce4" table:formula="of:=ROUND([.I167];0)" office:value-type="float" office:value="13607">
            <text:p>13607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7">
            <text:p>167</text:p>
          </table:table-cell>
          <table:table-cell table:formula="of:=[.F167]+[.C$7]" office:value-type="float" office:value="0.0830000000000001">
            <text:p>0,083</text:p>
          </table:table-cell>
          <table:table-cell table:formula="of:=IF(SIN(2*PI()*[.C$2]*[.F168])&gt;0;[.D$3];500)" office:value-type="float" office:value="500">
            <text:p>500</text:p>
          </table:table-cell>
          <table:table-cell table:formula="of:=0.5*[.D$5]*(1+SIN(2*PI()*[.C$4]*[.F168]))" office:value-type="float" office:value="12786.2488795402">
            <text:p>12786,2488795402</text:p>
          </table:table-cell>
          <table:table-cell table:formula="of:=[.G168]+[.H168]" office:value-type="float" office:value="13286.2488795402">
            <text:p>13286,2488795402</text:p>
          </table:table-cell>
          <table:table-cell table:style-name="ce3" table:formula="of:=AVERAGE([.I149:.I168])" office:value-type="float" office:value="7053.50000000001">
            <text:p>7053,500</text:p>
          </table:table-cell>
          <table:table-cell table:style-name="ce4" table:formula="of:=ROUND([.I168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8">
            <text:p>168</text:p>
          </table:table-cell>
          <table:table-cell table:formula="of:=[.F168]+[.C$7]" office:value-type="float" office:value="0.0835000000000001">
            <text:p>0,0835</text:p>
          </table:table-cell>
          <table:table-cell table:formula="of:=IF(SIN(2*PI()*[.C$2]*[.F169])&gt;0;[.D$3];500)" office:value-type="float" office:value="500">
            <text:p>500</text:p>
          </table:table-cell>
          <table:table-cell table:formula="of:=0.5*[.D$5]*(1+SIN(2*PI()*[.C$4]*[.F169]))" office:value-type="float" office:value="11855.3928726361">
            <text:p>11855,3928726361</text:p>
          </table:table-cell>
          <table:table-cell table:formula="of:=[.G169]+[.H169]" office:value-type="float" office:value="12355.3928726361">
            <text:p>12355,3928726361</text:p>
          </table:table-cell>
          <table:table-cell table:style-name="ce3" table:formula="of:=AVERAGE([.I150:.I169])" office:value-type="float" office:value="7053.5">
            <text:p>7053,500</text:p>
          </table:table-cell>
          <table:table-cell table:style-name="ce4" table:formula="of:=ROUND([.I169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69">
            <text:p>169</text:p>
          </table:table-cell>
          <table:table-cell table:formula="of:=[.F169]+[.C$7]" office:value-type="float" office:value="0.0840000000000001">
            <text:p>0,084</text:p>
          </table:table-cell>
          <table:table-cell table:formula="of:=IF(SIN(2*PI()*[.C$2]*[.F170])&gt;0;[.D$3];500)" office:value-type="float" office:value="500">
            <text:p>500</text:p>
          </table:table-cell>
          <table:table-cell table:formula="of:=0.5*[.D$5]*(1+SIN(2*PI()*[.C$4]*[.F170]))" office:value-type="float" office:value="10405.5506508985">
            <text:p>10405,5506508985</text:p>
          </table:table-cell>
          <table:table-cell table:formula="of:=[.G170]+[.H170]" office:value-type="float" office:value="10905.5506508985">
            <text:p>10905,5506508985</text:p>
          </table:table-cell>
          <table:table-cell table:style-name="ce3" table:formula="of:=AVERAGE([.I151:.I170])" office:value-type="float" office:value="7053.5">
            <text:p>7053,500</text:p>
          </table:table-cell>
          <table:table-cell table:style-name="ce4" table:formula="of:=ROUND([.I170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0">
            <text:p>170</text:p>
          </table:table-cell>
          <table:table-cell table:formula="of:=[.F170]+[.C$7]" office:value-type="float" office:value="0.0845000000000001">
            <text:p>0,0845</text:p>
          </table:table-cell>
          <table:table-cell table:formula="of:=IF(SIN(2*PI()*[.C$2]*[.F171])&gt;0;[.D$3];500)" office:value-type="float" office:value="500">
            <text:p>500</text:p>
          </table:table-cell>
          <table:table-cell table:formula="of:=0.5*[.D$5]*(1+SIN(2*PI()*[.C$4]*[.F171]))" office:value-type="float" office:value="8578.642872636">
            <text:p>8578,642872636</text:p>
          </table:table-cell>
          <table:table-cell table:formula="of:=[.G171]+[.H171]" office:value-type="float" office:value="9078.642872636">
            <text:p>9078,642872636</text:p>
          </table:table-cell>
          <table:table-cell table:style-name="ce3" table:formula="of:=AVERAGE([.I152:.I171])" office:value-type="float" office:value="7053.5">
            <text:p>7053,500</text:p>
          </table:table-cell>
          <table:table-cell table:style-name="ce4" table:formula="of:=ROUND([.I171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1">
            <text:p>171</text:p>
          </table:table-cell>
          <table:table-cell table:formula="of:=[.F171]+[.C$7]" office:value-type="float" office:value="0.0850000000000001">
            <text:p>0,085</text:p>
          </table:table-cell>
          <table:table-cell table:formula="of:=IF(SIN(2*PI()*[.C$2]*[.F172])&gt;0;[.D$3];500)" office:value-type="float" office:value="500">
            <text:p>500</text:p>
          </table:table-cell>
          <table:table-cell table:formula="of:=0.5*[.D$5]*(1+SIN(2*PI()*[.C$4]*[.F172]))" office:value-type="float" office:value="6553.49999999976">
            <text:p>6553,4999999998</text:p>
          </table:table-cell>
          <table:table-cell table:formula="of:=[.G172]+[.H172]" office:value-type="float" office:value="7053.49999999976">
            <text:p>7053,4999999998</text:p>
          </table:table-cell>
          <table:table-cell table:style-name="ce3" table:formula="of:=AVERAGE([.I153:.I172])" office:value-type="float" office:value="7053.5">
            <text:p>7053,500</text:p>
          </table:table-cell>
          <table:table-cell table:style-name="ce4" table:formula="of:=ROUND([.I172];0)" office:value-type="float" office:value="7053">
            <text:p>7053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2">
            <text:p>172</text:p>
          </table:table-cell>
          <table:table-cell table:formula="of:=[.F172]+[.C$7]" office:value-type="float" office:value="0.0855000000000001">
            <text:p>0,0855</text:p>
          </table:table-cell>
          <table:table-cell table:formula="of:=IF(SIN(2*PI()*[.C$2]*[.F173])&gt;0;[.D$3];500)" office:value-type="float" office:value="500">
            <text:p>500</text:p>
          </table:table-cell>
          <table:table-cell table:formula="of:=0.5*[.D$5]*(1+SIN(2*PI()*[.C$4]*[.F173]))" office:value-type="float" office:value="4528.35712736354">
            <text:p>4528,3571273635</text:p>
          </table:table-cell>
          <table:table-cell table:formula="of:=[.G173]+[.H173]" office:value-type="float" office:value="5028.35712736354">
            <text:p>5028,3571273635</text:p>
          </table:table-cell>
          <table:table-cell table:style-name="ce3" table:formula="of:=AVERAGE([.I154:.I173])" office:value-type="float" office:value="7053.5">
            <text:p>7053,500</text:p>
          </table:table-cell>
          <table:table-cell table:style-name="ce4" table:formula="of:=ROUND([.I173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3">
            <text:p>173</text:p>
          </table:table-cell>
          <table:table-cell table:formula="of:=[.F173]+[.C$7]" office:value-type="float" office:value="0.0860000000000001">
            <text:p>0,086</text:p>
          </table:table-cell>
          <table:table-cell table:formula="of:=IF(SIN(2*PI()*[.C$2]*[.F174])&gt;0;[.D$3];500)" office:value-type="float" office:value="500">
            <text:p>500</text:p>
          </table:table-cell>
          <table:table-cell table:formula="of:=0.5*[.D$5]*(1+SIN(2*PI()*[.C$4]*[.F174]))" office:value-type="float" office:value="2701.44934910106">
            <text:p>2701,4493491011</text:p>
          </table:table-cell>
          <table:table-cell table:formula="of:=[.G174]+[.H174]" office:value-type="float" office:value="3201.44934910106">
            <text:p>3201,4493491011</text:p>
          </table:table-cell>
          <table:table-cell table:style-name="ce3" table:formula="of:=AVERAGE([.I155:.I174])" office:value-type="float" office:value="7053.49999999999">
            <text:p>7053,500</text:p>
          </table:table-cell>
          <table:table-cell table:style-name="ce4" table:formula="of:=ROUND([.I174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4">
            <text:p>174</text:p>
          </table:table-cell>
          <table:table-cell table:formula="of:=[.F174]+[.C$7]" office:value-type="float" office:value="0.0865000000000001">
            <text:p>0,0865</text:p>
          </table:table-cell>
          <table:table-cell table:formula="of:=IF(SIN(2*PI()*[.C$2]*[.F175])&gt;0;[.D$3];500)" office:value-type="float" office:value="500">
            <text:p>500</text:p>
          </table:table-cell>
          <table:table-cell table:formula="of:=0.5*[.D$5]*(1+SIN(2*PI()*[.C$4]*[.F175]))" office:value-type="float" office:value="1251.60712736362">
            <text:p>1251,6071273636</text:p>
          </table:table-cell>
          <table:table-cell table:formula="of:=[.G175]+[.H175]" office:value-type="float" office:value="1751.60712736362">
            <text:p>1751,6071273636</text:p>
          </table:table-cell>
          <table:table-cell table:style-name="ce3" table:formula="of:=AVERAGE([.I156:.I175])" office:value-type="float" office:value="7053.49999999999">
            <text:p>7053,500</text:p>
          </table:table-cell>
          <table:table-cell table:style-name="ce4" table:formula="of:=ROUND([.I175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5">
            <text:p>175</text:p>
          </table:table-cell>
          <table:table-cell table:formula="of:=[.F175]+[.C$7]" office:value-type="float" office:value="0.0870000000000001">
            <text:p>0,087</text:p>
          </table:table-cell>
          <table:table-cell table:formula="of:=IF(SIN(2*PI()*[.C$2]*[.F176])&gt;0;[.D$3];500)" office:value-type="float" office:value="500">
            <text:p>500</text:p>
          </table:table-cell>
          <table:table-cell table:formula="of:=0.5*[.D$5]*(1+SIN(2*PI()*[.C$4]*[.F176]))" office:value-type="float" office:value="320.751120459636">
            <text:p>320,7511204596</text:p>
          </table:table-cell>
          <table:table-cell table:formula="of:=[.G176]+[.H176]" office:value-type="float" office:value="820.751120459636">
            <text:p>820,7511204596</text:p>
          </table:table-cell>
          <table:table-cell table:style-name="ce3" table:formula="of:=AVERAGE([.I157:.I176])" office:value-type="float" office:value="7053.49999999999">
            <text:p>7053,500</text:p>
          </table:table-cell>
          <table:table-cell table:style-name="ce4" table:formula="of:=ROUND([.I176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6">
            <text:p>176</text:p>
          </table:table-cell>
          <table:table-cell table:formula="of:=[.F176]+[.C$7]" office:value-type="float" office:value="0.0875000000000001">
            <text:p>0,0875</text:p>
          </table:table-cell>
          <table:table-cell table:formula="of:=IF(SIN(2*PI()*[.C$2]*[.F177])&gt;0;[.D$3];500)" office:value-type="float" office:value="500">
            <text:p>500</text:p>
          </table:table-cell>
          <table:table-cell table:formula="of:=0.5*[.D$5]*(1+SIN(2*PI()*[.C$4]*[.F177]))" office:value-type="float" office:value="0">
            <text:p>0</text:p>
          </table:table-cell>
          <table:table-cell table:formula="of:=[.G177]+[.H177]" office:value-type="float" office:value="500">
            <text:p>500</text:p>
          </table:table-cell>
          <table:table-cell table:style-name="ce3" table:formula="of:=AVERAGE([.I158:.I177])" office:value-type="float" office:value="7053.49999999999">
            <text:p>7053,500</text:p>
          </table:table-cell>
          <table:table-cell table:style-name="ce4" table:formula="of:=ROUND([.I177];0)" office:value-type="float" office:value="500">
            <text:p>500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7">
            <text:p>177</text:p>
          </table:table-cell>
          <table:table-cell table:formula="of:=[.F177]+[.C$7]" office:value-type="float" office:value="0.0880000000000001">
            <text:p>0,088</text:p>
          </table:table-cell>
          <table:table-cell table:formula="of:=IF(SIN(2*PI()*[.C$2]*[.F178])&gt;0;[.D$3];500)" office:value-type="float" office:value="500">
            <text:p>500</text:p>
          </table:table-cell>
          <table:table-cell table:formula="of:=0.5*[.D$5]*(1+SIN(2*PI()*[.C$4]*[.F178]))" office:value-type="float" office:value="320.751120459793">
            <text:p>320,7511204598</text:p>
          </table:table-cell>
          <table:table-cell table:formula="of:=[.G178]+[.H178]" office:value-type="float" office:value="820.751120459793">
            <text:p>820,7511204598</text:p>
          </table:table-cell>
          <table:table-cell table:style-name="ce3" table:formula="of:=AVERAGE([.I159:.I178])" office:value-type="float" office:value="7053.49999999999">
            <text:p>7053,500</text:p>
          </table:table-cell>
          <table:table-cell table:style-name="ce4" table:formula="of:=ROUND([.I178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8">
            <text:p>178</text:p>
          </table:table-cell>
          <table:table-cell table:formula="of:=[.F178]+[.C$7]" office:value-type="float" office:value="0.0885000000000001">
            <text:p>0,0885</text:p>
          </table:table-cell>
          <table:table-cell table:formula="of:=IF(SIN(2*PI()*[.C$2]*[.F179])&gt;0;[.D$3];500)" office:value-type="float" office:value="500">
            <text:p>500</text:p>
          </table:table-cell>
          <table:table-cell table:formula="of:=0.5*[.D$5]*(1+SIN(2*PI()*[.C$4]*[.F179]))" office:value-type="float" office:value="1251.60712736394">
            <text:p>1251,607127364</text:p>
          </table:table-cell>
          <table:table-cell table:formula="of:=[.G179]+[.H179]" office:value-type="float" office:value="1751.60712736394">
            <text:p>1751,607127364</text:p>
          </table:table-cell>
          <table:table-cell table:style-name="ce3" table:formula="of:=AVERAGE([.I160:.I179])" office:value-type="float" office:value="7053.49999999999">
            <text:p>7053,500</text:p>
          </table:table-cell>
          <table:table-cell table:style-name="ce4" table:formula="of:=ROUND([.I179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79">
            <text:p>179</text:p>
          </table:table-cell>
          <table:table-cell table:formula="of:=[.F179]+[.C$7]" office:value-type="float" office:value="0.0890000000000001">
            <text:p>0,089</text:p>
          </table:table-cell>
          <table:table-cell table:formula="of:=IF(SIN(2*PI()*[.C$2]*[.F180])&gt;0;[.D$3];500)" office:value-type="float" office:value="500">
            <text:p>500</text:p>
          </table:table-cell>
          <table:table-cell table:formula="of:=0.5*[.D$5]*(1+SIN(2*PI()*[.C$4]*[.F180]))" office:value-type="float" office:value="2701.44934910151">
            <text:p>2701,4493491015</text:p>
          </table:table-cell>
          <table:table-cell table:formula="of:=[.G180]+[.H180]" office:value-type="float" office:value="3201.44934910151">
            <text:p>3201,4493491015</text:p>
          </table:table-cell>
          <table:table-cell table:style-name="ce3" table:formula="of:=AVERAGE([.I161:.I180])" office:value-type="float" office:value="7053.5">
            <text:p>7053,500</text:p>
          </table:table-cell>
          <table:table-cell table:style-name="ce4" table:formula="of:=ROUND([.I180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0">
            <text:p>180</text:p>
          </table:table-cell>
          <table:table-cell table:formula="of:=[.F180]+[.C$7]" office:value-type="float" office:value="0.0895000000000001">
            <text:p>0,0895</text:p>
          </table:table-cell>
          <table:table-cell table:formula="of:=IF(SIN(2*PI()*[.C$2]*[.F181])&gt;0;[.D$3];500)" office:value-type="float" office:value="500">
            <text:p>500</text:p>
          </table:table-cell>
          <table:table-cell table:formula="of:=0.5*[.D$5]*(1+SIN(2*PI()*[.C$4]*[.F181]))" office:value-type="float" office:value="4528.35712736402">
            <text:p>4528,357127364</text:p>
          </table:table-cell>
          <table:table-cell table:formula="of:=[.G181]+[.H181]" office:value-type="float" office:value="5028.35712736402">
            <text:p>5028,357127364</text:p>
          </table:table-cell>
          <table:table-cell table:style-name="ce3" table:formula="of:=AVERAGE([.I162:.I181])" office:value-type="float" office:value="7053.5">
            <text:p>7053,500</text:p>
          </table:table-cell>
          <table:table-cell table:style-name="ce4" table:formula="of:=ROUND([.I181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1">
            <text:p>181</text:p>
          </table:table-cell>
          <table:table-cell table:formula="of:=[.F181]+[.C$7]" office:value-type="float" office:value="0.0900000000000001">
            <text:p>0,09</text:p>
          </table:table-cell>
          <table:table-cell table:formula="of:=IF(SIN(2*PI()*[.C$2]*[.F182])&gt;0;[.D$3];500)" office:value-type="float" office:value="500">
            <text:p>500</text:p>
          </table:table-cell>
          <table:table-cell table:formula="of:=0.5*[.D$5]*(1+SIN(2*PI()*[.C$4]*[.F182]))" office:value-type="float" office:value="6553.50000000026">
            <text:p>6553,5000000003</text:p>
          </table:table-cell>
          <table:table-cell table:formula="of:=[.G182]+[.H182]" office:value-type="float" office:value="7053.50000000026">
            <text:p>7053,5000000003</text:p>
          </table:table-cell>
          <table:table-cell table:style-name="ce3" table:formula="of:=AVERAGE([.I163:.I182])" office:value-type="float" office:value="7053.5">
            <text:p>7053,500</text:p>
          </table:table-cell>
          <table:table-cell table:style-name="ce4" table:formula="of:=ROUND([.I182];0)" office:value-type="float" office:value="7054">
            <text:p>7054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2">
            <text:p>182</text:p>
          </table:table-cell>
          <table:table-cell table:formula="of:=[.F182]+[.C$7]" office:value-type="float" office:value="0.0905000000000001">
            <text:p>0,0905</text:p>
          </table:table-cell>
          <table:table-cell table:formula="of:=IF(SIN(2*PI()*[.C$2]*[.F183])&gt;0;[.D$3];500)" office:value-type="float" office:value="500">
            <text:p>500</text:p>
          </table:table-cell>
          <table:table-cell table:formula="of:=0.5*[.D$5]*(1+SIN(2*PI()*[.C$4]*[.F183]))" office:value-type="float" office:value="8578.64287263648">
            <text:p>8578,6428726365</text:p>
          </table:table-cell>
          <table:table-cell table:formula="of:=[.G183]+[.H183]" office:value-type="float" office:value="9078.64287263648">
            <text:p>9078,6428726365</text:p>
          </table:table-cell>
          <table:table-cell table:style-name="ce3" table:formula="of:=AVERAGE([.I164:.I183])" office:value-type="float" office:value="7053.5">
            <text:p>7053,500</text:p>
          </table:table-cell>
          <table:table-cell table:style-name="ce4" table:formula="of:=ROUND([.I183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3">
            <text:p>183</text:p>
          </table:table-cell>
          <table:table-cell table:formula="of:=[.F183]+[.C$7]" office:value-type="float" office:value="0.0910000000000001">
            <text:p>0,091</text:p>
          </table:table-cell>
          <table:table-cell table:formula="of:=IF(SIN(2*PI()*[.C$2]*[.F184])&gt;0;[.D$3];500)" office:value-type="float" office:value="500">
            <text:p>500</text:p>
          </table:table-cell>
          <table:table-cell table:formula="of:=0.5*[.D$5]*(1+SIN(2*PI()*[.C$4]*[.F184]))" office:value-type="float" office:value="10405.550650899">
            <text:p>10405,550650899</text:p>
          </table:table-cell>
          <table:table-cell table:formula="of:=[.G184]+[.H184]" office:value-type="float" office:value="10905.550650899">
            <text:p>10905,550650899</text:p>
          </table:table-cell>
          <table:table-cell table:style-name="ce3" table:formula="of:=AVERAGE([.I165:.I184])" office:value-type="float" office:value="7053.50000000001">
            <text:p>7053,500</text:p>
          </table:table-cell>
          <table:table-cell table:style-name="ce4" table:formula="of:=ROUND([.I184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4">
            <text:p>184</text:p>
          </table:table-cell>
          <table:table-cell table:formula="of:=[.F184]+[.C$7]" office:value-type="float" office:value="0.0915000000000001">
            <text:p>0,0915</text:p>
          </table:table-cell>
          <table:table-cell table:formula="of:=IF(SIN(2*PI()*[.C$2]*[.F185])&gt;0;[.D$3];500)" office:value-type="float" office:value="500">
            <text:p>500</text:p>
          </table:table-cell>
          <table:table-cell table:formula="of:=0.5*[.D$5]*(1+SIN(2*PI()*[.C$4]*[.F185]))" office:value-type="float" office:value="11855.3928726364">
            <text:p>11855,3928726364</text:p>
          </table:table-cell>
          <table:table-cell table:formula="of:=[.G185]+[.H185]" office:value-type="float" office:value="12355.3928726364">
            <text:p>12355,3928726364</text:p>
          </table:table-cell>
          <table:table-cell table:style-name="ce3" table:formula="of:=AVERAGE([.I166:.I185])" office:value-type="float" office:value="7053.50000000001">
            <text:p>7053,500</text:p>
          </table:table-cell>
          <table:table-cell table:style-name="ce4" table:formula="of:=ROUND([.I185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5">
            <text:p>185</text:p>
          </table:table-cell>
          <table:table-cell table:formula="of:=[.F185]+[.C$7]" office:value-type="float" office:value="0.0920000000000001">
            <text:p>0,092</text:p>
          </table:table-cell>
          <table:table-cell table:formula="of:=IF(SIN(2*PI()*[.C$2]*[.F186])&gt;0;[.D$3];500)" office:value-type="float" office:value="500">
            <text:p>500</text:p>
          </table:table-cell>
          <table:table-cell table:formula="of:=0.5*[.D$5]*(1+SIN(2*PI()*[.C$4]*[.F186]))" office:value-type="float" office:value="12786.2488795404">
            <text:p>12786,2488795404</text:p>
          </table:table-cell>
          <table:table-cell table:formula="of:=[.G186]+[.H186]" office:value-type="float" office:value="13286.2488795404">
            <text:p>13286,2488795404</text:p>
          </table:table-cell>
          <table:table-cell table:style-name="ce3" table:formula="of:=AVERAGE([.I167:.I186])" office:value-type="float" office:value="7053.50000000001">
            <text:p>7053,500</text:p>
          </table:table-cell>
          <table:table-cell table:style-name="ce4" table:formula="of:=ROUND([.I186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6">
            <text:p>186</text:p>
          </table:table-cell>
          <table:table-cell table:formula="of:=[.F186]+[.C$7]" office:value-type="float" office:value="0.0925000000000001">
            <text:p>0,0925</text:p>
          </table:table-cell>
          <table:table-cell table:formula="of:=IF(SIN(2*PI()*[.C$2]*[.F187])&gt;0;[.D$3];500)" office:value-type="float" office:value="500">
            <text:p>500</text:p>
          </table:table-cell>
          <table:table-cell table:formula="of:=0.5*[.D$5]*(1+SIN(2*PI()*[.C$4]*[.F187]))" office:value-type="float" office:value="13107">
            <text:p>13107</text:p>
          </table:table-cell>
          <table:table-cell table:formula="of:=[.G187]+[.H187]" office:value-type="float" office:value="13607">
            <text:p>13607</text:p>
          </table:table-cell>
          <table:table-cell table:style-name="ce3" table:formula="of:=AVERAGE([.I168:.I187])" office:value-type="float" office:value="7053.50000000001">
            <text:p>7053,500</text:p>
          </table:table-cell>
          <table:table-cell table:style-name="ce4" table:formula="of:=ROUND([.I187];0)" office:value-type="float" office:value="13607">
            <text:p>13607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7">
            <text:p>187</text:p>
          </table:table-cell>
          <table:table-cell table:formula="of:=[.F187]+[.C$7]" office:value-type="float" office:value="0.0930000000000001">
            <text:p>0,093</text:p>
          </table:table-cell>
          <table:table-cell table:formula="of:=IF(SIN(2*PI()*[.C$2]*[.F188])&gt;0;[.D$3];500)" office:value-type="float" office:value="500">
            <text:p>500</text:p>
          </table:table-cell>
          <table:table-cell table:formula="of:=0.5*[.D$5]*(1+SIN(2*PI()*[.C$4]*[.F188]))" office:value-type="float" office:value="12786.2488795402">
            <text:p>12786,2488795402</text:p>
          </table:table-cell>
          <table:table-cell table:formula="of:=[.G188]+[.H188]" office:value-type="float" office:value="13286.2488795402">
            <text:p>13286,2488795402</text:p>
          </table:table-cell>
          <table:table-cell table:style-name="ce3" table:formula="of:=AVERAGE([.I169:.I188])" office:value-type="float" office:value="7053.50000000001">
            <text:p>7053,500</text:p>
          </table:table-cell>
          <table:table-cell table:style-name="ce4" table:formula="of:=ROUND([.I188];0)" office:value-type="float" office:value="13286">
            <text:p>1328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8">
            <text:p>188</text:p>
          </table:table-cell>
          <table:table-cell table:formula="of:=[.F188]+[.C$7]" office:value-type="float" office:value="0.0935000000000001">
            <text:p>0,0935</text:p>
          </table:table-cell>
          <table:table-cell table:formula="of:=IF(SIN(2*PI()*[.C$2]*[.F189])&gt;0;[.D$3];500)" office:value-type="float" office:value="500">
            <text:p>500</text:p>
          </table:table-cell>
          <table:table-cell table:formula="of:=0.5*[.D$5]*(1+SIN(2*PI()*[.C$4]*[.F189]))" office:value-type="float" office:value="11855.392872636">
            <text:p>11855,392872636</text:p>
          </table:table-cell>
          <table:table-cell table:formula="of:=[.G189]+[.H189]" office:value-type="float" office:value="12355.392872636">
            <text:p>12355,392872636</text:p>
          </table:table-cell>
          <table:table-cell table:style-name="ce3" table:formula="of:=AVERAGE([.I170:.I189])" office:value-type="float" office:value="7053.5">
            <text:p>7053,500</text:p>
          </table:table-cell>
          <table:table-cell table:style-name="ce4" table:formula="of:=ROUND([.I189];0)" office:value-type="float" office:value="12355">
            <text:p>12355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89">
            <text:p>189</text:p>
          </table:table-cell>
          <table:table-cell table:formula="of:=[.F189]+[.C$7]" office:value-type="float" office:value="0.0940000000000001">
            <text:p>0,094</text:p>
          </table:table-cell>
          <table:table-cell table:formula="of:=IF(SIN(2*PI()*[.C$2]*[.F190])&gt;0;[.D$3];500)" office:value-type="float" office:value="500">
            <text:p>500</text:p>
          </table:table-cell>
          <table:table-cell table:formula="of:=0.5*[.D$5]*(1+SIN(2*PI()*[.C$4]*[.F190]))" office:value-type="float" office:value="10405.5506508985">
            <text:p>10405,5506508985</text:p>
          </table:table-cell>
          <table:table-cell table:formula="of:=[.G190]+[.H190]" office:value-type="float" office:value="10905.5506508985">
            <text:p>10905,5506508985</text:p>
          </table:table-cell>
          <table:table-cell table:style-name="ce3" table:formula="of:=AVERAGE([.I171:.I190])" office:value-type="float" office:value="7053.5">
            <text:p>7053,500</text:p>
          </table:table-cell>
          <table:table-cell table:style-name="ce4" table:formula="of:=ROUND([.I190];0)" office:value-type="float" office:value="10906">
            <text:p>10906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0">
            <text:p>190</text:p>
          </table:table-cell>
          <table:table-cell table:formula="of:=[.F190]+[.C$7]" office:value-type="float" office:value="0.0945000000000001">
            <text:p>0,0945</text:p>
          </table:table-cell>
          <table:table-cell table:formula="of:=IF(SIN(2*PI()*[.C$2]*[.F191])&gt;0;[.D$3];500)" office:value-type="float" office:value="500">
            <text:p>500</text:p>
          </table:table-cell>
          <table:table-cell table:formula="of:=0.5*[.D$5]*(1+SIN(2*PI()*[.C$4]*[.F191]))" office:value-type="float" office:value="8578.64287263595">
            <text:p>8578,642872636</text:p>
          </table:table-cell>
          <table:table-cell table:formula="of:=[.G191]+[.H191]" office:value-type="float" office:value="9078.64287263595">
            <text:p>9078,642872636</text:p>
          </table:table-cell>
          <table:table-cell table:style-name="ce3" table:formula="of:=AVERAGE([.I172:.I191])" office:value-type="float" office:value="7053.5">
            <text:p>7053,500</text:p>
          </table:table-cell>
          <table:table-cell table:style-name="ce4" table:formula="of:=ROUND([.I191];0)" office:value-type="float" office:value="9079">
            <text:p>9079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1">
            <text:p>191</text:p>
          </table:table-cell>
          <table:table-cell table:formula="of:=[.F191]+[.C$7]" office:value-type="float" office:value="0.0950000000000001">
            <text:p>0,095</text:p>
          </table:table-cell>
          <table:table-cell table:formula="of:=IF(SIN(2*PI()*[.C$2]*[.F192])&gt;0;[.D$3];500)" office:value-type="float" office:value="500">
            <text:p>500</text:p>
          </table:table-cell>
          <table:table-cell table:formula="of:=0.5*[.D$5]*(1+SIN(2*PI()*[.C$4]*[.F192]))" office:value-type="float" office:value="6553.49999999971">
            <text:p>6553,4999999997</text:p>
          </table:table-cell>
          <table:table-cell table:formula="of:=[.G192]+[.H192]" office:value-type="float" office:value="7053.49999999971">
            <text:p>7053,4999999997</text:p>
          </table:table-cell>
          <table:table-cell table:style-name="ce3" table:formula="of:=AVERAGE([.I173:.I192])" office:value-type="float" office:value="7053.5">
            <text:p>7053,500</text:p>
          </table:table-cell>
          <table:table-cell table:style-name="ce4" table:formula="of:=ROUND([.I192];0)" office:value-type="float" office:value="7053">
            <text:p>7053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2">
            <text:p>192</text:p>
          </table:table-cell>
          <table:table-cell table:formula="of:=[.F192]+[.C$7]" office:value-type="float" office:value="0.0955000000000001">
            <text:p>0,0955</text:p>
          </table:table-cell>
          <table:table-cell table:formula="of:=IF(SIN(2*PI()*[.C$2]*[.F193])&gt;0;[.D$3];500)" office:value-type="float" office:value="500">
            <text:p>500</text:p>
          </table:table-cell>
          <table:table-cell table:formula="of:=0.5*[.D$5]*(1+SIN(2*PI()*[.C$4]*[.F193]))" office:value-type="float" office:value="4528.3571273635">
            <text:p>4528,3571273635</text:p>
          </table:table-cell>
          <table:table-cell table:formula="of:=[.G193]+[.H193]" office:value-type="float" office:value="5028.3571273635">
            <text:p>5028,3571273635</text:p>
          </table:table-cell>
          <table:table-cell table:style-name="ce3" table:formula="of:=AVERAGE([.I174:.I193])" office:value-type="float" office:value="7053.49999999999">
            <text:p>7053,500</text:p>
          </table:table-cell>
          <table:table-cell table:style-name="ce4" table:formula="of:=ROUND([.I193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3">
            <text:p>193</text:p>
          </table:table-cell>
          <table:table-cell table:formula="of:=[.F193]+[.C$7]" office:value-type="float" office:value="0.0960000000000001">
            <text:p>0,096</text:p>
          </table:table-cell>
          <table:table-cell table:formula="of:=IF(SIN(2*PI()*[.C$2]*[.F194])&gt;0;[.D$3];500)" office:value-type="float" office:value="500">
            <text:p>500</text:p>
          </table:table-cell>
          <table:table-cell table:formula="of:=0.5*[.D$5]*(1+SIN(2*PI()*[.C$4]*[.F194]))" office:value-type="float" office:value="2701.44934910103">
            <text:p>2701,449349101</text:p>
          </table:table-cell>
          <table:table-cell table:formula="of:=[.G194]+[.H194]" office:value-type="float" office:value="3201.44934910103">
            <text:p>3201,449349101</text:p>
          </table:table-cell>
          <table:table-cell table:style-name="ce3" table:formula="of:=AVERAGE([.I175:.I194])" office:value-type="float" office:value="7053.49999999999">
            <text:p>7053,500</text:p>
          </table:table-cell>
          <table:table-cell table:style-name="ce4" table:formula="of:=ROUND([.I194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4">
            <text:p>194</text:p>
          </table:table-cell>
          <table:table-cell table:formula="of:=[.F194]+[.C$7]" office:value-type="float" office:value="0.0965000000000001">
            <text:p>0,0965</text:p>
          </table:table-cell>
          <table:table-cell table:formula="of:=IF(SIN(2*PI()*[.C$2]*[.F195])&gt;0;[.D$3];500)" office:value-type="float" office:value="500">
            <text:p>500</text:p>
          </table:table-cell>
          <table:table-cell table:formula="of:=0.5*[.D$5]*(1+SIN(2*PI()*[.C$4]*[.F195]))" office:value-type="float" office:value="1251.60712736362">
            <text:p>1251,6071273636</text:p>
          </table:table-cell>
          <table:table-cell table:formula="of:=[.G195]+[.H195]" office:value-type="float" office:value="1751.60712736362">
            <text:p>1751,6071273636</text:p>
          </table:table-cell>
          <table:table-cell table:style-name="ce3" table:formula="of:=AVERAGE([.I176:.I195])" office:value-type="float" office:value="7053.49999999999">
            <text:p>7053,500</text:p>
          </table:table-cell>
          <table:table-cell table:style-name="ce4" table:formula="of:=ROUND([.I195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5">
            <text:p>195</text:p>
          </table:table-cell>
          <table:table-cell table:formula="of:=[.F195]+[.C$7]" office:value-type="float" office:value="0.0970000000000001">
            <text:p>0,097</text:p>
          </table:table-cell>
          <table:table-cell table:formula="of:=IF(SIN(2*PI()*[.C$2]*[.F196])&gt;0;[.D$3];500)" office:value-type="float" office:value="500">
            <text:p>500</text:p>
          </table:table-cell>
          <table:table-cell table:formula="of:=0.5*[.D$5]*(1+SIN(2*PI()*[.C$4]*[.F196]))" office:value-type="float" office:value="320.751120459622">
            <text:p>320,7511204596</text:p>
          </table:table-cell>
          <table:table-cell table:formula="of:=[.G196]+[.H196]" office:value-type="float" office:value="820.751120459622">
            <text:p>820,7511204596</text:p>
          </table:table-cell>
          <table:table-cell table:style-name="ce3" table:formula="of:=AVERAGE([.I177:.I196])" office:value-type="float" office:value="7053.49999999999">
            <text:p>7053,500</text:p>
          </table:table-cell>
          <table:table-cell table:style-name="ce4" table:formula="of:=ROUND([.I196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6">
            <text:p>196</text:p>
          </table:table-cell>
          <table:table-cell table:formula="of:=[.F196]+[.C$7]" office:value-type="float" office:value="0.0975000000000001">
            <text:p>0,0975</text:p>
          </table:table-cell>
          <table:table-cell table:formula="of:=IF(SIN(2*PI()*[.C$2]*[.F197])&gt;0;[.D$3];500)" office:value-type="float" office:value="500">
            <text:p>500</text:p>
          </table:table-cell>
          <table:table-cell table:formula="of:=0.5*[.D$5]*(1+SIN(2*PI()*[.C$4]*[.F197]))" office:value-type="float" office:value="0">
            <text:p>0</text:p>
          </table:table-cell>
          <table:table-cell table:formula="of:=[.G197]+[.H197]" office:value-type="float" office:value="500">
            <text:p>500</text:p>
          </table:table-cell>
          <table:table-cell table:style-name="ce3" table:formula="of:=AVERAGE([.I178:.I197])" office:value-type="float" office:value="7053.49999999999">
            <text:p>7053,500</text:p>
          </table:table-cell>
          <table:table-cell table:style-name="ce4" table:formula="of:=ROUND([.I197];0)" office:value-type="float" office:value="500">
            <text:p>500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7">
            <text:p>197</text:p>
          </table:table-cell>
          <table:table-cell table:formula="of:=[.F197]+[.C$7]" office:value-type="float" office:value="0.0980000000000001">
            <text:p>0,098</text:p>
          </table:table-cell>
          <table:table-cell table:formula="of:=IF(SIN(2*PI()*[.C$2]*[.F198])&gt;0;[.D$3];500)" office:value-type="float" office:value="500">
            <text:p>500</text:p>
          </table:table-cell>
          <table:table-cell table:formula="of:=0.5*[.D$5]*(1+SIN(2*PI()*[.C$4]*[.F198]))" office:value-type="float" office:value="320.751120459807">
            <text:p>320,7511204598</text:p>
          </table:table-cell>
          <table:table-cell table:formula="of:=[.G198]+[.H198]" office:value-type="float" office:value="820.751120459807">
            <text:p>820,7511204598</text:p>
          </table:table-cell>
          <table:table-cell table:style-name="ce3" table:formula="of:=AVERAGE([.I179:.I198])" office:value-type="float" office:value="7053.49999999999">
            <text:p>7053,500</text:p>
          </table:table-cell>
          <table:table-cell table:style-name="ce4" table:formula="of:=ROUND([.I198];0)" office:value-type="float" office:value="821">
            <text:p>82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8">
            <text:p>198</text:p>
          </table:table-cell>
          <table:table-cell table:formula="of:=[.F198]+[.C$7]" office:value-type="float" office:value="0.0985000000000001">
            <text:p>0,0985</text:p>
          </table:table-cell>
          <table:table-cell table:formula="of:=IF(SIN(2*PI()*[.C$2]*[.F199])&gt;0;[.D$3];500)" office:value-type="float" office:value="500">
            <text:p>500</text:p>
          </table:table-cell>
          <table:table-cell table:formula="of:=0.5*[.D$5]*(1+SIN(2*PI()*[.C$4]*[.F199]))" office:value-type="float" office:value="1251.60712736397">
            <text:p>1251,607127364</text:p>
          </table:table-cell>
          <table:table-cell table:formula="of:=[.G199]+[.H199]" office:value-type="float" office:value="1751.60712736397">
            <text:p>1751,607127364</text:p>
          </table:table-cell>
          <table:table-cell table:style-name="ce3" table:formula="of:=AVERAGE([.I180:.I199])" office:value-type="float" office:value="7053.49999999999">
            <text:p>7053,500</text:p>
          </table:table-cell>
          <table:table-cell table:style-name="ce4" table:formula="of:=ROUND([.I199];0)" office:value-type="float" office:value="1752">
            <text:p>175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199">
            <text:p>199</text:p>
          </table:table-cell>
          <table:table-cell table:formula="of:=[.F199]+[.C$7]" office:value-type="float" office:value="0.0990000000000001">
            <text:p>0,099</text:p>
          </table:table-cell>
          <table:table-cell table:formula="of:=IF(SIN(2*PI()*[.C$2]*[.F200])&gt;0;[.D$3];500)" office:value-type="float" office:value="500">
            <text:p>500</text:p>
          </table:table-cell>
          <table:table-cell table:formula="of:=0.5*[.D$5]*(1+SIN(2*PI()*[.C$4]*[.F200]))" office:value-type="float" office:value="2701.44934910151">
            <text:p>2701,4493491015</text:p>
          </table:table-cell>
          <table:table-cell table:formula="of:=[.G200]+[.H200]" office:value-type="float" office:value="3201.44934910151">
            <text:p>3201,4493491015</text:p>
          </table:table-cell>
          <table:table-cell table:style-name="ce3" table:formula="of:=AVERAGE([.I181:.I200])" office:value-type="float" office:value="7053.49999999999">
            <text:p>7053,500</text:p>
          </table:table-cell>
          <table:table-cell table:style-name="ce4" table:formula="of:=ROUND([.I200];0)" office:value-type="float" office:value="3201">
            <text:p>3201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0">
            <text:p>200</text:p>
          </table:table-cell>
          <table:table-cell table:formula="of:=[.F200]+[.C$7]" office:value-type="float" office:value="0.0995000000000001">
            <text:p>0,0995</text:p>
          </table:table-cell>
          <table:table-cell table:formula="of:=IF(SIN(2*PI()*[.C$2]*[.F201])&gt;0;[.D$3];500)" office:value-type="float" office:value="500">
            <text:p>500</text:p>
          </table:table-cell>
          <table:table-cell table:formula="of:=0.5*[.D$5]*(1+SIN(2*PI()*[.C$4]*[.F201]))" office:value-type="float" office:value="4528.35712736407">
            <text:p>4528,3571273641</text:p>
          </table:table-cell>
          <table:table-cell table:formula="of:=[.G201]+[.H201]" office:value-type="float" office:value="5028.35712736407">
            <text:p>5028,3571273641</text:p>
          </table:table-cell>
          <table:table-cell table:style-name="ce3" table:formula="of:=AVERAGE([.I182:.I201])" office:value-type="float" office:value="7053.5">
            <text:p>7053,500</text:p>
          </table:table-cell>
          <table:table-cell table:style-name="ce4" table:formula="of:=ROUND([.I201];0)" office:value-type="float" office:value="5028">
            <text:p>5028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1">
            <text:p>201</text:p>
          </table:table-cell>
          <table:table-cell table:formula="of:=[.F201]+[.C$7]" office:value-type="float" office:value="0.1">
            <text:p>0,1</text:p>
          </table:table-cell>
          <table:table-cell table:formula="of:=IF(SIN(2*PI()*[.C$2]*[.F202])&gt;0;[.D$3];500)" office:value-type="float" office:value="52428">
            <text:p>52428</text:p>
          </table:table-cell>
          <table:table-cell table:formula="of:=0.5*[.D$5]*(1+SIN(2*PI()*[.C$4]*[.F202]))" office:value-type="float" office:value="6553.50000000031">
            <text:p>6553,5000000003</text:p>
          </table:table-cell>
          <table:table-cell table:formula="of:=[.G202]+[.H202]" office:value-type="float" office:value="58981.5000000003">
            <text:p>58981,5000000003</text:p>
          </table:table-cell>
          <table:table-cell table:style-name="ce3" table:formula="of:=AVERAGE([.I183:.I202])" office:value-type="float" office:value="9649.9">
            <text:p>9649,900</text:p>
          </table:table-cell>
          <table:table-cell table:style-name="ce4" table:formula="of:=ROUND([.I202];0)" office:value-type="float" office:value="58982">
            <text:p>58982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2">
            <text:p>202</text:p>
          </table:table-cell>
          <table:table-cell table:formula="of:=[.F202]+[.C$7]" office:value-type="float" office:value="0.1005">
            <text:p>0,1005</text:p>
          </table:table-cell>
          <table:table-cell table:formula="of:=IF(SIN(2*PI()*[.C$2]*[.F203])&gt;0;[.D$3];500)" office:value-type="float" office:value="52428">
            <text:p>52428</text:p>
          </table:table-cell>
          <table:table-cell table:formula="of:=0.5*[.D$5]*(1+SIN(2*PI()*[.C$4]*[.F203]))" office:value-type="float" office:value="8578.64287263652">
            <text:p>8578,6428726365</text:p>
          </table:table-cell>
          <table:table-cell table:formula="of:=[.G203]+[.H203]" office:value-type="float" office:value="61006.6428726365">
            <text:p>61006,6428726365</text:p>
          </table:table-cell>
          <table:table-cell table:style-name="ce3" table:formula="of:=AVERAGE([.I184:.I203])" office:value-type="float" office:value="12246.3">
            <text:p>12246,300</text:p>
          </table:table-cell>
          <table:table-cell table:style-name="ce4" table:formula="of:=ROUND([.I203];0)" office:value-type="float" office:value="61007">
            <text:p>61007</text:p>
          </table:table-cell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3">
            <text:p>203</text:p>
          </table:table-cell>
          <table:table-cell table:formula="of:=[.F203]+[.C$7]" office:value-type="float" office:value="0.101">
            <text:p>0,101</text:p>
          </table:table-cell>
          <table:table-cell table:formula="of:=IF(SIN(2*PI()*[.C$2]*[.F204])&gt;0;[.D$3];500)" office:value-type="float" office:value="52428">
            <text:p>52428</text:p>
          </table:table-cell>
          <table:table-cell table:formula="of:=0.5*[.D$5]*(1+SIN(2*PI()*[.C$4]*[.F204]))" office:value-type="float" office:value="10405.550650899">
            <text:p>10405,550650899</text:p>
          </table:table-cell>
          <table:table-cell table:formula="of:=[.G204]+[.H204]" office:value-type="float" office:value="62833.550650899">
            <text:p>62833,550650899</text:p>
          </table:table-cell>
          <table:table-cell table:style-name="ce3" table:formula="of:=AVERAGE([.I185:.I204])" office:value-type="float" office:value="14842.7">
            <text:p>14842,700</text:p>
          </table:table-cell>
          <table:table-cell table:style-name="ce4" table:formula="of:=ROUND([.I204];0)" office:value-type="float" office:value="62834">
            <text:p>62834</text:p>
          </table:table-cell>
          <table:table-cell office:value-type="float" office:value="9649">
            <text:p>964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4">
            <text:p>204</text:p>
          </table:table-cell>
          <table:table-cell table:formula="of:=[.F204]+[.C$7]" office:value-type="float" office:value="0.1015">
            <text:p>0,1015</text:p>
          </table:table-cell>
          <table:table-cell table:formula="of:=IF(SIN(2*PI()*[.C$2]*[.F205])&gt;0;[.D$3];500)" office:value-type="float" office:value="52428">
            <text:p>52428</text:p>
          </table:table-cell>
          <table:table-cell table:formula="of:=0.5*[.D$5]*(1+SIN(2*PI()*[.C$4]*[.F205]))" office:value-type="float" office:value="11855.3928726364">
            <text:p>11855,3928726364</text:p>
          </table:table-cell>
          <table:table-cell table:formula="of:=[.G205]+[.H205]" office:value-type="float" office:value="64283.3928726364">
            <text:p>64283,3928726364</text:p>
          </table:table-cell>
          <table:table-cell table:style-name="ce3" table:formula="of:=AVERAGE([.I186:.I205])" office:value-type="float" office:value="17439.1">
            <text:p>17439,100</text:p>
          </table:table-cell>
          <table:table-cell table:style-name="ce4" table:formula="of:=ROUND([.I205];0)" office:value-type="float" office:value="64283">
            <text:p>64283</text:p>
          </table:table-cell>
          <table:table-cell office:value-type="float" office:value="12246">
            <text:p>12246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5">
            <text:p>205</text:p>
          </table:table-cell>
          <table:table-cell table:formula="of:=[.F205]+[.C$7]" office:value-type="float" office:value="0.102">
            <text:p>0,102</text:p>
          </table:table-cell>
          <table:table-cell table:formula="of:=IF(SIN(2*PI()*[.C$2]*[.F206])&gt;0;[.D$3];500)" office:value-type="float" office:value="52428">
            <text:p>52428</text:p>
          </table:table-cell>
          <table:table-cell table:formula="of:=0.5*[.D$5]*(1+SIN(2*PI()*[.C$4]*[.F206]))" office:value-type="float" office:value="12786.2488795404">
            <text:p>12786,2488795404</text:p>
          </table:table-cell>
          <table:table-cell table:formula="of:=[.G206]+[.H206]" office:value-type="float" office:value="65214.2488795404">
            <text:p>65214,2488795404</text:p>
          </table:table-cell>
          <table:table-cell table:style-name="ce3" table:formula="of:=AVERAGE([.I187:.I206])" office:value-type="float" office:value="20035.5">
            <text:p>20035,500</text:p>
          </table:table-cell>
          <table:table-cell table:style-name="ce4" table:formula="of:=ROUND([.I206];0)" office:value-type="float" office:value="65214">
            <text:p>65214</text:p>
          </table:table-cell>
          <table:table-cell office:value-type="float" office:value="14842">
            <text:p>1484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6">
            <text:p>206</text:p>
          </table:table-cell>
          <table:table-cell table:formula="of:=[.F206]+[.C$7]" office:value-type="float" office:value="0.1025">
            <text:p>0,1025</text:p>
          </table:table-cell>
          <table:table-cell table:formula="of:=IF(SIN(2*PI()*[.C$2]*[.F207])&gt;0;[.D$3];500)" office:value-type="float" office:value="52428">
            <text:p>52428</text:p>
          </table:table-cell>
          <table:table-cell table:formula="of:=0.5*[.D$5]*(1+SIN(2*PI()*[.C$4]*[.F207]))" office:value-type="float" office:value="13107">
            <text:p>13107</text:p>
          </table:table-cell>
          <table:table-cell table:formula="of:=[.G207]+[.H207]" office:value-type="float" office:value="65535">
            <text:p>65535</text:p>
          </table:table-cell>
          <table:table-cell table:style-name="ce3" table:formula="of:=AVERAGE([.I188:.I207])" office:value-type="float" office:value="22631.9">
            <text:p>22631,900</text:p>
          </table:table-cell>
          <table:table-cell table:style-name="ce4" table:formula="of:=ROUND([.I207];0)" office:value-type="float" office:value="65535">
            <text:p>65535</text:p>
          </table:table-cell>
          <table:table-cell office:value-type="float" office:value="17439">
            <text:p>1743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7">
            <text:p>207</text:p>
          </table:table-cell>
          <table:table-cell table:formula="of:=[.F207]+[.C$7]" office:value-type="float" office:value="0.103">
            <text:p>0,103</text:p>
          </table:table-cell>
          <table:table-cell table:formula="of:=IF(SIN(2*PI()*[.C$2]*[.F208])&gt;0;[.D$3];500)" office:value-type="float" office:value="52428">
            <text:p>52428</text:p>
          </table:table-cell>
          <table:table-cell table:formula="of:=0.5*[.D$5]*(1+SIN(2*PI()*[.C$4]*[.F208]))" office:value-type="float" office:value="12786.2488795402">
            <text:p>12786,2488795402</text:p>
          </table:table-cell>
          <table:table-cell table:formula="of:=[.G208]+[.H208]" office:value-type="float" office:value="65214.2488795402">
            <text:p>65214,2488795402</text:p>
          </table:table-cell>
          <table:table-cell table:style-name="ce3" table:formula="of:=AVERAGE([.I189:.I208])" office:value-type="float" office:value="25228.3">
            <text:p>25228,300</text:p>
          </table:table-cell>
          <table:table-cell table:style-name="ce4" table:formula="of:=ROUND([.I208];0)" office:value-type="float" office:value="65214">
            <text:p>65214</text:p>
          </table:table-cell>
          <table:table-cell office:value-type="float" office:value="20035">
            <text:p>2003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8">
            <text:p>208</text:p>
          </table:table-cell>
          <table:table-cell table:formula="of:=[.F208]+[.C$7]" office:value-type="float" office:value="0.1035">
            <text:p>0,1035</text:p>
          </table:table-cell>
          <table:table-cell table:formula="of:=IF(SIN(2*PI()*[.C$2]*[.F209])&gt;0;[.D$3];500)" office:value-type="float" office:value="52428">
            <text:p>52428</text:p>
          </table:table-cell>
          <table:table-cell table:formula="of:=0.5*[.D$5]*(1+SIN(2*PI()*[.C$4]*[.F209]))" office:value-type="float" office:value="11855.392872636">
            <text:p>11855,392872636</text:p>
          </table:table-cell>
          <table:table-cell table:formula="of:=[.G209]+[.H209]" office:value-type="float" office:value="64283.392872636">
            <text:p>64283,392872636</text:p>
          </table:table-cell>
          <table:table-cell table:style-name="ce3" table:formula="of:=AVERAGE([.I190:.I209])" office:value-type="float" office:value="27824.7">
            <text:p>27824,700</text:p>
          </table:table-cell>
          <table:table-cell table:style-name="ce4" table:formula="of:=ROUND([.I209];0)" office:value-type="float" office:value="64283">
            <text:p>64283</text:p>
          </table:table-cell>
          <table:table-cell office:value-type="float" office:value="22631">
            <text:p>2263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09">
            <text:p>209</text:p>
          </table:table-cell>
          <table:table-cell table:formula="of:=[.F209]+[.C$7]" office:value-type="float" office:value="0.104">
            <text:p>0,104</text:p>
          </table:table-cell>
          <table:table-cell table:formula="of:=IF(SIN(2*PI()*[.C$2]*[.F210])&gt;0;[.D$3];500)" office:value-type="float" office:value="52428">
            <text:p>52428</text:p>
          </table:table-cell>
          <table:table-cell table:formula="of:=0.5*[.D$5]*(1+SIN(2*PI()*[.C$4]*[.F210]))" office:value-type="float" office:value="10405.5506508984">
            <text:p>10405,5506508984</text:p>
          </table:table-cell>
          <table:table-cell table:formula="of:=[.G210]+[.H210]" office:value-type="float" office:value="62833.5506508984">
            <text:p>62833,5506508984</text:p>
          </table:table-cell>
          <table:table-cell table:style-name="ce3" table:formula="of:=AVERAGE([.I191:.I210])" office:value-type="float" office:value="30421.1">
            <text:p>30421,100</text:p>
          </table:table-cell>
          <table:table-cell table:style-name="ce4" table:formula="of:=ROUND([.I210];0)" office:value-type="float" office:value="62834">
            <text:p>62834</text:p>
          </table:table-cell>
          <table:table-cell office:value-type="float" office:value="25228">
            <text:p>2522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0">
            <text:p>210</text:p>
          </table:table-cell>
          <table:table-cell table:formula="of:=[.F210]+[.C$7]" office:value-type="float" office:value="0.1045">
            <text:p>0,1045</text:p>
          </table:table-cell>
          <table:table-cell table:formula="of:=IF(SIN(2*PI()*[.C$2]*[.F211])&gt;0;[.D$3];500)" office:value-type="float" office:value="52428">
            <text:p>52428</text:p>
          </table:table-cell>
          <table:table-cell table:formula="of:=0.5*[.D$5]*(1+SIN(2*PI()*[.C$4]*[.F211]))" office:value-type="float" office:value="8578.64287263587">
            <text:p>8578,6428726359</text:p>
          </table:table-cell>
          <table:table-cell table:formula="of:=[.G211]+[.H211]" office:value-type="float" office:value="61006.6428726359">
            <text:p>61006,6428726359</text:p>
          </table:table-cell>
          <table:table-cell table:style-name="ce3" table:formula="of:=AVERAGE([.I192:.I211])" office:value-type="float" office:value="33017.5">
            <text:p>33017,500</text:p>
          </table:table-cell>
          <table:table-cell table:style-name="ce4" table:formula="of:=ROUND([.I211];0)" office:value-type="float" office:value="61007">
            <text:p>61007</text:p>
          </table:table-cell>
          <table:table-cell office:value-type="float" office:value="27824">
            <text:p>27824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1">
            <text:p>211</text:p>
          </table:table-cell>
          <table:table-cell table:formula="of:=[.F211]+[.C$7]" office:value-type="float" office:value="0.105">
            <text:p>0,105</text:p>
          </table:table-cell>
          <table:table-cell table:formula="of:=IF(SIN(2*PI()*[.C$2]*[.F212])&gt;0;[.D$3];500)" office:value-type="float" office:value="52428">
            <text:p>52428</text:p>
          </table:table-cell>
          <table:table-cell table:formula="of:=0.5*[.D$5]*(1+SIN(2*PI()*[.C$4]*[.F212]))" office:value-type="float" office:value="6553.49999999971">
            <text:p>6553,4999999997</text:p>
          </table:table-cell>
          <table:table-cell table:formula="of:=[.G212]+[.H212]" office:value-type="float" office:value="58981.4999999997">
            <text:p>58981,4999999997</text:p>
          </table:table-cell>
          <table:table-cell table:style-name="ce3" table:formula="of:=AVERAGE([.I193:.I212])" office:value-type="float" office:value="35613.9">
            <text:p>35613,900</text:p>
          </table:table-cell>
          <table:table-cell table:style-name="ce4" table:formula="of:=ROUND([.I212];0)" office:value-type="float" office:value="58981">
            <text:p>58981</text:p>
          </table:table-cell>
          <table:table-cell office:value-type="float" office:value="30421">
            <text:p>3042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2">
            <text:p>212</text:p>
          </table:table-cell>
          <table:table-cell table:formula="of:=[.F212]+[.C$7]" office:value-type="float" office:value="0.1055">
            <text:p>0,1055</text:p>
          </table:table-cell>
          <table:table-cell table:formula="of:=IF(SIN(2*PI()*[.C$2]*[.F213])&gt;0;[.D$3];500)" office:value-type="float" office:value="52428">
            <text:p>52428</text:p>
          </table:table-cell>
          <table:table-cell table:formula="of:=0.5*[.D$5]*(1+SIN(2*PI()*[.C$4]*[.F213]))" office:value-type="float" office:value="4528.3571273635">
            <text:p>4528,3571273635</text:p>
          </table:table-cell>
          <table:table-cell table:formula="of:=[.G213]+[.H213]" office:value-type="float" office:value="56956.3571273635">
            <text:p>56956,3571273635</text:p>
          </table:table-cell>
          <table:table-cell table:style-name="ce3" table:formula="of:=AVERAGE([.I194:.I213])" office:value-type="float" office:value="38210.3">
            <text:p>38210,300</text:p>
          </table:table-cell>
          <table:table-cell table:style-name="ce4" table:formula="of:=ROUND([.I213];0)" office:value-type="float" office:value="56956">
            <text:p>56956</text:p>
          </table:table-cell>
          <table:table-cell office:value-type="float" office:value="33017">
            <text:p>33017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3">
            <text:p>213</text:p>
          </table:table-cell>
          <table:table-cell table:formula="of:=[.F213]+[.C$7]" office:value-type="float" office:value="0.106">
            <text:p>0,106</text:p>
          </table:table-cell>
          <table:table-cell table:formula="of:=IF(SIN(2*PI()*[.C$2]*[.F214])&gt;0;[.D$3];500)" office:value-type="float" office:value="52428">
            <text:p>52428</text:p>
          </table:table-cell>
          <table:table-cell table:formula="of:=0.5*[.D$5]*(1+SIN(2*PI()*[.C$4]*[.F214]))" office:value-type="float" office:value="2701.44934910103">
            <text:p>2701,449349101</text:p>
          </table:table-cell>
          <table:table-cell table:formula="of:=[.G214]+[.H214]" office:value-type="float" office:value="55129.449349101">
            <text:p>55129,449349101</text:p>
          </table:table-cell>
          <table:table-cell table:style-name="ce3" table:formula="of:=AVERAGE([.I195:.I214])" office:value-type="float" office:value="40806.7">
            <text:p>40806,700</text:p>
          </table:table-cell>
          <table:table-cell table:style-name="ce4" table:formula="of:=ROUND([.I214];0)" office:value-type="float" office:value="55129">
            <text:p>55129</text:p>
          </table:table-cell>
          <table:table-cell office:value-type="float" office:value="35613">
            <text:p>3561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4">
            <text:p>214</text:p>
          </table:table-cell>
          <table:table-cell table:formula="of:=[.F214]+[.C$7]" office:value-type="float" office:value="0.1065">
            <text:p>0,1065</text:p>
          </table:table-cell>
          <table:table-cell table:formula="of:=IF(SIN(2*PI()*[.C$2]*[.F215])&gt;0;[.D$3];500)" office:value-type="float" office:value="52428">
            <text:p>52428</text:p>
          </table:table-cell>
          <table:table-cell table:formula="of:=0.5*[.D$5]*(1+SIN(2*PI()*[.C$4]*[.F215]))" office:value-type="float" office:value="1251.60712736359">
            <text:p>1251,6071273636</text:p>
          </table:table-cell>
          <table:table-cell table:formula="of:=[.G215]+[.H215]" office:value-type="float" office:value="53679.6071273636">
            <text:p>53679,6071273636</text:p>
          </table:table-cell>
          <table:table-cell table:style-name="ce3" table:formula="of:=AVERAGE([.I196:.I215])" office:value-type="float" office:value="43403.1">
            <text:p>43403,100</text:p>
          </table:table-cell>
          <table:table-cell table:style-name="ce4" table:formula="of:=ROUND([.I215];0)" office:value-type="float" office:value="53680">
            <text:p>53680</text:p>
          </table:table-cell>
          <table:table-cell office:value-type="float" office:value="38210">
            <text:p>3821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5">
            <text:p>215</text:p>
          </table:table-cell>
          <table:table-cell table:formula="of:=[.F215]+[.C$7]" office:value-type="float" office:value="0.107">
            <text:p>0,107</text:p>
          </table:table-cell>
          <table:table-cell table:formula="of:=IF(SIN(2*PI()*[.C$2]*[.F216])&gt;0;[.D$3];500)" office:value-type="float" office:value="52428">
            <text:p>52428</text:p>
          </table:table-cell>
          <table:table-cell table:formula="of:=0.5*[.D$5]*(1+SIN(2*PI()*[.C$4]*[.F216]))" office:value-type="float" office:value="320.751120459609">
            <text:p>320,7511204596</text:p>
          </table:table-cell>
          <table:table-cell table:formula="of:=[.G216]+[.H216]" office:value-type="float" office:value="52748.7511204596">
            <text:p>52748,7511204596</text:p>
          </table:table-cell>
          <table:table-cell table:style-name="ce3" table:formula="of:=AVERAGE([.I197:.I216])" office:value-type="float" office:value="45999.5">
            <text:p>45999,500</text:p>
          </table:table-cell>
          <table:table-cell table:style-name="ce4" table:formula="of:=ROUND([.I216];0)" office:value-type="float" office:value="52749">
            <text:p>52749</text:p>
          </table:table-cell>
          <table:table-cell office:value-type="float" office:value="40806">
            <text:p>40806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6">
            <text:p>216</text:p>
          </table:table-cell>
          <table:table-cell table:formula="of:=[.F216]+[.C$7]" office:value-type="float" office:value="0.1075">
            <text:p>0,1075</text:p>
          </table:table-cell>
          <table:table-cell table:formula="of:=IF(SIN(2*PI()*[.C$2]*[.F217])&gt;0;[.D$3];500)" office:value-type="float" office:value="52428">
            <text:p>52428</text:p>
          </table:table-cell>
          <table:table-cell table:formula="of:=0.5*[.D$5]*(1+SIN(2*PI()*[.C$4]*[.F217]))" office:value-type="float" office:value="0">
            <text:p>0</text:p>
          </table:table-cell>
          <table:table-cell table:formula="of:=[.G217]+[.H217]" office:value-type="float" office:value="52428">
            <text:p>52428</text:p>
          </table:table-cell>
          <table:table-cell table:style-name="ce3" table:formula="of:=AVERAGE([.I198:.I217])" office:value-type="float" office:value="48595.9">
            <text:p>48595,900</text:p>
          </table:table-cell>
          <table:table-cell table:style-name="ce4" table:formula="of:=ROUND([.I217];0)" office:value-type="float" office:value="52428">
            <text:p>52428</text:p>
          </table:table-cell>
          <table:table-cell office:value-type="float" office:value="43403">
            <text:p>4340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7">
            <text:p>217</text:p>
          </table:table-cell>
          <table:table-cell table:formula="of:=[.F217]+[.C$7]" office:value-type="float" office:value="0.108">
            <text:p>0,108</text:p>
          </table:table-cell>
          <table:table-cell table:formula="of:=IF(SIN(2*PI()*[.C$2]*[.F218])&gt;0;[.D$3];500)" office:value-type="float" office:value="52428">
            <text:p>52428</text:p>
          </table:table-cell>
          <table:table-cell table:formula="of:=0.5*[.D$5]*(1+SIN(2*PI()*[.C$4]*[.F218]))" office:value-type="float" office:value="320.75112045982">
            <text:p>320,7511204598</text:p>
          </table:table-cell>
          <table:table-cell table:formula="of:=[.G218]+[.H218]" office:value-type="float" office:value="52748.7511204598">
            <text:p>52748,7511204598</text:p>
          </table:table-cell>
          <table:table-cell table:style-name="ce3" table:formula="of:=AVERAGE([.I199:.I218])" office:value-type="float" office:value="51192.3">
            <text:p>51192,300</text:p>
          </table:table-cell>
          <table:table-cell table:style-name="ce4" table:formula="of:=ROUND([.I218];0)" office:value-type="float" office:value="52749">
            <text:p>52749</text:p>
          </table:table-cell>
          <table:table-cell office:value-type="float" office:value="45999">
            <text:p>4599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8">
            <text:p>218</text:p>
          </table:table-cell>
          <table:table-cell table:formula="of:=[.F218]+[.C$7]" office:value-type="float" office:value="0.1085">
            <text:p>0,1085</text:p>
          </table:table-cell>
          <table:table-cell table:formula="of:=IF(SIN(2*PI()*[.C$2]*[.F219])&gt;0;[.D$3];500)" office:value-type="float" office:value="52428">
            <text:p>52428</text:p>
          </table:table-cell>
          <table:table-cell table:formula="of:=0.5*[.D$5]*(1+SIN(2*PI()*[.C$4]*[.F219]))" office:value-type="float" office:value="1251.607127364">
            <text:p>1251,607127364</text:p>
          </table:table-cell>
          <table:table-cell table:formula="of:=[.G219]+[.H219]" office:value-type="float" office:value="53679.607127364">
            <text:p>53679,607127364</text:p>
          </table:table-cell>
          <table:table-cell table:style-name="ce3" table:formula="of:=AVERAGE([.I200:.I219])" office:value-type="float" office:value="53788.7">
            <text:p>53788,700</text:p>
          </table:table-cell>
          <table:table-cell table:style-name="ce4" table:formula="of:=ROUND([.I219];0)" office:value-type="float" office:value="53680">
            <text:p>53680</text:p>
          </table:table-cell>
          <table:table-cell office:value-type="float" office:value="48595">
            <text:p>4859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19">
            <text:p>219</text:p>
          </table:table-cell>
          <table:table-cell table:formula="of:=[.F219]+[.C$7]" office:value-type="float" office:value="0.109">
            <text:p>0,109</text:p>
          </table:table-cell>
          <table:table-cell table:formula="of:=IF(SIN(2*PI()*[.C$2]*[.F220])&gt;0;[.D$3];500)" office:value-type="float" office:value="52428">
            <text:p>52428</text:p>
          </table:table-cell>
          <table:table-cell table:formula="of:=0.5*[.D$5]*(1+SIN(2*PI()*[.C$4]*[.F220]))" office:value-type="float" office:value="2701.44934910158">
            <text:p>2701,4493491016</text:p>
          </table:table-cell>
          <table:table-cell table:formula="of:=[.G220]+[.H220]" office:value-type="float" office:value="55129.4493491016">
            <text:p>55129,4493491016</text:p>
          </table:table-cell>
          <table:table-cell table:style-name="ce3" table:formula="of:=AVERAGE([.I201:.I220])" office:value-type="float" office:value="56385.1">
            <text:p>56385,100</text:p>
          </table:table-cell>
          <table:table-cell table:style-name="ce4" table:formula="of:=ROUND([.I220];0)" office:value-type="float" office:value="55129">
            <text:p>55129</text:p>
          </table:table-cell>
          <table:table-cell office:value-type="float" office:value="51192">
            <text:p>5119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0">
            <text:p>220</text:p>
          </table:table-cell>
          <table:table-cell table:formula="of:=[.F220]+[.C$7]" office:value-type="float" office:value="0.1095">
            <text:p>0,1095</text:p>
          </table:table-cell>
          <table:table-cell table:formula="of:=IF(SIN(2*PI()*[.C$2]*[.F221])&gt;0;[.D$3];500)" office:value-type="float" office:value="52428">
            <text:p>52428</text:p>
          </table:table-cell>
          <table:table-cell table:formula="of:=0.5*[.D$5]*(1+SIN(2*PI()*[.C$4]*[.F221]))" office:value-type="float" office:value="4528.35712736415">
            <text:p>4528,3571273642</text:p>
          </table:table-cell>
          <table:table-cell table:formula="of:=[.G221]+[.H221]" office:value-type="float" office:value="56956.3571273642">
            <text:p>56956,3571273642</text:p>
          </table:table-cell>
          <table:table-cell table:style-name="ce3" table:formula="of:=AVERAGE([.I202:.I221])" office:value-type="float" office:value="58981.5">
            <text:p>58981,500</text:p>
          </table:table-cell>
          <table:table-cell table:style-name="ce4" table:formula="of:=ROUND([.I221];0)" office:value-type="float" office:value="56956">
            <text:p>56956</text:p>
          </table:table-cell>
          <table:table-cell office:value-type="float" office:value="53788">
            <text:p>5378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1">
            <text:p>221</text:p>
          </table:table-cell>
          <table:table-cell table:formula="of:=[.F221]+[.C$7]" office:value-type="float" office:value="0.11">
            <text:p>0,11</text:p>
          </table:table-cell>
          <table:table-cell table:formula="of:=IF(SIN(2*PI()*[.C$2]*[.F222])&gt;0;[.D$3];500)" office:value-type="float" office:value="52428">
            <text:p>52428</text:p>
          </table:table-cell>
          <table:table-cell table:formula="of:=0.5*[.D$5]*(1+SIN(2*PI()*[.C$4]*[.F222]))" office:value-type="float" office:value="6553.50000000031">
            <text:p>6553,5000000003</text:p>
          </table:table-cell>
          <table:table-cell table:formula="of:=[.G222]+[.H222]" office:value-type="float" office:value="58981.5000000003">
            <text:p>58981,5000000003</text:p>
          </table:table-cell>
          <table:table-cell table:style-name="ce3" table:formula="of:=AVERAGE([.I203:.I222])" office:value-type="float" office:value="58981.5">
            <text:p>58981,500</text:p>
          </table:table-cell>
          <table:table-cell table:style-name="ce4" table:formula="of:=ROUND([.I222];0)" office:value-type="float" office:value="58982">
            <text:p>58982</text:p>
          </table:table-cell>
          <table:table-cell office:value-type="float" office:value="56385">
            <text:p>5638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2">
            <text:p>222</text:p>
          </table:table-cell>
          <table:table-cell table:formula="of:=[.F222]+[.C$7]" office:value-type="float" office:value="0.1105">
            <text:p>0,1105</text:p>
          </table:table-cell>
          <table:table-cell table:formula="of:=IF(SIN(2*PI()*[.C$2]*[.F223])&gt;0;[.D$3];500)" office:value-type="float" office:value="52428">
            <text:p>52428</text:p>
          </table:table-cell>
          <table:table-cell table:formula="of:=0.5*[.D$5]*(1+SIN(2*PI()*[.C$4]*[.F223]))" office:value-type="float" office:value="8578.64287263652">
            <text:p>8578,6428726365</text:p>
          </table:table-cell>
          <table:table-cell table:formula="of:=[.G223]+[.H223]" office:value-type="float" office:value="61006.6428726365">
            <text:p>61006,6428726365</text:p>
          </table:table-cell>
          <table:table-cell table:style-name="ce3" table:formula="of:=AVERAGE([.I204:.I223])" office:value-type="float" office:value="58981.5">
            <text:p>58981,500</text:p>
          </table:table-cell>
          <table:table-cell table:style-name="ce4" table:formula="of:=ROUND([.I22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3">
            <text:p>223</text:p>
          </table:table-cell>
          <table:table-cell table:formula="of:=[.F223]+[.C$7]" office:value-type="float" office:value="0.111">
            <text:p>0,111</text:p>
          </table:table-cell>
          <table:table-cell table:formula="of:=IF(SIN(2*PI()*[.C$2]*[.F224])&gt;0;[.D$3];500)" office:value-type="float" office:value="52428">
            <text:p>52428</text:p>
          </table:table-cell>
          <table:table-cell table:formula="of:=0.5*[.D$5]*(1+SIN(2*PI()*[.C$4]*[.F224]))" office:value-type="float" office:value="10405.550650899">
            <text:p>10405,550650899</text:p>
          </table:table-cell>
          <table:table-cell table:formula="of:=[.G224]+[.H224]" office:value-type="float" office:value="62833.550650899">
            <text:p>62833,550650899</text:p>
          </table:table-cell>
          <table:table-cell table:style-name="ce3" table:formula="of:=AVERAGE([.I205:.I224])" office:value-type="float" office:value="58981.5">
            <text:p>58981,500</text:p>
          </table:table-cell>
          <table:table-cell table:style-name="ce4" table:formula="of:=ROUND([.I22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4">
            <text:p>224</text:p>
          </table:table-cell>
          <table:table-cell table:formula="of:=[.F224]+[.C$7]" office:value-type="float" office:value="0.1115">
            <text:p>0,1115</text:p>
          </table:table-cell>
          <table:table-cell table:formula="of:=IF(SIN(2*PI()*[.C$2]*[.F225])&gt;0;[.D$3];500)" office:value-type="float" office:value="52428">
            <text:p>52428</text:p>
          </table:table-cell>
          <table:table-cell table:formula="of:=0.5*[.D$5]*(1+SIN(2*PI()*[.C$4]*[.F225]))" office:value-type="float" office:value="11855.3928726364">
            <text:p>11855,3928726364</text:p>
          </table:table-cell>
          <table:table-cell table:formula="of:=[.G225]+[.H225]" office:value-type="float" office:value="64283.3928726364">
            <text:p>64283,3928726364</text:p>
          </table:table-cell>
          <table:table-cell table:style-name="ce3" table:formula="of:=AVERAGE([.I206:.I225])" office:value-type="float" office:value="58981.5">
            <text:p>58981,500</text:p>
          </table:table-cell>
          <table:table-cell table:style-name="ce4" table:formula="of:=ROUND([.I22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5">
            <text:p>225</text:p>
          </table:table-cell>
          <table:table-cell table:formula="of:=[.F225]+[.C$7]" office:value-type="float" office:value="0.112">
            <text:p>0,112</text:p>
          </table:table-cell>
          <table:table-cell table:formula="of:=IF(SIN(2*PI()*[.C$2]*[.F226])&gt;0;[.D$3];500)" office:value-type="float" office:value="52428">
            <text:p>52428</text:p>
          </table:table-cell>
          <table:table-cell table:formula="of:=0.5*[.D$5]*(1+SIN(2*PI()*[.C$4]*[.F226]))" office:value-type="float" office:value="12786.2488795404">
            <text:p>12786,2488795404</text:p>
          </table:table-cell>
          <table:table-cell table:formula="of:=[.G226]+[.H226]" office:value-type="float" office:value="65214.2488795404">
            <text:p>65214,2488795404</text:p>
          </table:table-cell>
          <table:table-cell table:style-name="ce3" table:formula="of:=AVERAGE([.I207:.I226])" office:value-type="float" office:value="58981.5">
            <text:p>58981,500</text:p>
          </table:table-cell>
          <table:table-cell table:style-name="ce4" table:formula="of:=ROUND([.I22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6">
            <text:p>226</text:p>
          </table:table-cell>
          <table:table-cell table:formula="of:=[.F226]+[.C$7]" office:value-type="float" office:value="0.1125">
            <text:p>0,1125</text:p>
          </table:table-cell>
          <table:table-cell table:formula="of:=IF(SIN(2*PI()*[.C$2]*[.F227])&gt;0;[.D$3];500)" office:value-type="float" office:value="52428">
            <text:p>52428</text:p>
          </table:table-cell>
          <table:table-cell table:formula="of:=0.5*[.D$5]*(1+SIN(2*PI()*[.C$4]*[.F227]))" office:value-type="float" office:value="13107">
            <text:p>13107</text:p>
          </table:table-cell>
          <table:table-cell table:formula="of:=[.G227]+[.H227]" office:value-type="float" office:value="65535">
            <text:p>65535</text:p>
          </table:table-cell>
          <table:table-cell table:style-name="ce3" table:formula="of:=AVERAGE([.I208:.I227])" office:value-type="float" office:value="58981.5">
            <text:p>58981,500</text:p>
          </table:table-cell>
          <table:table-cell table:style-name="ce4" table:formula="of:=ROUND([.I22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7">
            <text:p>227</text:p>
          </table:table-cell>
          <table:table-cell table:formula="of:=[.F227]+[.C$7]" office:value-type="float" office:value="0.113">
            <text:p>0,113</text:p>
          </table:table-cell>
          <table:table-cell table:formula="of:=IF(SIN(2*PI()*[.C$2]*[.F228])&gt;0;[.D$3];500)" office:value-type="float" office:value="52428">
            <text:p>52428</text:p>
          </table:table-cell>
          <table:table-cell table:formula="of:=0.5*[.D$5]*(1+SIN(2*PI()*[.C$4]*[.F228]))" office:value-type="float" office:value="12786.2488795402">
            <text:p>12786,2488795402</text:p>
          </table:table-cell>
          <table:table-cell table:formula="of:=[.G228]+[.H228]" office:value-type="float" office:value="65214.2488795402">
            <text:p>65214,2488795402</text:p>
          </table:table-cell>
          <table:table-cell table:style-name="ce3" table:formula="of:=AVERAGE([.I209:.I228])" office:value-type="float" office:value="58981.5">
            <text:p>58981,500</text:p>
          </table:table-cell>
          <table:table-cell table:style-name="ce4" table:formula="of:=ROUND([.I22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8">
            <text:p>228</text:p>
          </table:table-cell>
          <table:table-cell table:formula="of:=[.F228]+[.C$7]" office:value-type="float" office:value="0.1135">
            <text:p>0,1135</text:p>
          </table:table-cell>
          <table:table-cell table:formula="of:=IF(SIN(2*PI()*[.C$2]*[.F229])&gt;0;[.D$3];500)" office:value-type="float" office:value="52428">
            <text:p>52428</text:p>
          </table:table-cell>
          <table:table-cell table:formula="of:=0.5*[.D$5]*(1+SIN(2*PI()*[.C$4]*[.F229]))" office:value-type="float" office:value="11855.392872636">
            <text:p>11855,392872636</text:p>
          </table:table-cell>
          <table:table-cell table:formula="of:=[.G229]+[.H229]" office:value-type="float" office:value="64283.392872636">
            <text:p>64283,392872636</text:p>
          </table:table-cell>
          <table:table-cell table:style-name="ce3" table:formula="of:=AVERAGE([.I210:.I229])" office:value-type="float" office:value="58981.5">
            <text:p>58981,500</text:p>
          </table:table-cell>
          <table:table-cell table:style-name="ce4" table:formula="of:=ROUND([.I22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29">
            <text:p>229</text:p>
          </table:table-cell>
          <table:table-cell table:formula="of:=[.F229]+[.C$7]" office:value-type="float" office:value="0.114">
            <text:p>0,114</text:p>
          </table:table-cell>
          <table:table-cell table:formula="of:=IF(SIN(2*PI()*[.C$2]*[.F230])&gt;0;[.D$3];500)" office:value-type="float" office:value="52428">
            <text:p>52428</text:p>
          </table:table-cell>
          <table:table-cell table:formula="of:=0.5*[.D$5]*(1+SIN(2*PI()*[.C$4]*[.F230]))" office:value-type="float" office:value="10405.5506508984">
            <text:p>10405,5506508984</text:p>
          </table:table-cell>
          <table:table-cell table:formula="of:=[.G230]+[.H230]" office:value-type="float" office:value="62833.5506508984">
            <text:p>62833,5506508984</text:p>
          </table:table-cell>
          <table:table-cell table:style-name="ce3" table:formula="of:=AVERAGE([.I211:.I230])" office:value-type="float" office:value="58981.5">
            <text:p>58981,500</text:p>
          </table:table-cell>
          <table:table-cell table:style-name="ce4" table:formula="of:=ROUND([.I23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0">
            <text:p>230</text:p>
          </table:table-cell>
          <table:table-cell table:formula="of:=[.F230]+[.C$7]" office:value-type="float" office:value="0.1145">
            <text:p>0,1145</text:p>
          </table:table-cell>
          <table:table-cell table:formula="of:=IF(SIN(2*PI()*[.C$2]*[.F231])&gt;0;[.D$3];500)" office:value-type="float" office:value="52428">
            <text:p>52428</text:p>
          </table:table-cell>
          <table:table-cell table:formula="of:=0.5*[.D$5]*(1+SIN(2*PI()*[.C$4]*[.F231]))" office:value-type="float" office:value="8578.64287263591">
            <text:p>8578,6428726359</text:p>
          </table:table-cell>
          <table:table-cell table:formula="of:=[.G231]+[.H231]" office:value-type="float" office:value="61006.6428726359">
            <text:p>61006,6428726359</text:p>
          </table:table-cell>
          <table:table-cell table:style-name="ce3" table:formula="of:=AVERAGE([.I212:.I231])" office:value-type="float" office:value="58981.5">
            <text:p>58981,500</text:p>
          </table:table-cell>
          <table:table-cell table:style-name="ce4" table:formula="of:=ROUND([.I23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1">
            <text:p>231</text:p>
          </table:table-cell>
          <table:table-cell table:formula="of:=[.F231]+[.C$7]" office:value-type="float" office:value="0.115">
            <text:p>0,115</text:p>
          </table:table-cell>
          <table:table-cell table:formula="of:=IF(SIN(2*PI()*[.C$2]*[.F232])&gt;0;[.D$3];500)" office:value-type="float" office:value="52428">
            <text:p>52428</text:p>
          </table:table-cell>
          <table:table-cell table:formula="of:=0.5*[.D$5]*(1+SIN(2*PI()*[.C$4]*[.F232]))" office:value-type="float" office:value="6553.49999999967">
            <text:p>6553,4999999997</text:p>
          </table:table-cell>
          <table:table-cell table:formula="of:=[.G232]+[.H232]" office:value-type="float" office:value="58981.4999999997">
            <text:p>58981,4999999997</text:p>
          </table:table-cell>
          <table:table-cell table:style-name="ce3" table:formula="of:=AVERAGE([.I213:.I232])" office:value-type="float" office:value="58981.5">
            <text:p>58981,500</text:p>
          </table:table-cell>
          <table:table-cell table:style-name="ce4" table:formula="of:=ROUND([.I232];0)" office:value-type="float" office:value="58981">
            <text:p>58981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2">
            <text:p>232</text:p>
          </table:table-cell>
          <table:table-cell table:formula="of:=[.F232]+[.C$7]" office:value-type="float" office:value="0.1155">
            <text:p>0,1155</text:p>
          </table:table-cell>
          <table:table-cell table:formula="of:=IF(SIN(2*PI()*[.C$2]*[.F233])&gt;0;[.D$3];500)" office:value-type="float" office:value="52428">
            <text:p>52428</text:p>
          </table:table-cell>
          <table:table-cell table:formula="of:=0.5*[.D$5]*(1+SIN(2*PI()*[.C$4]*[.F233]))" office:value-type="float" office:value="4528.35712736346">
            <text:p>4528,3571273635</text:p>
          </table:table-cell>
          <table:table-cell table:formula="of:=[.G233]+[.H233]" office:value-type="float" office:value="56956.3571273635">
            <text:p>56956,3571273635</text:p>
          </table:table-cell>
          <table:table-cell table:style-name="ce3" table:formula="of:=AVERAGE([.I214:.I233])" office:value-type="float" office:value="58981.5">
            <text:p>58981,500</text:p>
          </table:table-cell>
          <table:table-cell table:style-name="ce4" table:formula="of:=ROUND([.I23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3">
            <text:p>233</text:p>
          </table:table-cell>
          <table:table-cell table:formula="of:=[.F233]+[.C$7]" office:value-type="float" office:value="0.116">
            <text:p>0,116</text:p>
          </table:table-cell>
          <table:table-cell table:formula="of:=IF(SIN(2*PI()*[.C$2]*[.F234])&gt;0;[.D$3];500)" office:value-type="float" office:value="52428">
            <text:p>52428</text:p>
          </table:table-cell>
          <table:table-cell table:formula="of:=0.5*[.D$5]*(1+SIN(2*PI()*[.C$4]*[.F234]))" office:value-type="float" office:value="2701.44934910099">
            <text:p>2701,449349101</text:p>
          </table:table-cell>
          <table:table-cell table:formula="of:=[.G234]+[.H234]" office:value-type="float" office:value="55129.449349101">
            <text:p>55129,449349101</text:p>
          </table:table-cell>
          <table:table-cell table:style-name="ce3" table:formula="of:=AVERAGE([.I215:.I234])" office:value-type="float" office:value="58981.5">
            <text:p>58981,500</text:p>
          </table:table-cell>
          <table:table-cell table:style-name="ce4" table:formula="of:=ROUND([.I23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4">
            <text:p>234</text:p>
          </table:table-cell>
          <table:table-cell table:formula="of:=[.F234]+[.C$7]" office:value-type="float" office:value="0.1165">
            <text:p>0,1165</text:p>
          </table:table-cell>
          <table:table-cell table:formula="of:=IF(SIN(2*PI()*[.C$2]*[.F235])&gt;0;[.D$3];500)" office:value-type="float" office:value="52428">
            <text:p>52428</text:p>
          </table:table-cell>
          <table:table-cell table:formula="of:=0.5*[.D$5]*(1+SIN(2*PI()*[.C$4]*[.F235]))" office:value-type="float" office:value="1251.60712736357">
            <text:p>1251,6071273636</text:p>
          </table:table-cell>
          <table:table-cell table:formula="of:=[.G235]+[.H235]" office:value-type="float" office:value="53679.6071273636">
            <text:p>53679,6071273636</text:p>
          </table:table-cell>
          <table:table-cell table:style-name="ce3" table:formula="of:=AVERAGE([.I216:.I235])" office:value-type="float" office:value="58981.5">
            <text:p>58981,500</text:p>
          </table:table-cell>
          <table:table-cell table:style-name="ce4" table:formula="of:=ROUND([.I23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5">
            <text:p>235</text:p>
          </table:table-cell>
          <table:table-cell table:formula="of:=[.F235]+[.C$7]" office:value-type="float" office:value="0.117">
            <text:p>0,117</text:p>
          </table:table-cell>
          <table:table-cell table:formula="of:=IF(SIN(2*PI()*[.C$2]*[.F236])&gt;0;[.D$3];500)" office:value-type="float" office:value="52428">
            <text:p>52428</text:p>
          </table:table-cell>
          <table:table-cell table:formula="of:=0.5*[.D$5]*(1+SIN(2*PI()*[.C$4]*[.F236]))" office:value-type="float" office:value="320.751120459595">
            <text:p>320,7511204596</text:p>
          </table:table-cell>
          <table:table-cell table:formula="of:=[.G236]+[.H236]" office:value-type="float" office:value="52748.7511204596">
            <text:p>52748,7511204596</text:p>
          </table:table-cell>
          <table:table-cell table:style-name="ce3" table:formula="of:=AVERAGE([.I217:.I236])" office:value-type="float" office:value="58981.5">
            <text:p>58981,500</text:p>
          </table:table-cell>
          <table:table-cell table:style-name="ce4" table:formula="of:=ROUND([.I23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6">
            <text:p>236</text:p>
          </table:table-cell>
          <table:table-cell table:formula="of:=[.F236]+[.C$7]" office:value-type="float" office:value="0.1175">
            <text:p>0,1175</text:p>
          </table:table-cell>
          <table:table-cell table:formula="of:=IF(SIN(2*PI()*[.C$2]*[.F237])&gt;0;[.D$3];500)" office:value-type="float" office:value="52428">
            <text:p>52428</text:p>
          </table:table-cell>
          <table:table-cell table:formula="of:=0.5*[.D$5]*(1+SIN(2*PI()*[.C$4]*[.F237]))" office:value-type="float" office:value="0">
            <text:p>0</text:p>
          </table:table-cell>
          <table:table-cell table:formula="of:=[.G237]+[.H237]" office:value-type="float" office:value="52428">
            <text:p>52428</text:p>
          </table:table-cell>
          <table:table-cell table:style-name="ce3" table:formula="of:=AVERAGE([.I218:.I237])" office:value-type="float" office:value="58981.5">
            <text:p>58981,500</text:p>
          </table:table-cell>
          <table:table-cell table:style-name="ce4" table:formula="of:=ROUND([.I23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7">
            <text:p>237</text:p>
          </table:table-cell>
          <table:table-cell table:formula="of:=[.F237]+[.C$7]" office:value-type="float" office:value="0.118">
            <text:p>0,118</text:p>
          </table:table-cell>
          <table:table-cell table:formula="of:=IF(SIN(2*PI()*[.C$2]*[.F238])&gt;0;[.D$3];500)" office:value-type="float" office:value="52428">
            <text:p>52428</text:p>
          </table:table-cell>
          <table:table-cell table:formula="of:=0.5*[.D$5]*(1+SIN(2*PI()*[.C$4]*[.F238]))" office:value-type="float" office:value="320.751120459835">
            <text:p>320,7511204598</text:p>
          </table:table-cell>
          <table:table-cell table:formula="of:=[.G238]+[.H238]" office:value-type="float" office:value="52748.7511204598">
            <text:p>52748,7511204598</text:p>
          </table:table-cell>
          <table:table-cell table:style-name="ce3" table:formula="of:=AVERAGE([.I219:.I238])" office:value-type="float" office:value="58981.5">
            <text:p>58981,500</text:p>
          </table:table-cell>
          <table:table-cell table:style-name="ce4" table:formula="of:=ROUND([.I23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8">
            <text:p>238</text:p>
          </table:table-cell>
          <table:table-cell table:formula="of:=[.F238]+[.C$7]" office:value-type="float" office:value="0.1185">
            <text:p>0,1185</text:p>
          </table:table-cell>
          <table:table-cell table:formula="of:=IF(SIN(2*PI()*[.C$2]*[.F239])&gt;0;[.D$3];500)" office:value-type="float" office:value="52428">
            <text:p>52428</text:p>
          </table:table-cell>
          <table:table-cell table:formula="of:=0.5*[.D$5]*(1+SIN(2*PI()*[.C$4]*[.F239]))" office:value-type="float" office:value="1251.60712736402">
            <text:p>1251,607127364</text:p>
          </table:table-cell>
          <table:table-cell table:formula="of:=[.G239]+[.H239]" office:value-type="float" office:value="53679.607127364">
            <text:p>53679,607127364</text:p>
          </table:table-cell>
          <table:table-cell table:style-name="ce3" table:formula="of:=AVERAGE([.I220:.I239])" office:value-type="float" office:value="58981.5">
            <text:p>58981,500</text:p>
          </table:table-cell>
          <table:table-cell table:style-name="ce4" table:formula="of:=ROUND([.I23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39">
            <text:p>239</text:p>
          </table:table-cell>
          <table:table-cell table:formula="of:=[.F239]+[.C$7]" office:value-type="float" office:value="0.119">
            <text:p>0,119</text:p>
          </table:table-cell>
          <table:table-cell table:formula="of:=IF(SIN(2*PI()*[.C$2]*[.F240])&gt;0;[.D$3];500)" office:value-type="float" office:value="52428">
            <text:p>52428</text:p>
          </table:table-cell>
          <table:table-cell table:formula="of:=0.5*[.D$5]*(1+SIN(2*PI()*[.C$4]*[.F240]))" office:value-type="float" office:value="2701.44934910162">
            <text:p>2701,4493491016</text:p>
          </table:table-cell>
          <table:table-cell table:formula="of:=[.G240]+[.H240]" office:value-type="float" office:value="55129.4493491016">
            <text:p>55129,4493491016</text:p>
          </table:table-cell>
          <table:table-cell table:style-name="ce3" table:formula="of:=AVERAGE([.I221:.I240])" office:value-type="float" office:value="58981.5">
            <text:p>58981,500</text:p>
          </table:table-cell>
          <table:table-cell table:style-name="ce4" table:formula="of:=ROUND([.I24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0">
            <text:p>240</text:p>
          </table:table-cell>
          <table:table-cell table:formula="of:=[.F240]+[.C$7]" office:value-type="float" office:value="0.1195">
            <text:p>0,1195</text:p>
          </table:table-cell>
          <table:table-cell table:formula="of:=IF(SIN(2*PI()*[.C$2]*[.F241])&gt;0;[.D$3];500)" office:value-type="float" office:value="52428">
            <text:p>52428</text:p>
          </table:table-cell>
          <table:table-cell table:formula="of:=0.5*[.D$5]*(1+SIN(2*PI()*[.C$4]*[.F241]))" office:value-type="float" office:value="4528.35712736411">
            <text:p>4528,3571273641</text:p>
          </table:table-cell>
          <table:table-cell table:formula="of:=[.G241]+[.H241]" office:value-type="float" office:value="56956.3571273641">
            <text:p>56956,3571273641</text:p>
          </table:table-cell>
          <table:table-cell table:style-name="ce3" table:formula="of:=AVERAGE([.I222:.I241])" office:value-type="float" office:value="58981.5">
            <text:p>58981,500</text:p>
          </table:table-cell>
          <table:table-cell table:style-name="ce4" table:formula="of:=ROUND([.I24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1">
            <text:p>241</text:p>
          </table:table-cell>
          <table:table-cell table:formula="of:=[.F241]+[.C$7]" office:value-type="float" office:value="0.12">
            <text:p>0,12</text:p>
          </table:table-cell>
          <table:table-cell table:formula="of:=IF(SIN(2*PI()*[.C$2]*[.F242])&gt;0;[.D$3];500)" office:value-type="float" office:value="52428">
            <text:p>52428</text:p>
          </table:table-cell>
          <table:table-cell table:formula="of:=0.5*[.D$5]*(1+SIN(2*PI()*[.C$4]*[.F242]))" office:value-type="float" office:value="6553.50000000035">
            <text:p>6553,5000000004</text:p>
          </table:table-cell>
          <table:table-cell table:formula="of:=[.G242]+[.H242]" office:value-type="float" office:value="58981.5000000004">
            <text:p>58981,5000000004</text:p>
          </table:table-cell>
          <table:table-cell table:style-name="ce3" table:formula="of:=AVERAGE([.I223:.I242])" office:value-type="float" office:value="58981.5">
            <text:p>58981,500</text:p>
          </table:table-cell>
          <table:table-cell table:style-name="ce4" table:formula="of:=ROUND([.I24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2">
            <text:p>242</text:p>
          </table:table-cell>
          <table:table-cell table:formula="of:=[.F242]+[.C$7]" office:value-type="float" office:value="0.1205">
            <text:p>0,1205</text:p>
          </table:table-cell>
          <table:table-cell table:formula="of:=IF(SIN(2*PI()*[.C$2]*[.F243])&gt;0;[.D$3];500)" office:value-type="float" office:value="52428">
            <text:p>52428</text:p>
          </table:table-cell>
          <table:table-cell table:formula="of:=0.5*[.D$5]*(1+SIN(2*PI()*[.C$4]*[.F243]))" office:value-type="float" office:value="8578.64287263656">
            <text:p>8578,6428726366</text:p>
          </table:table-cell>
          <table:table-cell table:formula="of:=[.G243]+[.H243]" office:value-type="float" office:value="61006.6428726366">
            <text:p>61006,6428726366</text:p>
          </table:table-cell>
          <table:table-cell table:style-name="ce3" table:formula="of:=AVERAGE([.I224:.I243])" office:value-type="float" office:value="58981.5">
            <text:p>58981,500</text:p>
          </table:table-cell>
          <table:table-cell table:style-name="ce4" table:formula="of:=ROUND([.I24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3">
            <text:p>243</text:p>
          </table:table-cell>
          <table:table-cell table:formula="of:=[.F243]+[.C$7]" office:value-type="float" office:value="0.121">
            <text:p>0,121</text:p>
          </table:table-cell>
          <table:table-cell table:formula="of:=IF(SIN(2*PI()*[.C$2]*[.F244])&gt;0;[.D$3];500)" office:value-type="float" office:value="52428">
            <text:p>52428</text:p>
          </table:table-cell>
          <table:table-cell table:formula="of:=0.5*[.D$5]*(1+SIN(2*PI()*[.C$4]*[.F244]))" office:value-type="float" office:value="10405.550650899">
            <text:p>10405,550650899</text:p>
          </table:table-cell>
          <table:table-cell table:formula="of:=[.G244]+[.H244]" office:value-type="float" office:value="62833.550650899">
            <text:p>62833,550650899</text:p>
          </table:table-cell>
          <table:table-cell table:style-name="ce3" table:formula="of:=AVERAGE([.I225:.I244])" office:value-type="float" office:value="58981.5">
            <text:p>58981,500</text:p>
          </table:table-cell>
          <table:table-cell table:style-name="ce4" table:formula="of:=ROUND([.I24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4">
            <text:p>244</text:p>
          </table:table-cell>
          <table:table-cell table:formula="of:=[.F244]+[.C$7]" office:value-type="float" office:value="0.1215">
            <text:p>0,1215</text:p>
          </table:table-cell>
          <table:table-cell table:formula="of:=IF(SIN(2*PI()*[.C$2]*[.F245])&gt;0;[.D$3];500)" office:value-type="float" office:value="52428">
            <text:p>52428</text:p>
          </table:table-cell>
          <table:table-cell table:formula="of:=0.5*[.D$5]*(1+SIN(2*PI()*[.C$4]*[.F245]))" office:value-type="float" office:value="11855.3928726364">
            <text:p>11855,3928726364</text:p>
          </table:table-cell>
          <table:table-cell table:formula="of:=[.G245]+[.H245]" office:value-type="float" office:value="64283.3928726364">
            <text:p>64283,3928726364</text:p>
          </table:table-cell>
          <table:table-cell table:style-name="ce3" table:formula="of:=AVERAGE([.I226:.I245])" office:value-type="float" office:value="58981.5">
            <text:p>58981,500</text:p>
          </table:table-cell>
          <table:table-cell table:style-name="ce4" table:formula="of:=ROUND([.I24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5">
            <text:p>245</text:p>
          </table:table-cell>
          <table:table-cell table:formula="of:=[.F245]+[.C$7]" office:value-type="float" office:value="0.122">
            <text:p>0,122</text:p>
          </table:table-cell>
          <table:table-cell table:formula="of:=IF(SIN(2*PI()*[.C$2]*[.F246])&gt;0;[.D$3];500)" office:value-type="float" office:value="52428">
            <text:p>52428</text:p>
          </table:table-cell>
          <table:table-cell table:formula="of:=0.5*[.D$5]*(1+SIN(2*PI()*[.C$4]*[.F246]))" office:value-type="float" office:value="12786.2488795404">
            <text:p>12786,2488795404</text:p>
          </table:table-cell>
          <table:table-cell table:formula="of:=[.G246]+[.H246]" office:value-type="float" office:value="65214.2488795404">
            <text:p>65214,2488795404</text:p>
          </table:table-cell>
          <table:table-cell table:style-name="ce3" table:formula="of:=AVERAGE([.I227:.I246])" office:value-type="float" office:value="58981.5">
            <text:p>58981,500</text:p>
          </table:table-cell>
          <table:table-cell table:style-name="ce4" table:formula="of:=ROUND([.I24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6">
            <text:p>246</text:p>
          </table:table-cell>
          <table:table-cell table:formula="of:=[.F246]+[.C$7]" office:value-type="float" office:value="0.1225">
            <text:p>0,1225</text:p>
          </table:table-cell>
          <table:table-cell table:formula="of:=IF(SIN(2*PI()*[.C$2]*[.F247])&gt;0;[.D$3];500)" office:value-type="float" office:value="52428">
            <text:p>52428</text:p>
          </table:table-cell>
          <table:table-cell table:formula="of:=0.5*[.D$5]*(1+SIN(2*PI()*[.C$4]*[.F247]))" office:value-type="float" office:value="13107">
            <text:p>13107</text:p>
          </table:table-cell>
          <table:table-cell table:formula="of:=[.G247]+[.H247]" office:value-type="float" office:value="65535">
            <text:p>65535</text:p>
          </table:table-cell>
          <table:table-cell table:style-name="ce3" table:formula="of:=AVERAGE([.I228:.I247])" office:value-type="float" office:value="58981.5">
            <text:p>58981,500</text:p>
          </table:table-cell>
          <table:table-cell table:style-name="ce4" table:formula="of:=ROUND([.I24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7">
            <text:p>247</text:p>
          </table:table-cell>
          <table:table-cell table:formula="of:=[.F247]+[.C$7]" office:value-type="float" office:value="0.123">
            <text:p>0,123</text:p>
          </table:table-cell>
          <table:table-cell table:formula="of:=IF(SIN(2*PI()*[.C$2]*[.F248])&gt;0;[.D$3];500)" office:value-type="float" office:value="52428">
            <text:p>52428</text:p>
          </table:table-cell>
          <table:table-cell table:formula="of:=0.5*[.D$5]*(1+SIN(2*PI()*[.C$4]*[.F248]))" office:value-type="float" office:value="12786.2488795402">
            <text:p>12786,2488795402</text:p>
          </table:table-cell>
          <table:table-cell table:formula="of:=[.G248]+[.H248]" office:value-type="float" office:value="65214.2488795402">
            <text:p>65214,2488795402</text:p>
          </table:table-cell>
          <table:table-cell table:style-name="ce3" table:formula="of:=AVERAGE([.I229:.I248])" office:value-type="float" office:value="58981.5">
            <text:p>58981,500</text:p>
          </table:table-cell>
          <table:table-cell table:style-name="ce4" table:formula="of:=ROUND([.I24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8">
            <text:p>248</text:p>
          </table:table-cell>
          <table:table-cell table:formula="of:=[.F248]+[.C$7]" office:value-type="float" office:value="0.1235">
            <text:p>0,1235</text:p>
          </table:table-cell>
          <table:table-cell table:formula="of:=IF(SIN(2*PI()*[.C$2]*[.F249])&gt;0;[.D$3];500)" office:value-type="float" office:value="52428">
            <text:p>52428</text:p>
          </table:table-cell>
          <table:table-cell table:formula="of:=0.5*[.D$5]*(1+SIN(2*PI()*[.C$4]*[.F249]))" office:value-type="float" office:value="11855.392872636">
            <text:p>11855,392872636</text:p>
          </table:table-cell>
          <table:table-cell table:formula="of:=[.G249]+[.H249]" office:value-type="float" office:value="64283.392872636">
            <text:p>64283,392872636</text:p>
          </table:table-cell>
          <table:table-cell table:style-name="ce3" table:formula="of:=AVERAGE([.I230:.I249])" office:value-type="float" office:value="58981.5">
            <text:p>58981,500</text:p>
          </table:table-cell>
          <table:table-cell table:style-name="ce4" table:formula="of:=ROUND([.I24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49">
            <text:p>249</text:p>
          </table:table-cell>
          <table:table-cell table:formula="of:=[.F249]+[.C$7]" office:value-type="float" office:value="0.124">
            <text:p>0,124</text:p>
          </table:table-cell>
          <table:table-cell table:formula="of:=IF(SIN(2*PI()*[.C$2]*[.F250])&gt;0;[.D$3];500)" office:value-type="float" office:value="52428">
            <text:p>52428</text:p>
          </table:table-cell>
          <table:table-cell table:formula="of:=0.5*[.D$5]*(1+SIN(2*PI()*[.C$4]*[.F250]))" office:value-type="float" office:value="10405.5506508984">
            <text:p>10405,5506508984</text:p>
          </table:table-cell>
          <table:table-cell table:formula="of:=[.G250]+[.H250]" office:value-type="float" office:value="62833.5506508984">
            <text:p>62833,5506508984</text:p>
          </table:table-cell>
          <table:table-cell table:style-name="ce3" table:formula="of:=AVERAGE([.I231:.I250])" office:value-type="float" office:value="58981.5">
            <text:p>58981,500</text:p>
          </table:table-cell>
          <table:table-cell table:style-name="ce4" table:formula="of:=ROUND([.I25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0">
            <text:p>250</text:p>
          </table:table-cell>
          <table:table-cell table:formula="of:=[.F250]+[.C$7]" office:value-type="float" office:value="0.1245">
            <text:p>0,1245</text:p>
          </table:table-cell>
          <table:table-cell table:formula="of:=IF(SIN(2*PI()*[.C$2]*[.F251])&gt;0;[.D$3];500)" office:value-type="float" office:value="52428">
            <text:p>52428</text:p>
          </table:table-cell>
          <table:table-cell table:formula="of:=0.5*[.D$5]*(1+SIN(2*PI()*[.C$4]*[.F251]))" office:value-type="float" office:value="8578.64287263587">
            <text:p>8578,6428726359</text:p>
          </table:table-cell>
          <table:table-cell table:formula="of:=[.G251]+[.H251]" office:value-type="float" office:value="61006.6428726359">
            <text:p>61006,6428726359</text:p>
          </table:table-cell>
          <table:table-cell table:style-name="ce3" table:formula="of:=AVERAGE([.I232:.I251])" office:value-type="float" office:value="58981.5">
            <text:p>58981,500</text:p>
          </table:table-cell>
          <table:table-cell table:style-name="ce4" table:formula="of:=ROUND([.I25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1">
            <text:p>251</text:p>
          </table:table-cell>
          <table:table-cell table:formula="of:=[.F251]+[.C$7]" office:value-type="float" office:value="0.125">
            <text:p>0,125</text:p>
          </table:table-cell>
          <table:table-cell table:formula="of:=IF(SIN(2*PI()*[.C$2]*[.F252])&gt;0;[.D$3];500)" office:value-type="float" office:value="52428">
            <text:p>52428</text:p>
          </table:table-cell>
          <table:table-cell table:formula="of:=0.5*[.D$5]*(1+SIN(2*PI()*[.C$4]*[.F252]))" office:value-type="float" office:value="6553.49999999962">
            <text:p>6553,4999999996</text:p>
          </table:table-cell>
          <table:table-cell table:formula="of:=[.G252]+[.H252]" office:value-type="float" office:value="58981.4999999996">
            <text:p>58981,4999999996</text:p>
          </table:table-cell>
          <table:table-cell table:style-name="ce3" table:formula="of:=AVERAGE([.I233:.I252])" office:value-type="float" office:value="58981.5">
            <text:p>58981,500</text:p>
          </table:table-cell>
          <table:table-cell table:style-name="ce4" table:formula="of:=ROUND([.I252];0)" office:value-type="float" office:value="58981">
            <text:p>58981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2">
            <text:p>252</text:p>
          </table:table-cell>
          <table:table-cell table:formula="of:=[.F252]+[.C$7]" office:value-type="float" office:value="0.1255">
            <text:p>0,1255</text:p>
          </table:table-cell>
          <table:table-cell table:formula="of:=IF(SIN(2*PI()*[.C$2]*[.F253])&gt;0;[.D$3];500)" office:value-type="float" office:value="52428">
            <text:p>52428</text:p>
          </table:table-cell>
          <table:table-cell table:formula="of:=0.5*[.D$5]*(1+SIN(2*PI()*[.C$4]*[.F253]))" office:value-type="float" office:value="4528.35712736341">
            <text:p>4528,3571273634</text:p>
          </table:table-cell>
          <table:table-cell table:formula="of:=[.G253]+[.H253]" office:value-type="float" office:value="56956.3571273634">
            <text:p>56956,3571273634</text:p>
          </table:table-cell>
          <table:table-cell table:style-name="ce3" table:formula="of:=AVERAGE([.I234:.I253])" office:value-type="float" office:value="58981.5">
            <text:p>58981,500</text:p>
          </table:table-cell>
          <table:table-cell table:style-name="ce4" table:formula="of:=ROUND([.I25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3">
            <text:p>253</text:p>
          </table:table-cell>
          <table:table-cell table:formula="of:=[.F253]+[.C$7]" office:value-type="float" office:value="0.126">
            <text:p>0,126</text:p>
          </table:table-cell>
          <table:table-cell table:formula="of:=IF(SIN(2*PI()*[.C$2]*[.F254])&gt;0;[.D$3];500)" office:value-type="float" office:value="52428">
            <text:p>52428</text:p>
          </table:table-cell>
          <table:table-cell table:formula="of:=0.5*[.D$5]*(1+SIN(2*PI()*[.C$4]*[.F254]))" office:value-type="float" office:value="2701.44934910103">
            <text:p>2701,449349101</text:p>
          </table:table-cell>
          <table:table-cell table:formula="of:=[.G254]+[.H254]" office:value-type="float" office:value="55129.449349101">
            <text:p>55129,449349101</text:p>
          </table:table-cell>
          <table:table-cell table:style-name="ce3" table:formula="of:=AVERAGE([.I235:.I254])" office:value-type="float" office:value="58981.5">
            <text:p>58981,500</text:p>
          </table:table-cell>
          <table:table-cell table:style-name="ce4" table:formula="of:=ROUND([.I25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4">
            <text:p>254</text:p>
          </table:table-cell>
          <table:table-cell table:formula="of:=[.F254]+[.C$7]" office:value-type="float" office:value="0.1265">
            <text:p>0,1265</text:p>
          </table:table-cell>
          <table:table-cell table:formula="of:=IF(SIN(2*PI()*[.C$2]*[.F255])&gt;0;[.D$3];500)" office:value-type="float" office:value="52428">
            <text:p>52428</text:p>
          </table:table-cell>
          <table:table-cell table:formula="of:=0.5*[.D$5]*(1+SIN(2*PI()*[.C$4]*[.F255]))" office:value-type="float" office:value="1251.6071273636">
            <text:p>1251,6071273636</text:p>
          </table:table-cell>
          <table:table-cell table:formula="of:=[.G255]+[.H255]" office:value-type="float" office:value="53679.6071273636">
            <text:p>53679,6071273636</text:p>
          </table:table-cell>
          <table:table-cell table:style-name="ce3" table:formula="of:=AVERAGE([.I236:.I255])" office:value-type="float" office:value="58981.5">
            <text:p>58981,500</text:p>
          </table:table-cell>
          <table:table-cell table:style-name="ce4" table:formula="of:=ROUND([.I25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5">
            <text:p>255</text:p>
          </table:table-cell>
          <table:table-cell table:formula="of:=[.F255]+[.C$7]" office:value-type="float" office:value="0.127">
            <text:p>0,127</text:p>
          </table:table-cell>
          <table:table-cell table:formula="of:=IF(SIN(2*PI()*[.C$2]*[.F256])&gt;0;[.D$3];500)" office:value-type="float" office:value="52428">
            <text:p>52428</text:p>
          </table:table-cell>
          <table:table-cell table:formula="of:=0.5*[.D$5]*(1+SIN(2*PI()*[.C$4]*[.F256]))" office:value-type="float" office:value="320.751120459609">
            <text:p>320,7511204596</text:p>
          </table:table-cell>
          <table:table-cell table:formula="of:=[.G256]+[.H256]" office:value-type="float" office:value="52748.7511204596">
            <text:p>52748,7511204596</text:p>
          </table:table-cell>
          <table:table-cell table:style-name="ce3" table:formula="of:=AVERAGE([.I237:.I256])" office:value-type="float" office:value="58981.5">
            <text:p>58981,500</text:p>
          </table:table-cell>
          <table:table-cell table:style-name="ce4" table:formula="of:=ROUND([.I25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6">
            <text:p>256</text:p>
          </table:table-cell>
          <table:table-cell table:formula="of:=[.F256]+[.C$7]" office:value-type="float" office:value="0.1275">
            <text:p>0,1275</text:p>
          </table:table-cell>
          <table:table-cell table:formula="of:=IF(SIN(2*PI()*[.C$2]*[.F257])&gt;0;[.D$3];500)" office:value-type="float" office:value="52428">
            <text:p>52428</text:p>
          </table:table-cell>
          <table:table-cell table:formula="of:=0.5*[.D$5]*(1+SIN(2*PI()*[.C$4]*[.F257]))" office:value-type="float" office:value="0">
            <text:p>0</text:p>
          </table:table-cell>
          <table:table-cell table:formula="of:=[.G257]+[.H257]" office:value-type="float" office:value="52428">
            <text:p>52428</text:p>
          </table:table-cell>
          <table:table-cell table:style-name="ce3" table:formula="of:=AVERAGE([.I238:.I257])" office:value-type="float" office:value="58981.5">
            <text:p>58981,500</text:p>
          </table:table-cell>
          <table:table-cell table:style-name="ce4" table:formula="of:=ROUND([.I25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7">
            <text:p>257</text:p>
          </table:table-cell>
          <table:table-cell table:formula="of:=[.F257]+[.C$7]" office:value-type="float" office:value="0.128">
            <text:p>0,128</text:p>
          </table:table-cell>
          <table:table-cell table:formula="of:=IF(SIN(2*PI()*[.C$2]*[.F258])&gt;0;[.D$3];500)" office:value-type="float" office:value="52428">
            <text:p>52428</text:p>
          </table:table-cell>
          <table:table-cell table:formula="of:=0.5*[.D$5]*(1+SIN(2*PI()*[.C$4]*[.F258]))" office:value-type="float" office:value="320.75112045982">
            <text:p>320,7511204598</text:p>
          </table:table-cell>
          <table:table-cell table:formula="of:=[.G258]+[.H258]" office:value-type="float" office:value="52748.7511204598">
            <text:p>52748,7511204598</text:p>
          </table:table-cell>
          <table:table-cell table:style-name="ce3" table:formula="of:=AVERAGE([.I239:.I258])" office:value-type="float" office:value="58981.5">
            <text:p>58981,500</text:p>
          </table:table-cell>
          <table:table-cell table:style-name="ce4" table:formula="of:=ROUND([.I25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8">
            <text:p>258</text:p>
          </table:table-cell>
          <table:table-cell table:formula="of:=[.F258]+[.C$7]" office:value-type="float" office:value="0.1285">
            <text:p>0,1285</text:p>
          </table:table-cell>
          <table:table-cell table:formula="of:=IF(SIN(2*PI()*[.C$2]*[.F259])&gt;0;[.D$3];500)" office:value-type="float" office:value="52428">
            <text:p>52428</text:p>
          </table:table-cell>
          <table:table-cell table:formula="of:=0.5*[.D$5]*(1+SIN(2*PI()*[.C$4]*[.F259]))" office:value-type="float" office:value="1251.607127364">
            <text:p>1251,607127364</text:p>
          </table:table-cell>
          <table:table-cell table:formula="of:=[.G259]+[.H259]" office:value-type="float" office:value="53679.607127364">
            <text:p>53679,607127364</text:p>
          </table:table-cell>
          <table:table-cell table:style-name="ce3" table:formula="of:=AVERAGE([.I240:.I259])" office:value-type="float" office:value="58981.5">
            <text:p>58981,500</text:p>
          </table:table-cell>
          <table:table-cell table:style-name="ce4" table:formula="of:=ROUND([.I25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59">
            <text:p>259</text:p>
          </table:table-cell>
          <table:table-cell table:formula="of:=[.F259]+[.C$7]" office:value-type="float" office:value="0.129">
            <text:p>0,129</text:p>
          </table:table-cell>
          <table:table-cell table:formula="of:=IF(SIN(2*PI()*[.C$2]*[.F260])&gt;0;[.D$3];500)" office:value-type="float" office:value="52428">
            <text:p>52428</text:p>
          </table:table-cell>
          <table:table-cell table:formula="of:=0.5*[.D$5]*(1+SIN(2*PI()*[.C$4]*[.F260]))" office:value-type="float" office:value="2701.44934910158">
            <text:p>2701,4493491016</text:p>
          </table:table-cell>
          <table:table-cell table:formula="of:=[.G260]+[.H260]" office:value-type="float" office:value="55129.4493491016">
            <text:p>55129,4493491016</text:p>
          </table:table-cell>
          <table:table-cell table:style-name="ce3" table:formula="of:=AVERAGE([.I241:.I260])" office:value-type="float" office:value="58981.5">
            <text:p>58981,500</text:p>
          </table:table-cell>
          <table:table-cell table:style-name="ce4" table:formula="of:=ROUND([.I26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0">
            <text:p>260</text:p>
          </table:table-cell>
          <table:table-cell table:formula="of:=[.F260]+[.C$7]" office:value-type="float" office:value="0.1295">
            <text:p>0,1295</text:p>
          </table:table-cell>
          <table:table-cell table:formula="of:=IF(SIN(2*PI()*[.C$2]*[.F261])&gt;0;[.D$3];500)" office:value-type="float" office:value="52428">
            <text:p>52428</text:p>
          </table:table-cell>
          <table:table-cell table:formula="of:=0.5*[.D$5]*(1+SIN(2*PI()*[.C$4]*[.F261]))" office:value-type="float" office:value="4528.35712736415">
            <text:p>4528,3571273642</text:p>
          </table:table-cell>
          <table:table-cell table:formula="of:=[.G261]+[.H261]" office:value-type="float" office:value="56956.3571273642">
            <text:p>56956,3571273642</text:p>
          </table:table-cell>
          <table:table-cell table:style-name="ce3" table:formula="of:=AVERAGE([.I242:.I261])" office:value-type="float" office:value="58981.5">
            <text:p>58981,500</text:p>
          </table:table-cell>
          <table:table-cell table:style-name="ce4" table:formula="of:=ROUND([.I26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1">
            <text:p>261</text:p>
          </table:table-cell>
          <table:table-cell table:formula="of:=[.F261]+[.C$7]" office:value-type="float" office:value="0.13">
            <text:p>0,13</text:p>
          </table:table-cell>
          <table:table-cell table:formula="of:=IF(SIN(2*PI()*[.C$2]*[.F262])&gt;0;[.D$3];500)" office:value-type="float" office:value="52428">
            <text:p>52428</text:p>
          </table:table-cell>
          <table:table-cell table:formula="of:=0.5*[.D$5]*(1+SIN(2*PI()*[.C$4]*[.F262]))" office:value-type="float" office:value="6553.5000000004">
            <text:p>6553,5000000004</text:p>
          </table:table-cell>
          <table:table-cell table:formula="of:=[.G262]+[.H262]" office:value-type="float" office:value="58981.5000000004">
            <text:p>58981,5000000004</text:p>
          </table:table-cell>
          <table:table-cell table:style-name="ce3" table:formula="of:=AVERAGE([.I243:.I262])" office:value-type="float" office:value="58981.5">
            <text:p>58981,500</text:p>
          </table:table-cell>
          <table:table-cell table:style-name="ce4" table:formula="of:=ROUND([.I26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2">
            <text:p>262</text:p>
          </table:table-cell>
          <table:table-cell table:formula="of:=[.F262]+[.C$7]" office:value-type="float" office:value="0.1305">
            <text:p>0,1305</text:p>
          </table:table-cell>
          <table:table-cell table:formula="of:=IF(SIN(2*PI()*[.C$2]*[.F263])&gt;0;[.D$3];500)" office:value-type="float" office:value="52428">
            <text:p>52428</text:p>
          </table:table-cell>
          <table:table-cell table:formula="of:=0.5*[.D$5]*(1+SIN(2*PI()*[.C$4]*[.F263]))" office:value-type="float" office:value="8578.64287263661">
            <text:p>8578,6428726366</text:p>
          </table:table-cell>
          <table:table-cell table:formula="of:=[.G263]+[.H263]" office:value-type="float" office:value="61006.6428726366">
            <text:p>61006,6428726366</text:p>
          </table:table-cell>
          <table:table-cell table:style-name="ce3" table:formula="of:=AVERAGE([.I244:.I263])" office:value-type="float" office:value="58981.5">
            <text:p>58981,500</text:p>
          </table:table-cell>
          <table:table-cell table:style-name="ce4" table:formula="of:=ROUND([.I26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3">
            <text:p>263</text:p>
          </table:table-cell>
          <table:table-cell table:formula="of:=[.F263]+[.C$7]" office:value-type="float" office:value="0.131">
            <text:p>0,131</text:p>
          </table:table-cell>
          <table:table-cell table:formula="of:=IF(SIN(2*PI()*[.C$2]*[.F264])&gt;0;[.D$3];500)" office:value-type="float" office:value="52428">
            <text:p>52428</text:p>
          </table:table-cell>
          <table:table-cell table:formula="of:=0.5*[.D$5]*(1+SIN(2*PI()*[.C$4]*[.F264]))" office:value-type="float" office:value="10405.550650899">
            <text:p>10405,550650899</text:p>
          </table:table-cell>
          <table:table-cell table:formula="of:=[.G264]+[.H264]" office:value-type="float" office:value="62833.550650899">
            <text:p>62833,550650899</text:p>
          </table:table-cell>
          <table:table-cell table:style-name="ce3" table:formula="of:=AVERAGE([.I245:.I264])" office:value-type="float" office:value="58981.5">
            <text:p>58981,500</text:p>
          </table:table-cell>
          <table:table-cell table:style-name="ce4" table:formula="of:=ROUND([.I26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4">
            <text:p>264</text:p>
          </table:table-cell>
          <table:table-cell table:formula="of:=[.F264]+[.C$7]" office:value-type="float" office:value="0.1315">
            <text:p>0,1315</text:p>
          </table:table-cell>
          <table:table-cell table:formula="of:=IF(SIN(2*PI()*[.C$2]*[.F265])&gt;0;[.D$3];500)" office:value-type="float" office:value="52428">
            <text:p>52428</text:p>
          </table:table-cell>
          <table:table-cell table:formula="of:=0.5*[.D$5]*(1+SIN(2*PI()*[.C$4]*[.F265]))" office:value-type="float" office:value="11855.3928726364">
            <text:p>11855,3928726364</text:p>
          </table:table-cell>
          <table:table-cell table:formula="of:=[.G265]+[.H265]" office:value-type="float" office:value="64283.3928726364">
            <text:p>64283,3928726364</text:p>
          </table:table-cell>
          <table:table-cell table:style-name="ce3" table:formula="of:=AVERAGE([.I246:.I265])" office:value-type="float" office:value="58981.5">
            <text:p>58981,500</text:p>
          </table:table-cell>
          <table:table-cell table:style-name="ce4" table:formula="of:=ROUND([.I26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5">
            <text:p>265</text:p>
          </table:table-cell>
          <table:table-cell table:formula="of:=[.F265]+[.C$7]" office:value-type="float" office:value="0.132">
            <text:p>0,132</text:p>
          </table:table-cell>
          <table:table-cell table:formula="of:=IF(SIN(2*PI()*[.C$2]*[.F266])&gt;0;[.D$3];500)" office:value-type="float" office:value="52428">
            <text:p>52428</text:p>
          </table:table-cell>
          <table:table-cell table:formula="of:=0.5*[.D$5]*(1+SIN(2*PI()*[.C$4]*[.F266]))" office:value-type="float" office:value="12786.2488795404">
            <text:p>12786,2488795404</text:p>
          </table:table-cell>
          <table:table-cell table:formula="of:=[.G266]+[.H266]" office:value-type="float" office:value="65214.2488795404">
            <text:p>65214,2488795404</text:p>
          </table:table-cell>
          <table:table-cell table:style-name="ce3" table:formula="of:=AVERAGE([.I247:.I266])" office:value-type="float" office:value="58981.5">
            <text:p>58981,500</text:p>
          </table:table-cell>
          <table:table-cell table:style-name="ce4" table:formula="of:=ROUND([.I26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6">
            <text:p>266</text:p>
          </table:table-cell>
          <table:table-cell table:formula="of:=[.F266]+[.C$7]" office:value-type="float" office:value="0.1325">
            <text:p>0,1325</text:p>
          </table:table-cell>
          <table:table-cell table:formula="of:=IF(SIN(2*PI()*[.C$2]*[.F267])&gt;0;[.D$3];500)" office:value-type="float" office:value="52428">
            <text:p>52428</text:p>
          </table:table-cell>
          <table:table-cell table:formula="of:=0.5*[.D$5]*(1+SIN(2*PI()*[.C$4]*[.F267]))" office:value-type="float" office:value="13107">
            <text:p>13107</text:p>
          </table:table-cell>
          <table:table-cell table:formula="of:=[.G267]+[.H267]" office:value-type="float" office:value="65535">
            <text:p>65535</text:p>
          </table:table-cell>
          <table:table-cell table:style-name="ce3" table:formula="of:=AVERAGE([.I248:.I267])" office:value-type="float" office:value="58981.5">
            <text:p>58981,500</text:p>
          </table:table-cell>
          <table:table-cell table:style-name="ce4" table:formula="of:=ROUND([.I26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7">
            <text:p>267</text:p>
          </table:table-cell>
          <table:table-cell table:formula="of:=[.F267]+[.C$7]" office:value-type="float" office:value="0.133">
            <text:p>0,133</text:p>
          </table:table-cell>
          <table:table-cell table:formula="of:=IF(SIN(2*PI()*[.C$2]*[.F268])&gt;0;[.D$3];500)" office:value-type="float" office:value="52428">
            <text:p>52428</text:p>
          </table:table-cell>
          <table:table-cell table:formula="of:=0.5*[.D$5]*(1+SIN(2*PI()*[.C$4]*[.F268]))" office:value-type="float" office:value="12786.2488795402">
            <text:p>12786,2488795402</text:p>
          </table:table-cell>
          <table:table-cell table:formula="of:=[.G268]+[.H268]" office:value-type="float" office:value="65214.2488795402">
            <text:p>65214,2488795402</text:p>
          </table:table-cell>
          <table:table-cell table:style-name="ce3" table:formula="of:=AVERAGE([.I249:.I268])" office:value-type="float" office:value="58981.5">
            <text:p>58981,500</text:p>
          </table:table-cell>
          <table:table-cell table:style-name="ce4" table:formula="of:=ROUND([.I26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8">
            <text:p>268</text:p>
          </table:table-cell>
          <table:table-cell table:formula="of:=[.F268]+[.C$7]" office:value-type="float" office:value="0.1335">
            <text:p>0,1335</text:p>
          </table:table-cell>
          <table:table-cell table:formula="of:=IF(SIN(2*PI()*[.C$2]*[.F269])&gt;0;[.D$3];500)" office:value-type="float" office:value="52428">
            <text:p>52428</text:p>
          </table:table-cell>
          <table:table-cell table:formula="of:=0.5*[.D$5]*(1+SIN(2*PI()*[.C$4]*[.F269]))" office:value-type="float" office:value="11855.392872636">
            <text:p>11855,392872636</text:p>
          </table:table-cell>
          <table:table-cell table:formula="of:=[.G269]+[.H269]" office:value-type="float" office:value="64283.392872636">
            <text:p>64283,392872636</text:p>
          </table:table-cell>
          <table:table-cell table:style-name="ce3" table:formula="of:=AVERAGE([.I250:.I269])" office:value-type="float" office:value="58981.5">
            <text:p>58981,500</text:p>
          </table:table-cell>
          <table:table-cell table:style-name="ce4" table:formula="of:=ROUND([.I26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69">
            <text:p>269</text:p>
          </table:table-cell>
          <table:table-cell table:formula="of:=[.F269]+[.C$7]" office:value-type="float" office:value="0.134">
            <text:p>0,134</text:p>
          </table:table-cell>
          <table:table-cell table:formula="of:=IF(SIN(2*PI()*[.C$2]*[.F270])&gt;0;[.D$3];500)" office:value-type="float" office:value="52428">
            <text:p>52428</text:p>
          </table:table-cell>
          <table:table-cell table:formula="of:=0.5*[.D$5]*(1+SIN(2*PI()*[.C$4]*[.F270]))" office:value-type="float" office:value="10405.5506508984">
            <text:p>10405,5506508984</text:p>
          </table:table-cell>
          <table:table-cell table:formula="of:=[.G270]+[.H270]" office:value-type="float" office:value="62833.5506508984">
            <text:p>62833,5506508984</text:p>
          </table:table-cell>
          <table:table-cell table:style-name="ce3" table:formula="of:=AVERAGE([.I251:.I270])" office:value-type="float" office:value="58981.5">
            <text:p>58981,500</text:p>
          </table:table-cell>
          <table:table-cell table:style-name="ce4" table:formula="of:=ROUND([.I27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0">
            <text:p>270</text:p>
          </table:table-cell>
          <table:table-cell table:formula="of:=[.F270]+[.C$7]" office:value-type="float" office:value="0.1345">
            <text:p>0,1345</text:p>
          </table:table-cell>
          <table:table-cell table:formula="of:=IF(SIN(2*PI()*[.C$2]*[.F271])&gt;0;[.D$3];500)" office:value-type="float" office:value="52428">
            <text:p>52428</text:p>
          </table:table-cell>
          <table:table-cell table:formula="of:=0.5*[.D$5]*(1+SIN(2*PI()*[.C$4]*[.F271]))" office:value-type="float" office:value="8578.64287263583">
            <text:p>8578,6428726358</text:p>
          </table:table-cell>
          <table:table-cell table:formula="of:=[.G271]+[.H271]" office:value-type="float" office:value="61006.6428726358">
            <text:p>61006,6428726358</text:p>
          </table:table-cell>
          <table:table-cell table:style-name="ce3" table:formula="of:=AVERAGE([.I252:.I271])" office:value-type="float" office:value="58981.5">
            <text:p>58981,500</text:p>
          </table:table-cell>
          <table:table-cell table:style-name="ce4" table:formula="of:=ROUND([.I27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1">
            <text:p>271</text:p>
          </table:table-cell>
          <table:table-cell table:formula="of:=[.F271]+[.C$7]" office:value-type="float" office:value="0.135">
            <text:p>0,135</text:p>
          </table:table-cell>
          <table:table-cell table:formula="of:=IF(SIN(2*PI()*[.C$2]*[.F272])&gt;0;[.D$3];500)" office:value-type="float" office:value="52428">
            <text:p>52428</text:p>
          </table:table-cell>
          <table:table-cell table:formula="of:=0.5*[.D$5]*(1+SIN(2*PI()*[.C$4]*[.F272]))" office:value-type="float" office:value="6553.49999999958">
            <text:p>6553,4999999996</text:p>
          </table:table-cell>
          <table:table-cell table:formula="of:=[.G272]+[.H272]" office:value-type="float" office:value="58981.4999999996">
            <text:p>58981,4999999996</text:p>
          </table:table-cell>
          <table:table-cell table:style-name="ce3" table:formula="of:=AVERAGE([.I253:.I272])" office:value-type="float" office:value="58981.5">
            <text:p>58981,500</text:p>
          </table:table-cell>
          <table:table-cell table:style-name="ce4" table:formula="of:=ROUND([.I272];0)" office:value-type="float" office:value="58981">
            <text:p>58981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2">
            <text:p>272</text:p>
          </table:table-cell>
          <table:table-cell table:formula="of:=[.F272]+[.C$7]" office:value-type="float" office:value="0.1355">
            <text:p>0,1355</text:p>
          </table:table-cell>
          <table:table-cell table:formula="of:=IF(SIN(2*PI()*[.C$2]*[.F273])&gt;0;[.D$3];500)" office:value-type="float" office:value="52428">
            <text:p>52428</text:p>
          </table:table-cell>
          <table:table-cell table:formula="of:=0.5*[.D$5]*(1+SIN(2*PI()*[.C$4]*[.F273]))" office:value-type="float" office:value="4528.35712736346">
            <text:p>4528,3571273635</text:p>
          </table:table-cell>
          <table:table-cell table:formula="of:=[.G273]+[.H273]" office:value-type="float" office:value="56956.3571273635">
            <text:p>56956,3571273635</text:p>
          </table:table-cell>
          <table:table-cell table:style-name="ce3" table:formula="of:=AVERAGE([.I254:.I273])" office:value-type="float" office:value="58981.5">
            <text:p>58981,500</text:p>
          </table:table-cell>
          <table:table-cell table:style-name="ce4" table:formula="of:=ROUND([.I27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3">
            <text:p>273</text:p>
          </table:table-cell>
          <table:table-cell table:formula="of:=[.F273]+[.C$7]" office:value-type="float" office:value="0.136">
            <text:p>0,136</text:p>
          </table:table-cell>
          <table:table-cell table:formula="of:=IF(SIN(2*PI()*[.C$2]*[.F274])&gt;0;[.D$3];500)" office:value-type="float" office:value="52428">
            <text:p>52428</text:p>
          </table:table-cell>
          <table:table-cell table:formula="of:=0.5*[.D$5]*(1+SIN(2*PI()*[.C$4]*[.F274]))" office:value-type="float" office:value="2701.44934910099">
            <text:p>2701,449349101</text:p>
          </table:table-cell>
          <table:table-cell table:formula="of:=[.G274]+[.H274]" office:value-type="float" office:value="55129.449349101">
            <text:p>55129,449349101</text:p>
          </table:table-cell>
          <table:table-cell table:style-name="ce3" table:formula="of:=AVERAGE([.I255:.I274])" office:value-type="float" office:value="58981.5">
            <text:p>58981,500</text:p>
          </table:table-cell>
          <table:table-cell table:style-name="ce4" table:formula="of:=ROUND([.I27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4">
            <text:p>274</text:p>
          </table:table-cell>
          <table:table-cell table:formula="of:=[.F274]+[.C$7]" office:value-type="float" office:value="0.1365">
            <text:p>0,1365</text:p>
          </table:table-cell>
          <table:table-cell table:formula="of:=IF(SIN(2*PI()*[.C$2]*[.F275])&gt;0;[.D$3];500)" office:value-type="float" office:value="52428">
            <text:p>52428</text:p>
          </table:table-cell>
          <table:table-cell table:formula="of:=0.5*[.D$5]*(1+SIN(2*PI()*[.C$4]*[.F275]))" office:value-type="float" office:value="1251.60712736357">
            <text:p>1251,6071273636</text:p>
          </table:table-cell>
          <table:table-cell table:formula="of:=[.G275]+[.H275]" office:value-type="float" office:value="53679.6071273636">
            <text:p>53679,6071273636</text:p>
          </table:table-cell>
          <table:table-cell table:style-name="ce3" table:formula="of:=AVERAGE([.I256:.I275])" office:value-type="float" office:value="58981.5">
            <text:p>58981,500</text:p>
          </table:table-cell>
          <table:table-cell table:style-name="ce4" table:formula="of:=ROUND([.I27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5">
            <text:p>275</text:p>
          </table:table-cell>
          <table:table-cell table:formula="of:=[.F275]+[.C$7]" office:value-type="float" office:value="0.137">
            <text:p>0,137</text:p>
          </table:table-cell>
          <table:table-cell table:formula="of:=IF(SIN(2*PI()*[.C$2]*[.F276])&gt;0;[.D$3];500)" office:value-type="float" office:value="52428">
            <text:p>52428</text:p>
          </table:table-cell>
          <table:table-cell table:formula="of:=0.5*[.D$5]*(1+SIN(2*PI()*[.C$4]*[.F276]))" office:value-type="float" office:value="320.751120459596">
            <text:p>320,7511204596</text:p>
          </table:table-cell>
          <table:table-cell table:formula="of:=[.G276]+[.H276]" office:value-type="float" office:value="52748.7511204596">
            <text:p>52748,7511204596</text:p>
          </table:table-cell>
          <table:table-cell table:style-name="ce3" table:formula="of:=AVERAGE([.I257:.I276])" office:value-type="float" office:value="58981.5">
            <text:p>58981,500</text:p>
          </table:table-cell>
          <table:table-cell table:style-name="ce4" table:formula="of:=ROUND([.I27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6">
            <text:p>276</text:p>
          </table:table-cell>
          <table:table-cell table:formula="of:=[.F276]+[.C$7]" office:value-type="float" office:value="0.1375">
            <text:p>0,1375</text:p>
          </table:table-cell>
          <table:table-cell table:formula="of:=IF(SIN(2*PI()*[.C$2]*[.F277])&gt;0;[.D$3];500)" office:value-type="float" office:value="52428">
            <text:p>52428</text:p>
          </table:table-cell>
          <table:table-cell table:formula="of:=0.5*[.D$5]*(1+SIN(2*PI()*[.C$4]*[.F277]))" office:value-type="float" office:value="0">
            <text:p>0</text:p>
          </table:table-cell>
          <table:table-cell table:formula="of:=[.G277]+[.H277]" office:value-type="float" office:value="52428">
            <text:p>52428</text:p>
          </table:table-cell>
          <table:table-cell table:style-name="ce3" table:formula="of:=AVERAGE([.I258:.I277])" office:value-type="float" office:value="58981.5">
            <text:p>58981,500</text:p>
          </table:table-cell>
          <table:table-cell table:style-name="ce4" table:formula="of:=ROUND([.I27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7">
            <text:p>277</text:p>
          </table:table-cell>
          <table:table-cell table:formula="of:=[.F277]+[.C$7]" office:value-type="float" office:value="0.138">
            <text:p>0,138</text:p>
          </table:table-cell>
          <table:table-cell table:formula="of:=IF(SIN(2*PI()*[.C$2]*[.F278])&gt;0;[.D$3];500)" office:value-type="float" office:value="52428">
            <text:p>52428</text:p>
          </table:table-cell>
          <table:table-cell table:formula="of:=0.5*[.D$5]*(1+SIN(2*PI()*[.C$4]*[.F278]))" office:value-type="float" office:value="320.751120459833">
            <text:p>320,7511204598</text:p>
          </table:table-cell>
          <table:table-cell table:formula="of:=[.G278]+[.H278]" office:value-type="float" office:value="52748.7511204598">
            <text:p>52748,7511204598</text:p>
          </table:table-cell>
          <table:table-cell table:style-name="ce3" table:formula="of:=AVERAGE([.I259:.I278])" office:value-type="float" office:value="58981.5">
            <text:p>58981,500</text:p>
          </table:table-cell>
          <table:table-cell table:style-name="ce4" table:formula="of:=ROUND([.I27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8">
            <text:p>278</text:p>
          </table:table-cell>
          <table:table-cell table:formula="of:=[.F278]+[.C$7]" office:value-type="float" office:value="0.1385">
            <text:p>0,1385</text:p>
          </table:table-cell>
          <table:table-cell table:formula="of:=IF(SIN(2*PI()*[.C$2]*[.F279])&gt;0;[.D$3];500)" office:value-type="float" office:value="52428">
            <text:p>52428</text:p>
          </table:table-cell>
          <table:table-cell table:formula="of:=0.5*[.D$5]*(1+SIN(2*PI()*[.C$4]*[.F279]))" office:value-type="float" office:value="1251.60712736402">
            <text:p>1251,607127364</text:p>
          </table:table-cell>
          <table:table-cell table:formula="of:=[.G279]+[.H279]" office:value-type="float" office:value="53679.607127364">
            <text:p>53679,607127364</text:p>
          </table:table-cell>
          <table:table-cell table:style-name="ce3" table:formula="of:=AVERAGE([.I260:.I279])" office:value-type="float" office:value="58981.5">
            <text:p>58981,500</text:p>
          </table:table-cell>
          <table:table-cell table:style-name="ce4" table:formula="of:=ROUND([.I27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79">
            <text:p>279</text:p>
          </table:table-cell>
          <table:table-cell table:formula="of:=[.F279]+[.C$7]" office:value-type="float" office:value="0.139">
            <text:p>0,139</text:p>
          </table:table-cell>
          <table:table-cell table:formula="of:=IF(SIN(2*PI()*[.C$2]*[.F280])&gt;0;[.D$3];500)" office:value-type="float" office:value="52428">
            <text:p>52428</text:p>
          </table:table-cell>
          <table:table-cell table:formula="of:=0.5*[.D$5]*(1+SIN(2*PI()*[.C$4]*[.F280]))" office:value-type="float" office:value="2701.44934910162">
            <text:p>2701,4493491016</text:p>
          </table:table-cell>
          <table:table-cell table:formula="of:=[.G280]+[.H280]" office:value-type="float" office:value="55129.4493491016">
            <text:p>55129,4493491016</text:p>
          </table:table-cell>
          <table:table-cell table:style-name="ce3" table:formula="of:=AVERAGE([.I261:.I280])" office:value-type="float" office:value="58981.5">
            <text:p>58981,500</text:p>
          </table:table-cell>
          <table:table-cell table:style-name="ce4" table:formula="of:=ROUND([.I28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0">
            <text:p>280</text:p>
          </table:table-cell>
          <table:table-cell table:formula="of:=[.F280]+[.C$7]" office:value-type="float" office:value="0.1395">
            <text:p>0,1395</text:p>
          </table:table-cell>
          <table:table-cell table:formula="of:=IF(SIN(2*PI()*[.C$2]*[.F281])&gt;0;[.D$3];500)" office:value-type="float" office:value="52428">
            <text:p>52428</text:p>
          </table:table-cell>
          <table:table-cell table:formula="of:=0.5*[.D$5]*(1+SIN(2*PI()*[.C$4]*[.F281]))" office:value-type="float" office:value="4528.35712736419">
            <text:p>4528,3571273642</text:p>
          </table:table-cell>
          <table:table-cell table:formula="of:=[.G281]+[.H281]" office:value-type="float" office:value="56956.3571273642">
            <text:p>56956,3571273642</text:p>
          </table:table-cell>
          <table:table-cell table:style-name="ce3" table:formula="of:=AVERAGE([.I262:.I281])" office:value-type="float" office:value="58981.5">
            <text:p>58981,500</text:p>
          </table:table-cell>
          <table:table-cell table:style-name="ce4" table:formula="of:=ROUND([.I28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1">
            <text:p>281</text:p>
          </table:table-cell>
          <table:table-cell table:formula="of:=[.F281]+[.C$7]" office:value-type="float" office:value="0.14">
            <text:p>0,14</text:p>
          </table:table-cell>
          <table:table-cell table:formula="of:=IF(SIN(2*PI()*[.C$2]*[.F282])&gt;0;[.D$3];500)" office:value-type="float" office:value="52428">
            <text:p>52428</text:p>
          </table:table-cell>
          <table:table-cell table:formula="of:=0.5*[.D$5]*(1+SIN(2*PI()*[.C$4]*[.F282]))" office:value-type="float" office:value="6553.50000000044">
            <text:p>6553,5000000005</text:p>
          </table:table-cell>
          <table:table-cell table:formula="of:=[.G282]+[.H282]" office:value-type="float" office:value="58981.5000000004">
            <text:p>58981,5000000004</text:p>
          </table:table-cell>
          <table:table-cell table:style-name="ce3" table:formula="of:=AVERAGE([.I263:.I282])" office:value-type="float" office:value="58981.5">
            <text:p>58981,500</text:p>
          </table:table-cell>
          <table:table-cell table:style-name="ce4" table:formula="of:=ROUND([.I282];0)" office:value-type="float" office:value="58982">
            <text:p>58982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2">
            <text:p>282</text:p>
          </table:table-cell>
          <table:table-cell table:formula="of:=[.F282]+[.C$7]" office:value-type="float" office:value="0.1405">
            <text:p>0,1405</text:p>
          </table:table-cell>
          <table:table-cell table:formula="of:=IF(SIN(2*PI()*[.C$2]*[.F283])&gt;0;[.D$3];500)" office:value-type="float" office:value="52428">
            <text:p>52428</text:p>
          </table:table-cell>
          <table:table-cell table:formula="of:=0.5*[.D$5]*(1+SIN(2*PI()*[.C$4]*[.F283]))" office:value-type="float" office:value="8578.64287263656">
            <text:p>8578,6428726366</text:p>
          </table:table-cell>
          <table:table-cell table:formula="of:=[.G283]+[.H283]" office:value-type="float" office:value="61006.6428726366">
            <text:p>61006,6428726366</text:p>
          </table:table-cell>
          <table:table-cell table:style-name="ce3" table:formula="of:=AVERAGE([.I264:.I283])" office:value-type="float" office:value="58981.5">
            <text:p>58981,500</text:p>
          </table:table-cell>
          <table:table-cell table:style-name="ce4" table:formula="of:=ROUND([.I283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3">
            <text:p>283</text:p>
          </table:table-cell>
          <table:table-cell table:formula="of:=[.F283]+[.C$7]" office:value-type="float" office:value="0.141">
            <text:p>0,141</text:p>
          </table:table-cell>
          <table:table-cell table:formula="of:=IF(SIN(2*PI()*[.C$2]*[.F284])&gt;0;[.D$3];500)" office:value-type="float" office:value="52428">
            <text:p>52428</text:p>
          </table:table-cell>
          <table:table-cell table:formula="of:=0.5*[.D$5]*(1+SIN(2*PI()*[.C$4]*[.F284]))" office:value-type="float" office:value="10405.550650899">
            <text:p>10405,550650899</text:p>
          </table:table-cell>
          <table:table-cell table:formula="of:=[.G284]+[.H284]" office:value-type="float" office:value="62833.550650899">
            <text:p>62833,550650899</text:p>
          </table:table-cell>
          <table:table-cell table:style-name="ce3" table:formula="of:=AVERAGE([.I265:.I284])" office:value-type="float" office:value="58981.5">
            <text:p>58981,500</text:p>
          </table:table-cell>
          <table:table-cell table:style-name="ce4" table:formula="of:=ROUND([.I284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4">
            <text:p>284</text:p>
          </table:table-cell>
          <table:table-cell table:formula="of:=[.F284]+[.C$7]" office:value-type="float" office:value="0.1415">
            <text:p>0,1415</text:p>
          </table:table-cell>
          <table:table-cell table:formula="of:=IF(SIN(2*PI()*[.C$2]*[.F285])&gt;0;[.D$3];500)" office:value-type="float" office:value="52428">
            <text:p>52428</text:p>
          </table:table-cell>
          <table:table-cell table:formula="of:=0.5*[.D$5]*(1+SIN(2*PI()*[.C$4]*[.F285]))" office:value-type="float" office:value="11855.3928726364">
            <text:p>11855,3928726364</text:p>
          </table:table-cell>
          <table:table-cell table:formula="of:=[.G285]+[.H285]" office:value-type="float" office:value="64283.3928726364">
            <text:p>64283,3928726364</text:p>
          </table:table-cell>
          <table:table-cell table:style-name="ce3" table:formula="of:=AVERAGE([.I266:.I285])" office:value-type="float" office:value="58981.5">
            <text:p>58981,500</text:p>
          </table:table-cell>
          <table:table-cell table:style-name="ce4" table:formula="of:=ROUND([.I285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5">
            <text:p>285</text:p>
          </table:table-cell>
          <table:table-cell table:formula="of:=[.F285]+[.C$7]" office:value-type="float" office:value="0.142">
            <text:p>0,142</text:p>
          </table:table-cell>
          <table:table-cell table:formula="of:=IF(SIN(2*PI()*[.C$2]*[.F286])&gt;0;[.D$3];500)" office:value-type="float" office:value="52428">
            <text:p>52428</text:p>
          </table:table-cell>
          <table:table-cell table:formula="of:=0.5*[.D$5]*(1+SIN(2*PI()*[.C$4]*[.F286]))" office:value-type="float" office:value="12786.2488795404">
            <text:p>12786,2488795404</text:p>
          </table:table-cell>
          <table:table-cell table:formula="of:=[.G286]+[.H286]" office:value-type="float" office:value="65214.2488795404">
            <text:p>65214,2488795404</text:p>
          </table:table-cell>
          <table:table-cell table:style-name="ce3" table:formula="of:=AVERAGE([.I267:.I286])" office:value-type="float" office:value="58981.5">
            <text:p>58981,500</text:p>
          </table:table-cell>
          <table:table-cell table:style-name="ce4" table:formula="of:=ROUND([.I286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6">
            <text:p>286</text:p>
          </table:table-cell>
          <table:table-cell table:formula="of:=[.F286]+[.C$7]" office:value-type="float" office:value="0.1425">
            <text:p>0,1425</text:p>
          </table:table-cell>
          <table:table-cell table:formula="of:=IF(SIN(2*PI()*[.C$2]*[.F287])&gt;0;[.D$3];500)" office:value-type="float" office:value="52428">
            <text:p>52428</text:p>
          </table:table-cell>
          <table:table-cell table:formula="of:=0.5*[.D$5]*(1+SIN(2*PI()*[.C$4]*[.F287]))" office:value-type="float" office:value="13107">
            <text:p>13107</text:p>
          </table:table-cell>
          <table:table-cell table:formula="of:=[.G287]+[.H287]" office:value-type="float" office:value="65535">
            <text:p>65535</text:p>
          </table:table-cell>
          <table:table-cell table:style-name="ce3" table:formula="of:=AVERAGE([.I268:.I287])" office:value-type="float" office:value="58981.5">
            <text:p>58981,500</text:p>
          </table:table-cell>
          <table:table-cell table:style-name="ce4" table:formula="of:=ROUND([.I287];0)" office:value-type="float" office:value="65535">
            <text:p>65535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7">
            <text:p>287</text:p>
          </table:table-cell>
          <table:table-cell table:formula="of:=[.F287]+[.C$7]" office:value-type="float" office:value="0.143">
            <text:p>0,143</text:p>
          </table:table-cell>
          <table:table-cell table:formula="of:=IF(SIN(2*PI()*[.C$2]*[.F288])&gt;0;[.D$3];500)" office:value-type="float" office:value="52428">
            <text:p>52428</text:p>
          </table:table-cell>
          <table:table-cell table:formula="of:=0.5*[.D$5]*(1+SIN(2*PI()*[.C$4]*[.F288]))" office:value-type="float" office:value="12786.2488795402">
            <text:p>12786,2488795402</text:p>
          </table:table-cell>
          <table:table-cell table:formula="of:=[.G288]+[.H288]" office:value-type="float" office:value="65214.2488795402">
            <text:p>65214,2488795402</text:p>
          </table:table-cell>
          <table:table-cell table:style-name="ce3" table:formula="of:=AVERAGE([.I269:.I288])" office:value-type="float" office:value="58981.5">
            <text:p>58981,500</text:p>
          </table:table-cell>
          <table:table-cell table:style-name="ce4" table:formula="of:=ROUND([.I288];0)" office:value-type="float" office:value="65214">
            <text:p>6521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8">
            <text:p>288</text:p>
          </table:table-cell>
          <table:table-cell table:formula="of:=[.F288]+[.C$7]" office:value-type="float" office:value="0.1435">
            <text:p>0,1435</text:p>
          </table:table-cell>
          <table:table-cell table:formula="of:=IF(SIN(2*PI()*[.C$2]*[.F289])&gt;0;[.D$3];500)" office:value-type="float" office:value="52428">
            <text:p>52428</text:p>
          </table:table-cell>
          <table:table-cell table:formula="of:=0.5*[.D$5]*(1+SIN(2*PI()*[.C$4]*[.F289]))" office:value-type="float" office:value="11855.392872636">
            <text:p>11855,392872636</text:p>
          </table:table-cell>
          <table:table-cell table:formula="of:=[.G289]+[.H289]" office:value-type="float" office:value="64283.392872636">
            <text:p>64283,392872636</text:p>
          </table:table-cell>
          <table:table-cell table:style-name="ce3" table:formula="of:=AVERAGE([.I270:.I289])" office:value-type="float" office:value="58981.5">
            <text:p>58981,500</text:p>
          </table:table-cell>
          <table:table-cell table:style-name="ce4" table:formula="of:=ROUND([.I289];0)" office:value-type="float" office:value="64283">
            <text:p>64283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89">
            <text:p>289</text:p>
          </table:table-cell>
          <table:table-cell table:formula="of:=[.F289]+[.C$7]" office:value-type="float" office:value="0.144">
            <text:p>0,144</text:p>
          </table:table-cell>
          <table:table-cell table:formula="of:=IF(SIN(2*PI()*[.C$2]*[.F290])&gt;0;[.D$3];500)" office:value-type="float" office:value="52428">
            <text:p>52428</text:p>
          </table:table-cell>
          <table:table-cell table:formula="of:=0.5*[.D$5]*(1+SIN(2*PI()*[.C$4]*[.F290]))" office:value-type="float" office:value="10405.5506508984">
            <text:p>10405,5506508984</text:p>
          </table:table-cell>
          <table:table-cell table:formula="of:=[.G290]+[.H290]" office:value-type="float" office:value="62833.5506508984">
            <text:p>62833,5506508984</text:p>
          </table:table-cell>
          <table:table-cell table:style-name="ce3" table:formula="of:=AVERAGE([.I271:.I290])" office:value-type="float" office:value="58981.5">
            <text:p>58981,500</text:p>
          </table:table-cell>
          <table:table-cell table:style-name="ce4" table:formula="of:=ROUND([.I290];0)" office:value-type="float" office:value="62834">
            <text:p>6283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0">
            <text:p>290</text:p>
          </table:table-cell>
          <table:table-cell table:formula="of:=[.F290]+[.C$7]" office:value-type="float" office:value="0.1445">
            <text:p>0,1445</text:p>
          </table:table-cell>
          <table:table-cell table:formula="of:=IF(SIN(2*PI()*[.C$2]*[.F291])&gt;0;[.D$3];500)" office:value-type="float" office:value="52428">
            <text:p>52428</text:p>
          </table:table-cell>
          <table:table-cell table:formula="of:=0.5*[.D$5]*(1+SIN(2*PI()*[.C$4]*[.F291]))" office:value-type="float" office:value="8578.64287263578">
            <text:p>8578,6428726358</text:p>
          </table:table-cell>
          <table:table-cell table:formula="of:=[.G291]+[.H291]" office:value-type="float" office:value="61006.6428726358">
            <text:p>61006,6428726358</text:p>
          </table:table-cell>
          <table:table-cell table:style-name="ce3" table:formula="of:=AVERAGE([.I272:.I291])" office:value-type="float" office:value="58981.5">
            <text:p>58981,500</text:p>
          </table:table-cell>
          <table:table-cell table:style-name="ce4" table:formula="of:=ROUND([.I291];0)" office:value-type="float" office:value="61007">
            <text:p>61007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1">
            <text:p>291</text:p>
          </table:table-cell>
          <table:table-cell table:formula="of:=[.F291]+[.C$7]" office:value-type="float" office:value="0.145">
            <text:p>0,145</text:p>
          </table:table-cell>
          <table:table-cell table:formula="of:=IF(SIN(2*PI()*[.C$2]*[.F292])&gt;0;[.D$3];500)" office:value-type="float" office:value="52428">
            <text:p>52428</text:p>
          </table:table-cell>
          <table:table-cell table:formula="of:=0.5*[.D$5]*(1+SIN(2*PI()*[.C$4]*[.F292]))" office:value-type="float" office:value="6553.49999999953">
            <text:p>6553,4999999995</text:p>
          </table:table-cell>
          <table:table-cell table:formula="of:=[.G292]+[.H292]" office:value-type="float" office:value="58981.4999999995">
            <text:p>58981,4999999995</text:p>
          </table:table-cell>
          <table:table-cell table:style-name="ce3" table:formula="of:=AVERAGE([.I273:.I292])" office:value-type="float" office:value="58981.5">
            <text:p>58981,500</text:p>
          </table:table-cell>
          <table:table-cell table:style-name="ce4" table:formula="of:=ROUND([.I292];0)" office:value-type="float" office:value="58981">
            <text:p>58981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2">
            <text:p>292</text:p>
          </table:table-cell>
          <table:table-cell table:formula="of:=[.F292]+[.C$7]" office:value-type="float" office:value="0.1455">
            <text:p>0,1455</text:p>
          </table:table-cell>
          <table:table-cell table:formula="of:=IF(SIN(2*PI()*[.C$2]*[.F293])&gt;0;[.D$3];500)" office:value-type="float" office:value="52428">
            <text:p>52428</text:p>
          </table:table-cell>
          <table:table-cell table:formula="of:=0.5*[.D$5]*(1+SIN(2*PI()*[.C$4]*[.F293]))" office:value-type="float" office:value="4528.35712736342">
            <text:p>4528,3571273634</text:p>
          </table:table-cell>
          <table:table-cell table:formula="of:=[.G293]+[.H293]" office:value-type="float" office:value="56956.3571273634">
            <text:p>56956,3571273634</text:p>
          </table:table-cell>
          <table:table-cell table:style-name="ce3" table:formula="of:=AVERAGE([.I274:.I293])" office:value-type="float" office:value="58981.5">
            <text:p>58981,500</text:p>
          </table:table-cell>
          <table:table-cell table:style-name="ce4" table:formula="of:=ROUND([.I293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3">
            <text:p>293</text:p>
          </table:table-cell>
          <table:table-cell table:formula="of:=[.F293]+[.C$7]" office:value-type="float" office:value="0.146">
            <text:p>0,146</text:p>
          </table:table-cell>
          <table:table-cell table:formula="of:=IF(SIN(2*PI()*[.C$2]*[.F294])&gt;0;[.D$3];500)" office:value-type="float" office:value="52428">
            <text:p>52428</text:p>
          </table:table-cell>
          <table:table-cell table:formula="of:=0.5*[.D$5]*(1+SIN(2*PI()*[.C$4]*[.F294]))" office:value-type="float" office:value="2701.44934910096">
            <text:p>2701,449349101</text:p>
          </table:table-cell>
          <table:table-cell table:formula="of:=[.G294]+[.H294]" office:value-type="float" office:value="55129.449349101">
            <text:p>55129,449349101</text:p>
          </table:table-cell>
          <table:table-cell table:style-name="ce3" table:formula="of:=AVERAGE([.I275:.I294])" office:value-type="float" office:value="58981.5">
            <text:p>58981,500</text:p>
          </table:table-cell>
          <table:table-cell table:style-name="ce4" table:formula="of:=ROUND([.I294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4">
            <text:p>294</text:p>
          </table:table-cell>
          <table:table-cell table:formula="of:=[.F294]+[.C$7]" office:value-type="float" office:value="0.1465">
            <text:p>0,1465</text:p>
          </table:table-cell>
          <table:table-cell table:formula="of:=IF(SIN(2*PI()*[.C$2]*[.F295])&gt;0;[.D$3];500)" office:value-type="float" office:value="52428">
            <text:p>52428</text:p>
          </table:table-cell>
          <table:table-cell table:formula="of:=0.5*[.D$5]*(1+SIN(2*PI()*[.C$4]*[.F295]))" office:value-type="float" office:value="1251.60712736354">
            <text:p>1251,6071273636</text:p>
          </table:table-cell>
          <table:table-cell table:formula="of:=[.G295]+[.H295]" office:value-type="float" office:value="53679.6071273635">
            <text:p>53679,6071273635</text:p>
          </table:table-cell>
          <table:table-cell table:style-name="ce3" table:formula="of:=AVERAGE([.I276:.I295])" office:value-type="float" office:value="58981.5">
            <text:p>58981,500</text:p>
          </table:table-cell>
          <table:table-cell table:style-name="ce4" table:formula="of:=ROUND([.I295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5">
            <text:p>295</text:p>
          </table:table-cell>
          <table:table-cell table:formula="of:=[.F295]+[.C$7]" office:value-type="float" office:value="0.147">
            <text:p>0,147</text:p>
          </table:table-cell>
          <table:table-cell table:formula="of:=IF(SIN(2*PI()*[.C$2]*[.F296])&gt;0;[.D$3];500)" office:value-type="float" office:value="52428">
            <text:p>52428</text:p>
          </table:table-cell>
          <table:table-cell table:formula="of:=0.5*[.D$5]*(1+SIN(2*PI()*[.C$4]*[.F296]))" office:value-type="float" office:value="320.751120459582">
            <text:p>320,7511204596</text:p>
          </table:table-cell>
          <table:table-cell table:formula="of:=[.G296]+[.H296]" office:value-type="float" office:value="52748.7511204596">
            <text:p>52748,7511204596</text:p>
          </table:table-cell>
          <table:table-cell table:style-name="ce3" table:formula="of:=AVERAGE([.I277:.I296])" office:value-type="float" office:value="58981.5">
            <text:p>58981,500</text:p>
          </table:table-cell>
          <table:table-cell table:style-name="ce4" table:formula="of:=ROUND([.I296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6">
            <text:p>296</text:p>
          </table:table-cell>
          <table:table-cell table:formula="of:=[.F296]+[.C$7]" office:value-type="float" office:value="0.1475">
            <text:p>0,1475</text:p>
          </table:table-cell>
          <table:table-cell table:formula="of:=IF(SIN(2*PI()*[.C$2]*[.F297])&gt;0;[.D$3];500)" office:value-type="float" office:value="52428">
            <text:p>52428</text:p>
          </table:table-cell>
          <table:table-cell table:formula="of:=0.5*[.D$5]*(1+SIN(2*PI()*[.C$4]*[.F297]))" office:value-type="float" office:value="0">
            <text:p>0</text:p>
          </table:table-cell>
          <table:table-cell table:formula="of:=[.G297]+[.H297]" office:value-type="float" office:value="52428">
            <text:p>52428</text:p>
          </table:table-cell>
          <table:table-cell table:style-name="ce3" table:formula="of:=AVERAGE([.I278:.I297])" office:value-type="float" office:value="58981.5">
            <text:p>58981,500</text:p>
          </table:table-cell>
          <table:table-cell table:style-name="ce4" table:formula="of:=ROUND([.I297];0)" office:value-type="float" office:value="52428">
            <text:p>52428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7">
            <text:p>297</text:p>
          </table:table-cell>
          <table:table-cell table:formula="of:=[.F297]+[.C$7]" office:value-type="float" office:value="0.148">
            <text:p>0,148</text:p>
          </table:table-cell>
          <table:table-cell table:formula="of:=IF(SIN(2*PI()*[.C$2]*[.F298])&gt;0;[.D$3];500)" office:value-type="float" office:value="52428">
            <text:p>52428</text:p>
          </table:table-cell>
          <table:table-cell table:formula="of:=0.5*[.D$5]*(1+SIN(2*PI()*[.C$4]*[.F298]))" office:value-type="float" office:value="320.751120459847">
            <text:p>320,7511204598</text:p>
          </table:table-cell>
          <table:table-cell table:formula="of:=[.G298]+[.H298]" office:value-type="float" office:value="52748.7511204599">
            <text:p>52748,7511204599</text:p>
          </table:table-cell>
          <table:table-cell table:style-name="ce3" table:formula="of:=AVERAGE([.I279:.I298])" office:value-type="float" office:value="58981.5">
            <text:p>58981,500</text:p>
          </table:table-cell>
          <table:table-cell table:style-name="ce4" table:formula="of:=ROUND([.I298];0)" office:value-type="float" office:value="52749">
            <text:p>5274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8">
            <text:p>298</text:p>
          </table:table-cell>
          <table:table-cell table:formula="of:=[.F298]+[.C$7]" office:value-type="float" office:value="0.1485">
            <text:p>0,1485</text:p>
          </table:table-cell>
          <table:table-cell table:formula="of:=IF(SIN(2*PI()*[.C$2]*[.F299])&gt;0;[.D$3];500)" office:value-type="float" office:value="52428">
            <text:p>52428</text:p>
          </table:table-cell>
          <table:table-cell table:formula="of:=0.5*[.D$5]*(1+SIN(2*PI()*[.C$4]*[.F299]))" office:value-type="float" office:value="1251.60712736405">
            <text:p>1251,6071273641</text:p>
          </table:table-cell>
          <table:table-cell table:formula="of:=[.G299]+[.H299]" office:value-type="float" office:value="53679.6071273641">
            <text:p>53679,6071273641</text:p>
          </table:table-cell>
          <table:table-cell table:style-name="ce3" table:formula="of:=AVERAGE([.I280:.I299])" office:value-type="float" office:value="58981.5">
            <text:p>58981,500</text:p>
          </table:table-cell>
          <table:table-cell table:style-name="ce4" table:formula="of:=ROUND([.I299];0)" office:value-type="float" office:value="53680">
            <text:p>53680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299">
            <text:p>299</text:p>
          </table:table-cell>
          <table:table-cell table:formula="of:=[.F299]+[.C$7]" office:value-type="float" office:value="0.149">
            <text:p>0,149</text:p>
          </table:table-cell>
          <table:table-cell table:formula="of:=IF(SIN(2*PI()*[.C$2]*[.F300])&gt;0;[.D$3];500)" office:value-type="float" office:value="52428">
            <text:p>52428</text:p>
          </table:table-cell>
          <table:table-cell table:formula="of:=0.5*[.D$5]*(1+SIN(2*PI()*[.C$4]*[.F300]))" office:value-type="float" office:value="2701.44934910165">
            <text:p>2701,4493491017</text:p>
          </table:table-cell>
          <table:table-cell table:formula="of:=[.G300]+[.H300]" office:value-type="float" office:value="55129.4493491017">
            <text:p>55129,4493491017</text:p>
          </table:table-cell>
          <table:table-cell table:style-name="ce3" table:formula="of:=AVERAGE([.I281:.I300])" office:value-type="float" office:value="58981.5">
            <text:p>58981,500</text:p>
          </table:table-cell>
          <table:table-cell table:style-name="ce4" table:formula="of:=ROUND([.I300];0)" office:value-type="float" office:value="55129">
            <text:p>5512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0">
            <text:p>300</text:p>
          </table:table-cell>
          <table:table-cell table:formula="of:=[.F300]+[.C$7]" office:value-type="float" office:value="0.1495">
            <text:p>0,1495</text:p>
          </table:table-cell>
          <table:table-cell table:formula="of:=IF(SIN(2*PI()*[.C$2]*[.F301])&gt;0;[.D$3];500)" office:value-type="float" office:value="52428">
            <text:p>52428</text:p>
          </table:table-cell>
          <table:table-cell table:formula="of:=0.5*[.D$5]*(1+SIN(2*PI()*[.C$4]*[.F301]))" office:value-type="float" office:value="4528.35712736423">
            <text:p>4528,3571273642</text:p>
          </table:table-cell>
          <table:table-cell table:formula="of:=[.G301]+[.H301]" office:value-type="float" office:value="56956.3571273642">
            <text:p>56956,3571273642</text:p>
          </table:table-cell>
          <table:table-cell table:style-name="ce3" table:formula="of:=AVERAGE([.I282:.I301])" office:value-type="float" office:value="58981.5">
            <text:p>58981,500</text:p>
          </table:table-cell>
          <table:table-cell table:style-name="ce4" table:formula="of:=ROUND([.I301];0)" office:value-type="float" office:value="56956">
            <text:p>56956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1">
            <text:p>301</text:p>
          </table:table-cell>
          <table:table-cell table:formula="of:=[.F301]+[.C$7]" office:value-type="float" office:value="0.15">
            <text:p>0,15</text:p>
          </table:table-cell>
          <table:table-cell table:formula="of:=IF(SIN(2*PI()*[.C$2]*[.F302])&gt;0;[.D$3];500)" office:value-type="float" office:value="500">
            <text:p>500</text:p>
          </table:table-cell>
          <table:table-cell table:formula="of:=0.5*[.D$5]*(1+SIN(2*PI()*[.C$4]*[.F302]))" office:value-type="float" office:value="6553.50000000039">
            <text:p>6553,5000000004</text:p>
          </table:table-cell>
          <table:table-cell table:formula="of:=[.G302]+[.H302]" office:value-type="float" office:value="7053.50000000039">
            <text:p>7053,5000000004</text:p>
          </table:table-cell>
          <table:table-cell table:style-name="ce3" table:formula="of:=AVERAGE([.I283:.I302])" office:value-type="float" office:value="56385.1">
            <text:p>56385,100</text:p>
          </table:table-cell>
          <table:table-cell table:style-name="ce4" table:formula="of:=ROUND([.I302];0)" office:value-type="float" office:value="7054">
            <text:p>7054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2">
            <text:p>302</text:p>
          </table:table-cell>
          <table:table-cell table:formula="of:=[.F302]+[.C$7]" office:value-type="float" office:value="0.1505">
            <text:p>0,1505</text:p>
          </table:table-cell>
          <table:table-cell table:formula="of:=IF(SIN(2*PI()*[.C$2]*[.F303])&gt;0;[.D$3];500)" office:value-type="float" office:value="500">
            <text:p>500</text:p>
          </table:table-cell>
          <table:table-cell table:formula="of:=0.5*[.D$5]*(1+SIN(2*PI()*[.C$4]*[.F303]))" office:value-type="float" office:value="8578.6428726366">
            <text:p>8578,6428726366</text:p>
          </table:table-cell>
          <table:table-cell table:formula="of:=[.G303]+[.H303]" office:value-type="float" office:value="9078.6428726366">
            <text:p>9078,6428726366</text:p>
          </table:table-cell>
          <table:table-cell table:style-name="ce3" table:formula="of:=AVERAGE([.I284:.I303])" office:value-type="float" office:value="53788.7">
            <text:p>53788,700</text:p>
          </table:table-cell>
          <table:table-cell table:style-name="ce4" table:formula="of:=ROUND([.I303];0)" office:value-type="float" office:value="9079">
            <text:p>9079</text:p>
          </table:table-cell>
          <table:table-cell office:value-type="float" office:value="58981">
            <text:p>5898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3">
            <text:p>303</text:p>
          </table:table-cell>
          <table:table-cell table:formula="of:=[.F303]+[.C$7]" office:value-type="float" office:value="0.151">
            <text:p>0,151</text:p>
          </table:table-cell>
          <table:table-cell table:formula="of:=IF(SIN(2*PI()*[.C$2]*[.F304])&gt;0;[.D$3];500)" office:value-type="float" office:value="500">
            <text:p>500</text:p>
          </table:table-cell>
          <table:table-cell table:formula="of:=0.5*[.D$5]*(1+SIN(2*PI()*[.C$4]*[.F304]))" office:value-type="float" office:value="10405.5506508991">
            <text:p>10405,5506508991</text:p>
          </table:table-cell>
          <table:table-cell table:formula="of:=[.G304]+[.H304]" office:value-type="float" office:value="10905.5506508991">
            <text:p>10905,5506508991</text:p>
          </table:table-cell>
          <table:table-cell table:style-name="ce3" table:formula="of:=AVERAGE([.I285:.I304])" office:value-type="float" office:value="51192.3">
            <text:p>51192,300</text:p>
          </table:table-cell>
          <table:table-cell table:style-name="ce4" table:formula="of:=ROUND([.I304];0)" office:value-type="float" office:value="10906">
            <text:p>10906</text:p>
          </table:table-cell>
          <table:table-cell office:value-type="float" office:value="56385">
            <text:p>5638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4">
            <text:p>304</text:p>
          </table:table-cell>
          <table:table-cell table:formula="of:=[.F304]+[.C$7]" office:value-type="float" office:value="0.1515">
            <text:p>0,1515</text:p>
          </table:table-cell>
          <table:table-cell table:formula="of:=IF(SIN(2*PI()*[.C$2]*[.F305])&gt;0;[.D$3];500)" office:value-type="float" office:value="500">
            <text:p>500</text:p>
          </table:table-cell>
          <table:table-cell table:formula="of:=0.5*[.D$5]*(1+SIN(2*PI()*[.C$4]*[.F305]))" office:value-type="float" office:value="11855.3928726365">
            <text:p>11855,3928726365</text:p>
          </table:table-cell>
          <table:table-cell table:formula="of:=[.G305]+[.H305]" office:value-type="float" office:value="12355.3928726365">
            <text:p>12355,3928726365</text:p>
          </table:table-cell>
          <table:table-cell table:style-name="ce3" table:formula="of:=AVERAGE([.I286:.I305])" office:value-type="float" office:value="48595.9">
            <text:p>48595,900</text:p>
          </table:table-cell>
          <table:table-cell table:style-name="ce4" table:formula="of:=ROUND([.I305];0)" office:value-type="float" office:value="12355">
            <text:p>12355</text:p>
          </table:table-cell>
          <table:table-cell office:value-type="float" office:value="53788">
            <text:p>5378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5">
            <text:p>305</text:p>
          </table:table-cell>
          <table:table-cell table:formula="of:=[.F305]+[.C$7]" office:value-type="float" office:value="0.152">
            <text:p>0,152</text:p>
          </table:table-cell>
          <table:table-cell table:formula="of:=IF(SIN(2*PI()*[.C$2]*[.F306])&gt;0;[.D$3];500)" office:value-type="float" office:value="500">
            <text:p>500</text:p>
          </table:table-cell>
          <table:table-cell table:formula="of:=0.5*[.D$5]*(1+SIN(2*PI()*[.C$4]*[.F306]))" office:value-type="float" office:value="12786.2488795404">
            <text:p>12786,2488795404</text:p>
          </table:table-cell>
          <table:table-cell table:formula="of:=[.G306]+[.H306]" office:value-type="float" office:value="13286.2488795404">
            <text:p>13286,2488795404</text:p>
          </table:table-cell>
          <table:table-cell table:style-name="ce3" table:formula="of:=AVERAGE([.I287:.I306])" office:value-type="float" office:value="45999.5">
            <text:p>45999,500</text:p>
          </table:table-cell>
          <table:table-cell table:style-name="ce4" table:formula="of:=ROUND([.I306];0)" office:value-type="float" office:value="13286">
            <text:p>13286</text:p>
          </table:table-cell>
          <table:table-cell office:value-type="float" office:value="51192">
            <text:p>5119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6">
            <text:p>306</text:p>
          </table:table-cell>
          <table:table-cell table:formula="of:=[.F306]+[.C$7]" office:value-type="float" office:value="0.1525">
            <text:p>0,1525</text:p>
          </table:table-cell>
          <table:table-cell table:formula="of:=IF(SIN(2*PI()*[.C$2]*[.F307])&gt;0;[.D$3];500)" office:value-type="float" office:value="500">
            <text:p>500</text:p>
          </table:table-cell>
          <table:table-cell table:formula="of:=0.5*[.D$5]*(1+SIN(2*PI()*[.C$4]*[.F307]))" office:value-type="float" office:value="13107">
            <text:p>13107</text:p>
          </table:table-cell>
          <table:table-cell table:formula="of:=[.G307]+[.H307]" office:value-type="float" office:value="13607">
            <text:p>13607</text:p>
          </table:table-cell>
          <table:table-cell table:style-name="ce3" table:formula="of:=AVERAGE([.I288:.I307])" office:value-type="float" office:value="43403.1">
            <text:p>43403,100</text:p>
          </table:table-cell>
          <table:table-cell table:style-name="ce4" table:formula="of:=ROUND([.I307];0)" office:value-type="float" office:value="13607">
            <text:p>13607</text:p>
          </table:table-cell>
          <table:table-cell office:value-type="float" office:value="48595">
            <text:p>4859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7">
            <text:p>307</text:p>
          </table:table-cell>
          <table:table-cell table:formula="of:=[.F307]+[.C$7]" office:value-type="float" office:value="0.153">
            <text:p>0,153</text:p>
          </table:table-cell>
          <table:table-cell table:formula="of:=IF(SIN(2*PI()*[.C$2]*[.F308])&gt;0;[.D$3];500)" office:value-type="float" office:value="500">
            <text:p>500</text:p>
          </table:table-cell>
          <table:table-cell table:formula="of:=0.5*[.D$5]*(1+SIN(2*PI()*[.C$4]*[.F308]))" office:value-type="float" office:value="12786.2488795401">
            <text:p>12786,2488795401</text:p>
          </table:table-cell>
          <table:table-cell table:formula="of:=[.G308]+[.H308]" office:value-type="float" office:value="13286.2488795401">
            <text:p>13286,2488795401</text:p>
          </table:table-cell>
          <table:table-cell table:style-name="ce3" table:formula="of:=AVERAGE([.I289:.I308])" office:value-type="float" office:value="40806.7">
            <text:p>40806,700</text:p>
          </table:table-cell>
          <table:table-cell table:style-name="ce4" table:formula="of:=ROUND([.I308];0)" office:value-type="float" office:value="13286">
            <text:p>13286</text:p>
          </table:table-cell>
          <table:table-cell office:value-type="float" office:value="45999">
            <text:p>4599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8">
            <text:p>308</text:p>
          </table:table-cell>
          <table:table-cell table:formula="of:=[.F308]+[.C$7]" office:value-type="float" office:value="0.1535">
            <text:p>0,1535</text:p>
          </table:table-cell>
          <table:table-cell table:formula="of:=IF(SIN(2*PI()*[.C$2]*[.F309])&gt;0;[.D$3];500)" office:value-type="float" office:value="500">
            <text:p>500</text:p>
          </table:table-cell>
          <table:table-cell table:formula="of:=0.5*[.D$5]*(1+SIN(2*PI()*[.C$4]*[.F309]))" office:value-type="float" office:value="11855.3928726359">
            <text:p>11855,3928726359</text:p>
          </table:table-cell>
          <table:table-cell table:formula="of:=[.G309]+[.H309]" office:value-type="float" office:value="12355.3928726359">
            <text:p>12355,3928726359</text:p>
          </table:table-cell>
          <table:table-cell table:style-name="ce3" table:formula="of:=AVERAGE([.I290:.I309])" office:value-type="float" office:value="38210.3">
            <text:p>38210,300</text:p>
          </table:table-cell>
          <table:table-cell table:style-name="ce4" table:formula="of:=ROUND([.I309];0)" office:value-type="float" office:value="12355">
            <text:p>12355</text:p>
          </table:table-cell>
          <table:table-cell office:value-type="float" office:value="43403">
            <text:p>4340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09">
            <text:p>309</text:p>
          </table:table-cell>
          <table:table-cell table:formula="of:=[.F309]+[.C$7]" office:value-type="float" office:value="0.154">
            <text:p>0,154</text:p>
          </table:table-cell>
          <table:table-cell table:formula="of:=IF(SIN(2*PI()*[.C$2]*[.F310])&gt;0;[.D$3];500)" office:value-type="float" office:value="500">
            <text:p>500</text:p>
          </table:table-cell>
          <table:table-cell table:formula="of:=0.5*[.D$5]*(1+SIN(2*PI()*[.C$4]*[.F310]))" office:value-type="float" office:value="10405.5506508983">
            <text:p>10405,5506508983</text:p>
          </table:table-cell>
          <table:table-cell table:formula="of:=[.G310]+[.H310]" office:value-type="float" office:value="10905.5506508983">
            <text:p>10905,5506508983</text:p>
          </table:table-cell>
          <table:table-cell table:style-name="ce3" table:formula="of:=AVERAGE([.I291:.I310])" office:value-type="float" office:value="35613.9">
            <text:p>35613,900</text:p>
          </table:table-cell>
          <table:table-cell table:style-name="ce4" table:formula="of:=ROUND([.I310];0)" office:value-type="float" office:value="10906">
            <text:p>10906</text:p>
          </table:table-cell>
          <table:table-cell office:value-type="float" office:value="40806">
            <text:p>40806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0">
            <text:p>310</text:p>
          </table:table-cell>
          <table:table-cell table:formula="of:=[.F310]+[.C$7]" office:value-type="float" office:value="0.1545">
            <text:p>0,1545</text:p>
          </table:table-cell>
          <table:table-cell table:formula="of:=IF(SIN(2*PI()*[.C$2]*[.F311])&gt;0;[.D$3];500)" office:value-type="float" office:value="500">
            <text:p>500</text:p>
          </table:table-cell>
          <table:table-cell table:formula="of:=0.5*[.D$5]*(1+SIN(2*PI()*[.C$4]*[.F311]))" office:value-type="float" office:value="8578.64287263574">
            <text:p>8578,6428726357</text:p>
          </table:table-cell>
          <table:table-cell table:formula="of:=[.G311]+[.H311]" office:value-type="float" office:value="9078.64287263574">
            <text:p>9078,6428726357</text:p>
          </table:table-cell>
          <table:table-cell table:style-name="ce3" table:formula="of:=AVERAGE([.I292:.I311])" office:value-type="float" office:value="33017.5">
            <text:p>33017,500</text:p>
          </table:table-cell>
          <table:table-cell table:style-name="ce4" table:formula="of:=ROUND([.I311];0)" office:value-type="float" office:value="9079">
            <text:p>9079</text:p>
          </table:table-cell>
          <table:table-cell office:value-type="float" office:value="38210">
            <text:p>38210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1">
            <text:p>311</text:p>
          </table:table-cell>
          <table:table-cell table:formula="of:=[.F311]+[.C$7]" office:value-type="float" office:value="0.155">
            <text:p>0,155</text:p>
          </table:table-cell>
          <table:table-cell table:formula="of:=IF(SIN(2*PI()*[.C$2]*[.F312])&gt;0;[.D$3];500)" office:value-type="float" office:value="500">
            <text:p>500</text:p>
          </table:table-cell>
          <table:table-cell table:formula="of:=0.5*[.D$5]*(1+SIN(2*PI()*[.C$4]*[.F312]))" office:value-type="float" office:value="6553.49999999958">
            <text:p>6553,4999999996</text:p>
          </table:table-cell>
          <table:table-cell table:formula="of:=[.G312]+[.H312]" office:value-type="float" office:value="7053.49999999958">
            <text:p>7053,4999999996</text:p>
          </table:table-cell>
          <table:table-cell table:style-name="ce3" table:formula="of:=AVERAGE([.I293:.I312])" office:value-type="float" office:value="30421.1">
            <text:p>30421,100</text:p>
          </table:table-cell>
          <table:table-cell table:style-name="ce4" table:formula="of:=ROUND([.I312];0)" office:value-type="float" office:value="7053">
            <text:p>7053</text:p>
          </table:table-cell>
          <table:table-cell office:value-type="float" office:value="35613">
            <text:p>35613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2">
            <text:p>312</text:p>
          </table:table-cell>
          <table:table-cell table:formula="of:=[.F312]+[.C$7]" office:value-type="float" office:value="0.1555">
            <text:p>0,1555</text:p>
          </table:table-cell>
          <table:table-cell table:formula="of:=IF(SIN(2*PI()*[.C$2]*[.F313])&gt;0;[.D$3];500)" office:value-type="float" office:value="500">
            <text:p>500</text:p>
          </table:table-cell>
          <table:table-cell table:formula="of:=0.5*[.D$5]*(1+SIN(2*PI()*[.C$4]*[.F313]))" office:value-type="float" office:value="4528.35712736337">
            <text:p>4528,3571273634</text:p>
          </table:table-cell>
          <table:table-cell table:formula="of:=[.G313]+[.H313]" office:value-type="float" office:value="5028.35712736337">
            <text:p>5028,3571273634</text:p>
          </table:table-cell>
          <table:table-cell table:style-name="ce3" table:formula="of:=AVERAGE([.I294:.I313])" office:value-type="float" office:value="27824.7">
            <text:p>27824,700</text:p>
          </table:table-cell>
          <table:table-cell table:style-name="ce4" table:formula="of:=ROUND([.I313];0)" office:value-type="float" office:value="5028">
            <text:p>5028</text:p>
          </table:table-cell>
          <table:table-cell office:value-type="float" office:value="33017">
            <text:p>33017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3">
            <text:p>313</text:p>
          </table:table-cell>
          <table:table-cell table:formula="of:=[.F313]+[.C$7]" office:value-type="float" office:value="0.156">
            <text:p>0,156</text:p>
          </table:table-cell>
          <table:table-cell table:formula="of:=IF(SIN(2*PI()*[.C$2]*[.F314])&gt;0;[.D$3];500)" office:value-type="float" office:value="500">
            <text:p>500</text:p>
          </table:table-cell>
          <table:table-cell table:formula="of:=0.5*[.D$5]*(1+SIN(2*PI()*[.C$4]*[.F314]))" office:value-type="float" office:value="2701.44934910092">
            <text:p>2701,4493491009</text:p>
          </table:table-cell>
          <table:table-cell table:formula="of:=[.G314]+[.H314]" office:value-type="float" office:value="3201.44934910092">
            <text:p>3201,4493491009</text:p>
          </table:table-cell>
          <table:table-cell table:style-name="ce3" table:formula="of:=AVERAGE([.I295:.I314])" office:value-type="float" office:value="25228.3">
            <text:p>25228,300</text:p>
          </table:table-cell>
          <table:table-cell table:style-name="ce4" table:formula="of:=ROUND([.I314];0)" office:value-type="float" office:value="3201">
            <text:p>3201</text:p>
          </table:table-cell>
          <table:table-cell office:value-type="float" office:value="30421">
            <text:p>3042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4">
            <text:p>314</text:p>
          </table:table-cell>
          <table:table-cell table:formula="of:=[.F314]+[.C$7]" office:value-type="float" office:value="0.1565">
            <text:p>0,1565</text:p>
          </table:table-cell>
          <table:table-cell table:formula="of:=IF(SIN(2*PI()*[.C$2]*[.F315])&gt;0;[.D$3];500)" office:value-type="float" office:value="500">
            <text:p>500</text:p>
          </table:table-cell>
          <table:table-cell table:formula="of:=0.5*[.D$5]*(1+SIN(2*PI()*[.C$4]*[.F315]))" office:value-type="float" office:value="1251.60712736352">
            <text:p>1251,6071273635</text:p>
          </table:table-cell>
          <table:table-cell table:formula="of:=[.G315]+[.H315]" office:value-type="float" office:value="1751.60712736352">
            <text:p>1751,6071273635</text:p>
          </table:table-cell>
          <table:table-cell table:style-name="ce3" table:formula="of:=AVERAGE([.I296:.I315])" office:value-type="float" office:value="22631.9">
            <text:p>22631,900</text:p>
          </table:table-cell>
          <table:table-cell table:style-name="ce4" table:formula="of:=ROUND([.I315];0)" office:value-type="float" office:value="1752">
            <text:p>1752</text:p>
          </table:table-cell>
          <table:table-cell office:value-type="float" office:value="27824">
            <text:p>27824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5">
            <text:p>315</text:p>
          </table:table-cell>
          <table:table-cell table:formula="of:=[.F315]+[.C$7]" office:value-type="float" office:value="0.157">
            <text:p>0,157</text:p>
          </table:table-cell>
          <table:table-cell table:formula="of:=IF(SIN(2*PI()*[.C$2]*[.F316])&gt;0;[.D$3];500)" office:value-type="float" office:value="500">
            <text:p>500</text:p>
          </table:table-cell>
          <table:table-cell table:formula="of:=0.5*[.D$5]*(1+SIN(2*PI()*[.C$4]*[.F316]))" office:value-type="float" office:value="320.751120459568">
            <text:p>320,7511204596</text:p>
          </table:table-cell>
          <table:table-cell table:formula="of:=[.G316]+[.H316]" office:value-type="float" office:value="820.751120459568">
            <text:p>820,7511204596</text:p>
          </table:table-cell>
          <table:table-cell table:style-name="ce3" table:formula="of:=AVERAGE([.I297:.I316])" office:value-type="float" office:value="20035.5">
            <text:p>20035,500</text:p>
          </table:table-cell>
          <table:table-cell table:style-name="ce4" table:formula="of:=ROUND([.I316];0)" office:value-type="float" office:value="821">
            <text:p>821</text:p>
          </table:table-cell>
          <table:table-cell office:value-type="float" office:value="25228">
            <text:p>25228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6">
            <text:p>316</text:p>
          </table:table-cell>
          <table:table-cell table:formula="of:=[.F316]+[.C$7]" office:value-type="float" office:value="0.1575">
            <text:p>0,1575</text:p>
          </table:table-cell>
          <table:table-cell table:formula="of:=IF(SIN(2*PI()*[.C$2]*[.F317])&gt;0;[.D$3];500)" office:value-type="float" office:value="500">
            <text:p>500</text:p>
          </table:table-cell>
          <table:table-cell table:formula="of:=0.5*[.D$5]*(1+SIN(2*PI()*[.C$4]*[.F317]))" office:value-type="float" office:value="0">
            <text:p>0</text:p>
          </table:table-cell>
          <table:table-cell table:formula="of:=[.G317]+[.H317]" office:value-type="float" office:value="500">
            <text:p>500</text:p>
          </table:table-cell>
          <table:table-cell table:style-name="ce3" table:formula="of:=AVERAGE([.I298:.I317])" office:value-type="float" office:value="17439.1">
            <text:p>17439,100</text:p>
          </table:table-cell>
          <table:table-cell table:style-name="ce4" table:formula="of:=ROUND([.I317];0)" office:value-type="float" office:value="500">
            <text:p>500</text:p>
          </table:table-cell>
          <table:table-cell office:value-type="float" office:value="22631">
            <text:p>22631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7">
            <text:p>317</text:p>
          </table:table-cell>
          <table:table-cell table:formula="of:=[.F317]+[.C$7]" office:value-type="float" office:value="0.158">
            <text:p>0,158</text:p>
          </table:table-cell>
          <table:table-cell table:formula="of:=IF(SIN(2*PI()*[.C$2]*[.F318])&gt;0;[.D$3];500)" office:value-type="float" office:value="500">
            <text:p>500</text:p>
          </table:table-cell>
          <table:table-cell table:formula="of:=0.5*[.D$5]*(1+SIN(2*PI()*[.C$4]*[.F318]))" office:value-type="float" office:value="320.751120459861">
            <text:p>320,7511204599</text:p>
          </table:table-cell>
          <table:table-cell table:formula="of:=[.G318]+[.H318]" office:value-type="float" office:value="820.751120459861">
            <text:p>820,7511204599</text:p>
          </table:table-cell>
          <table:table-cell table:style-name="ce3" table:formula="of:=AVERAGE([.I299:.I318])" office:value-type="float" office:value="14842.7">
            <text:p>14842,700</text:p>
          </table:table-cell>
          <table:table-cell table:style-name="ce4" table:formula="of:=ROUND([.I318];0)" office:value-type="float" office:value="821">
            <text:p>821</text:p>
          </table:table-cell>
          <table:table-cell office:value-type="float" office:value="20035">
            <text:p>20035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8">
            <text:p>318</text:p>
          </table:table-cell>
          <table:table-cell table:formula="of:=[.F318]+[.C$7]" office:value-type="float" office:value="0.1585">
            <text:p>0,1585</text:p>
          </table:table-cell>
          <table:table-cell table:formula="of:=IF(SIN(2*PI()*[.C$2]*[.F319])&gt;0;[.D$3];500)" office:value-type="float" office:value="500">
            <text:p>500</text:p>
          </table:table-cell>
          <table:table-cell table:formula="of:=0.5*[.D$5]*(1+SIN(2*PI()*[.C$4]*[.F319]))" office:value-type="float" office:value="1251.60712736407">
            <text:p>1251,6071273641</text:p>
          </table:table-cell>
          <table:table-cell table:formula="of:=[.G319]+[.H319]" office:value-type="float" office:value="1751.60712736407">
            <text:p>1751,6071273641</text:p>
          </table:table-cell>
          <table:table-cell table:style-name="ce3" table:formula="of:=AVERAGE([.I300:.I319])" office:value-type="float" office:value="12246.3">
            <text:p>12246,300</text:p>
          </table:table-cell>
          <table:table-cell table:style-name="ce4" table:formula="of:=ROUND([.I319];0)" office:value-type="float" office:value="1752">
            <text:p>1752</text:p>
          </table:table-cell>
          <table:table-cell office:value-type="float" office:value="17439">
            <text:p>17439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19">
            <text:p>319</text:p>
          </table:table-cell>
          <table:table-cell table:formula="of:=[.F319]+[.C$7]" office:value-type="float" office:value="0.159">
            <text:p>0,159</text:p>
          </table:table-cell>
          <table:table-cell table:formula="of:=IF(SIN(2*PI()*[.C$2]*[.F320])&gt;0;[.D$3];500)" office:value-type="float" office:value="500">
            <text:p>500</text:p>
          </table:table-cell>
          <table:table-cell table:formula="of:=0.5*[.D$5]*(1+SIN(2*PI()*[.C$4]*[.F320]))" office:value-type="float" office:value="2701.44934910169">
            <text:p>2701,4493491017</text:p>
          </table:table-cell>
          <table:table-cell table:formula="of:=[.G320]+[.H320]" office:value-type="float" office:value="3201.44934910169">
            <text:p>3201,4493491017</text:p>
          </table:table-cell>
          <table:table-cell table:style-name="ce3" table:formula="of:=AVERAGE([.I301:.I320])" office:value-type="float" office:value="9649.9">
            <text:p>9649,900</text:p>
          </table:table-cell>
          <table:table-cell table:style-name="ce4" table:formula="of:=ROUND([.I320];0)" office:value-type="float" office:value="3201">
            <text:p>3201</text:p>
          </table:table-cell>
          <table:table-cell office:value-type="float" office:value="14842">
            <text:p>14842</text:p>
          </table:table-cell>
          <table:table-cell table:number-columns-repeated="1012"/>
        </table:table-row>
        <table:table-row table:style-name="ro2">
          <table:table-cell table:number-columns-repeated="4"/>
          <table:table-cell office:value-type="float" office:value="320">
            <text:p>320</text:p>
          </table:table-cell>
          <table:table-cell table:formula="of:=[.F320]+[.C$7]" office:value-type="float" office:value="0.1595">
            <text:p>0,1595</text:p>
          </table:table-cell>
          <table:table-cell table:formula="of:=IF(SIN(2*PI()*[.C$2]*[.F321])&gt;0;[.D$3];500)" office:value-type="float" office:value="500">
            <text:p>500</text:p>
          </table:table-cell>
          <table:table-cell table:formula="of:=0.5*[.D$5]*(1+SIN(2*PI()*[.C$4]*[.F321]))" office:value-type="float" office:value="4528.35712736419">
            <text:p>4528,3571273642</text:p>
          </table:table-cell>
          <table:table-cell table:formula="of:=[.G321]+[.H321]" office:value-type="float" office:value="5028.35712736419">
            <text:p>5028,3571273642</text:p>
          </table:table-cell>
          <table:table-cell table:style-name="ce3" table:formula="of:=AVERAGE([.I302:.I321])" office:value-type="float" office:value="7053.49999999999">
            <text:p>7053,500</text:p>
          </table:table-cell>
          <table:table-cell table:style-name="ce4" table:formula="of:=ROUND([.I321];0)" office:value-type="float" office:value="5028">
            <text:p>5028</text:p>
          </table:table-cell>
          <table:table-cell office:value-type="float" office:value="12246">
            <text:p>1224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9649">
            <text:p>964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7053">
            <text:p>7053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952">
            <text:p>695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749">
            <text:p>674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455">
            <text:p>645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6089">
            <text:p>6089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676">
            <text:p>567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247">
            <text:p>524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834">
            <text:p>483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468">
            <text:p>4468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174">
            <text:p>4174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971">
            <text:p>397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870">
            <text:p>387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870">
            <text:p>3870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3961">
            <text:p>3961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125">
            <text:p>4125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336">
            <text:p>433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562">
            <text:p>456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772">
            <text:p>4772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4936">
            <text:p>4936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>
          <table:table-cell table:number-columns-repeated="11"/>
          <table:table-cell office:value-type="float" office:value="5027">
            <text:p>5027</text:p>
          </table:table-cell>
          <table:table-cell table:number-columns-repeated="1012"/>
        </table:table-row>
        <table:table-row table:style-name="ro2" table:number-rows-repeated="104812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5000" number:language="fr" number:country="FR">
      <number:number number:min-integer-digits="1"/>
    </number:number-style>
    <number:number-style style:name="N106">
      <number:number number:decimal-places="3" number:min-integer-digits="1"/>
    </number:number-style>
    <number:number-style style:name="N5106P0" style:volatile="true" number:language="fr" number:country="FR">
      <number:number number:decimal-places="0" number:min-integer-digits="1" number:grouping="true"/>
      <number:text> €</number:text>
    </number:number-style>
    <number:number-style style:name="N5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06P0"/>
    </number:number-style>
    <number:number-style style:name="N5107P0" style:volatile="true" number:language="fr" number:country="FR">
      <number:number number:decimal-places="0" number:min-integer-digits="1" number:grouping="true"/>
      <number:text> €</number:text>
    </number:number-style>
    <number:number-style style:name="N5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fr" number:country="FR">
      <number:number number:decimal-places="2" number:min-integer-digits="1" number:grouping="true"/>
      <number:text> €</number:text>
    </number:number-style>
    <number:number-style style:name="N5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number-style style:name="N5109P0" style:volatile="true" number:language="fr" number:country="FR">
      <number:number number:decimal-places="2" number:min-integer-digits="1" number:grouping="true"/>
      <number:text> €</number:text>
    </number:number-style>
    <number:number-style style:name="N5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9P0"/>
    </number:number-style>
    <number:date-style style:name="N5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11" number:language="fr" number:country="FR">
      <number:day number:style="long"/>
      <number:text>-</number:text>
      <number:month number:textual="true"/>
    </number:date-style>
    <number:date-style style:name="N5112" number:language="fr" number:country="FR">
      <number:month number:textual="true"/>
      <number:text>-</number:text>
      <number:year/>
    </number:date-style>
    <number:time-style style:name="N5113" number:language="fr" number:country="FR">
      <number:hours/>
      <number:text>:</number:text>
      <number:minutes number:style="long"/>
      <number:text> </number:text>
      <number:am-pm/>
    </number:time-style>
    <number:time-style style:name="N5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5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5120P2" style:volatile="true" number:language="fr" number:country="FR">
      <number:text> -    </number:text>
    </number:number-style>
    <number:text-style style:name="N5120" number:language="fr" number:country="FR">
      <number:text> </number:text>
      <number:text-content/>
      <number:text> </number:text>
      <style:map style:condition="value()&gt;0" style:apply-style-name="N5120P0"/>
      <style:map style:condition="value()&lt;0" style:apply-style-name="N5120P1"/>
      <style:map style:condition="value()=0" style:apply-style-name="N5120P2"/>
    </number:text-style>
    <number:number-style style:name="N5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5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5121P2" style:volatile="true" number:language="fr" number:country="FR">
      <number:text> - € </number:text>
    </number:number-style>
    <number:text-style style:name="N5121" number:language="fr" number:country="FR">
      <number:text> </number:text>
      <number:text-content/>
      <number:text> </number:text>
      <style:map style:condition="value()&gt;0" style:apply-style-name="N5121P0"/>
      <style:map style:condition="value()&lt;0" style:apply-style-name="N5121P1"/>
      <style:map style:condition="value()=0" style:apply-style-name="N5121P2"/>
    </number:text-style>
    <number:number-style style:name="N5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5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5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5122" number:language="fr" number:country="FR">
      <number:text> </number:text>
      <number:text-content/>
      <number:text> </number:text>
      <style:map style:condition="value()&gt;0" style:apply-style-name="N5122P0"/>
      <style:map style:condition="value()&lt;0" style:apply-style-name="N5122P1"/>
      <style:map style:condition="value()=0" style:apply-style-name="N5122P2"/>
    </number:text-style>
    <number:number-style style:name="N5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5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5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5123" number:language="fr" number:country="FR">
      <number:text> </number:text>
      <number:text-content/>
      <number:text> </number:text>
      <style:map style:condition="value()&gt;0" style:apply-style-name="N5123P0"/>
      <style:map style:condition="value()&lt;0" style:apply-style-name="N5123P1"/>
      <style:map style:condition="value()=0" style:apply-style-name="N5123P2"/>
    </number:text-style>
    <number:time-style style:name="N5124" number:language="fr" number:country="FR">
      <number:minutes number:style="long"/>
      <number:text>:</number:text>
      <number:seconds number:style="long"/>
    </number:time-style>
    <number:time-style style:name="N5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26" number:language="fr" number:country="FR">
      <number:minutes number:style="long"/>
      <number:text>:</number:text>
      <number:seconds number:style="long" number:decimal-places="1"/>
    </number:time-style>
    <number:number-style style:name="N5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13/02/2014</text:date>, <text:time>11:29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oy20" style:display-name="PageStyle_moy2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3T11:29:50.73</dc:date>
    <meta:document-statistic meta:table-count="1" meta:cell-count="2697" meta:object-count="1"/>
    <meta:generator>OpenOffice.org/3.4$Win32 OpenOffice.org_project/340m1$Build-959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5000" number:language="fr" number:country="FR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500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500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500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657cm" svg:y="3.926cm" style:legend-expansion="high" chart:style-name="ch2"/>
        <chart:plot-area chart:style-name="ch3" table:cell-range-address="moy20.K1:moy20.L450" svg:x="0.77cm" svg:y="0.855cm" svg:width="12.247cm" svg:height="7.545cm">
          <chartooo:coordinate-region svg:x="1.947cm" svg:y="1.067cm" svg:width="10.922cm" svg:height="6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moy20.K1:moy20.K450" chart:class="chart:bar">
            <chart:data-point chart:repeated="450"/>
          </chart:series>
          <chart:series chart:style-name="ch8" chart:values-cell-range-address="moy20.L1:moy20.L450" chart:class="chart:bar">
            <chart:data-point chart:repeated="45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Colonne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oy20.K1:moy20.K450</svg:desc>
                </draw:g>
              </table:table-cell>
              <table:table-cell office:value-type="float" office:value="0">
                <text:p>0</text:p>
                <draw:g>
                  <svg:desc>moy20.L1:moy20.L4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54">
                <text:p>7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1007">
                <text:p>6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2834">
                <text:p>6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283">
                <text:p>6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214">
                <text:p>65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535">
                <text:p>655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5214">
                <text:p>65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4283">
                <text:p>64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834">
                <text:p>628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1007">
                <text:p>61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982">
                <text:p>58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956">
                <text:p>56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5129">
                <text:p>5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680">
                <text:p>53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749">
                <text:p>5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2428">
                <text:p>52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749">
                <text:p>527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3680">
                <text:p>536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129">
                <text:p>55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956">
                <text:p>56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8982">
                <text:p>58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007">
                <text:p>61007</text:p>
              </table:table-cell>
              <table:table-cell office:value-type="float" office:value="56385">
                <text:p>563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981">
                <text:p>58981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8981">
                <text:p>58981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054">
                <text:p>705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79">
                <text:p>907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906">
                <text:p>10906</text:p>
              </table:table-cell>
              <table:table-cell office:value-type="float" office:value="56385">
                <text:p>563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355">
                <text:p>12355</text:p>
              </table:table-cell>
              <table:table-cell office:value-type="float" office:value="53788">
                <text:p>537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286">
                <text:p>13286</text:p>
              </table:table-cell>
              <table:table-cell office:value-type="float" office:value="51192">
                <text:p>511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607">
                <text:p>13607</text:p>
              </table:table-cell>
              <table:table-cell office:value-type="float" office:value="48595">
                <text:p>485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286">
                <text:p>13286</text:p>
              </table:table-cell>
              <table:table-cell office:value-type="float" office:value="45999">
                <text:p>4599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55">
                <text:p>12355</text:p>
              </table:table-cell>
              <table:table-cell office:value-type="float" office:value="43403">
                <text:p>434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6">
                <text:p>10906</text:p>
              </table:table-cell>
              <table:table-cell office:value-type="float" office:value="40806">
                <text:p>408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079">
                <text:p>9079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053">
                <text:p>7053</text:p>
              </table:table-cell>
              <table:table-cell office:value-type="float" office:value="35613">
                <text:p>356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28">
                <text:p>5028</text:p>
              </table:table-cell>
              <table:table-cell office:value-type="float" office:value="33017">
                <text:p>3301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201">
                <text:p>3201</text:p>
              </table:table-cell>
              <table:table-cell office:value-type="float" office:value="30421">
                <text:p>304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52">
                <text:p>1752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821">
                <text:p>821</text:p>
              </table:table-cell>
              <table:table-cell office:value-type="float" office:value="25228">
                <text:p>2522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0">
                <text:p>500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21">
                <text:p>821</text:p>
              </table:table-cell>
              <table:table-cell office:value-type="float" office:value="20035">
                <text:p>200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752">
                <text:p>1752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01">
                <text:p>3201</text:p>
              </table:table-cell>
              <table:table-cell office:value-type="float" office:value="14842">
                <text:p>148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028">
                <text:p>5028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054">
                <text:p>7054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607">
                <text:p>1360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053">
                <text:p>7053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500">
                <text:p>50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54">
                <text:p>7054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607">
                <text:p>1360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053">
                <text:p>7053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00">
                <text:p>50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054">
                <text:p>7054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607">
                <text:p>1360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053">
                <text:p>7053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00">
                <text:p>50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054">
                <text:p>7054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607">
                <text:p>1360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286">
                <text:p>1328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2355">
                <text:p>12355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906">
                <text:p>10906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079">
                <text:p>9079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7053">
                <text:p>7053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0">
                <text:p>50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21">
                <text:p>82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752">
                <text:p>175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201">
                <text:p>3201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028">
                <text:p>5028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982">
                <text:p>58982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61007">
                <text:p>61007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62834">
                <text:p>62834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64283">
                <text:p>64283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65214">
                <text:p>65214</text:p>
              </table:table-cell>
              <table:table-cell office:value-type="float" office:value="14842">
                <text:p>1484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65535">
                <text:p>65535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65214">
                <text:p>65214</text:p>
              </table:table-cell>
              <table:table-cell office:value-type="float" office:value="20035">
                <text:p>2003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64283">
                <text:p>64283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62834">
                <text:p>62834</text:p>
              </table:table-cell>
              <table:table-cell office:value-type="float" office:value="25228">
                <text:p>252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1007">
                <text:p>61007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8981">
                <text:p>58981</text:p>
              </table:table-cell>
              <table:table-cell office:value-type="float" office:value="30421">
                <text:p>3042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6956">
                <text:p>56956</text:p>
              </table:table-cell>
              <table:table-cell office:value-type="float" office:value="33017">
                <text:p>3301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129">
                <text:p>55129</text:p>
              </table:table-cell>
              <table:table-cell office:value-type="float" office:value="35613">
                <text:p>3561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3680">
                <text:p>53680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2749">
                <text:p>52749</text:p>
              </table:table-cell>
              <table:table-cell office:value-type="float" office:value="40806">
                <text:p>408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2428">
                <text:p>52428</text:p>
              </table:table-cell>
              <table:table-cell office:value-type="float" office:value="43403">
                <text:p>4340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2749">
                <text:p>52749</text:p>
              </table:table-cell>
              <table:table-cell office:value-type="float" office:value="45999">
                <text:p>459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3680">
                <text:p>53680</text:p>
              </table:table-cell>
              <table:table-cell office:value-type="float" office:value="48595">
                <text:p>4859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5129">
                <text:p>55129</text:p>
              </table:table-cell>
              <table:table-cell office:value-type="float" office:value="51192">
                <text:p>511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6956">
                <text:p>56956</text:p>
              </table:table-cell>
              <table:table-cell office:value-type="float" office:value="53788">
                <text:p>537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8982">
                <text:p>58982</text:p>
              </table:table-cell>
              <table:table-cell office:value-type="float" office:value="56385">
                <text:p>5638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981">
                <text:p>58981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8981">
                <text:p>58981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8981">
                <text:p>58981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982">
                <text:p>58982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5535">
                <text:p>65535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5214">
                <text:p>6521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4283">
                <text:p>64283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2834">
                <text:p>6283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61007">
                <text:p>61007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981">
                <text:p>58981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2428">
                <text:p>52428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2749">
                <text:p>5274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3680">
                <text:p>53680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5129">
                <text:p>5512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956">
                <text:p>56956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054">
                <text:p>7054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079">
                <text:p>9079</text:p>
              </table:table-cell>
              <table:table-cell office:value-type="float" office:value="58981">
                <text:p>5898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906">
                <text:p>10906</text:p>
              </table:table-cell>
              <table:table-cell office:value-type="float" office:value="56385">
                <text:p>5638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2355">
                <text:p>12355</text:p>
              </table:table-cell>
              <table:table-cell office:value-type="float" office:value="53788">
                <text:p>5378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3286">
                <text:p>13286</text:p>
              </table:table-cell>
              <table:table-cell office:value-type="float" office:value="51192">
                <text:p>5119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3607">
                <text:p>13607</text:p>
              </table:table-cell>
              <table:table-cell office:value-type="float" office:value="48595">
                <text:p>4859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3286">
                <text:p>13286</text:p>
              </table:table-cell>
              <table:table-cell office:value-type="float" office:value="45999">
                <text:p>4599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355">
                <text:p>12355</text:p>
              </table:table-cell>
              <table:table-cell office:value-type="float" office:value="43403">
                <text:p>434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906">
                <text:p>10906</text:p>
              </table:table-cell>
              <table:table-cell office:value-type="float" office:value="40806">
                <text:p>4080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079">
                <text:p>9079</text:p>
              </table:table-cell>
              <table:table-cell office:value-type="float" office:value="38210">
                <text:p>3821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053">
                <text:p>7053</text:p>
              </table:table-cell>
              <table:table-cell office:value-type="float" office:value="35613">
                <text:p>356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028">
                <text:p>5028</text:p>
              </table:table-cell>
              <table:table-cell office:value-type="float" office:value="33017">
                <text:p>3301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201">
                <text:p>3201</text:p>
              </table:table-cell>
              <table:table-cell office:value-type="float" office:value="30421">
                <text:p>3042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752">
                <text:p>1752</text:p>
              </table:table-cell>
              <table:table-cell office:value-type="float" office:value="27824">
                <text:p>2782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21">
                <text:p>821</text:p>
              </table:table-cell>
              <table:table-cell office:value-type="float" office:value="25228">
                <text:p>2522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00">
                <text:p>500</text:p>
              </table:table-cell>
              <table:table-cell office:value-type="float" office:value="22631">
                <text:p>2263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21">
                <text:p>821</text:p>
              </table:table-cell>
              <table:table-cell office:value-type="float" office:value="20035">
                <text:p>2003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52">
                <text:p>1752</text:p>
              </table:table-cell>
              <table:table-cell office:value-type="float" office:value="17439">
                <text:p>1743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1">
                <text:p>3201</text:p>
              </table:table-cell>
              <table:table-cell office:value-type="float" office:value="14842">
                <text:p>1484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028">
                <text:p>5028</text:p>
              </table:table-cell>
              <table:table-cell office:value-type="float" office:value="12246">
                <text:p>1224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6952">
                <text:p>695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6749">
                <text:p>674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6455">
                <text:p>645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6089">
                <text:p>608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5676">
                <text:p>56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5247">
                <text:p>524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4834">
                <text:p>483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4468">
                <text:p>446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3870">
                <text:p>387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3961">
                <text:p>396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4125">
                <text:p>41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4562">
                <text:p>456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4772">
                <text:p>47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5027">
                <text:p>50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$Win32 OpenOffice.org_project/340m1$Build-95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